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646in"/>
    </style:style>
    <style:style style:name="co4" style:family="table-column">
      <style:table-column-properties fo:break-before="auto" style:column-width="0.8146in"/>
    </style:style>
    <style:style style:name="co5" style:family="table-column">
      <style:table-column-properties fo:break-before="auto" style:column-width="0.9217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8791in"/>
    </style:style>
    <style:style style:name="co8" style:family="table-column">
      <style:table-column-properties fo:break-before="auto" style:column-width="0.7929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0181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1.1256in"/>
    </style:style>
    <style:style style:name="co14" style:family="table-column">
      <style:table-column-properties fo:break-before="auto" style:column-width="0.8898in"/>
    </style:style>
    <style:style style:name="co15" style:family="table-column">
      <style:table-column-properties fo:break-before="auto" style:column-width="1.0929in"/>
    </style:style>
    <style:style style:name="co16" style:family="table-column">
      <style:table-column-properties fo:break-before="auto" style:column-width="1.1681in"/>
    </style:style>
    <style:style style:name="co17" style:family="table-column">
      <style:table-column-properties fo:break-before="auto" style:column-width="1.0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2.41pt double #ff3333" style:border-line-width-left="0.0165in 0.0083in 0.0083in" fo:border-right="none" fo:border-top="2.41pt double #ff3333" style:border-line-width-top="0.0165in 0.0083in 0.0083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2.41pt double #ff3333" style:border-line-width-left="0.0165in 0.0083in 0.0083in" fo:border-right="none" fo:border-top="2.41pt double #ff3333" style:border-line-width-top="0.0165in 0.0083in 0.0083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2.41pt double #ff3333" style:border-line-width-left="0.0165in 0.0083in 0.0083in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2.41pt double #ff3333" style:border-line-width-left="0.0165in 0.0083in 0.0083in" fo:border-right="none" fo:border-top="none"/>
    </style:style>
    <style:style style:name="ce8" style:family="table-cell" style:parent-style-name="Default">
      <style:table-cell-properties fo:border-bottom="2.41pt double #ff3333" style:border-line-width-bottom="0.0165in 0.0083in 0.0083in" fo:border-left="2.41pt double #ff3333" style:border-line-width-left="0.0165in 0.0083in 0.0083in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2.41pt double #ff3333" style:border-line-width-top="0.0165in 0.0083in 0.0083in"/>
    </style:style>
    <style:style style:name="ce13" style:family="table-cell" style:parent-style-name="Default">
      <style:table-cell-properties fo:border-bottom="2.41pt double #ff3333" style:border-line-width-bottom="0.0165in 0.0083in 0.0083in" fo:border-left="none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solid #000000" fo:border-left="none" fo:border-right="none" fo:border-top="none"/>
    </style:style>
    <style:style style:name="ce1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99pt solid #000000" fo:border-left="none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2.41pt double #ff3333" style:border-line-width-top="0.0165in 0.0083in 0.0083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none" fo:border-top="2.41pt double #ff3333" style:border-line-width-top="0.0165in 0.0083in 0.0083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transparent" fo:border-left="none" fo:border-right="none" fo:border-top="2.41pt double #ff3333" style:border-line-width-top="0.0165in 0.0083in 0.0083in"/>
    </style:style>
    <style:style style:name="ce23" style:family="table-cell" style:parent-style-name="Default">
      <style:table-cell-properties fo:border-bottom="2.41pt double #ff3333" style:border-line-width-bottom="0.0165in 0.0083in 0.0083in" fo:border-left="none" fo:border-right="none" fo:border-top="none"/>
    </style:style>
    <style:style style:name="ce24" style:family="table-cell" style:parent-style-name="Default">
      <style:table-cell-properties fo:border-bottom="none" fo:background-color="transparent" fo:border-left="none" fo:border-right="2.41pt double #ff3333" style:border-line-width-right="0.0165in 0.0083in 0.0083in" fo:border-top="2.41pt double #ff3333" style:border-line-width-top="0.0165in 0.0083in 0.0083in"/>
    </style:style>
    <style:style style:name="ce25" style:family="table-cell" style:parent-style-name="Default">
      <style:table-cell-properties fo:border-bottom="none" fo:border-left="none" fo:border-right="2.41pt double #ff3333" style:border-line-width-right="0.0165in 0.0083in 0.0083in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2.41pt double #ff3333" style:border-line-width-right="0.0165in 0.0083in 0.0083in" fo:border-top="none"/>
    </style:style>
    <style:style style:name="ce27" style:family="table-cell" style:parent-style-name="Default">
      <style:table-cell-properties fo:border-bottom="2.41pt double #ff3333" style:border-line-width-bottom="0.0165in 0.0083in 0.0083in" fo:border-left="none" fo:border-right="2.41pt double #ff3333" style:border-line-width-right="0.0165in 0.0083in 0.0083in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inary_search_tree" table:style-name="ta1">
        <table:shapes>
          <draw:frame draw:z-index="0" draw:style-name="gr1" draw:text-style-name="P1" svg:width="4.9783in" svg:height="2.552in" svg:x="7.576in" svg:y="5.6996in">
            <draw:object draw:notify-on-update-of-ranges="Binary_search_tree.B34:Binary_search_tree.B38 Binary_search_tree.D33:Binary_search_tree.D33 Binary_search_tree.D34:Binary_search_tree.D38 Binary_search_tree.E33:Binary_search_tree.E33 Binary_search_tree.E34:Binary_search_tree.E38 Binary_search_tree.F33:Binary_search_tree.F33 Binary_search_tree.F34:Binary_search_tree.F38 Binary_search_tree.G33:Binary_search_tree.G33 Binary_search_tree.G34:Binary_search_tree.G3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3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10"/>
        <table:table-column table:style-name="co2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5"/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BST(17)</text:p>
          </table:table-cell>
          <table:table-cell/>
          <table:table-cell table:style-name="ce2" office:value-type="string" calcext:value-type="string">
            <text:p>BST(18)</text:p>
          </table:table-cell>
          <table:table-cell/>
          <table:table-cell table:style-name="ce2" office:value-type="string" calcext:value-type="string">
            <text:p>BST(19)</text:p>
          </table:table-cell>
          <table:table-cell/>
          <table:table-cell table:style-name="ce2" office:value-type="string" calcext:value-type="string">
            <text:p>BST(20)</text:p>
          </table:table-cell>
          <table:table-cell/>
          <table:table-cell table:style-name="ce2" office:value-type="string" calcext:value-type="string">
            <text:p>BST(21)</text:p>
          </table:table-cell>
          <table:table-cell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ERIAL</text:p>
          </table:table-cell>
          <table:table-cell table:style-name="ce1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formula="of:=[.B4]" office:value-type="string" office:string-value="BST(17)" calcext:value-type="string">
            <text:p>BST(17)</text:p>
          </table:table-cell>
          <table:table-cell table:formula="of:=[.B11]/[.C11]" office:value-type="float" office:value="210929.2" calcext:value-type="float">
            <text:p>210929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13474" calcext:value-type="float">
            <text:p>0.41347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.267783" calcext:value-type="float">
            <text:p>1.26778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.777117" calcext:value-type="float">
            <text:p>3.77711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.135409" calcext:value-type="float">
            <text:p>11.135409</text:p>
          </table:table-cell>
          <table:table-cell office:value-type="float" office:value="0.000002" calcext:value-type="float">
            <text:p>0.000002</text:p>
          </table:table-cell>
          <table:table-cell table:style-name="ce3" office:value-type="float" office:value="33.798632" calcext:value-type="float">
            <text:p>33.798632</text:p>
          </table:table-cell>
          <table:table-cell office:value-type="float" office:value="0.000002" calcext:value-type="float">
            <text:p>0.000002</text:p>
          </table:table-cell>
          <table:table-cell table:formula="of:=[.D4]" office:value-type="string" office:string-value="BST(18)" calcext:value-type="string">
            <text:p>BST(18)</text:p>
          </table:table-cell>
          <table:table-cell table:style-name="ce3" table:formula="of:=[.D11]/[.E11]" office:value-type="float" office:value="625553.3" calcext:value-type="float">
            <text:p>625553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29195" calcext:value-type="float">
            <text:p>0.42919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.252799" calcext:value-type="float">
            <text:p>1.25279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.760005" calcext:value-type="float">
            <text:p>3.760005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.03595" calcext:value-type="float">
            <text:p>11.03595</text:p>
          </table:table-cell>
          <table:table-cell office:value-type="float" office:value="0.000002" calcext:value-type="float">
            <text:p>0.000002</text:p>
          </table:table-cell>
          <table:table-cell table:style-name="ce3" office:value-type="float" office:value="34.218649" calcext:value-type="float">
            <text:p>34.218649</text:p>
          </table:table-cell>
          <table:table-cell office:value-type="float" office:value="0.000002" calcext:value-type="float">
            <text:p>0.000002</text:p>
          </table:table-cell>
          <table:table-cell table:formula="of:=[.F4]" office:value-type="string" office:string-value="BST(19)" calcext:value-type="string">
            <text:p>BST(19)</text:p>
          </table:table-cell>
          <table:table-cell table:style-name="ce3" table:formula="of:=[.F11]/[.G11]" office:value-type="float" office:value="1883200.9" calcext:value-type="float">
            <text:p>1883200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27414" calcext:value-type="float">
            <text:p>0.42741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.234299" calcext:value-type="float">
            <text:p>1.234299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.809793" calcext:value-type="float">
            <text:p>3.809793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.27097" calcext:value-type="float">
            <text:p>11.27097</text:p>
          </table:table-cell>
          <table:table-cell office:value-type="float" office:value="0.000002" calcext:value-type="float">
            <text:p>0.000002</text:p>
          </table:table-cell>
          <table:table-cell table:style-name="ce3" office:value-type="float" office:value="33.408827" calcext:value-type="float">
            <text:p>33.408827</text:p>
          </table:table-cell>
          <table:table-cell office:value-type="float" office:value="0.000002" calcext:value-type="float">
            <text:p>0.000002</text:p>
          </table:table-cell>
          <table:table-cell table:formula="of:=[.H4]" office:value-type="string" office:string-value="BST(20)" calcext:value-type="string">
            <text:p>BST(20)</text:p>
          </table:table-cell>
          <table:table-cell table:style-name="ce3" table:formula="of:=[.H11]/[.I11]" office:value-type="float" office:value="5615379.7" calcext:value-type="float">
            <text:p>5615379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21541" calcext:value-type="float">
            <text:p>0.42154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.256544" calcext:value-type="float">
            <text:p>1.256544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.762707" calcext:value-type="float">
            <text:p>3.76270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.265974" calcext:value-type="float">
            <text:p>11.265974</text:p>
          </table:table-cell>
          <table:table-cell office:value-type="float" office:value="0.000002" calcext:value-type="float">
            <text:p>0.000002</text:p>
          </table:table-cell>
          <table:table-cell table:style-name="ce16" office:value-type="float" office:value="33.506831" calcext:value-type="float">
            <text:p>33.506831</text:p>
          </table:table-cell>
          <table:table-cell office:value-type="float" office:value="0.000002" calcext:value-type="float">
            <text:p>0.000002</text:p>
          </table:table-cell>
          <table:table-cell table:formula="of:=[.J4]" office:value-type="string" office:string-value="BST(21)" calcext:value-type="string">
            <text:p>BST(21)</text:p>
          </table:table-cell>
          <table:table-cell table:style-name="ce3" table:formula="of:=[.J11]/[.K11]" office:value-type="float" office:value="16846783.6" calcext:value-type="float">
            <text:p>16846783.6</text:p>
          </table:table-cell>
          <table:table-cell table:number-columns-repeated="11"/>
        </table:table-row>
        <table:table-row table:style-name="ro1">
          <table:table-cell table:style-name="ce1"/>
          <table:table-cell office:value-type="float" office:value="0.417668" calcext:value-type="float">
            <text:p>0.41766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.244108" calcext:value-type="float">
            <text:p>1.244108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3.722387" calcext:value-type="float">
            <text:p>3.722387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1.445494" calcext:value-type="float">
            <text:p>11.445494</text:p>
          </table:table-cell>
          <table:table-cell office:value-type="float" office:value="0.000002" calcext:value-type="float">
            <text:p>0.000002</text:p>
          </table:table-cell>
          <table:table-cell table:style-name="ce16" office:value-type="float" office:value="33.534897" calcext:value-type="float">
            <text:p>33.534897</text:p>
          </table:table-cell>
          <table:table-cell office:value-type="float" office:value="0.000002" calcext:value-type="float">
            <text:p>0.000002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8" table:formula="of:=AVERAGE([.B6:.B10])" office:value-type="float" office:value="0.4218584" calcext:value-type="float">
            <text:p>0.4218584</text:p>
          </table:table-cell>
          <table:table-cell table:style-name="ce13" table:formula="of:=AVERAGE([.C6:.C10])" office:value-type="float" office:value="0.000002" calcext:value-type="float">
            <text:p>0.000002</text:p>
          </table:table-cell>
          <table:table-cell table:style-name="ce13" table:formula="of:=AVERAGE([.D6:.D10])" office:value-type="float" office:value="1.2511066" calcext:value-type="float">
            <text:p>1.2511066</text:p>
          </table:table-cell>
          <table:table-cell table:style-name="ce13" table:formula="of:=AVERAGE([.E6:.E10])" office:value-type="float" office:value="0.000002" calcext:value-type="float">
            <text:p>0.000002</text:p>
          </table:table-cell>
          <table:table-cell table:style-name="ce13" table:formula="of:=AVERAGE([.F6:.F10])" office:value-type="float" office:value="3.7664018" calcext:value-type="float">
            <text:p>3.7664018</text:p>
          </table:table-cell>
          <table:table-cell table:style-name="ce13" table:formula="of:=AVERAGE([.G6:.G10])" office:value-type="float" office:value="0.000002" calcext:value-type="float">
            <text:p>0.000002</text:p>
          </table:table-cell>
          <table:table-cell table:style-name="ce13" table:formula="of:=AVERAGE([.H6:.H10])" office:value-type="float" office:value="11.2307594" calcext:value-type="float">
            <text:p>11.2307594</text:p>
          </table:table-cell>
          <table:table-cell table:style-name="ce13" table:formula="of:=AVERAGE([.I6:.I10])" office:value-type="float" office:value="0.000002" calcext:value-type="float">
            <text:p>0.000002</text:p>
          </table:table-cell>
          <table:table-cell table:style-name="ce13" table:formula="of:=AVERAGE([.J6:.J10])" office:value-type="float" office:value="33.6935672" calcext:value-type="float">
            <text:p>33.6935672</text:p>
          </table:table-cell>
          <table:table-cell table:style-name="ce13" table:formula="of:=AVERAGE([.K6:.K10])" office:value-type="float" office:value="0.000002" calcext:value-type="float">
            <text:p>0.000002</text:p>
          </table:table-cell>
          <table:table-cell table:style-name="ce13"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OMPSS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5" office:value-type="float" office:value="4" calcext:value-type="float">
            <text:p>4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string" office:string-value="BST(17)" calcext:value-type="string">
            <text:p>BST(17)</text:p>
          </table:table-cell>
          <table:table-cell/>
          <table:table-cell table:style-name="ce2" table:formula="of:=[.D4]" office:value-type="string" office:string-value="BST(18)" calcext:value-type="string">
            <text:p>BST(18)</text:p>
          </table:table-cell>
          <table:table-cell table:style-name="ce16"/>
          <table:table-cell table:style-name="ce2" table:formula="of:=[.F4]" office:value-type="string" office:string-value="BST(19)" calcext:value-type="string">
            <text:p>BST(19)</text:p>
          </table:table-cell>
          <table:table-cell table:style-name="ce3"/>
          <table:table-cell table:style-name="ce2" table:formula="of:=[.H4]" office:value-type="string" office:string-value="BST(20)" calcext:value-type="string">
            <text:p>BST(20)</text:p>
          </table:table-cell>
          <table:table-cell table:style-name="ce3"/>
          <table:table-cell table:style-name="ce2" table:formula="of:=[.J4]" office:value-type="string" office:string-value="BST(21)" calcext:value-type="string">
            <text:p>BST(21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formula="of:=[.B14]" office:value-type="string" office:string-value="BST(17)" calcext:value-type="string">
            <text:p>BST(17)</text:p>
          </table:table-cell>
          <table:table-cell table:formula="of:=[.$B$11]/[.B21]" office:value-type="float" office:value="0.547149509630988" calcext:value-type="float">
            <text:p>0.5471495096</text:p>
          </table:table-cell>
          <table:table-cell table:formula="of:=[.$B$11]/[.C21]" office:value-type="float" office:value="42.7284918464499" calcext:value-type="float">
            <text:p>42.7284918464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0.770094" calcext:value-type="float">
            <text:p>0.770094</text:p>
          </table:table-cell>
          <table:table-cell office:value-type="float" office:value="0.009583" calcext:value-type="float">
            <text:p>0.009583</text:p>
          </table:table-cell>
          <table:table-cell table:style-name="ce3" office:value-type="float" office:value="2.199144" calcext:value-type="float">
            <text:p>2.199144</text:p>
          </table:table-cell>
          <table:table-cell table:style-name="ce3" office:value-type="float" office:value="0.013191" calcext:value-type="float">
            <text:p>0.013191</text:p>
          </table:table-cell>
          <table:table-cell office:value-type="float" office:value="6.350546" calcext:value-type="float">
            <text:p>6.350546</text:p>
          </table:table-cell>
          <table:table-cell table:style-name="ce3" office:value-type="float" office:value="0.02164" calcext:value-type="float">
            <text:p>0.02164</text:p>
          </table:table-cell>
          <table:table-cell table:style-name="ce3" office:value-type="float" office:value="19.828164" calcext:value-type="float">
            <text:p>19.828164</text:p>
          </table:table-cell>
          <table:table-cell table:style-name="ce3" office:value-type="float" office:value="0.025405" calcext:value-type="float">
            <text:p>0.025405</text:p>
          </table:table-cell>
          <table:table-cell table:style-name="ce3" office:value-type="float" office:value="65.854348" calcext:value-type="float">
            <text:p>65.854348</text:p>
          </table:table-cell>
          <table:table-cell table:style-name="ce3" office:value-type="float" office:value="0.03102" calcext:value-type="float">
            <text:p>0.03102</text:p>
          </table:table-cell>
          <table:table-cell table:formula="of:=[.D14]" office:value-type="string" office:string-value="BST(18)" calcext:value-type="string">
            <text:p>BST(18)</text:p>
          </table:table-cell>
          <table:table-cell table:style-name="ce3" table:formula="of:=[.$D$11]/[.D21]" office:value-type="float" office:value="0.572896020584767" calcext:value-type="float">
            <text:p>0.5728960206</text:p>
          </table:table-cell>
          <table:table-cell table:formula="of:=[.$D$11]/[.E21]" office:value-type="float" office:value="96.5225971701461" calcext:value-type="float">
            <text:p>96.5225971701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0.760735" calcext:value-type="float">
            <text:p>0.760735</text:p>
          </table:table-cell>
          <table:table-cell office:value-type="float" office:value="0.009795" calcext:value-type="float">
            <text:p>0.009795</text:p>
          </table:table-cell>
          <table:table-cell table:style-name="ce3" office:value-type="float" office:value="2.180233" calcext:value-type="float">
            <text:p>2.180233</text:p>
          </table:table-cell>
          <table:table-cell table:style-name="ce3" office:value-type="float" office:value="0.013067" calcext:value-type="float">
            <text:p>0.013067</text:p>
          </table:table-cell>
          <table:table-cell office:value-type="float" office:value="6.373206" calcext:value-type="float">
            <text:p>6.373206</text:p>
          </table:table-cell>
          <table:table-cell table:style-name="ce3" office:value-type="float" office:value="0.022046" calcext:value-type="float">
            <text:p>0.022046</text:p>
          </table:table-cell>
          <table:table-cell table:style-name="ce3" office:value-type="float" office:value="19.794789" calcext:value-type="float">
            <text:p>19.794789</text:p>
          </table:table-cell>
          <table:table-cell table:style-name="ce3" office:value-type="float" office:value="0.025281" calcext:value-type="float">
            <text:p>0.025281</text:p>
          </table:table-cell>
          <table:table-cell table:style-name="ce3" office:value-type="float" office:value="65.698045" calcext:value-type="float">
            <text:p>65.698045</text:p>
          </table:table-cell>
          <table:table-cell table:style-name="ce3" office:value-type="float" office:value="0.030603" calcext:value-type="float">
            <text:p>0.030603</text:p>
          </table:table-cell>
          <table:table-cell table:formula="of:=[.F14]" office:value-type="string" office:string-value="BST(19)" calcext:value-type="string">
            <text:p>BST(19)</text:p>
          </table:table-cell>
          <table:table-cell table:style-name="ce3" table:formula="of:=[.$F$11]/[.F21]" office:value-type="float" office:value="0.589916541822673" calcext:value-type="float">
            <text:p>0.5899165418</text:p>
          </table:table-cell>
          <table:table-cell table:formula="of:=[.$F$11]/[.G21]" office:value-type="float" office:value="175.044699955384" calcext:value-type="float">
            <text:p>175.0446999554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0.780935" calcext:value-type="float">
            <text:p>0.780935</text:p>
          </table:table-cell>
          <table:table-cell office:value-type="float" office:value="0.009807" calcext:value-type="float">
            <text:p>0.009807</text:p>
          </table:table-cell>
          <table:table-cell table:style-name="ce3" office:value-type="float" office:value="2.177197" calcext:value-type="float">
            <text:p>2.177197</text:p>
          </table:table-cell>
          <table:table-cell table:style-name="ce3" office:value-type="float" office:value="0.01301" calcext:value-type="float">
            <text:p>0.01301</text:p>
          </table:table-cell>
          <table:table-cell office:value-type="float" office:value="6.369254" calcext:value-type="float">
            <text:p>6.369254</text:p>
          </table:table-cell>
          <table:table-cell table:style-name="ce3" office:value-type="float" office:value="0.021338" calcext:value-type="float">
            <text:p>0.021338</text:p>
          </table:table-cell>
          <table:table-cell table:style-name="ce3" office:value-type="float" office:value="19.823603" calcext:value-type="float">
            <text:p>19.823603</text:p>
          </table:table-cell>
          <table:table-cell table:style-name="ce3" office:value-type="float" office:value="0.025535" calcext:value-type="float">
            <text:p>0.025535</text:p>
          </table:table-cell>
          <table:table-cell table:style-name="ce3" office:value-type="float" office:value="66.1458" calcext:value-type="float">
            <text:p>66.1458</text:p>
          </table:table-cell>
          <table:table-cell table:style-name="ce3" office:value-type="float" office:value="0.030788" calcext:value-type="float">
            <text:p>0.030788</text:p>
          </table:table-cell>
          <table:table-cell table:formula="of:=[.H14]" office:value-type="string" office:string-value="BST(20)" calcext:value-type="string">
            <text:p>BST(20)</text:p>
          </table:table-cell>
          <table:table-cell table:style-name="ce3" table:formula="of:=[.$H$11]/[.H21]" office:value-type="float" office:value="0.566485832874938" calcext:value-type="float">
            <text:p>0.5664858329</text:p>
          </table:table-cell>
          <table:table-cell table:formula="of:=[.$H$11]/[.I21]" office:value-type="float" office:value="441.675950541931" calcext:value-type="float">
            <text:p>441.6759505419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0.770929" calcext:value-type="float">
            <text:p>0.770929</text:p>
          </table:table-cell>
          <table:table-cell office:value-type="float" office:value="0.009993" calcext:value-type="float">
            <text:p>0.009993</text:p>
          </table:table-cell>
          <table:table-cell table:style-name="ce3" office:value-type="float" office:value="2.187524" calcext:value-type="float">
            <text:p>2.187524</text:p>
          </table:table-cell>
          <table:table-cell table:style-name="ce3" office:value-type="float" office:value="0.01265" calcext:value-type="float">
            <text:p>0.01265</text:p>
          </table:table-cell>
          <table:table-cell table:style-name="ce16" office:value-type="float" office:value="6.398341" calcext:value-type="float">
            <text:p>6.398341</text:p>
          </table:table-cell>
          <table:table-cell table:style-name="ce16" office:value-type="float" office:value="0.021073" calcext:value-type="float">
            <text:p>0.021073</text:p>
          </table:table-cell>
          <table:table-cell table:style-name="ce16" office:value-type="float" office:value="19.919263" calcext:value-type="float">
            <text:p>19.919263</text:p>
          </table:table-cell>
          <table:table-cell table:style-name="ce16" office:value-type="float" office:value="0.025773" calcext:value-type="float">
            <text:p>0.025773</text:p>
          </table:table-cell>
          <table:table-cell table:style-name="ce16" office:value-type="float" office:value="65.646351" calcext:value-type="float">
            <text:p>65.646351</text:p>
          </table:table-cell>
          <table:table-cell table:style-name="ce16" office:value-type="float" office:value="0.030974" calcext:value-type="float">
            <text:p>0.030974</text:p>
          </table:table-cell>
          <table:table-cell table:formula="of:=[.J14]" office:value-type="string" office:string-value="BST(21)" calcext:value-type="string">
            <text:p>BST(21)</text:p>
          </table:table-cell>
          <table:table-cell table:style-name="ce3" table:formula="of:=[.$J$11]/[.J21]" office:value-type="float" office:value="0.512347882470661" calcext:value-type="float">
            <text:p>0.5123478825</text:p>
          </table:table-cell>
          <table:table-cell table:formula="of:=[.$J$11]/[.K21]" office:value-type="float" office:value="1095.39803375901" calcext:value-type="float">
            <text:p>1095.398033759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0.772363" calcext:value-type="float">
            <text:p>0.772363</text:p>
          </table:table-cell>
          <table:table-cell office:value-type="float" office:value="0.010187" calcext:value-type="float">
            <text:p>0.010187</text:p>
          </table:table-cell>
          <table:table-cell table:style-name="ce3" office:value-type="float" office:value="2.175044" calcext:value-type="float">
            <text:p>2.175044</text:p>
          </table:table-cell>
          <table:table-cell table:style-name="ce16" office:value-type="float" office:value="0.012891" calcext:value-type="float">
            <text:p>0.012891</text:p>
          </table:table-cell>
          <table:table-cell table:style-name="ce16" office:value-type="float" office:value="6.431828" calcext:value-type="float">
            <text:p>6.431828</text:p>
          </table:table-cell>
          <table:table-cell table:style-name="ce16" office:value-type="float" office:value="0.021487" calcext:value-type="float">
            <text:p>0.021487</text:p>
          </table:table-cell>
          <table:table-cell table:style-name="ce16" office:value-type="float" office:value="19.76075" calcext:value-type="float">
            <text:p>19.76075</text:p>
          </table:table-cell>
          <table:table-cell table:style-name="ce16" office:value-type="float" office:value="0.025144" calcext:value-type="float">
            <text:p>0.025144</text:p>
          </table:table-cell>
          <table:table-cell table:style-name="ce16" office:value-type="float" office:value="65.470782" calcext:value-type="float">
            <text:p>65.470782</text:p>
          </table:table-cell>
          <table:table-cell table:style-name="ce16" office:value-type="float" office:value="0.030411" calcext:value-type="float">
            <text:p>0.030411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16:.B20])" office:value-type="float" office:value="0.7710112" calcext:value-type="float">
            <text:p>0.7710112</text:p>
          </table:table-cell>
          <table:table-cell table:style-name="ce13" table:formula="of:=AVERAGE([.C16:.C20])" office:value-type="float" office:value="0.009873" calcext:value-type="float">
            <text:p>0.009873</text:p>
          </table:table-cell>
          <table:table-cell table:style-name="ce13" table:formula="of:=AVERAGE([.D16:.D20])" office:value-type="float" office:value="2.1838284" calcext:value-type="float">
            <text:p>2.1838284</text:p>
          </table:table-cell>
          <table:table-cell table:style-name="ce13" table:formula="of:=AVERAGE([.E16:.E20])" office:value-type="float" office:value="0.0129618" calcext:value-type="float">
            <text:p>0.0129618</text:p>
          </table:table-cell>
          <table:table-cell table:style-name="ce13" table:formula="of:=AVERAGE([.F16:.F20])" office:value-type="float" office:value="6.384635" calcext:value-type="float">
            <text:p>6.384635</text:p>
          </table:table-cell>
          <table:table-cell table:style-name="ce13" table:formula="of:=AVERAGE([.G16:.G20])" office:value-type="float" office:value="0.0215168" calcext:value-type="float">
            <text:p>0.0215168</text:p>
          </table:table-cell>
          <table:table-cell table:style-name="ce13" table:formula="of:=AVERAGE([.H16:.H20])" office:value-type="float" office:value="19.8253138" calcext:value-type="float">
            <text:p>19.8253138</text:p>
          </table:table-cell>
          <table:table-cell table:style-name="ce13" table:formula="of:=AVERAGE([.I16:.I20])" office:value-type="float" office:value="0.0254276" calcext:value-type="float">
            <text:p>0.0254276</text:p>
          </table:table-cell>
          <table:table-cell table:style-name="ce13" table:formula="of:=AVERAGE([.J16:.J20])" office:value-type="float" office:value="65.7630652" calcext:value-type="float">
            <text:p>65.7630652</text:p>
          </table:table-cell>
          <table:table-cell table:style-name="ce13" table:formula="of:=AVERAGE([.K16:.K20])" office:value-type="float" office:value="0.0307592" calcext:value-type="float">
            <text:p>0.0307592</text:p>
          </table:table-cell>
          <table:table-cell table:style-name="Default"/>
          <table:table-cell/>
          <table:table-cell table:style-name="ce27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MANUAL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21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table:formula="of:=[.B4]" office:value-type="string" office:string-value="BST(17)" calcext:value-type="string">
            <text:p>BST(17)</text:p>
          </table:table-cell>
          <table:table-cell/>
          <table:table-cell table:style-name="ce2" table:formula="of:=[.D4]" office:value-type="string" office:string-value="BST(18)" calcext:value-type="string">
            <text:p>BST(18)</text:p>
          </table:table-cell>
          <table:table-cell table:style-name="ce16"/>
          <table:table-cell table:style-name="ce2" table:formula="of:=[.F4]" office:value-type="string" office:string-value="BST(19)" calcext:value-type="string">
            <text:p>BST(19)</text:p>
          </table:table-cell>
          <table:table-cell table:style-name="ce3"/>
          <table:table-cell table:style-name="ce2" table:formula="of:=[.H4]" office:value-type="string" office:string-value="BST(20)" calcext:value-type="string">
            <text:p>BST(20)</text:p>
          </table:table-cell>
          <table:table-cell table:style-name="ce3"/>
          <table:table-cell table:style-name="ce2" table:formula="of:=[.J4]" office:value-type="string" office:string-value="BST(21)" calcext:value-type="string">
            <text:p>BST(21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formula="of:=[.B24]" office:value-type="string" office:string-value="BST(17)" calcext:value-type="string">
            <text:p>BST(17)</text:p>
          </table:table-cell>
          <table:table-cell table:formula="of:=[.$B$11]/[.B31]" office:value-type="float" office:value="1.11782016556711" calcext:value-type="float">
            <text:p>1.1178201656</text:p>
          </table:table-cell>
          <table:table-cell table:formula="of:=[.$B$11]/[.C31]" office:value-type="float" office:value="51.8763403836695" calcext:value-type="float">
            <text:p>51.8763403837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0.379573" calcext:value-type="float">
            <text:p>0.379573</text:p>
          </table:table-cell>
          <table:table-cell office:value-type="float" office:value="0.008343" calcext:value-type="float">
            <text:p>0.008343</text:p>
          </table:table-cell>
          <table:table-cell table:style-name="ce3" office:value-type="float" office:value="1.121015" calcext:value-type="float">
            <text:p>1.121015</text:p>
          </table:table-cell>
          <table:table-cell table:style-name="ce3" office:value-type="float" office:value="0.01111" calcext:value-type="float">
            <text:p>0.01111</text:p>
          </table:table-cell>
          <table:table-cell office:value-type="float" office:value="3.342844" calcext:value-type="float">
            <text:p>3.342844</text:p>
          </table:table-cell>
          <table:table-cell table:style-name="ce3" office:value-type="float" office:value="0.016651" calcext:value-type="float">
            <text:p>0.016651</text:p>
          </table:table-cell>
          <table:table-cell table:style-name="ce3" office:value-type="float" office:value="10.018515" calcext:value-type="float">
            <text:p>10.018515</text:p>
          </table:table-cell>
          <table:table-cell table:style-name="ce3" office:value-type="float" office:value="0.021287" calcext:value-type="float">
            <text:p>0.021287</text:p>
          </table:table-cell>
          <table:table-cell table:style-name="ce3" office:value-type="float" office:value="30.060158" calcext:value-type="float">
            <text:p>30.060158</text:p>
          </table:table-cell>
          <table:table-cell table:style-name="ce3" office:value-type="float" office:value="0.025736" calcext:value-type="float">
            <text:p>0.025736</text:p>
          </table:table-cell>
          <table:table-cell table:formula="of:=[.D24]" office:value-type="string" office:string-value="BST(18)" calcext:value-type="string">
            <text:p>BST(18)</text:p>
          </table:table-cell>
          <table:table-cell table:style-name="ce3" table:formula="of:=[.$D$11]/[.D31]" office:value-type="float" office:value="1.11523247451407" calcext:value-type="float">
            <text:p>1.1152324745</text:p>
          </table:table-cell>
          <table:table-cell table:formula="of:=[.$D$11]/[.E31]" office:value-type="float" office:value="112.319693324236" calcext:value-type="float">
            <text:p>112.31969332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76181" calcext:value-type="float">
            <text:p>0.376181</text:p>
          </table:table-cell>
          <table:table-cell office:value-type="float" office:value="0.008264" calcext:value-type="float">
            <text:p>0.008264</text:p>
          </table:table-cell>
          <table:table-cell table:style-name="ce3" office:value-type="float" office:value="1.123084" calcext:value-type="float">
            <text:p>1.123084</text:p>
          </table:table-cell>
          <table:table-cell table:style-name="ce3" office:value-type="float" office:value="0.010992" calcext:value-type="float">
            <text:p>0.010992</text:p>
          </table:table-cell>
          <table:table-cell office:value-type="float" office:value="3.354517" calcext:value-type="float">
            <text:p>3.354517</text:p>
          </table:table-cell>
          <table:table-cell table:style-name="ce3" office:value-type="float" office:value="0.018167" calcext:value-type="float">
            <text:p>0.018167</text:p>
          </table:table-cell>
          <table:table-cell table:style-name="ce3" office:value-type="float" office:value="10.070363" calcext:value-type="float">
            <text:p>10.070363</text:p>
          </table:table-cell>
          <table:table-cell table:style-name="ce3" office:value-type="float" office:value="0.020292" calcext:value-type="float">
            <text:p>0.020292</text:p>
          </table:table-cell>
          <table:table-cell table:style-name="ce3" office:value-type="float" office:value="30.077728" calcext:value-type="float">
            <text:p>30.077728</text:p>
          </table:table-cell>
          <table:table-cell table:style-name="ce3" office:value-type="float" office:value="0.035092" calcext:value-type="float">
            <text:p>0.035092</text:p>
          </table:table-cell>
          <table:table-cell table:formula="of:=[.F24]" office:value-type="string" office:string-value="BST(19)" calcext:value-type="string">
            <text:p>BST(19)</text:p>
          </table:table-cell>
          <table:table-cell table:style-name="ce3" table:formula="of:=[.$F$11]/[.F31]" office:value-type="float" office:value="1.12612706835753" calcext:value-type="float">
            <text:p>1.1261270684</text:p>
          </table:table-cell>
          <table:table-cell table:formula="of:=[.$F$11]/[.G31]" office:value-type="float" office:value="220.079806939429" calcext:value-type="float">
            <text:p>220.079806939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78673" calcext:value-type="float">
            <text:p>0.378673</text:p>
          </table:table-cell>
          <table:table-cell office:value-type="float" office:value="0.007909" calcext:value-type="float">
            <text:p>0.007909</text:p>
          </table:table-cell>
          <table:table-cell table:style-name="ce3" office:value-type="float" office:value="1.119164" calcext:value-type="float">
            <text:p>1.119164</text:p>
          </table:table-cell>
          <table:table-cell table:style-name="ce3" office:value-type="float" office:value="0.011439" calcext:value-type="float">
            <text:p>0.011439</text:p>
          </table:table-cell>
          <table:table-cell office:value-type="float" office:value="3.339874" calcext:value-type="float">
            <text:p>3.339874</text:p>
          </table:table-cell>
          <table:table-cell table:style-name="ce3" office:value-type="float" office:value="0.017105" calcext:value-type="float">
            <text:p>0.017105</text:p>
          </table:table-cell>
          <table:table-cell table:style-name="ce3" office:value-type="float" office:value="10.040524" calcext:value-type="float">
            <text:p>10.040524</text:p>
          </table:table-cell>
          <table:table-cell table:style-name="ce3" office:value-type="float" office:value="0.021919" calcext:value-type="float">
            <text:p>0.021919</text:p>
          </table:table-cell>
          <table:table-cell table:style-name="ce3" office:value-type="float" office:value="30.162305" calcext:value-type="float">
            <text:p>30.162305</text:p>
          </table:table-cell>
          <table:table-cell table:style-name="ce3" office:value-type="float" office:value="0.028414" calcext:value-type="float">
            <text:p>0.028414</text:p>
          </table:table-cell>
          <table:table-cell table:formula="of:=[.H24]" office:value-type="string" office:string-value="BST(20)" calcext:value-type="string">
            <text:p>BST(20)</text:p>
          </table:table-cell>
          <table:table-cell table:style-name="ce3" table:formula="of:=[.$H$11]/[.H31]" office:value-type="float" office:value="1.11847426842587" calcext:value-type="float">
            <text:p>1.1184742684</text:p>
          </table:table-cell>
          <table:table-cell table:formula="of:=[.$H$11]/[.I31]" office:value-type="float" office:value="527.746369933179" calcext:value-type="float">
            <text:p>527.746369933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76674" calcext:value-type="float">
            <text:p>0.376674</text:p>
          </table:table-cell>
          <table:table-cell office:value-type="float" office:value="0.008127" calcext:value-type="float">
            <text:p>0.008127</text:p>
          </table:table-cell>
          <table:table-cell table:style-name="ce3" office:value-type="float" office:value="1.122267" calcext:value-type="float">
            <text:p>1.122267</text:p>
          </table:table-cell>
          <table:table-cell table:style-name="ce3" office:value-type="float" office:value="0.01109" calcext:value-type="float">
            <text:p>0.01109</text:p>
          </table:table-cell>
          <table:table-cell table:style-name="ce16" office:value-type="float" office:value="3.346113" calcext:value-type="float">
            <text:p>3.346113</text:p>
          </table:table-cell>
          <table:table-cell table:style-name="ce16" office:value-type="float" office:value="0.016922" calcext:value-type="float">
            <text:p>0.016922</text:p>
          </table:table-cell>
          <table:table-cell table:style-name="ce16" office:value-type="float" office:value="10.051497" calcext:value-type="float">
            <text:p>10.051497</text:p>
          </table:table-cell>
          <table:table-cell table:style-name="ce16" office:value-type="float" office:value="0.021827" calcext:value-type="float">
            <text:p>0.021827</text:p>
          </table:table-cell>
          <table:table-cell table:style-name="ce16" office:value-type="float" office:value="30.108696" calcext:value-type="float">
            <text:p>30.108696</text:p>
          </table:table-cell>
          <table:table-cell table:style-name="ce16" office:value-type="float" office:value="0.027285" calcext:value-type="float">
            <text:p>0.027285</text:p>
          </table:table-cell>
          <table:table-cell table:formula="of:=[.J24]" office:value-type="string" office:string-value="BST(21)" calcext:value-type="string">
            <text:p>BST(21)</text:p>
          </table:table-cell>
          <table:table-cell table:style-name="ce3" table:formula="of:=[.$J$11]/[.J31]" office:value-type="float" office:value="1.1195431976477" calcext:value-type="float">
            <text:p>1.1195431976</text:p>
          </table:table-cell>
          <table:table-cell table:formula="of:=[.$J$11]/[.K31]" office:value-type="float" office:value="1157.58404221694" calcext:value-type="float">
            <text:p>1157.584042216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375868" calcext:value-type="float">
            <text:p>0.375868</text:p>
          </table:table-cell>
          <table:table-cell office:value-type="float" office:value="0.008017" calcext:value-type="float">
            <text:p>0.008017</text:p>
          </table:table-cell>
          <table:table-cell table:style-name="ce3" office:value-type="float" office:value="1.123644" calcext:value-type="float">
            <text:p>1.123644</text:p>
          </table:table-cell>
          <table:table-cell table:style-name="ce16" office:value-type="float" office:value="0.011063" calcext:value-type="float">
            <text:p>0.011063</text:p>
          </table:table-cell>
          <table:table-cell table:style-name="ce16" office:value-type="float" office:value="3.339462" calcext:value-type="float">
            <text:p>3.339462</text:p>
          </table:table-cell>
          <table:table-cell table:style-name="ce16" office:value-type="float" office:value="0.016724" calcext:value-type="float">
            <text:p>0.016724</text:p>
          </table:table-cell>
          <table:table-cell table:style-name="ce16" office:value-type="float" office:value="10.024813" calcext:value-type="float">
            <text:p>10.024813</text:p>
          </table:table-cell>
          <table:table-cell table:style-name="ce16" office:value-type="float" office:value="0.021078" calcext:value-type="float">
            <text:p>0.021078</text:p>
          </table:table-cell>
          <table:table-cell table:style-name="ce16" office:value-type="float" office:value="30.070198" calcext:value-type="float">
            <text:p>30.070198</text:p>
          </table:table-cell>
          <table:table-cell table:style-name="ce16" office:value-type="float" office:value="0.029007" calcext:value-type="float">
            <text:p>0.029007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26:.B30])" office:value-type="float" office:value="0.3773938" calcext:value-type="float">
            <text:p>0.3773938</text:p>
          </table:table-cell>
          <table:table-cell table:style-name="ce13" table:formula="of:=AVERAGE([.C26:.C30])" office:value-type="float" office:value="0.008132" calcext:value-type="float">
            <text:p>0.008132</text:p>
          </table:table-cell>
          <table:table-cell table:style-name="ce13" table:formula="of:=AVERAGE([.D26:.D30])" office:value-type="float" office:value="1.1218348" calcext:value-type="float">
            <text:p>1.1218348</text:p>
          </table:table-cell>
          <table:table-cell table:style-name="ce13" table:formula="of:=AVERAGE([.E26:.E30])" office:value-type="float" office:value="0.0111388" calcext:value-type="float">
            <text:p>0.0111388</text:p>
          </table:table-cell>
          <table:table-cell table:style-name="ce13" table:formula="of:=AVERAGE([.F26:.F30])" office:value-type="float" office:value="3.344562" calcext:value-type="float">
            <text:p>3.344562</text:p>
          </table:table-cell>
          <table:table-cell table:style-name="ce13" table:formula="of:=AVERAGE([.G26:.G30])" office:value-type="float" office:value="0.0171138" calcext:value-type="float">
            <text:p>0.0171138</text:p>
          </table:table-cell>
          <table:table-cell table:style-name="ce13" table:formula="of:=AVERAGE([.H26:.H30])" office:value-type="float" office:value="10.0411424" calcext:value-type="float">
            <text:p>10.0411424</text:p>
          </table:table-cell>
          <table:table-cell table:style-name="ce13" table:formula="of:=AVERAGE([.I26:.I30])" office:value-type="float" office:value="0.0212806" calcext:value-type="float">
            <text:p>0.0212806</text:p>
          </table:table-cell>
          <table:table-cell table:style-name="ce13" table:formula="of:=AVERAGE([.J26:.J30])" office:value-type="float" office:value="30.095817" calcext:value-type="float">
            <text:p>30.095817</text:p>
          </table:table-cell>
          <table:table-cell table:style-name="ce13" table:formula="of:=AVERAGE([.K26:.K30])" office:value-type="float" office:value="0.0291068" calcext:value-type="float">
            <text:p>0.0291068</text:p>
          </table:table-cell>
          <table:table-cell table:style-name="ce23" table:number-columns-repeated="2"/>
          <table:table-cell table:style-name="ce27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SPEEDUP</text:p>
          </table:table-cell>
          <table:table-cell table:style-name="ce14" office:value-type="string" calcext:value-type="string">
            <text:p>MEMO</text:p>
          </table:table-cell>
          <table:table-cell table:style-name="ce14" office:value-type="string" calcext:value-type="string">
            <text:p>OMP_F</text:p>
          </table:table-cell>
          <table:table-cell table:style-name="ce14" office:value-type="string" calcext:value-type="string">
            <text:p>OMP_MF</text:p>
          </table:table-cell>
          <table:table-cell table:style-name="ce14" office:value-type="string" calcext:value-type="string">
            <text:p>OMP_MEMO_F</text:p>
          </table:table-cell>
          <table:table-cell table:style-name="ce17" office:value-type="string" calcext:value-type="string">
            <text:p>OMP_MEMO_MF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string" office:string-value="BST(17)" calcext:value-type="string">
            <text:p>BST(17)</text:p>
          </table:table-cell>
          <table:table-cell table:style-name="ce3" table:formula="of:=[.M5]" office:value-type="float" office:value="210929.2" calcext:value-type="float">
            <text:p>210929.2</text:p>
          </table:table-cell>
          <table:table-cell table:formula="of:=[.M15]" office:value-type="float" office:value="0.547149509630988" calcext:value-type="float">
            <text:p>0.5471495096</text:p>
          </table:table-cell>
          <table:table-cell table:formula="of:=[.M25]" office:value-type="float" office:value="1.11782016556711" calcext:value-type="float">
            <text:p>1.1178201656</text:p>
          </table:table-cell>
          <table:table-cell table:style-name="Default" table:formula="of:=[.N15]" office:value-type="float" office:value="42.7284918464499" calcext:value-type="float">
            <text:p>42.7284918464</text:p>
          </table:table-cell>
          <table:table-cell table:style-name="ce18" table:formula="of:=[.N25]" office:value-type="float" office:value="51.8763403836695" calcext:value-type="float">
            <text:p>51.876340383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string" office:string-value="BST(18)" calcext:value-type="string">
            <text:p>BST(18)</text:p>
          </table:table-cell>
          <table:table-cell table:style-name="ce3" table:formula="of:=[.M6]" office:value-type="float" office:value="625553.3" calcext:value-type="float">
            <text:p>625553.3</text:p>
          </table:table-cell>
          <table:table-cell table:formula="of:=[.M16]" office:value-type="float" office:value="0.572896020584767" calcext:value-type="float">
            <text:p>0.5728960206</text:p>
          </table:table-cell>
          <table:table-cell table:formula="of:=[.M26]" office:value-type="float" office:value="1.11523247451407" calcext:value-type="float">
            <text:p>1.1152324745</text:p>
          </table:table-cell>
          <table:table-cell table:style-name="Default" table:formula="of:=[.N16]" office:value-type="float" office:value="96.5225971701461" calcext:value-type="float">
            <text:p>96.5225971701</text:p>
          </table:table-cell>
          <table:table-cell table:style-name="ce18" table:formula="of:=[.N26]" office:value-type="float" office:value="112.319693324236" calcext:value-type="float">
            <text:p>112.319693324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F4]" office:value-type="string" office:string-value="BST(19)" calcext:value-type="string">
            <text:p>BST(19)</text:p>
          </table:table-cell>
          <table:table-cell table:style-name="ce3" table:formula="of:=[.M7]" office:value-type="float" office:value="1883200.9" calcext:value-type="float">
            <text:p>1883200.9</text:p>
          </table:table-cell>
          <table:table-cell table:formula="of:=[.M17]" office:value-type="float" office:value="0.589916541822673" calcext:value-type="float">
            <text:p>0.5899165418</text:p>
          </table:table-cell>
          <table:table-cell table:formula="of:=[.M27]" office:value-type="float" office:value="1.12612706835753" calcext:value-type="float">
            <text:p>1.1261270684</text:p>
          </table:table-cell>
          <table:table-cell table:style-name="Default" table:formula="of:=[.N17]" office:value-type="float" office:value="175.044699955384" calcext:value-type="float">
            <text:p>175.0446999554</text:p>
          </table:table-cell>
          <table:table-cell table:style-name="ce18" table:formula="of:=[.N27]" office:value-type="float" office:value="220.079806939429" calcext:value-type="float">
            <text:p>220.079806939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string" office:string-value="BST(20)" calcext:value-type="string">
            <text:p>BST(20)</text:p>
          </table:table-cell>
          <table:table-cell table:style-name="ce3" table:formula="of:=[.M8]" office:value-type="float" office:value="5615379.7" calcext:value-type="float">
            <text:p>5615379.7</text:p>
          </table:table-cell>
          <table:table-cell table:formula="of:=[.M18]" office:value-type="float" office:value="0.566485832874938" calcext:value-type="float">
            <text:p>0.5664858329</text:p>
          </table:table-cell>
          <table:table-cell table:formula="of:=[.M28]" office:value-type="float" office:value="1.11847426842587" calcext:value-type="float">
            <text:p>1.1184742684</text:p>
          </table:table-cell>
          <table:table-cell table:style-name="Default" table:formula="of:=[.N18]" office:value-type="float" office:value="441.675950541931" calcext:value-type="float">
            <text:p>441.6759505419</text:p>
          </table:table-cell>
          <table:table-cell table:style-name="ce18" table:formula="of:=[.N28]" office:value-type="float" office:value="527.746369933179" calcext:value-type="float">
            <text:p>527.746369933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string" office:string-value="BST(21)" calcext:value-type="string">
            <text:p>BST(21)</text:p>
          </table:table-cell>
          <table:table-cell table:style-name="ce15" table:formula="of:=[.M9]" office:value-type="float" office:value="16846783.6" calcext:value-type="float">
            <text:p>16846783.6</text:p>
          </table:table-cell>
          <table:table-cell table:style-name="ce15" table:formula="of:=[.M19]" office:value-type="float" office:value="0.512347882470661" calcext:value-type="float">
            <text:p>0.5123478825</text:p>
          </table:table-cell>
          <table:table-cell table:style-name="ce15" table:formula="of:=[.M29]" office:value-type="float" office:value="1.1195431976477" calcext:value-type="float">
            <text:p>1.1195431976</text:p>
          </table:table-cell>
          <table:table-cell table:style-name="ce15" table:formula="of:=[.N19]" office:value-type="float" office:value="1095.39803375901" calcext:value-type="float">
            <text:p>1095.398033759</text:p>
          </table:table-cell>
          <table:table-cell table:style-name="ce19" table:formula="of:=[.N29]" office:value-type="float" office:value="1157.58404221694" calcext:value-type="float">
            <text:p>1157.5840422169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here is a big difference between OmpSs final and manual final due to the reduction.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Coin_change" table:style-name="ta1">
        <table:shapes>
          <draw:frame draw:z-index="0" draw:style-name="gr1" draw:text-style-name="P1" svg:width="4.9783in" svg:height="2.552in" svg:x="7.576in" svg:y="5.6996in">
            <draw:object draw:notify-on-update-of-ranges="Coin_change.B34:Coin_change.B38 Coin_change.D33:Coin_change.D33 Coin_change.D34:Coin_change.D38 Coin_change.E33:Coin_change.E33 Coin_change.E34:Coin_change.E38 Coin_change.F33:Coin_change.F33 Coin_change.F34:Coin_change.F38 Coin_change.G33:Coin_change.G33 Coin_change.G34:Coin_change.G3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7" table:default-cell-style-name="ce10"/>
        <table:table-column table:style-name="co2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5"/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COIN(10, 115)</text:p>
          </table:table-cell>
          <table:table-cell/>
          <table:table-cell table:style-name="ce2" office:value-type="string" calcext:value-type="string">
            <text:p>COIN(10, 125)</text:p>
          </table:table-cell>
          <table:table-cell/>
          <table:table-cell table:style-name="ce2" office:value-type="string" calcext:value-type="string">
            <text:p>COIN(10, 135)</text:p>
          </table:table-cell>
          <table:table-cell/>
          <table:table-cell table:style-name="ce2" office:value-type="string" calcext:value-type="string">
            <text:p>COIN(10, 145)</text:p>
          </table:table-cell>
          <table:table-cell/>
          <table:table-cell table:style-name="ce2" office:value-type="string" calcext:value-type="string">
            <text:p>COIN(10, 155)</text:p>
          </table:table-cell>
          <table:table-cell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formula="of:=[.B4]" office:value-type="string" office:string-value="COIN(10, 115)" calcext:value-type="string">
            <text:p>COIN(10, 115)</text:p>
          </table:table-cell>
          <table:table-cell table:formula="of:=[.B11]/[.C11]" office:value-type="float" office:value="126060.743119266" calcext:value-type="float">
            <text:p>126060.7431192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756661" calcext:value-type="float">
            <text:p>2.756661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5.359904" calcext:value-type="float">
            <text:p>5.359904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10.182388" calcext:value-type="float">
            <text:p>10.182388</text:p>
          </table:table-cell>
          <table:table-cell office:value-type="float" office:value="0.000024" calcext:value-type="float">
            <text:p>0.000024</text:p>
          </table:table-cell>
          <table:table-cell table:style-name="ce3" office:value-type="float" office:value="18.513709" calcext:value-type="float">
            <text:p>18.513709</text:p>
          </table:table-cell>
          <table:table-cell office:value-type="float" office:value="0.000026" calcext:value-type="float">
            <text:p>0.000026</text:p>
          </table:table-cell>
          <table:table-cell table:style-name="ce3" office:value-type="float" office:value="32.609964" calcext:value-type="float">
            <text:p>32.609964</text:p>
          </table:table-cell>
          <table:table-cell office:value-type="float" office:value="0.000028" calcext:value-type="float">
            <text:p>0.000028</text:p>
          </table:table-cell>
          <table:table-cell table:formula="of:=[.D4]" office:value-type="string" office:string-value="COIN(10, 125)" calcext:value-type="string">
            <text:p>COIN(10, 125)</text:p>
          </table:table-cell>
          <table:table-cell table:style-name="ce3" table:formula="of:=[.D11]/[.E11]" office:value-type="float" office:value="237175.097345133" calcext:value-type="float">
            <text:p>237175.0973451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792542" calcext:value-type="float">
            <text:p>2.792542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5.36218" calcext:value-type="float">
            <text:p>5.36218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10.155551" calcext:value-type="float">
            <text:p>10.155551</text:p>
          </table:table-cell>
          <table:table-cell office:value-type="float" office:value="0.000025" calcext:value-type="float">
            <text:p>0.000025</text:p>
          </table:table-cell>
          <table:table-cell table:style-name="ce3" office:value-type="float" office:value="18.513951" calcext:value-type="float">
            <text:p>18.513951</text:p>
          </table:table-cell>
          <table:table-cell office:value-type="float" office:value="0.000026" calcext:value-type="float">
            <text:p>0.000026</text:p>
          </table:table-cell>
          <table:table-cell table:style-name="ce3" office:value-type="float" office:value="32.610522" calcext:value-type="float">
            <text:p>32.610522</text:p>
          </table:table-cell>
          <table:table-cell office:value-type="float" office:value="0.000031" calcext:value-type="float">
            <text:p>0.000031</text:p>
          </table:table-cell>
          <table:table-cell table:formula="of:=[.F4]" office:value-type="string" office:string-value="COIN(10, 135)" calcext:value-type="string">
            <text:p>COIN(10, 135)</text:p>
          </table:table-cell>
          <table:table-cell table:style-name="ce3" table:formula="of:=[.F11]/[.G11]" office:value-type="float" office:value="413019.804878049" calcext:value-type="float">
            <text:p>413019.80487804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789485" calcext:value-type="float">
            <text:p>2.789485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5.364708" calcext:value-type="float">
            <text:p>5.364708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0.153753" calcext:value-type="float">
            <text:p>10.153753</text:p>
          </table:table-cell>
          <table:table-cell office:value-type="float" office:value="0.000025" calcext:value-type="float">
            <text:p>0.000025</text:p>
          </table:table-cell>
          <table:table-cell table:style-name="ce3" office:value-type="float" office:value="18.513663" calcext:value-type="float">
            <text:p>18.513663</text:p>
          </table:table-cell>
          <table:table-cell office:value-type="float" office:value="0.000026" calcext:value-type="float">
            <text:p>0.000026</text:p>
          </table:table-cell>
          <table:table-cell table:style-name="ce3" office:value-type="float" office:value="32.610136" calcext:value-type="float">
            <text:p>32.610136</text:p>
          </table:table-cell>
          <table:table-cell office:value-type="float" office:value="0.000027" calcext:value-type="float">
            <text:p>0.000027</text:p>
          </table:table-cell>
          <table:table-cell table:formula="of:=[.H4]" office:value-type="string" office:string-value="COIN(10, 145)" calcext:value-type="string">
            <text:p>COIN(10, 145)</text:p>
          </table:table-cell>
          <table:table-cell table:style-name="ce3" table:formula="of:=[.H11]/[.I11]" office:value-type="float" office:value="717604.085271318" calcext:value-type="float">
            <text:p>717604.0852713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732542" calcext:value-type="float">
            <text:p>2.732542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5.35723" calcext:value-type="float">
            <text:p>5.35723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0.15606" calcext:value-type="float">
            <text:p>10.15606</text:p>
          </table:table-cell>
          <table:table-cell office:value-type="float" office:value="0.000025" calcext:value-type="float">
            <text:p>0.000025</text:p>
          </table:table-cell>
          <table:table-cell table:style-name="ce16" office:value-type="float" office:value="18.515408" calcext:value-type="float">
            <text:p>18.515408</text:p>
          </table:table-cell>
          <table:table-cell office:value-type="float" office:value="0.000025" calcext:value-type="float">
            <text:p>0.000025</text:p>
          </table:table-cell>
          <table:table-cell table:style-name="ce16" office:value-type="float" office:value="32.616223" calcext:value-type="float">
            <text:p>32.616223</text:p>
          </table:table-cell>
          <table:table-cell office:value-type="float" office:value="0.000027" calcext:value-type="float">
            <text:p>0.000027</text:p>
          </table:table-cell>
          <table:table-cell table:formula="of:=[.J4]" office:value-type="string" office:string-value="COIN(10, 155)" calcext:value-type="string">
            <text:p>COIN(10, 155)</text:p>
          </table:table-cell>
          <table:table-cell table:style-name="ce3" table:formula="of:=[.J11]/[.K11]" office:value-type="float" office:value="1164909.55714286" calcext:value-type="float">
            <text:p>1164909.55714286</text:p>
          </table:table-cell>
          <table:table-cell table:number-columns-repeated="11"/>
        </table:table-row>
        <table:table-row table:style-name="ro1">
          <table:table-cell table:style-name="ce1"/>
          <table:table-cell office:value-type="float" office:value="2.669391" calcext:value-type="float">
            <text:p>2.669391</text:p>
          </table:table-cell>
          <table:table-cell office:value-type="float" office:value="0.000024" calcext:value-type="float">
            <text:p>0.000024</text:p>
          </table:table-cell>
          <table:table-cell office:value-type="float" office:value="5.356764" calcext:value-type="float">
            <text:p>5.356764</text:p>
          </table:table-cell>
          <table:table-cell office:value-type="float" office:value="0.000022" calcext:value-type="float">
            <text:p>0.000022</text:p>
          </table:table-cell>
          <table:table-cell office:value-type="float" office:value="10.153684" calcext:value-type="float">
            <text:p>10.153684</text:p>
          </table:table-cell>
          <table:table-cell office:value-type="float" office:value="0.000024" calcext:value-type="float">
            <text:p>0.000024</text:p>
          </table:table-cell>
          <table:table-cell table:style-name="ce16" office:value-type="float" office:value="18.514196" calcext:value-type="float">
            <text:p>18.514196</text:p>
          </table:table-cell>
          <table:table-cell office:value-type="float" office:value="0.000026" calcext:value-type="float">
            <text:p>0.000026</text:p>
          </table:table-cell>
          <table:table-cell table:style-name="ce16" office:value-type="float" office:value="32.640493" calcext:value-type="float">
            <text:p>32.640493</text:p>
          </table:table-cell>
          <table:table-cell office:value-type="float" office:value="0.000027" calcext:value-type="float">
            <text:p>0.000027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8" table:formula="of:=AVERAGE([.B6:.B10])" office:value-type="float" office:value="2.7481242" calcext:value-type="float">
            <text:p>2.7481242</text:p>
          </table:table-cell>
          <table:table-cell table:style-name="ce13" table:formula="of:=AVERAGE([.C6:.C10])" office:value-type="float" office:value="0.0000218" calcext:value-type="float">
            <text:p>0.0000218</text:p>
          </table:table-cell>
          <table:table-cell table:style-name="ce13" table:formula="of:=AVERAGE([.D6:.D10])" office:value-type="float" office:value="5.3601572" calcext:value-type="float">
            <text:p>5.3601572</text:p>
          </table:table-cell>
          <table:table-cell table:style-name="ce13" table:formula="of:=AVERAGE([.E6:.E10])" office:value-type="float" office:value="0.0000226" calcext:value-type="float">
            <text:p>0.0000226</text:p>
          </table:table-cell>
          <table:table-cell table:style-name="ce13" table:formula="of:=AVERAGE([.F6:.F10])" office:value-type="float" office:value="10.1602872" calcext:value-type="float">
            <text:p>10.1602872</text:p>
          </table:table-cell>
          <table:table-cell table:style-name="ce13" table:formula="of:=AVERAGE([.G6:.G10])" office:value-type="float" office:value="0.0000246" calcext:value-type="float">
            <text:p>0.0000246</text:p>
          </table:table-cell>
          <table:table-cell table:style-name="ce13" table:formula="of:=AVERAGE([.H6:.H10])" office:value-type="float" office:value="18.5141854" calcext:value-type="float">
            <text:p>18.5141854</text:p>
          </table:table-cell>
          <table:table-cell table:style-name="ce13" table:formula="of:=AVERAGE([.I6:.I10])" office:value-type="float" office:value="0.0000258" calcext:value-type="float">
            <text:p>0.0000258</text:p>
          </table:table-cell>
          <table:table-cell table:style-name="ce13" table:formula="of:=AVERAGE([.J6:.J10])" office:value-type="float" office:value="32.6174676" calcext:value-type="float">
            <text:p>32.6174676</text:p>
          </table:table-cell>
          <table:table-cell table:style-name="ce13" table:formula="of:=AVERAGE([.K6:.K10])" office:value-type="float" office:value="0.000028" calcext:value-type="float">
            <text:p>0.000028</text:p>
          </table:table-cell>
          <table:table-cell table:style-name="ce13"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OMPSS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string" office:string-value="COIN(10, 115)" calcext:value-type="string">
            <text:p>COIN(10, 115)</text:p>
          </table:table-cell>
          <table:table-cell/>
          <table:table-cell table:style-name="ce2" table:formula="of:=[.D4]" office:value-type="string" office:string-value="COIN(10, 125)" calcext:value-type="string">
            <text:p>COIN(10, 125)</text:p>
          </table:table-cell>
          <table:table-cell table:style-name="ce16"/>
          <table:table-cell table:style-name="ce2" table:formula="of:=[.F4]" office:value-type="string" office:string-value="COIN(10, 135)" calcext:value-type="string">
            <text:p>COIN(10, 135)</text:p>
          </table:table-cell>
          <table:table-cell table:style-name="ce3"/>
          <table:table-cell table:style-name="ce2" table:formula="of:=[.H4]" office:value-type="string" office:string-value="COIN(10, 145)" calcext:value-type="string">
            <text:p>COIN(10, 145)</text:p>
          </table:table-cell>
          <table:table-cell table:style-name="ce3"/>
          <table:table-cell table:style-name="ce2" table:formula="of:=[.J4]" office:value-type="string" office:string-value="COIN(10, 155)" calcext:value-type="string">
            <text:p>COIN(10, 155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formula="of:=[.B14]" office:value-type="string" office:string-value="COIN(10, 115)" calcext:value-type="string">
            <text:p>COIN(10, 115)</text:p>
          </table:table-cell>
          <table:table-cell table:formula="of:=[.$B$11]/[.B21]" office:value-type="float" office:value="0.918339391270088" calcext:value-type="float">
            <text:p>0.9183393913</text:p>
          </table:table-cell>
          <table:table-cell table:formula="of:=[.$B$11]/[.C21]" office:value-type="float" office:value="1.84478451031039" calcext:value-type="float">
            <text:p>1.8447845103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.035725" calcext:value-type="float">
            <text:p>3.035725</text:p>
          </table:table-cell>
          <table:table-cell office:value-type="float" office:value="1.487223" calcext:value-type="float">
            <text:p>1.487223</text:p>
          </table:table-cell>
          <table:table-cell office:value-type="float" office:value="5.902993" calcext:value-type="float">
            <text:p>5.902993</text:p>
          </table:table-cell>
          <table:table-cell table:style-name="ce3" office:value-type="float" office:value="2.567715" calcext:value-type="float">
            <text:p>2.567715</text:p>
          </table:table-cell>
          <table:table-cell table:style-name="ce3" office:value-type="float" office:value="11.199595" calcext:value-type="float">
            <text:p>11.199595</text:p>
          </table:table-cell>
          <table:table-cell table:style-name="ce3" office:value-type="float" office:value="4.287194" calcext:value-type="float">
            <text:p>4.287194</text:p>
          </table:table-cell>
          <table:table-cell table:style-name="ce3" office:value-type="float" office:value="20.429945" calcext:value-type="float">
            <text:p>20.429945</text:p>
          </table:table-cell>
          <table:table-cell table:style-name="ce3" office:value-type="float" office:value="6.880789" calcext:value-type="float">
            <text:p>6.880789</text:p>
          </table:table-cell>
          <table:table-cell table:style-name="ce3" office:value-type="float" office:value="34.905033" calcext:value-type="float">
            <text:p>34.905033</text:p>
          </table:table-cell>
          <table:table-cell table:style-name="ce3" office:value-type="float" office:value="10.801096" calcext:value-type="float">
            <text:p>10.801096</text:p>
          </table:table-cell>
          <table:table-cell table:formula="of:=[.D14]" office:value-type="string" office:string-value="COIN(10, 125)" calcext:value-type="string">
            <text:p>COIN(10, 125)</text:p>
          </table:table-cell>
          <table:table-cell table:style-name="ce3" table:formula="of:=[.$D$11]/[.D21]" office:value-type="float" office:value="0.907729465670221" calcext:value-type="float">
            <text:p>0.9077294657</text:p>
          </table:table-cell>
          <table:table-cell table:formula="of:=[.$D$11]/[.E21]" office:value-type="float" office:value="2.08606379789935" calcext:value-type="float">
            <text:p>2.0860637979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2.979582" calcext:value-type="float">
            <text:p>2.979582</text:p>
          </table:table-cell>
          <table:table-cell office:value-type="float" office:value="1.489549" calcext:value-type="float">
            <text:p>1.489549</text:p>
          </table:table-cell>
          <table:table-cell office:value-type="float" office:value="5.90113" calcext:value-type="float">
            <text:p>5.90113</text:p>
          </table:table-cell>
          <table:table-cell table:style-name="ce3" office:value-type="float" office:value="2.571694" calcext:value-type="float">
            <text:p>2.571694</text:p>
          </table:table-cell>
          <table:table-cell table:style-name="ce3" office:value-type="float" office:value="11.190134" calcext:value-type="float">
            <text:p>11.190134</text:p>
          </table:table-cell>
          <table:table-cell table:style-name="ce3" office:value-type="float" office:value="4.278891" calcext:value-type="float">
            <text:p>4.278891</text:p>
          </table:table-cell>
          <table:table-cell table:style-name="ce3" office:value-type="float" office:value="20.205401" calcext:value-type="float">
            <text:p>20.205401</text:p>
          </table:table-cell>
          <table:table-cell table:style-name="ce3" office:value-type="float" office:value="6.881248" calcext:value-type="float">
            <text:p>6.881248</text:p>
          </table:table-cell>
          <table:table-cell table:style-name="ce3" office:value-type="float" office:value="34.914287" calcext:value-type="float">
            <text:p>34.914287</text:p>
          </table:table-cell>
          <table:table-cell table:style-name="ce3" office:value-type="float" office:value="10.817708" calcext:value-type="float">
            <text:p>10.817708</text:p>
          </table:table-cell>
          <table:table-cell table:formula="of:=[.F14]" office:value-type="string" office:string-value="COIN(10, 135)" calcext:value-type="string">
            <text:p>COIN(10, 135)</text:p>
          </table:table-cell>
          <table:table-cell table:style-name="ce3" table:formula="of:=[.$F$11]/[.F21]" office:value-type="float" office:value="0.907285426409328" calcext:value-type="float">
            <text:p>0.9072854264</text:p>
          </table:table-cell>
          <table:table-cell table:formula="of:=[.$F$11]/[.G21]" office:value-type="float" office:value="2.37256248279591" calcext:value-type="float">
            <text:p>2.3725624828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2.984169" calcext:value-type="float">
            <text:p>2.984169</text:p>
          </table:table-cell>
          <table:table-cell office:value-type="float" office:value="1.488763" calcext:value-type="float">
            <text:p>1.488763</text:p>
          </table:table-cell>
          <table:table-cell office:value-type="float" office:value="5.90812" calcext:value-type="float">
            <text:p>5.90812</text:p>
          </table:table-cell>
          <table:table-cell table:style-name="ce3" office:value-type="float" office:value="2.571516" calcext:value-type="float">
            <text:p>2.571516</text:p>
          </table:table-cell>
          <table:table-cell table:style-name="ce3" office:value-type="float" office:value="11.201121" calcext:value-type="float">
            <text:p>11.201121</text:p>
          </table:table-cell>
          <table:table-cell table:style-name="ce3" office:value-type="float" office:value="4.280716" calcext:value-type="float">
            <text:p>4.280716</text:p>
          </table:table-cell>
          <table:table-cell table:style-name="ce3" office:value-type="float" office:value="19.824636" calcext:value-type="float">
            <text:p>19.824636</text:p>
          </table:table-cell>
          <table:table-cell table:style-name="ce3" office:value-type="float" office:value="6.896154" calcext:value-type="float">
            <text:p>6.896154</text:p>
          </table:table-cell>
          <table:table-cell table:style-name="ce3" office:value-type="float" office:value="34.920394" calcext:value-type="float">
            <text:p>34.920394</text:p>
          </table:table-cell>
          <table:table-cell table:style-name="ce3" office:value-type="float" office:value="10.795404" calcext:value-type="float">
            <text:p>10.795404</text:p>
          </table:table-cell>
          <table:table-cell table:formula="of:=[.H14]" office:value-type="string" office:string-value="COIN(10, 145)" calcext:value-type="string">
            <text:p>COIN(10, 145)</text:p>
          </table:table-cell>
          <table:table-cell table:style-name="ce3" table:formula="of:=[.$H$11]/[.H21]" office:value-type="float" office:value="0.924161502798344" calcext:value-type="float">
            <text:p>0.9241615028</text:p>
          </table:table-cell>
          <table:table-cell table:formula="of:=[.$H$11]/[.I21]" office:value-type="float" office:value="2.68861994697282" calcext:value-type="float">
            <text:p>2.688619947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.977924" calcext:value-type="float">
            <text:p>2.977924</text:p>
          </table:table-cell>
          <table:table-cell office:value-type="float" office:value="1.494385" calcext:value-type="float">
            <text:p>1.494385</text:p>
          </table:table-cell>
          <table:table-cell office:value-type="float" office:value="5.909134" calcext:value-type="float">
            <text:p>5.909134</text:p>
          </table:table-cell>
          <table:table-cell table:style-name="ce3" office:value-type="float" office:value="2.568308" calcext:value-type="float">
            <text:p>2.568308</text:p>
          </table:table-cell>
          <table:table-cell table:style-name="ce16" office:value-type="float" office:value="11.191922" calcext:value-type="float">
            <text:p>11.191922</text:p>
          </table:table-cell>
          <table:table-cell table:style-name="ce16" office:value-type="float" office:value="4.28321" calcext:value-type="float">
            <text:p>4.28321</text:p>
          </table:table-cell>
          <table:table-cell table:style-name="ce16" office:value-type="float" office:value="19.85546" calcext:value-type="float">
            <text:p>19.85546</text:p>
          </table:table-cell>
          <table:table-cell table:style-name="ce16" office:value-type="float" office:value="6.880397" calcext:value-type="float">
            <text:p>6.880397</text:p>
          </table:table-cell>
          <table:table-cell table:style-name="ce16" office:value-type="float" office:value="35.023528" calcext:value-type="float">
            <text:p>35.023528</text:p>
          </table:table-cell>
          <table:table-cell table:style-name="ce16" office:value-type="float" office:value="10.811164" calcext:value-type="float">
            <text:p>10.811164</text:p>
          </table:table-cell>
          <table:table-cell table:formula="of:=[.J14]" office:value-type="string" office:string-value="COIN(10, 155)" calcext:value-type="string">
            <text:p>COIN(10, 155)</text:p>
          </table:table-cell>
          <table:table-cell table:style-name="ce3" table:formula="of:=[.$J$11]/[.J21]" office:value-type="float" office:value="0.933665752543989" calcext:value-type="float">
            <text:p>0.9336657525</text:p>
          </table:table-cell>
          <table:table-cell table:formula="of:=[.$J$11]/[.K21]" office:value-type="float" office:value="3.01847466576682" calcext:value-type="float">
            <text:p>3.0184746658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.985065" calcext:value-type="float">
            <text:p>2.985065</text:p>
          </table:table-cell>
          <table:table-cell office:value-type="float" office:value="1.488441" calcext:value-type="float">
            <text:p>1.488441</text:p>
          </table:table-cell>
          <table:table-cell office:value-type="float" office:value="5.903704" calcext:value-type="float">
            <text:p>5.903704</text:p>
          </table:table-cell>
          <table:table-cell table:style-name="ce16" office:value-type="float" office:value="2.568306" calcext:value-type="float">
            <text:p>2.568306</text:p>
          </table:table-cell>
          <table:table-cell table:style-name="ce16" office:value-type="float" office:value="11.210011" calcext:value-type="float">
            <text:p>11.210011</text:p>
          </table:table-cell>
          <table:table-cell table:style-name="ce16" office:value-type="float" office:value="4.282043" calcext:value-type="float">
            <text:p>4.282043</text:p>
          </table:table-cell>
          <table:table-cell table:style-name="ce16" office:value-type="float" office:value="19.852036" calcext:value-type="float">
            <text:p>19.852036</text:p>
          </table:table-cell>
          <table:table-cell table:style-name="ce16" office:value-type="float" office:value="6.89206" calcext:value-type="float">
            <text:p>6.89206</text:p>
          </table:table-cell>
          <table:table-cell table:style-name="ce16" office:value-type="float" office:value="34.910979" calcext:value-type="float">
            <text:p>34.910979</text:p>
          </table:table-cell>
          <table:table-cell table:style-name="ce16" office:value-type="float" office:value="10.804347" calcext:value-type="float">
            <text:p>10.804347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16:.B20])" office:value-type="float" office:value="2.992493" calcext:value-type="float">
            <text:p>2.992493</text:p>
          </table:table-cell>
          <table:table-cell table:style-name="ce13" table:formula="of:=AVERAGE([.C16:.C20])" office:value-type="float" office:value="1.4896722" calcext:value-type="float">
            <text:p>1.4896722</text:p>
          </table:table-cell>
          <table:table-cell table:style-name="ce13" table:formula="of:=AVERAGE([.D16:.D20])" office:value-type="float" office:value="5.9050162" calcext:value-type="float">
            <text:p>5.9050162</text:p>
          </table:table-cell>
          <table:table-cell table:style-name="ce13" table:formula="of:=AVERAGE([.E16:.E20])" office:value-type="float" office:value="2.5695078" calcext:value-type="float">
            <text:p>2.5695078</text:p>
          </table:table-cell>
          <table:table-cell table:style-name="ce13" table:formula="of:=AVERAGE([.F16:.F20])" office:value-type="float" office:value="11.1985566" calcext:value-type="float">
            <text:p>11.1985566</text:p>
          </table:table-cell>
          <table:table-cell table:style-name="ce13" table:formula="of:=AVERAGE([.G16:.G20])" office:value-type="float" office:value="4.2824108" calcext:value-type="float">
            <text:p>4.2824108</text:p>
          </table:table-cell>
          <table:table-cell table:style-name="ce13" table:formula="of:=AVERAGE([.H16:.H20])" office:value-type="float" office:value="20.0334956" calcext:value-type="float">
            <text:p>20.0334956</text:p>
          </table:table-cell>
          <table:table-cell table:style-name="ce13" table:formula="of:=AVERAGE([.I16:.I20])" office:value-type="float" office:value="6.8861296" calcext:value-type="float">
            <text:p>6.8861296</text:p>
          </table:table-cell>
          <table:table-cell table:style-name="ce13" table:formula="of:=AVERAGE([.J16:.J20])" office:value-type="float" office:value="34.9348442" calcext:value-type="float">
            <text:p>34.9348442</text:p>
          </table:table-cell>
          <table:table-cell table:style-name="ce13" table:formula="of:=AVERAGE([.K16:.K20])" office:value-type="float" office:value="10.8059438" calcext:value-type="float">
            <text:p>10.8059438</text:p>
          </table:table-cell>
          <table:table-cell table:style-name="Default"/>
          <table:table-cell/>
          <table:table-cell table:style-name="ce27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MANUAL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table:formula="of:=[.B4]" office:value-type="string" office:string-value="COIN(10, 115)" calcext:value-type="string">
            <text:p>COIN(10, 115)</text:p>
          </table:table-cell>
          <table:table-cell/>
          <table:table-cell table:style-name="ce2" table:formula="of:=[.D4]" office:value-type="string" office:string-value="COIN(10, 125)" calcext:value-type="string">
            <text:p>COIN(10, 125)</text:p>
          </table:table-cell>
          <table:table-cell table:style-name="ce16"/>
          <table:table-cell table:style-name="ce2" table:formula="of:=[.F4]" office:value-type="string" office:string-value="COIN(10, 135)" calcext:value-type="string">
            <text:p>COIN(10, 135)</text:p>
          </table:table-cell>
          <table:table-cell table:style-name="ce3"/>
          <table:table-cell table:style-name="ce2" table:formula="of:=[.H4]" office:value-type="string" office:string-value="COIN(10, 145)" calcext:value-type="string">
            <text:p>COIN(10, 145)</text:p>
          </table:table-cell>
          <table:table-cell table:style-name="ce3"/>
          <table:table-cell table:style-name="ce2" table:formula="of:=[.J4]" office:value-type="string" office:string-value="COIN(10, 155)" calcext:value-type="string">
            <text:p>COIN(10, 155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formula="of:=[.B24]" office:value-type="string" office:string-value="COIN(10, 115)" calcext:value-type="string">
            <text:p>COIN(10, 115)</text:p>
          </table:table-cell>
          <table:table-cell table:formula="of:=[.$B$11]/[.B31]" office:value-type="float" office:value="1.01263279703069" calcext:value-type="float">
            <text:p>1.012632797</text:p>
          </table:table-cell>
          <table:table-cell table:formula="of:=[.$B$11]/[.C31]" office:value-type="float" office:value="2.033744573226" calcext:value-type="float">
            <text:p>2.0337445732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.712964" calcext:value-type="float">
            <text:p>2.712964</text:p>
          </table:table-cell>
          <table:table-cell office:value-type="float" office:value="1.347197" calcext:value-type="float">
            <text:p>1.347197</text:p>
          </table:table-cell>
          <table:table-cell office:value-type="float" office:value="5.376202" calcext:value-type="float">
            <text:p>5.376202</text:p>
          </table:table-cell>
          <table:table-cell table:style-name="ce3" office:value-type="float" office:value="2.341283" calcext:value-type="float">
            <text:p>2.341283</text:p>
          </table:table-cell>
          <table:table-cell table:style-name="ce3" office:value-type="float" office:value="10.175807" calcext:value-type="float">
            <text:p>10.175807</text:p>
          </table:table-cell>
          <table:table-cell table:style-name="ce3" office:value-type="float" office:value="3.889666" calcext:value-type="float">
            <text:p>3.889666</text:p>
          </table:table-cell>
          <table:table-cell table:style-name="ce3" office:value-type="float" office:value="18.571711" calcext:value-type="float">
            <text:p>18.571711</text:p>
          </table:table-cell>
          <table:table-cell table:style-name="ce3" office:value-type="float" office:value="6.26691" calcext:value-type="float">
            <text:p>6.26691</text:p>
          </table:table-cell>
          <table:table-cell table:style-name="ce3" office:value-type="float" office:value="32.668643" calcext:value-type="float">
            <text:p>32.668643</text:p>
          </table:table-cell>
          <table:table-cell table:style-name="ce3" office:value-type="float" office:value="9.821714" calcext:value-type="float">
            <text:p>9.821714</text:p>
          </table:table-cell>
          <table:table-cell table:formula="of:=[.D24]" office:value-type="string" office:string-value="COIN(10, 125)" calcext:value-type="string">
            <text:p>COIN(10, 125)</text:p>
          </table:table-cell>
          <table:table-cell table:style-name="ce3" table:formula="of:=[.$D$11]/[.D31]" office:value-type="float" office:value="0.996754061458425" calcext:value-type="float">
            <text:p>0.9967540615</text:p>
          </table:table-cell>
          <table:table-cell table:formula="of:=[.$D$11]/[.E31]" office:value-type="float" office:value="2.29158994055722" calcext:value-type="float">
            <text:p>2.291589940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711738" calcext:value-type="float">
            <text:p>2.711738</text:p>
          </table:table-cell>
          <table:table-cell office:value-type="float" office:value="1.350155" calcext:value-type="float">
            <text:p>1.350155</text:p>
          </table:table-cell>
          <table:table-cell office:value-type="float" office:value="5.368923" calcext:value-type="float">
            <text:p>5.368923</text:p>
          </table:table-cell>
          <table:table-cell table:style-name="ce3" office:value-type="float" office:value="2.350272" calcext:value-type="float">
            <text:p>2.350272</text:p>
          </table:table-cell>
          <table:table-cell table:style-name="ce3" office:value-type="float" office:value="10.179171" calcext:value-type="float">
            <text:p>10.179171</text:p>
          </table:table-cell>
          <table:table-cell table:style-name="ce3" office:value-type="float" office:value="3.883568" calcext:value-type="float">
            <text:p>3.883568</text:p>
          </table:table-cell>
          <table:table-cell table:style-name="ce3" office:value-type="float" office:value="18.550914" calcext:value-type="float">
            <text:p>18.550914</text:p>
          </table:table-cell>
          <table:table-cell table:style-name="ce3" office:value-type="float" office:value="6.244855" calcext:value-type="float">
            <text:p>6.244855</text:p>
          </table:table-cell>
          <table:table-cell table:style-name="ce3" office:value-type="float" office:value="32.669334" calcext:value-type="float">
            <text:p>32.669334</text:p>
          </table:table-cell>
          <table:table-cell table:style-name="ce3" office:value-type="float" office:value="9.801754" calcext:value-type="float">
            <text:p>9.801754</text:p>
          </table:table-cell>
          <table:table-cell table:formula="of:=[.F24]" office:value-type="string" office:string-value="COIN(10, 135)" calcext:value-type="string">
            <text:p>COIN(10, 135)</text:p>
          </table:table-cell>
          <table:table-cell table:style-name="ce3" table:formula="of:=[.$F$11]/[.F31]" office:value-type="float" office:value="0.998427933179937" calcext:value-type="float">
            <text:p>0.9984279332</text:p>
          </table:table-cell>
          <table:table-cell table:formula="of:=[.$F$11]/[.G31]" office:value-type="float" office:value="2.60851693675521" calcext:value-type="float">
            <text:p>2.60851693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713651" calcext:value-type="float">
            <text:p>2.713651</text:p>
          </table:table-cell>
          <table:table-cell office:value-type="float" office:value="1.350632" calcext:value-type="float">
            <text:p>1.350632</text:p>
          </table:table-cell>
          <table:table-cell office:value-type="float" office:value="5.369634" calcext:value-type="float">
            <text:p>5.369634</text:p>
          </table:table-cell>
          <table:table-cell table:style-name="ce3" office:value-type="float" office:value="2.33046" calcext:value-type="float">
            <text:p>2.33046</text:p>
          </table:table-cell>
          <table:table-cell table:style-name="ce3" office:value-type="float" office:value="10.17766" calcext:value-type="float">
            <text:p>10.17766</text:p>
          </table:table-cell>
          <table:table-cell table:style-name="ce3" office:value-type="float" office:value="3.909624" calcext:value-type="float">
            <text:p>3.909624</text:p>
          </table:table-cell>
          <table:table-cell table:style-name="ce3" office:value-type="float" office:value="18.557566" calcext:value-type="float">
            <text:p>18.557566</text:p>
          </table:table-cell>
          <table:table-cell table:style-name="ce3" office:value-type="float" office:value="6.265811" calcext:value-type="float">
            <text:p>6.265811</text:p>
          </table:table-cell>
          <table:table-cell table:style-name="ce3" office:value-type="float" office:value="32.674106" calcext:value-type="float">
            <text:p>32.674106</text:p>
          </table:table-cell>
          <table:table-cell table:style-name="ce3" office:value-type="float" office:value="9.847404" calcext:value-type="float">
            <text:p>9.847404</text:p>
          </table:table-cell>
          <table:table-cell table:formula="of:=[.H24]" office:value-type="string" office:string-value="COIN(10, 145)" calcext:value-type="string">
            <text:p>COIN(10, 145)</text:p>
          </table:table-cell>
          <table:table-cell table:style-name="ce3" table:formula="of:=[.$H$11]/[.H31]" office:value-type="float" office:value="0.997659495078776" calcext:value-type="float">
            <text:p>0.9976594951</text:p>
          </table:table-cell>
          <table:table-cell table:formula="of:=[.$H$11]/[.I31]" office:value-type="float" office:value="2.95738850610024" calcext:value-type="float">
            <text:p>2.957388506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718439" calcext:value-type="float">
            <text:p>2.718439</text:p>
          </table:table-cell>
          <table:table-cell office:value-type="float" office:value="1.348953" calcext:value-type="float">
            <text:p>1.348953</text:p>
          </table:table-cell>
          <table:table-cell office:value-type="float" office:value="5.396326" calcext:value-type="float">
            <text:p>5.396326</text:p>
          </table:table-cell>
          <table:table-cell table:style-name="ce3" office:value-type="float" office:value="2.329766" calcext:value-type="float">
            <text:p>2.329766</text:p>
          </table:table-cell>
          <table:table-cell table:style-name="ce16" office:value-type="float" office:value="10.174467" calcext:value-type="float">
            <text:p>10.174467</text:p>
          </table:table-cell>
          <table:table-cell table:style-name="ce16" office:value-type="float" office:value="3.895805" calcext:value-type="float">
            <text:p>3.895805</text:p>
          </table:table-cell>
          <table:table-cell table:style-name="ce16" office:value-type="float" office:value="18.550296" calcext:value-type="float">
            <text:p>18.550296</text:p>
          </table:table-cell>
          <table:table-cell table:style-name="ce16" office:value-type="float" office:value="6.284889" calcext:value-type="float">
            <text:p>6.284889</text:p>
          </table:table-cell>
          <table:table-cell table:style-name="ce16" office:value-type="float" office:value="32.668629" calcext:value-type="float">
            <text:p>32.668629</text:p>
          </table:table-cell>
          <table:table-cell table:style-name="ce16" office:value-type="float" office:value="9.844194" calcext:value-type="float">
            <text:p>9.844194</text:p>
          </table:table-cell>
          <table:table-cell table:formula="of:=[.J24]" office:value-type="string" office:string-value="COIN(10, 155)" calcext:value-type="string">
            <text:p>COIN(10, 155)</text:p>
          </table:table-cell>
          <table:table-cell table:style-name="ce3" table:formula="of:=[.$J$11]/[.J31]" office:value-type="float" office:value="0.999836188245651" calcext:value-type="float">
            <text:p>0.9998361882</text:p>
          </table:table-cell>
          <table:table-cell table:formula="of:=[.$J$11]/[.K31]" office:value-type="float" office:value="3.31952920739792" calcext:value-type="float">
            <text:p>3.31952920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712412" calcext:value-type="float">
            <text:p>2.712412</text:p>
          </table:table-cell>
          <table:table-cell office:value-type="float" office:value="1.359379" calcext:value-type="float">
            <text:p>1.359379</text:p>
          </table:table-cell>
          <table:table-cell office:value-type="float" office:value="5.376978" calcext:value-type="float">
            <text:p>5.376978</text:p>
          </table:table-cell>
          <table:table-cell table:style-name="ce16" office:value-type="float" office:value="2.343499" calcext:value-type="float">
            <text:p>2.343499</text:p>
          </table:table-cell>
          <table:table-cell table:style-name="ce16" office:value-type="float" office:value="10.17432" calcext:value-type="float">
            <text:p>10.17432</text:p>
          </table:table-cell>
          <table:table-cell table:style-name="ce16" office:value-type="float" office:value="3.896555" calcext:value-type="float">
            <text:p>3.896555</text:p>
          </table:table-cell>
          <table:table-cell table:style-name="ce16" office:value-type="float" office:value="18.557611" calcext:value-type="float">
            <text:p>18.557611</text:p>
          </table:table-cell>
          <table:table-cell table:style-name="ce16" office:value-type="float" office:value="6.239113" calcext:value-type="float">
            <text:p>6.239113</text:p>
          </table:table-cell>
          <table:table-cell table:style-name="ce16" office:value-type="float" office:value="32.433346" calcext:value-type="float">
            <text:p>32.433346</text:p>
          </table:table-cell>
          <table:table-cell table:style-name="ce16" office:value-type="float" office:value="9.814593" calcext:value-type="float">
            <text:p>9.814593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26:.B30])" office:value-type="float" office:value="2.7138408" calcext:value-type="float">
            <text:p>2.7138408</text:p>
          </table:table-cell>
          <table:table-cell table:style-name="ce13" table:formula="of:=AVERAGE([.C26:.C30])" office:value-type="float" office:value="1.3512632" calcext:value-type="float">
            <text:p>1.3512632</text:p>
          </table:table-cell>
          <table:table-cell table:style-name="ce13" table:formula="of:=AVERAGE([.D26:.D30])" office:value-type="float" office:value="5.3776126" calcext:value-type="float">
            <text:p>5.3776126</text:p>
          </table:table-cell>
          <table:table-cell table:style-name="ce13" table:formula="of:=AVERAGE([.E26:.E30])" office:value-type="float" office:value="2.339056" calcext:value-type="float">
            <text:p>2.339056</text:p>
          </table:table-cell>
          <table:table-cell table:style-name="ce13" table:formula="of:=AVERAGE([.F26:.F30])" office:value-type="float" office:value="10.176285" calcext:value-type="float">
            <text:p>10.176285</text:p>
          </table:table-cell>
          <table:table-cell table:style-name="ce13" table:formula="of:=AVERAGE([.G26:.G30])" office:value-type="float" office:value="3.8950436" calcext:value-type="float">
            <text:p>3.8950436</text:p>
          </table:table-cell>
          <table:table-cell table:style-name="ce13" table:formula="of:=AVERAGE([.H26:.H30])" office:value-type="float" office:value="18.5576196" calcext:value-type="float">
            <text:p>18.5576196</text:p>
          </table:table-cell>
          <table:table-cell table:style-name="ce13" table:formula="of:=AVERAGE([.I26:.I30])" office:value-type="float" office:value="6.2603156" calcext:value-type="float">
            <text:p>6.2603156</text:p>
          </table:table-cell>
          <table:table-cell table:style-name="ce13" table:formula="of:=AVERAGE([.J26:.J30])" office:value-type="float" office:value="32.6228116" calcext:value-type="float">
            <text:p>32.6228116</text:p>
          </table:table-cell>
          <table:table-cell table:style-name="ce13" table:formula="of:=AVERAGE([.K26:.K30])" office:value-type="float" office:value="9.8259318" calcext:value-type="float">
            <text:p>9.8259318</text:p>
          </table:table-cell>
          <table:table-cell table:style-name="ce23" table:number-columns-repeated="2"/>
          <table:table-cell table:style-name="ce27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SPEEDUP</text:p>
          </table:table-cell>
          <table:table-cell table:style-name="ce14" office:value-type="string" calcext:value-type="string">
            <text:p>MEMO</text:p>
          </table:table-cell>
          <table:table-cell table:style-name="ce14" office:value-type="string" calcext:value-type="string">
            <text:p>OMP_F</text:p>
          </table:table-cell>
          <table:table-cell table:style-name="ce14" office:value-type="string" calcext:value-type="string">
            <text:p>OMP_MF</text:p>
          </table:table-cell>
          <table:table-cell table:style-name="ce14" office:value-type="string" calcext:value-type="string">
            <text:p>OMP_MEMO_F</text:p>
          </table:table-cell>
          <table:table-cell table:style-name="ce17" office:value-type="string" calcext:value-type="string">
            <text:p>OMP_MEMO_MF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string" office:string-value="COIN(10, 115)" calcext:value-type="string">
            <text:p>COIN(10, 115)</text:p>
          </table:table-cell>
          <table:table-cell table:style-name="ce3" table:formula="of:=[.M5]" office:value-type="float" office:value="126060.743119266" calcext:value-type="float">
            <text:p>126060.743119266</text:p>
          </table:table-cell>
          <table:table-cell table:style-name="Default" table:formula="of:=[.M15]" office:value-type="float" office:value="0.918339391270088" calcext:value-type="float">
            <text:p>0.9183393913</text:p>
          </table:table-cell>
          <table:table-cell table:formula="of:=[.M25]" office:value-type="float" office:value="1.01263279703069" calcext:value-type="float">
            <text:p>1.012632797</text:p>
          </table:table-cell>
          <table:table-cell table:formula="of:=[.N15]" office:value-type="float" office:value="1.84478451031039" calcext:value-type="float">
            <text:p>1.8447845103</text:p>
          </table:table-cell>
          <table:table-cell table:style-name="ce18" table:formula="of:=[.N25]" office:value-type="float" office:value="2.033744573226" calcext:value-type="float">
            <text:p>2.033744573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string" office:string-value="COIN(10, 125)" calcext:value-type="string">
            <text:p>COIN(10, 125)</text:p>
          </table:table-cell>
          <table:table-cell table:style-name="ce3" table:formula="of:=[.M6]" office:value-type="float" office:value="237175.097345133" calcext:value-type="float">
            <text:p>237175.097345133</text:p>
          </table:table-cell>
          <table:table-cell table:style-name="Default" table:formula="of:=[.M16]" office:value-type="float" office:value="0.907729465670221" calcext:value-type="float">
            <text:p>0.9077294657</text:p>
          </table:table-cell>
          <table:table-cell table:formula="of:=[.M26]" office:value-type="float" office:value="0.996754061458425" calcext:value-type="float">
            <text:p>0.9967540615</text:p>
          </table:table-cell>
          <table:table-cell table:formula="of:=[.N16]" office:value-type="float" office:value="2.08606379789935" calcext:value-type="float">
            <text:p>2.0860637979</text:p>
          </table:table-cell>
          <table:table-cell table:style-name="ce18" table:formula="of:=[.N26]" office:value-type="float" office:value="2.29158994055722" calcext:value-type="float">
            <text:p>2.2915899406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F4]" office:value-type="string" office:string-value="COIN(10, 135)" calcext:value-type="string">
            <text:p>COIN(10, 135)</text:p>
          </table:table-cell>
          <table:table-cell table:style-name="ce3" table:formula="of:=[.M7]" office:value-type="float" office:value="413019.804878049" calcext:value-type="float">
            <text:p>413019.804878049</text:p>
          </table:table-cell>
          <table:table-cell table:style-name="Default" table:formula="of:=[.M17]" office:value-type="float" office:value="0.907285426409328" calcext:value-type="float">
            <text:p>0.9072854264</text:p>
          </table:table-cell>
          <table:table-cell table:formula="of:=[.M27]" office:value-type="float" office:value="0.998427933179937" calcext:value-type="float">
            <text:p>0.9984279332</text:p>
          </table:table-cell>
          <table:table-cell table:formula="of:=[.N17]" office:value-type="float" office:value="2.37256248279591" calcext:value-type="float">
            <text:p>2.3725624828</text:p>
          </table:table-cell>
          <table:table-cell table:style-name="ce18" table:formula="of:=[.N27]" office:value-type="float" office:value="2.60851693675521" calcext:value-type="float">
            <text:p>2.6085169368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string" office:string-value="COIN(10, 145)" calcext:value-type="string">
            <text:p>COIN(10, 145)</text:p>
          </table:table-cell>
          <table:table-cell table:style-name="ce3" table:formula="of:=[.M8]" office:value-type="float" office:value="717604.085271318" calcext:value-type="float">
            <text:p>717604.085271318</text:p>
          </table:table-cell>
          <table:table-cell table:style-name="Default" table:formula="of:=[.M18]" office:value-type="float" office:value="0.924161502798344" calcext:value-type="float">
            <text:p>0.9241615028</text:p>
          </table:table-cell>
          <table:table-cell table:formula="of:=[.M28]" office:value-type="float" office:value="0.997659495078776" calcext:value-type="float">
            <text:p>0.9976594951</text:p>
          </table:table-cell>
          <table:table-cell table:formula="of:=[.N18]" office:value-type="float" office:value="2.68861994697282" calcext:value-type="float">
            <text:p>2.688619947</text:p>
          </table:table-cell>
          <table:table-cell table:style-name="ce18" table:formula="of:=[.N28]" office:value-type="float" office:value="2.95738850610024" calcext:value-type="float">
            <text:p>2.957388506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string" office:string-value="COIN(10, 155)" calcext:value-type="string">
            <text:p>COIN(10, 155)</text:p>
          </table:table-cell>
          <table:table-cell table:style-name="ce15" table:formula="of:=[.M9]" office:value-type="float" office:value="1164909.55714286" calcext:value-type="float">
            <text:p>1164909.55714286</text:p>
          </table:table-cell>
          <table:table-cell table:style-name="ce15" table:formula="of:=[.M19]" office:value-type="float" office:value="0.933665752543989" calcext:value-type="float">
            <text:p>0.9336657525</text:p>
          </table:table-cell>
          <table:table-cell table:style-name="ce15" table:formula="of:=[.M29]" office:value-type="float" office:value="0.999836188245651" calcext:value-type="float">
            <text:p>0.9998361882</text:p>
          </table:table-cell>
          <table:table-cell table:style-name="ce15" table:formula="of:=[.N19]" office:value-type="float" office:value="3.01847466576682" calcext:value-type="float">
            <text:p>3.0184746658</text:p>
          </table:table-cell>
          <table:table-cell table:style-name="ce19" table:formula="of:=[.N29]" office:value-type="float" office:value="3.31952920739792" calcext:value-type="float">
            <text:p>3.319529207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he difference between OmpSs final and manual final can be the if to avoid some calls.</text:p>
          </table:table-cell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Cutting_a_rod" table:style-name="ta1">
        <table:shapes>
          <draw:frame draw:z-index="0" draw:style-name="gr1" draw:text-style-name="P1" svg:width="4.9783in" svg:height="2.552in" svg:x="7.576in" svg:y="5.6996in">
            <draw:object draw:notify-on-update-of-ranges="Cutting_a_rod.B34:Cutting_a_rod.B38 Cutting_a_rod.D33:Cutting_a_rod.D33 Cutting_a_rod.D34:Cutting_a_rod.D38 Cutting_a_rod.E33:Cutting_a_rod.E33 Cutting_a_rod.E34:Cutting_a_rod.E38 Cutting_a_rod.F33:Cutting_a_rod.F33 Cutting_a_rod.F34:Cutting_a_rod.F38 Cutting_a_rod.G33:Cutting_a_rod.G33 Cutting_a_rod.G34:Cutting_a_rod.G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3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10"/>
        <table:table-column table:style-name="co2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5"/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CAR(28)</text:p>
          </table:table-cell>
          <table:table-cell/>
          <table:table-cell table:style-name="ce2" office:value-type="string" calcext:value-type="string">
            <text:p>CAR(29)</text:p>
          </table:table-cell>
          <table:table-cell/>
          <table:table-cell table:style-name="ce2" office:value-type="string" calcext:value-type="string">
            <text:p>CAR(30)</text:p>
          </table:table-cell>
          <table:table-cell/>
          <table:table-cell table:style-name="ce2" office:value-type="string" calcext:value-type="string">
            <text:p>CAR(31)</text:p>
          </table:table-cell>
          <table:table-cell/>
          <table:table-cell table:style-name="ce2" office:value-type="string" calcext:value-type="string">
            <text:p>CAR(32)</text:p>
          </table:table-cell>
          <table:table-cell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ERIAL</text:p>
          </table:table-cell>
          <table:table-cell table:style-name="ce1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formula="of:=[.B4]" office:value-type="string" office:string-value="CAR(28)" calcext:value-type="string">
            <text:p>CAR(28)</text:p>
          </table:table-cell>
          <table:table-cell table:formula="of:=[.B11]/[.C11]" office:value-type="float" office:value="2439989.2" calcext:value-type="float">
            <text:p>2439989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455447" calcext:value-type="float">
            <text:p>2.45544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.881033" calcext:value-type="float">
            <text:p>4.88103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9.739171" calcext:value-type="float">
            <text:p>9.73917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20.042996" calcext:value-type="float">
            <text:p>20.042996</text:p>
          </table:table-cell>
          <table:table-cell office:value-type="float" office:value="0.000005" calcext:value-type="float">
            <text:p>0.000005</text:p>
          </table:table-cell>
          <table:table-cell table:style-name="ce3" office:value-type="float" office:value="40.077816" calcext:value-type="float">
            <text:p>40.077816</text:p>
          </table:table-cell>
          <table:table-cell office:value-type="float" office:value="0.000006" calcext:value-type="float">
            <text:p>0.000006</text:p>
          </table:table-cell>
          <table:table-cell table:formula="of:=[.D4]" office:value-type="string" office:string-value="CAR(29)" calcext:value-type="string">
            <text:p>CAR(29)</text:p>
          </table:table-cell>
          <table:table-cell table:style-name="ce3" table:formula="of:=[.D11]/[.E11]" office:value-type="float" office:value="975726.72" calcext:value-type="float">
            <text:p>975726.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465305" calcext:value-type="float">
            <text:p>2.4653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.890925" calcext:value-type="float">
            <text:p>4.89092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9.743948" calcext:value-type="float">
            <text:p>9.74394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9.77332" calcext:value-type="float">
            <text:p>19.77332</text:p>
          </table:table-cell>
          <table:table-cell office:value-type="float" office:value="0.000005" calcext:value-type="float">
            <text:p>0.000005</text:p>
          </table:table-cell>
          <table:table-cell table:style-name="ce3" office:value-type="float" office:value="39.861853" calcext:value-type="float">
            <text:p>39.861853</text:p>
          </table:table-cell>
          <table:table-cell office:value-type="float" office:value="0.000005" calcext:value-type="float">
            <text:p>0.000005</text:p>
          </table:table-cell>
          <table:table-cell table:formula="of:=[.F4]" office:value-type="string" office:string-value="CAR(30)" calcext:value-type="string">
            <text:p>CAR(30)</text:p>
          </table:table-cell>
          <table:table-cell table:style-name="ce3" table:formula="of:=[.F11]/[.G11]" office:value-type="float" office:value="1957517.88" calcext:value-type="float">
            <text:p>1957517.8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426634" calcext:value-type="float">
            <text:p>2.42663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.893481" calcext:value-type="float">
            <text:p>4.89348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9.802015" calcext:value-type="float">
            <text:p>9.80201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9.761616" calcext:value-type="float">
            <text:p>19.761616</text:p>
          </table:table-cell>
          <table:table-cell office:value-type="float" office:value="0.000005" calcext:value-type="float">
            <text:p>0.000005</text:p>
          </table:table-cell>
          <table:table-cell table:style-name="ce3" office:value-type="float" office:value="40.101646" calcext:value-type="float">
            <text:p>40.101646</text:p>
          </table:table-cell>
          <table:table-cell office:value-type="float" office:value="0.000005" calcext:value-type="float">
            <text:p>0.000005</text:p>
          </table:table-cell>
          <table:table-cell table:formula="of:=[.H4]" office:value-type="string" office:string-value="CAR(31)" calcext:value-type="string">
            <text:p>CAR(31)</text:p>
          </table:table-cell>
          <table:table-cell table:style-name="ce3" table:formula="of:=[.H11]/[.I11]" office:value-type="float" office:value="3948502.4" calcext:value-type="float">
            <text:p>3948502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431989" calcext:value-type="float">
            <text:p>2.43198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.874648" calcext:value-type="float">
            <text:p>4.87464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9.873934" calcext:value-type="float">
            <text:p>9.87393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9.625992" calcext:value-type="float">
            <text:p>19.625992</text:p>
          </table:table-cell>
          <table:table-cell office:value-type="float" office:value="0.000005" calcext:value-type="float">
            <text:p>0.000005</text:p>
          </table:table-cell>
          <table:table-cell table:style-name="ce16" office:value-type="float" office:value="40.368722" calcext:value-type="float">
            <text:p>40.368722</text:p>
          </table:table-cell>
          <table:table-cell office:value-type="float" office:value="0.000005" calcext:value-type="float">
            <text:p>0.000005</text:p>
          </table:table-cell>
          <table:table-cell table:formula="of:=[.J4]" office:value-type="string" office:string-value="CAR(32)" calcext:value-type="string">
            <text:p>CAR(32)</text:p>
          </table:table-cell>
          <table:table-cell table:style-name="ce3" table:formula="of:=[.J11]/[.K11]" office:value-type="float" office:value="7703957.57692308" calcext:value-type="float">
            <text:p>7703957.57692308</text:p>
          </table:table-cell>
          <table:table-cell table:number-columns-repeated="11"/>
        </table:table-row>
        <table:table-row table:style-name="ro1">
          <table:table-cell table:style-name="ce1"/>
          <table:table-cell office:value-type="float" office:value="2.420571" calcext:value-type="float">
            <text:p>2.42057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4.853081" calcext:value-type="float">
            <text:p>4.85308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9.778879" calcext:value-type="float">
            <text:p>9.778879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19.508636" calcext:value-type="float">
            <text:p>19.508636</text:p>
          </table:table-cell>
          <table:table-cell office:value-type="float" office:value="0.000005" calcext:value-type="float">
            <text:p>0.000005</text:p>
          </table:table-cell>
          <table:table-cell table:style-name="ce16" office:value-type="float" office:value="39.89286" calcext:value-type="float">
            <text:p>39.89286</text:p>
          </table:table-cell>
          <table:table-cell office:value-type="float" office:value="0.000005" calcext:value-type="float">
            <text:p>0.000005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8" table:formula="of:=AVERAGE([.B6:.B10])" office:value-type="float" office:value="2.4399892" calcext:value-type="float">
            <text:p>2.4399892</text:p>
          </table:table-cell>
          <table:table-cell table:style-name="ce13" table:formula="of:=AVERAGE([.C6:.C10])" office:value-type="float" office:value="0.000001" calcext:value-type="float">
            <text:p>0.000001</text:p>
          </table:table-cell>
          <table:table-cell table:style-name="ce13" table:formula="of:=AVERAGE([.D6:.D10])" office:value-type="float" office:value="4.8786336" calcext:value-type="float">
            <text:p>4.8786336</text:p>
          </table:table-cell>
          <table:table-cell table:style-name="ce13" table:formula="of:=AVERAGE([.E6:.E10])" office:value-type="float" office:value="0.000005" calcext:value-type="float">
            <text:p>0.000005</text:p>
          </table:table-cell>
          <table:table-cell table:style-name="ce13" table:formula="of:=AVERAGE([.F6:.F10])" office:value-type="float" office:value="9.7875894" calcext:value-type="float">
            <text:p>9.7875894</text:p>
          </table:table-cell>
          <table:table-cell table:style-name="ce13" table:formula="of:=AVERAGE([.G6:.G10])" office:value-type="float" office:value="0.000005" calcext:value-type="float">
            <text:p>0.000005</text:p>
          </table:table-cell>
          <table:table-cell table:style-name="ce13" table:formula="of:=AVERAGE([.H6:.H10])" office:value-type="float" office:value="19.742512" calcext:value-type="float">
            <text:p>19.742512</text:p>
          </table:table-cell>
          <table:table-cell table:style-name="ce13" table:formula="of:=AVERAGE([.I6:.I10])" office:value-type="float" office:value="0.000005" calcext:value-type="float">
            <text:p>0.000005</text:p>
          </table:table-cell>
          <table:table-cell table:style-name="ce13" table:formula="of:=AVERAGE([.J6:.J10])" office:value-type="float" office:value="40.0605794" calcext:value-type="float">
            <text:p>40.0605794</text:p>
          </table:table-cell>
          <table:table-cell table:style-name="ce13" table:formula="of:=AVERAGE([.K6:.K10])" office:value-type="float" office:value="0.0000052" calcext:value-type="float">
            <text:p>0.0000052</text:p>
          </table:table-cell>
          <table:table-cell table:style-name="ce13"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OMPSS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5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21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1" calcext:value-type="float">
            <text:p>11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string" office:string-value="CAR(28)" calcext:value-type="string">
            <text:p>CAR(28)</text:p>
          </table:table-cell>
          <table:table-cell/>
          <table:table-cell table:style-name="ce2" table:formula="of:=[.D4]" office:value-type="string" office:string-value="CAR(29)" calcext:value-type="string">
            <text:p>CAR(29)</text:p>
          </table:table-cell>
          <table:table-cell table:style-name="ce16"/>
          <table:table-cell table:style-name="ce2" table:formula="of:=[.F4]" office:value-type="string" office:string-value="CAR(30)" calcext:value-type="string">
            <text:p>CAR(30)</text:p>
          </table:table-cell>
          <table:table-cell table:style-name="ce3"/>
          <table:table-cell table:style-name="ce2" table:formula="of:=[.H4]" office:value-type="string" office:string-value="CAR(31)" calcext:value-type="string">
            <text:p>CAR(31)</text:p>
          </table:table-cell>
          <table:table-cell table:style-name="ce3"/>
          <table:table-cell table:style-name="ce2" table:formula="of:=[.J4]" office:value-type="string" office:string-value="CAR(32)" calcext:value-type="string">
            <text:p>CAR(32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formula="of:=[.B14]" office:value-type="string" office:string-value="CAR(28)" calcext:value-type="string">
            <text:p>CAR(28)</text:p>
          </table:table-cell>
          <table:table-cell table:formula="of:=[.$B$11]/[.B21]" office:value-type="float" office:value="0.455478004067138" calcext:value-type="float">
            <text:p>0.4554780041</text:p>
          </table:table-cell>
          <table:table-cell table:formula="of:=[.$B$11]/[.C21]" office:value-type="float" office:value="72.8137630558042" calcext:value-type="float">
            <text:p>72.8137630558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5.360727" calcext:value-type="float">
            <text:p>5.360727</text:p>
          </table:table-cell>
          <table:table-cell office:value-type="float" office:value="0.033899" calcext:value-type="float">
            <text:p>0.033899</text:p>
          </table:table-cell>
          <table:table-cell table:style-name="ce3" office:value-type="float" office:value="10.292646" calcext:value-type="float">
            <text:p>10.292646</text:p>
          </table:table-cell>
          <table:table-cell table:style-name="ce3" office:value-type="float" office:value="0.040052" calcext:value-type="float">
            <text:p>0.040052</text:p>
          </table:table-cell>
          <table:table-cell office:value-type="float" office:value="20.737293" calcext:value-type="float">
            <text:p>20.737293</text:p>
          </table:table-cell>
          <table:table-cell table:style-name="ce3" office:value-type="float" office:value="0.048539" calcext:value-type="float">
            <text:p>0.048539</text:p>
          </table:table-cell>
          <table:table-cell table:style-name="ce3" office:value-type="float" office:value="42.02738" calcext:value-type="float">
            <text:p>42.02738</text:p>
          </table:table-cell>
          <table:table-cell table:style-name="ce3" office:value-type="float" office:value="0.070082" calcext:value-type="float">
            <text:p>0.070082</text:p>
          </table:table-cell>
          <table:table-cell table:style-name="ce3" office:value-type="float" office:value="86.623036" calcext:value-type="float">
            <text:p>86.623036</text:p>
          </table:table-cell>
          <table:table-cell table:style-name="ce3" office:value-type="float" office:value="0.083468" calcext:value-type="float">
            <text:p>0.083468</text:p>
          </table:table-cell>
          <table:table-cell table:formula="of:=[.D14]" office:value-type="string" office:string-value="CAR(29)" calcext:value-type="string">
            <text:p>CAR(29)</text:p>
          </table:table-cell>
          <table:table-cell table:style-name="ce3" table:formula="of:=[.$D$11]/[.D21]" office:value-type="float" office:value="0.474128161131481" calcext:value-type="float">
            <text:p>0.4741281611</text:p>
          </table:table-cell>
          <table:table-cell table:formula="of:=[.$D$11]/[.E21]" office:value-type="float" office:value="122.570726535452" calcext:value-type="float">
            <text:p>122.5707265355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5.208757" calcext:value-type="float">
            <text:p>5.208757</text:p>
          </table:table-cell>
          <table:table-cell office:value-type="float" office:value="0.033215" calcext:value-type="float">
            <text:p>0.033215</text:p>
          </table:table-cell>
          <table:table-cell table:style-name="ce3" office:value-type="float" office:value="10.288912" calcext:value-type="float">
            <text:p>10.288912</text:p>
          </table:table-cell>
          <table:table-cell table:style-name="ce3" office:value-type="float" office:value="0.039974" calcext:value-type="float">
            <text:p>0.039974</text:p>
          </table:table-cell>
          <table:table-cell office:value-type="float" office:value="20.7498" calcext:value-type="float">
            <text:p>20.7498</text:p>
          </table:table-cell>
          <table:table-cell table:style-name="ce3" office:value-type="float" office:value="0.049105" calcext:value-type="float">
            <text:p>0.049105</text:p>
          </table:table-cell>
          <table:table-cell table:style-name="ce3" office:value-type="float" office:value="44.075149" calcext:value-type="float">
            <text:p>44.075149</text:p>
          </table:table-cell>
          <table:table-cell table:style-name="ce3" office:value-type="float" office:value="0.070793" calcext:value-type="float">
            <text:p>0.070793</text:p>
          </table:table-cell>
          <table:table-cell table:style-name="ce3" office:value-type="float" office:value="97.545287" calcext:value-type="float">
            <text:p>97.545287</text:p>
          </table:table-cell>
          <table:table-cell table:style-name="ce3" office:value-type="float" office:value="0.083363" calcext:value-type="float">
            <text:p>0.083363</text:p>
          </table:table-cell>
          <table:table-cell table:formula="of:=[.F14]" office:value-type="string" office:string-value="CAR(30)" calcext:value-type="string">
            <text:p>CAR(30)</text:p>
          </table:table-cell>
          <table:table-cell table:style-name="ce3" table:formula="of:=[.$F$11]/[.F21]" office:value-type="float" office:value="0.472997901894709" calcext:value-type="float">
            <text:p>0.4729979019</text:p>
          </table:table-cell>
          <table:table-cell table:formula="of:=[.$F$11]/[.G21]" office:value-type="float" office:value="200.428178255047" calcext:value-type="float">
            <text:p>200.428178255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5.217858" calcext:value-type="float">
            <text:p>5.217858</text:p>
          </table:table-cell>
          <table:table-cell office:value-type="float" office:value="0.033594" calcext:value-type="float">
            <text:p>0.033594</text:p>
          </table:table-cell>
          <table:table-cell table:style-name="ce3" office:value-type="float" office:value="10.308191" calcext:value-type="float">
            <text:p>10.308191</text:p>
          </table:table-cell>
          <table:table-cell table:style-name="ce3" office:value-type="float" office:value="0.03974" calcext:value-type="float">
            <text:p>0.03974</text:p>
          </table:table-cell>
          <table:table-cell office:value-type="float" office:value="20.600641" calcext:value-type="float">
            <text:p>20.600641</text:p>
          </table:table-cell>
          <table:table-cell table:style-name="ce3" office:value-type="float" office:value="0.049038" calcext:value-type="float">
            <text:p>0.049038</text:p>
          </table:table-cell>
          <table:table-cell table:style-name="ce3" office:value-type="float" office:value="44.035202" calcext:value-type="float">
            <text:p>44.035202</text:p>
          </table:table-cell>
          <table:table-cell table:style-name="ce3" office:value-type="float" office:value="0.070015" calcext:value-type="float">
            <text:p>0.070015</text:p>
          </table:table-cell>
          <table:table-cell table:style-name="ce3" office:value-type="float" office:value="85.890418" calcext:value-type="float">
            <text:p>85.890418</text:p>
          </table:table-cell>
          <table:table-cell table:style-name="ce3" office:value-type="float" office:value="0.083543" calcext:value-type="float">
            <text:p>0.083543</text:p>
          </table:table-cell>
          <table:table-cell table:formula="of:=[.H14]" office:value-type="string" office:string-value="CAR(31)" calcext:value-type="string">
            <text:p>CAR(31)</text:p>
          </table:table-cell>
          <table:table-cell table:style-name="ce3" table:formula="of:=[.$H$11]/[.H21]" office:value-type="float" office:value="0.459089927840757" calcext:value-type="float">
            <text:p>0.4590899278</text:p>
          </table:table-cell>
          <table:table-cell table:formula="of:=[.$H$11]/[.I21]" office:value-type="float" office:value="280.776402992292" calcext:value-type="float">
            <text:p>280.7764029923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5.840699" calcext:value-type="float">
            <text:p>5.840699</text:p>
          </table:table-cell>
          <table:table-cell office:value-type="float" office:value="0.033565" calcext:value-type="float">
            <text:p>0.033565</text:p>
          </table:table-cell>
          <table:table-cell table:style-name="ce3" office:value-type="float" office:value="10.309227" calcext:value-type="float">
            <text:p>10.309227</text:p>
          </table:table-cell>
          <table:table-cell table:style-name="ce3" office:value-type="float" office:value="0.039346" calcext:value-type="float">
            <text:p>0.039346</text:p>
          </table:table-cell>
          <table:table-cell table:style-name="ce16" office:value-type="float" office:value="20.729034" calcext:value-type="float">
            <text:p>20.729034</text:p>
          </table:table-cell>
          <table:table-cell table:style-name="ce16" office:value-type="float" office:value="0.048727" calcext:value-type="float">
            <text:p>0.048727</text:p>
          </table:table-cell>
          <table:table-cell table:style-name="ce16" office:value-type="float" office:value="42.407536" calcext:value-type="float">
            <text:p>42.407536</text:p>
          </table:table-cell>
          <table:table-cell table:style-name="ce16" office:value-type="float" office:value="0.070766" calcext:value-type="float">
            <text:p>0.070766</text:p>
          </table:table-cell>
          <table:table-cell table:style-name="ce16" office:value-type="float" office:value="96.976751" calcext:value-type="float">
            <text:p>96.976751</text:p>
          </table:table-cell>
          <table:table-cell table:style-name="ce16" office:value-type="float" office:value="0.083695" calcext:value-type="float">
            <text:p>0.083695</text:p>
          </table:table-cell>
          <table:table-cell table:formula="of:=[.J14]" office:value-type="string" office:string-value="CAR(32)" calcext:value-type="string">
            <text:p>CAR(32)</text:p>
          </table:table-cell>
          <table:table-cell table:style-name="ce3" table:formula="of:=[.$J$11]/[.J21]" office:value-type="float" office:value="0.430470667714521" calcext:value-type="float">
            <text:p>0.4304706677</text:p>
          </table:table-cell>
          <table:table-cell table:formula="of:=[.$J$11]/[.K21]" office:value-type="float" office:value="479.691586479742" calcext:value-type="float">
            <text:p>479.6915864797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5.156888" calcext:value-type="float">
            <text:p>5.156888</text:p>
          </table:table-cell>
          <table:table-cell office:value-type="float" office:value="0.033277" calcext:value-type="float">
            <text:p>0.033277</text:p>
          </table:table-cell>
          <table:table-cell table:style-name="ce3" office:value-type="float" office:value="10.249493" calcext:value-type="float">
            <text:p>10.249493</text:p>
          </table:table-cell>
          <table:table-cell table:style-name="ce16" office:value-type="float" office:value="0.039901" calcext:value-type="float">
            <text:p>0.039901</text:p>
          </table:table-cell>
          <table:table-cell table:style-name="ce16" office:value-type="float" office:value="20.646581" calcext:value-type="float">
            <text:p>20.646581</text:p>
          </table:table-cell>
          <table:table-cell table:style-name="ce16" office:value-type="float" office:value="0.048758" calcext:value-type="float">
            <text:p>0.048758</text:p>
          </table:table-cell>
          <table:table-cell table:style-name="ce16" office:value-type="float" office:value="42.47265" calcext:value-type="float">
            <text:p>42.47265</text:p>
          </table:table-cell>
          <table:table-cell table:style-name="ce16" office:value-type="float" office:value="0.069914" calcext:value-type="float">
            <text:p>0.069914</text:p>
          </table:table-cell>
          <table:table-cell table:style-name="ce16" office:value-type="float" office:value="98.27588" calcext:value-type="float">
            <text:p>98.27588</text:p>
          </table:table-cell>
          <table:table-cell table:style-name="ce16" office:value-type="float" office:value="0.083497" calcext:value-type="float">
            <text:p>0.083497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16:.B20])" office:value-type="float" office:value="5.3569858" calcext:value-type="float">
            <text:p>5.3569858</text:p>
          </table:table-cell>
          <table:table-cell table:style-name="ce13" table:formula="of:=AVERAGE([.C16:.C20])" office:value-type="float" office:value="0.03351" calcext:value-type="float">
            <text:p>0.03351</text:p>
          </table:table-cell>
          <table:table-cell table:style-name="ce13" table:formula="of:=AVERAGE([.D16:.D20])" office:value-type="float" office:value="10.2896938" calcext:value-type="float">
            <text:p>10.2896938</text:p>
          </table:table-cell>
          <table:table-cell table:style-name="ce13" table:formula="of:=AVERAGE([.E16:.E20])" office:value-type="float" office:value="0.0398026" calcext:value-type="float">
            <text:p>0.0398026</text:p>
          </table:table-cell>
          <table:table-cell table:style-name="ce13" table:formula="of:=AVERAGE([.F16:.F20])" office:value-type="float" office:value="20.6926698" calcext:value-type="float">
            <text:p>20.6926698</text:p>
          </table:table-cell>
          <table:table-cell table:style-name="ce13" table:formula="of:=AVERAGE([.G16:.G20])" office:value-type="float" office:value="0.0488334" calcext:value-type="float">
            <text:p>0.0488334</text:p>
          </table:table-cell>
          <table:table-cell table:style-name="ce13" table:formula="of:=AVERAGE([.H16:.H20])" office:value-type="float" office:value="43.0035834" calcext:value-type="float">
            <text:p>43.0035834</text:p>
          </table:table-cell>
          <table:table-cell table:style-name="ce13" table:formula="of:=AVERAGE([.I16:.I20])" office:value-type="float" office:value="0.070314" calcext:value-type="float">
            <text:p>0.070314</text:p>
          </table:table-cell>
          <table:table-cell table:style-name="ce13" table:formula="of:=AVERAGE([.J16:.J20])" office:value-type="float" office:value="93.0622744" calcext:value-type="float">
            <text:p>93.0622744</text:p>
          </table:table-cell>
          <table:table-cell table:style-name="ce13" table:formula="of:=AVERAGE([.K16:.K20])" office:value-type="float" office:value="0.0835132" calcext:value-type="float">
            <text:p>0.0835132</text:p>
          </table:table-cell>
          <table:table-cell table:style-name="Default"/>
          <table:table-cell/>
          <table:table-cell table:style-name="ce27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MANUAL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21" office:value-type="float" office:value="7" calcext:value-type="float">
            <text:p>7</text:p>
          </table:table-cell>
          <table:table-cell table:style-name="ce12" office:value-type="float" office:value="10" calcext:value-type="float">
            <text:p>10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1" calcext:value-type="float">
            <text:p>11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table:formula="of:=[.B4]" office:value-type="string" office:string-value="CAR(28)" calcext:value-type="string">
            <text:p>CAR(28)</text:p>
          </table:table-cell>
          <table:table-cell/>
          <table:table-cell table:style-name="ce2" table:formula="of:=[.D4]" office:value-type="string" office:string-value="CAR(29)" calcext:value-type="string">
            <text:p>CAR(29)</text:p>
          </table:table-cell>
          <table:table-cell table:style-name="ce16"/>
          <table:table-cell table:style-name="ce2" table:formula="of:=[.F4]" office:value-type="string" office:string-value="CAR(30)" calcext:value-type="string">
            <text:p>CAR(30)</text:p>
          </table:table-cell>
          <table:table-cell table:style-name="ce3"/>
          <table:table-cell table:style-name="ce2" table:formula="of:=[.H4]" office:value-type="string" office:string-value="CAR(31)" calcext:value-type="string">
            <text:p>CAR(31)</text:p>
          </table:table-cell>
          <table:table-cell table:style-name="ce3"/>
          <table:table-cell table:style-name="ce2" table:formula="of:=[.J4]" office:value-type="string" office:string-value="CAR(32)" calcext:value-type="string">
            <text:p>CAR(32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formula="of:=[.B24]" office:value-type="string" office:string-value="CAR(28)" calcext:value-type="string">
            <text:p>CAR(28)</text:p>
          </table:table-cell>
          <table:table-cell table:formula="of:=[.$B$11]/[.B31]" office:value-type="float" office:value="1.04267570915509" calcext:value-type="float">
            <text:p>1.0426757092</text:p>
          </table:table-cell>
          <table:table-cell table:formula="of:=[.$B$11]/[.C31]" office:value-type="float" office:value="107.511244668476" calcext:value-type="float">
            <text:p>107.5112446685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.340819" calcext:value-type="float">
            <text:p>2.340819</text:p>
          </table:table-cell>
          <table:table-cell office:value-type="float" office:value="0.021958" calcext:value-type="float">
            <text:p>0.021958</text:p>
          </table:table-cell>
          <table:table-cell table:style-name="ce3" office:value-type="float" office:value="4.698215" calcext:value-type="float">
            <text:p>4.698215</text:p>
          </table:table-cell>
          <table:table-cell table:style-name="ce3" office:value-type="float" office:value="0.028703" calcext:value-type="float">
            <text:p>0.028703</text:p>
          </table:table-cell>
          <table:table-cell office:value-type="float" office:value="9.385235" calcext:value-type="float">
            <text:p>9.385235</text:p>
          </table:table-cell>
          <table:table-cell table:style-name="ce3" office:value-type="float" office:value="0.038455" calcext:value-type="float">
            <text:p>0.038455</text:p>
          </table:table-cell>
          <table:table-cell table:style-name="ce3" office:value-type="float" office:value="20.641695" calcext:value-type="float">
            <text:p>20.641695</text:p>
          </table:table-cell>
          <table:table-cell table:style-name="ce3" office:value-type="float" office:value="0.048919" calcext:value-type="float">
            <text:p>0.048919</text:p>
          </table:table-cell>
          <table:table-cell table:style-name="ce3" office:value-type="float" office:value="34.878517" calcext:value-type="float">
            <text:p>34.878517</text:p>
          </table:table-cell>
          <table:table-cell table:style-name="ce3" office:value-type="float" office:value="0.060187" calcext:value-type="float">
            <text:p>0.060187</text:p>
          </table:table-cell>
          <table:table-cell table:formula="of:=[.D24]" office:value-type="string" office:string-value="CAR(29)" calcext:value-type="string">
            <text:p>CAR(29)</text:p>
          </table:table-cell>
          <table:table-cell table:style-name="ce3" table:formula="of:=[.$D$11]/[.D31]" office:value-type="float" office:value="1.03969698836044" calcext:value-type="float">
            <text:p>1.0396969884</text:p>
          </table:table-cell>
          <table:table-cell table:formula="of:=[.$D$11]/[.E31]" office:value-type="float" office:value="171.905143799463" calcext:value-type="float">
            <text:p>171.90514379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345182" calcext:value-type="float">
            <text:p>2.345182</text:p>
          </table:table-cell>
          <table:table-cell office:value-type="float" office:value="0.022861" calcext:value-type="float">
            <text:p>0.022861</text:p>
          </table:table-cell>
          <table:table-cell table:style-name="ce3" office:value-type="float" office:value="4.672889" calcext:value-type="float">
            <text:p>4.672889</text:p>
          </table:table-cell>
          <table:table-cell table:style-name="ce3" office:value-type="float" office:value="0.027875" calcext:value-type="float">
            <text:p>0.027875</text:p>
          </table:table-cell>
          <table:table-cell office:value-type="float" office:value="9.375833" calcext:value-type="float">
            <text:p>9.375833</text:p>
          </table:table-cell>
          <table:table-cell table:style-name="ce3" office:value-type="float" office:value="0.038179" calcext:value-type="float">
            <text:p>0.038179</text:p>
          </table:table-cell>
          <table:table-cell table:style-name="ce3" office:value-type="float" office:value="20.702616" calcext:value-type="float">
            <text:p>20.702616</text:p>
          </table:table-cell>
          <table:table-cell table:style-name="ce3" office:value-type="float" office:value="0.048888" calcext:value-type="float">
            <text:p>0.048888</text:p>
          </table:table-cell>
          <table:table-cell table:style-name="ce3" office:value-type="float" office:value="35.086153" calcext:value-type="float">
            <text:p>35.086153</text:p>
          </table:table-cell>
          <table:table-cell table:style-name="ce3" office:value-type="float" office:value="0.059854" calcext:value-type="float">
            <text:p>0.059854</text:p>
          </table:table-cell>
          <table:table-cell table:formula="of:=[.F24]" office:value-type="string" office:string-value="CAR(30)" calcext:value-type="string">
            <text:p>CAR(30)</text:p>
          </table:table-cell>
          <table:table-cell table:style-name="ce3" table:formula="of:=[.$F$11]/[.F31]" office:value-type="float" office:value="1.04447122013186" calcext:value-type="float">
            <text:p>1.0444712201</text:p>
          </table:table-cell>
          <table:table-cell table:formula="of:=[.$F$11]/[.G31]" office:value-type="float" office:value="256.624035784141" calcext:value-type="float">
            <text:p>256.62403578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333386" calcext:value-type="float">
            <text:p>2.333386</text:p>
          </table:table-cell>
          <table:table-cell office:value-type="float" office:value="0.022858" calcext:value-type="float">
            <text:p>0.022858</text:p>
          </table:table-cell>
          <table:table-cell table:style-name="ce3" office:value-type="float" office:value="4.681653" calcext:value-type="float">
            <text:p>4.681653</text:p>
          </table:table-cell>
          <table:table-cell table:style-name="ce3" office:value-type="float" office:value="0.028169" calcext:value-type="float">
            <text:p>0.028169</text:p>
          </table:table-cell>
          <table:table-cell office:value-type="float" office:value="9.371107" calcext:value-type="float">
            <text:p>9.371107</text:p>
          </table:table-cell>
          <table:table-cell table:style-name="ce3" office:value-type="float" office:value="0.038117" calcext:value-type="float">
            <text:p>0.038117</text:p>
          </table:table-cell>
          <table:table-cell table:style-name="ce3" office:value-type="float" office:value="21.551355" calcext:value-type="float">
            <text:p>21.551355</text:p>
          </table:table-cell>
          <table:table-cell table:style-name="ce3" office:value-type="float" office:value="0.048109" calcext:value-type="float">
            <text:p>0.048109</text:p>
          </table:table-cell>
          <table:table-cell table:style-name="ce3" office:value-type="float" office:value="35.025185" calcext:value-type="float">
            <text:p>35.025185</text:p>
          </table:table-cell>
          <table:table-cell table:style-name="ce3" office:value-type="float" office:value="0.060117" calcext:value-type="float">
            <text:p>0.060117</text:p>
          </table:table-cell>
          <table:table-cell table:formula="of:=[.H24]" office:value-type="string" office:string-value="CAR(31)" calcext:value-type="string">
            <text:p>CAR(31)</text:p>
          </table:table-cell>
          <table:table-cell table:style-name="ce3" table:formula="of:=[.$H$11]/[.H31]" office:value-type="float" office:value="0.93009427459046" calcext:value-type="float">
            <text:p>0.9300942746</text:p>
          </table:table-cell>
          <table:table-cell table:formula="of:=[.$H$11]/[.I31]" office:value-type="float" office:value="406.246260087988" calcext:value-type="float">
            <text:p>406.24626008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341451" calcext:value-type="float">
            <text:p>2.341451</text:p>
          </table:table-cell>
          <table:table-cell office:value-type="float" office:value="0.023002" calcext:value-type="float">
            <text:p>0.023002</text:p>
          </table:table-cell>
          <table:table-cell table:style-name="ce3" office:value-type="float" office:value="4.704144" calcext:value-type="float">
            <text:p>4.704144</text:p>
          </table:table-cell>
          <table:table-cell table:style-name="ce3" office:value-type="float" office:value="0.028357" calcext:value-type="float">
            <text:p>0.028357</text:p>
          </table:table-cell>
          <table:table-cell table:style-name="ce16" office:value-type="float" office:value="9.355531" calcext:value-type="float">
            <text:p>9.355531</text:p>
          </table:table-cell>
          <table:table-cell table:style-name="ce16" office:value-type="float" office:value="0.037712" calcext:value-type="float">
            <text:p>0.037712</text:p>
          </table:table-cell>
          <table:table-cell table:style-name="ce16" office:value-type="float" office:value="21.734041" calcext:value-type="float">
            <text:p>21.734041</text:p>
          </table:table-cell>
          <table:table-cell table:style-name="ce16" office:value-type="float" office:value="0.048795" calcext:value-type="float">
            <text:p>0.048795</text:p>
          </table:table-cell>
          <table:table-cell table:style-name="ce16" office:value-type="float" office:value="35.158385" calcext:value-type="float">
            <text:p>35.158385</text:p>
          </table:table-cell>
          <table:table-cell table:style-name="ce16" office:value-type="float" office:value="0.060598" calcext:value-type="float">
            <text:p>0.060598</text:p>
          </table:table-cell>
          <table:table-cell table:formula="of:=[.J24]" office:value-type="string" office:string-value="CAR(32)" calcext:value-type="string">
            <text:p>CAR(32)</text:p>
          </table:table-cell>
          <table:table-cell table:style-name="ce3" table:formula="of:=[.$J$11]/[.J31]" office:value-type="float" office:value="1.14235213209784" calcext:value-type="float">
            <text:p>1.1423521321</text:p>
          </table:table-cell>
          <table:table-cell table:formula="of:=[.$J$11]/[.K31]" office:value-type="float" office:value="664.583793414644" calcext:value-type="float">
            <text:p>664.583793414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339776" calcext:value-type="float">
            <text:p>2.339776</text:p>
          </table:table-cell>
          <table:table-cell office:value-type="float" office:value="0.022797" calcext:value-type="float">
            <text:p>0.022797</text:p>
          </table:table-cell>
          <table:table-cell table:style-name="ce3" office:value-type="float" office:value="4.704904" calcext:value-type="float">
            <text:p>4.704904</text:p>
          </table:table-cell>
          <table:table-cell table:style-name="ce16" office:value-type="float" office:value="0.028795" calcext:value-type="float">
            <text:p>0.028795</text:p>
          </table:table-cell>
          <table:table-cell table:style-name="ce16" office:value-type="float" office:value="9.366574" calcext:value-type="float">
            <text:p>9.366574</text:p>
          </table:table-cell>
          <table:table-cell table:style-name="ce16" office:value-type="float" office:value="0.038236" calcext:value-type="float">
            <text:p>0.038236</text:p>
          </table:table-cell>
          <table:table-cell table:style-name="ce16" office:value-type="float" office:value="21.502072" calcext:value-type="float">
            <text:p>21.502072</text:p>
          </table:table-cell>
          <table:table-cell table:style-name="ce16" office:value-type="float" office:value="0.048276" calcext:value-type="float">
            <text:p>0.048276</text:p>
          </table:table-cell>
          <table:table-cell table:style-name="ce16" office:value-type="float" office:value="35.194276" calcext:value-type="float">
            <text:p>35.194276</text:p>
          </table:table-cell>
          <table:table-cell table:style-name="ce16" office:value-type="float" office:value="0.06064" calcext:value-type="float">
            <text:p>0.06064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26:.B30])" office:value-type="float" office:value="2.3401228" calcext:value-type="float">
            <text:p>2.3401228</text:p>
          </table:table-cell>
          <table:table-cell table:style-name="ce13" table:formula="of:=AVERAGE([.C26:.C30])" office:value-type="float" office:value="0.0226952" calcext:value-type="float">
            <text:p>0.0226952</text:p>
          </table:table-cell>
          <table:table-cell table:style-name="ce13" table:formula="of:=AVERAGE([.D26:.D30])" office:value-type="float" office:value="4.692361" calcext:value-type="float">
            <text:p>4.692361</text:p>
          </table:table-cell>
          <table:table-cell table:style-name="ce13" table:formula="of:=AVERAGE([.E26:.E30])" office:value-type="float" office:value="0.0283798" calcext:value-type="float">
            <text:p>0.0283798</text:p>
          </table:table-cell>
          <table:table-cell table:style-name="ce13" table:formula="of:=AVERAGE([.F26:.F30])" office:value-type="float" office:value="9.370856" calcext:value-type="float">
            <text:p>9.370856</text:p>
          </table:table-cell>
          <table:table-cell table:style-name="ce13" table:formula="of:=AVERAGE([.G26:.G30])" office:value-type="float" office:value="0.0381398" calcext:value-type="float">
            <text:p>0.0381398</text:p>
          </table:table-cell>
          <table:table-cell table:style-name="ce13" table:formula="of:=AVERAGE([.H26:.H30])" office:value-type="float" office:value="21.2263558" calcext:value-type="float">
            <text:p>21.2263558</text:p>
          </table:table-cell>
          <table:table-cell table:style-name="ce13" table:formula="of:=AVERAGE([.I26:.I30])" office:value-type="float" office:value="0.0485974" calcext:value-type="float">
            <text:p>0.0485974</text:p>
          </table:table-cell>
          <table:table-cell table:style-name="ce13" table:formula="of:=AVERAGE([.J26:.J30])" office:value-type="float" office:value="35.0685032" calcext:value-type="float">
            <text:p>35.0685032</text:p>
          </table:table-cell>
          <table:table-cell table:style-name="ce13" table:formula="of:=AVERAGE([.K26:.K30])" office:value-type="float" office:value="0.0602792" calcext:value-type="float">
            <text:p>0.0602792</text:p>
          </table:table-cell>
          <table:table-cell table:style-name="ce23" table:number-columns-repeated="2"/>
          <table:table-cell table:style-name="ce27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SPEEDUP</text:p>
          </table:table-cell>
          <table:table-cell table:style-name="ce14" office:value-type="string" calcext:value-type="string">
            <text:p>MEMO</text:p>
          </table:table-cell>
          <table:table-cell table:style-name="ce14" office:value-type="string" calcext:value-type="string">
            <text:p>OMP_F</text:p>
          </table:table-cell>
          <table:table-cell table:style-name="ce14" office:value-type="string" calcext:value-type="string">
            <text:p>OMP_MF</text:p>
          </table:table-cell>
          <table:table-cell table:style-name="ce14" office:value-type="string" calcext:value-type="string">
            <text:p>OMP_MEMO_F</text:p>
          </table:table-cell>
          <table:table-cell table:style-name="ce17" office:value-type="string" calcext:value-type="string">
            <text:p>OMP_MEMO_MF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string" office:string-value="CAR(28)" calcext:value-type="string">
            <text:p>CAR(28)</text:p>
          </table:table-cell>
          <table:table-cell table:style-name="ce3" table:formula="of:=[.M5]" office:value-type="float" office:value="2439989.2" calcext:value-type="float">
            <text:p>2439989.2</text:p>
          </table:table-cell>
          <table:table-cell table:formula="of:=[.M15]" office:value-type="float" office:value="0.455478004067138" calcext:value-type="float">
            <text:p>0.4554780041</text:p>
          </table:table-cell>
          <table:table-cell table:formula="of:=[.M25]" office:value-type="float" office:value="1.04267570915509" calcext:value-type="float">
            <text:p>1.0426757092</text:p>
          </table:table-cell>
          <table:table-cell table:style-name="Default" table:formula="of:=[.N15]" office:value-type="float" office:value="72.8137630558042" calcext:value-type="float">
            <text:p>72.8137630558</text:p>
          </table:table-cell>
          <table:table-cell table:style-name="ce18" table:formula="of:=[.N25]" office:value-type="float" office:value="107.511244668476" calcext:value-type="float">
            <text:p>107.5112446685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string" office:string-value="CAR(29)" calcext:value-type="string">
            <text:p>CAR(29)</text:p>
          </table:table-cell>
          <table:table-cell table:style-name="ce3" table:formula="of:=[.M6]" office:value-type="float" office:value="975726.72" calcext:value-type="float">
            <text:p>975726.72</text:p>
          </table:table-cell>
          <table:table-cell table:formula="of:=[.M16]" office:value-type="float" office:value="0.474128161131481" calcext:value-type="float">
            <text:p>0.4741281611</text:p>
          </table:table-cell>
          <table:table-cell table:formula="of:=[.M26]" office:value-type="float" office:value="1.03969698836044" calcext:value-type="float">
            <text:p>1.0396969884</text:p>
          </table:table-cell>
          <table:table-cell table:style-name="Default" table:formula="of:=[.N16]" office:value-type="float" office:value="122.570726535452" calcext:value-type="float">
            <text:p>122.5707265355</text:p>
          </table:table-cell>
          <table:table-cell table:style-name="ce18" table:formula="of:=[.N26]" office:value-type="float" office:value="171.905143799463" calcext:value-type="float">
            <text:p>171.9051437995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F4]" office:value-type="string" office:string-value="CAR(30)" calcext:value-type="string">
            <text:p>CAR(30)</text:p>
          </table:table-cell>
          <table:table-cell table:style-name="ce3" table:formula="of:=[.M7]" office:value-type="float" office:value="1957517.88" calcext:value-type="float">
            <text:p>1957517.88</text:p>
          </table:table-cell>
          <table:table-cell table:formula="of:=[.M17]" office:value-type="float" office:value="0.472997901894709" calcext:value-type="float">
            <text:p>0.4729979019</text:p>
          </table:table-cell>
          <table:table-cell table:formula="of:=[.M27]" office:value-type="float" office:value="1.04447122013186" calcext:value-type="float">
            <text:p>1.0444712201</text:p>
          </table:table-cell>
          <table:table-cell table:style-name="Default" table:formula="of:=[.N17]" office:value-type="float" office:value="200.428178255047" calcext:value-type="float">
            <text:p>200.428178255</text:p>
          </table:table-cell>
          <table:table-cell table:style-name="ce18" table:formula="of:=[.N27]" office:value-type="float" office:value="256.624035784141" calcext:value-type="float">
            <text:p>256.624035784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string" office:string-value="CAR(31)" calcext:value-type="string">
            <text:p>CAR(31)</text:p>
          </table:table-cell>
          <table:table-cell table:style-name="ce3" table:formula="of:=[.M8]" office:value-type="float" office:value="3948502.4" calcext:value-type="float">
            <text:p>3948502.4</text:p>
          </table:table-cell>
          <table:table-cell table:formula="of:=[.M18]" office:value-type="float" office:value="0.459089927840757" calcext:value-type="float">
            <text:p>0.4590899278</text:p>
          </table:table-cell>
          <table:table-cell table:formula="of:=[.M28]" office:value-type="float" office:value="0.93009427459046" calcext:value-type="float">
            <text:p>0.9300942746</text:p>
          </table:table-cell>
          <table:table-cell table:style-name="Default" table:formula="of:=[.N18]" office:value-type="float" office:value="280.776402992292" calcext:value-type="float">
            <text:p>280.7764029923</text:p>
          </table:table-cell>
          <table:table-cell table:style-name="ce18" table:formula="of:=[.N28]" office:value-type="float" office:value="406.246260087988" calcext:value-type="float">
            <text:p>406.246260088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string" office:string-value="CAR(32)" calcext:value-type="string">
            <text:p>CAR(32)</text:p>
          </table:table-cell>
          <table:table-cell table:style-name="ce15" table:formula="of:=[.M9]" office:value-type="float" office:value="7703957.57692308" calcext:value-type="float">
            <text:p>7703957.57692308</text:p>
          </table:table-cell>
          <table:table-cell table:style-name="ce15" table:formula="of:=[.M19]" office:value-type="float" office:value="0.430470667714521" calcext:value-type="float">
            <text:p>0.4304706677</text:p>
          </table:table-cell>
          <table:table-cell table:style-name="ce15" table:formula="of:=[.M29]" office:value-type="float" office:value="1.14235213209784" calcext:value-type="float">
            <text:p>1.1423521321</text:p>
          </table:table-cell>
          <table:table-cell table:style-name="ce15" table:formula="of:=[.N19]" office:value-type="float" office:value="479.691586479742" calcext:value-type="float">
            <text:p>479.6915864797</text:p>
          </table:table-cell>
          <table:table-cell table:style-name="ce19" table:formula="of:=[.N29]" office:value-type="float" office:value="664.583793414644" calcext:value-type="float">
            <text:p>664.5837934146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here is a big difference between OmpSs final and manual final due to the reduction.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Egg_dropping_puzzle" table:style-name="ta1">
        <table:shapes>
          <draw:frame draw:z-index="0" draw:style-name="gr1" draw:text-style-name="P1" svg:width="4.9783in" svg:height="2.552in" svg:x="7.576in" svg:y="5.6996in">
            <draw:object draw:notify-on-update-of-ranges="Egg_dropping_puzzle.B34:Egg_dropping_puzzle.B38 Egg_dropping_puzzle.D33:Egg_dropping_puzzle.D33 Egg_dropping_puzzle.D34:Egg_dropping_puzzle.D38 Egg_dropping_puzzle.E33:Egg_dropping_puzzle.E33 Egg_dropping_puzzle.E34:Egg_dropping_puzzle.E38 Egg_dropping_puzzle.F33:Egg_dropping_puzzle.F33 Egg_dropping_puzzle.F34:Egg_dropping_puzzle.F38 Egg_dropping_puzzle.G33:Egg_dropping_puzzle.G33 Egg_dropping_puzzle.G34:Egg_dropping_puzzle.G3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3"/>
        <table:table-column table:style-name="co6" table:default-cell-style-name="ce3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ce10"/>
        <table:table-column table:style-name="co2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5"/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EDP(10, 17)</text:p>
          </table:table-cell>
          <table:table-cell/>
          <table:table-cell table:style-name="ce2" office:value-type="string" calcext:value-type="string">
            <text:p>EDP(10, 18)</text:p>
          </table:table-cell>
          <table:table-cell/>
          <table:table-cell table:style-name="ce2" office:value-type="string" calcext:value-type="string">
            <text:p>EDP(10, 19)</text:p>
          </table:table-cell>
          <table:table-cell table:style-name="Default"/>
          <table:table-cell table:style-name="ce2" office:value-type="string" calcext:value-type="string">
            <text:p>EDP(10, 20)</text:p>
          </table:table-cell>
          <table:table-cell/>
          <table:table-cell table:style-name="ce2" office:value-type="string" calcext:value-type="string">
            <text:p>EDP(10, 21)</text:p>
          </table:table-cell>
          <table:table-cell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ERIAL</text:p>
          </table:table-cell>
          <table:table-cell table:style-name="ce1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formula="of:=[.B4]" office:value-type="string" office:string-value="EDP(10, 17)" calcext:value-type="string">
            <text:p>EDP(10, 17)</text:p>
          </table:table-cell>
          <table:table-cell table:formula="of:=[.B11]/[.C11]" office:value-type="float" office:value="31902.2923076923" calcext:value-type="float">
            <text:p>31902.292307692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13694" calcext:value-type="float">
            <text:p>0.413694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219034" calcext:value-type="float">
            <text:p>1.219034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3.615511" calcext:value-type="float">
            <text:p>3.615511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0.558121" calcext:value-type="float">
            <text:p>10.558121</text:p>
          </table:table-cell>
          <table:table-cell table:style-name="ce3" office:value-type="float" office:value="0.000018" calcext:value-type="float">
            <text:p>0.000018</text:p>
          </table:table-cell>
          <table:table-cell table:style-name="ce3" office:value-type="float" office:value="30.740811" calcext:value-type="float">
            <text:p>30.740811</text:p>
          </table:table-cell>
          <table:table-cell office:value-type="float" office:value="0.000019" calcext:value-type="float">
            <text:p>0.000019</text:p>
          </table:table-cell>
          <table:table-cell table:formula="of:=[.D4]" office:value-type="string" office:string-value="EDP(10, 18)" calcext:value-type="string">
            <text:p>EDP(10, 18)</text:p>
          </table:table-cell>
          <table:table-cell table:style-name="ce3" table:formula="of:=[.D11]/[.E11]" office:value-type="float" office:value="87719.5571428572" calcext:value-type="float">
            <text:p>87719.55714285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13953" calcext:value-type="float">
            <text:p>0.413953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241146" calcext:value-type="float">
            <text:p>1.24114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3.693599" calcext:value-type="float">
            <text:p>3.693599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0.685194" calcext:value-type="float">
            <text:p>10.685194</text:p>
          </table:table-cell>
          <table:table-cell table:style-name="ce3" office:value-type="float" office:value="0.000018" calcext:value-type="float">
            <text:p>0.000018</text:p>
          </table:table-cell>
          <table:table-cell table:style-name="ce3" office:value-type="float" office:value="30.741246" calcext:value-type="float">
            <text:p>30.741246</text:p>
          </table:table-cell>
          <table:table-cell office:value-type="float" office:value="0.000019" calcext:value-type="float">
            <text:p>0.000019</text:p>
          </table:table-cell>
          <table:table-cell table:formula="of:=[.F4]" office:value-type="string" office:string-value="EDP(10, 19)" calcext:value-type="string">
            <text:p>EDP(10, 19)</text:p>
          </table:table-cell>
          <table:table-cell table:style-name="ce3" table:formula="of:=[.F11]/[.G11]" office:value-type="float" office:value="228560.0625" calcext:value-type="float">
            <text:p>228560.062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16168" calcext:value-type="float">
            <text:p>0.416168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220908" calcext:value-type="float">
            <text:p>1.220908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3.685751" calcext:value-type="float">
            <text:p>3.685751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0.664826" calcext:value-type="float">
            <text:p>10.664826</text:p>
          </table:table-cell>
          <table:table-cell table:style-name="ce3" office:value-type="float" office:value="0.000018" calcext:value-type="float">
            <text:p>0.000018</text:p>
          </table:table-cell>
          <table:table-cell table:style-name="ce3" office:value-type="float" office:value="30.747216" calcext:value-type="float">
            <text:p>30.747216</text:p>
          </table:table-cell>
          <table:table-cell office:value-type="float" office:value="0.000019" calcext:value-type="float">
            <text:p>0.000019</text:p>
          </table:table-cell>
          <table:table-cell table:formula="of:=[.H4]" office:value-type="string" office:string-value="EDP(10, 20)" calcext:value-type="string">
            <text:p>EDP(10, 20)</text:p>
          </table:table-cell>
          <table:table-cell table:style-name="ce3" table:formula="of:=[.H11]/[.I11]" office:value-type="float" office:value="598181.95505618" calcext:value-type="float">
            <text:p>598181.955056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15795" calcext:value-type="float">
            <text:p>0.415795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223342" calcext:value-type="float">
            <text:p>1.223342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3.676922" calcext:value-type="float">
            <text:p>3.676922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10.663883" calcext:value-type="float">
            <text:p>10.663883</text:p>
          </table:table-cell>
          <table:table-cell table:style-name="ce16" office:value-type="float" office:value="0.000018" calcext:value-type="float">
            <text:p>0.000018</text:p>
          </table:table-cell>
          <table:table-cell table:style-name="ce16" office:value-type="float" office:value="30.752821" calcext:value-type="float">
            <text:p>30.752821</text:p>
          </table:table-cell>
          <table:table-cell office:value-type="float" office:value="0.000019" calcext:value-type="float">
            <text:p>0.000019</text:p>
          </table:table-cell>
          <table:table-cell table:formula="of:=[.J4]" office:value-type="string" office:string-value="EDP(10, 21)" calcext:value-type="string">
            <text:p>EDP(10, 21)</text:p>
          </table:table-cell>
          <table:table-cell table:style-name="ce3" table:formula="of:=[.J11]/[.K11]" office:value-type="float" office:value="1618193.56842105" calcext:value-type="float">
            <text:p>1618193.56842105</text:p>
          </table:table-cell>
          <table:table-cell table:number-columns-repeated="11"/>
        </table:table-row>
        <table:table-row table:style-name="ro1">
          <table:table-cell table:style-name="ce1"/>
          <table:table-cell office:value-type="float" office:value="0.414039" calcext:value-type="float">
            <text:p>0.414039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1.235939" calcext:value-type="float">
            <text:p>1.23593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3.613022" calcext:value-type="float">
            <text:p>3.613022</text:p>
          </table:table-cell>
          <table:table-cell table:style-name="ce16" office:value-type="float" office:value="0.000016" calcext:value-type="float">
            <text:p>0.000016</text:p>
          </table:table-cell>
          <table:table-cell office:value-type="float" office:value="10.66617" calcext:value-type="float">
            <text:p>10.66617</text:p>
          </table:table-cell>
          <table:table-cell table:style-name="ce16" office:value-type="float" office:value="0.000017" calcext:value-type="float">
            <text:p>0.000017</text:p>
          </table:table-cell>
          <table:table-cell table:style-name="ce16" office:value-type="float" office:value="30.746295" calcext:value-type="float">
            <text:p>30.746295</text:p>
          </table:table-cell>
          <table:table-cell office:value-type="float" office:value="0.000019" calcext:value-type="float">
            <text:p>0.000019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8" table:formula="of:=AVERAGE([.B6:.B10])" office:value-type="float" office:value="0.4147298" calcext:value-type="float">
            <text:p>0.4147298</text:p>
          </table:table-cell>
          <table:table-cell table:style-name="ce13" table:formula="of:=AVERAGE([.C6:.C10])" office:value-type="float" office:value="0.000013" calcext:value-type="float">
            <text:p>0.000013</text:p>
          </table:table-cell>
          <table:table-cell table:style-name="ce13" table:formula="of:=AVERAGE([.D6:.D10])" office:value-type="float" office:value="1.2280738" calcext:value-type="float">
            <text:p>1.2280738</text:p>
          </table:table-cell>
          <table:table-cell table:style-name="ce13" table:formula="of:=AVERAGE([.E6:.E10])" office:value-type="float" office:value="0.000014" calcext:value-type="float">
            <text:p>0.000014</text:p>
          </table:table-cell>
          <table:table-cell table:style-name="ce13" table:formula="of:=AVERAGE([.F6:.F10])" office:value-type="float" office:value="3.656961" calcext:value-type="float">
            <text:p>3.656961</text:p>
          </table:table-cell>
          <table:table-cell table:style-name="ce13" table:formula="of:=AVERAGE([.G6:.G10])" office:value-type="float" office:value="0.000016" calcext:value-type="float">
            <text:p>0.000016</text:p>
          </table:table-cell>
          <table:table-cell table:style-name="ce13" table:formula="of:=AVERAGE([.H6:.H10])" office:value-type="float" office:value="10.6476388" calcext:value-type="float">
            <text:p>10.6476388</text:p>
          </table:table-cell>
          <table:table-cell table:style-name="ce13" table:formula="of:=AVERAGE([.I6:.I10])" office:value-type="float" office:value="0.0000178" calcext:value-type="float">
            <text:p>0.0000178</text:p>
          </table:table-cell>
          <table:table-cell table:style-name="ce13" table:formula="of:=AVERAGE([.J6:.J10])" office:value-type="float" office:value="30.7456778" calcext:value-type="float">
            <text:p>30.7456778</text:p>
          </table:table-cell>
          <table:table-cell table:style-name="ce13" table:formula="of:=AVERAGE([.K6:.K10])" office:value-type="float" office:value="0.000019" calcext:value-type="float">
            <text:p>0.000019</text:p>
          </table:table-cell>
          <table:table-cell table:style-name="ce13"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OMPSS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5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string" office:string-value="EDP(10, 17)" calcext:value-type="string">
            <text:p>EDP(10, 17)</text:p>
          </table:table-cell>
          <table:table-cell/>
          <table:table-cell table:style-name="ce2" table:formula="of:=[.D4]" office:value-type="string" office:string-value="EDP(10, 18)" calcext:value-type="string">
            <text:p>EDP(10, 18)</text:p>
          </table:table-cell>
          <table:table-cell table:style-name="ce16"/>
          <table:table-cell table:style-name="ce2" table:formula="of:=[.F4]" office:value-type="string" office:string-value="EDP(10, 19)" calcext:value-type="string">
            <text:p>EDP(10, 19)</text:p>
          </table:table-cell>
          <table:table-cell/>
          <table:table-cell table:style-name="ce2" table:formula="of:=[.H4]" office:value-type="string" office:string-value="EDP(10, 20)" calcext:value-type="string">
            <text:p>EDP(10, 20)</text:p>
          </table:table-cell>
          <table:table-cell table:style-name="ce3"/>
          <table:table-cell table:style-name="ce2" table:formula="of:=[.J4]" office:value-type="string" office:string-value="EDP(10, 21)" calcext:value-type="string">
            <text:p>EDP(10, 21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formula="of:=[.B14]" office:value-type="string" office:string-value="EDP(10, 17)" calcext:value-type="string">
            <text:p>EDP(10, 17)</text:p>
          </table:table-cell>
          <table:table-cell table:formula="of:=[.$B$11]/[.B21]" office:value-type="float" office:value="0.436084051027526" calcext:value-type="float">
            <text:p>0.436084051</text:p>
          </table:table-cell>
          <table:table-cell table:formula="of:=[.$B$11]/[.C21]" office:value-type="float" office:value="10.1239045633632" calcext:value-type="float">
            <text:p>10.1239045634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0.951295" calcext:value-type="float">
            <text:p>0.951295</text:p>
          </table:table-cell>
          <table:table-cell office:value-type="float" office:value="0.041297" calcext:value-type="float">
            <text:p>0.041297</text:p>
          </table:table-cell>
          <table:table-cell table:style-name="ce3" office:value-type="float" office:value="2.777698" calcext:value-type="float">
            <text:p>2.777698</text:p>
          </table:table-cell>
          <table:table-cell table:style-name="ce3" office:value-type="float" office:value="0.106287" calcext:value-type="float">
            <text:p>0.106287</text:p>
          </table:table-cell>
          <table:table-cell office:value-type="float" office:value="8.175409" calcext:value-type="float">
            <text:p>8.175409</text:p>
          </table:table-cell>
          <table:table-cell office:value-type="float" office:value="0.132448" calcext:value-type="float">
            <text:p>0.132448</text:p>
          </table:table-cell>
          <table:table-cell table:style-name="ce3" office:value-type="float" office:value="23.603773" calcext:value-type="float">
            <text:p>23.603773</text:p>
          </table:table-cell>
          <table:table-cell table:style-name="ce3" office:value-type="float" office:value="0.204203" calcext:value-type="float">
            <text:p>0.204203</text:p>
          </table:table-cell>
          <table:table-cell table:style-name="ce3" office:value-type="float" office:value="67.674929" calcext:value-type="float">
            <text:p>67.674929</text:p>
          </table:table-cell>
          <table:table-cell table:style-name="ce3" office:value-type="float" office:value="0.398616" calcext:value-type="float">
            <text:p>0.398616</text:p>
          </table:table-cell>
          <table:table-cell table:formula="of:=[.D14]" office:value-type="string" office:string-value="EDP(10, 18)" calcext:value-type="string">
            <text:p>EDP(10, 18)</text:p>
          </table:table-cell>
          <table:table-cell table:style-name="ce3" table:formula="of:=[.$D$11]/[.D21]" office:value-type="float" office:value="0.432046753374318" calcext:value-type="float">
            <text:p>0.4320467534</text:p>
          </table:table-cell>
          <table:table-cell table:formula="of:=[.$D$11]/[.E21]" office:value-type="float" office:value="11.5284382345652" calcext:value-type="float">
            <text:p>11.5284382346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0.949916" calcext:value-type="float">
            <text:p>0.949916</text:p>
          </table:table-cell>
          <table:table-cell office:value-type="float" office:value="0.040987" calcext:value-type="float">
            <text:p>0.040987</text:p>
          </table:table-cell>
          <table:table-cell table:style-name="ce3" office:value-type="float" office:value="2.865526" calcext:value-type="float">
            <text:p>2.865526</text:p>
          </table:table-cell>
          <table:table-cell table:style-name="ce3" office:value-type="float" office:value="0.106916" calcext:value-type="float">
            <text:p>0.106916</text:p>
          </table:table-cell>
          <table:table-cell office:value-type="float" office:value="8.177165" calcext:value-type="float">
            <text:p>8.177165</text:p>
          </table:table-cell>
          <table:table-cell office:value-type="float" office:value="0.132792" calcext:value-type="float">
            <text:p>0.132792</text:p>
          </table:table-cell>
          <table:table-cell table:style-name="ce3" office:value-type="float" office:value="23.581458" calcext:value-type="float">
            <text:p>23.581458</text:p>
          </table:table-cell>
          <table:table-cell table:style-name="ce3" office:value-type="float" office:value="0.204064" calcext:value-type="float">
            <text:p>0.204064</text:p>
          </table:table-cell>
          <table:table-cell table:style-name="ce3" office:value-type="float" office:value="67.720564" calcext:value-type="float">
            <text:p>67.720564</text:p>
          </table:table-cell>
          <table:table-cell table:style-name="ce3" office:value-type="float" office:value="0.396765" calcext:value-type="float">
            <text:p>0.396765</text:p>
          </table:table-cell>
          <table:table-cell table:formula="of:=[.F14]" office:value-type="string" office:string-value="EDP(10, 19)" calcext:value-type="string">
            <text:p>EDP(10, 19)</text:p>
          </table:table-cell>
          <table:table-cell table:style-name="ce3" table:formula="of:=[.$F$11]/[.F21]" office:value-type="float" office:value="0.446552886333971" calcext:value-type="float">
            <text:p>0.4465528863</text:p>
          </table:table-cell>
          <table:table-cell table:formula="of:=[.$F$11]/[.G21]" office:value-type="float" office:value="27.6314870840121" calcext:value-type="float">
            <text:p>27.631487084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0.951938" calcext:value-type="float">
            <text:p>0.951938</text:p>
          </table:table-cell>
          <table:table-cell office:value-type="float" office:value="0.040798" calcext:value-type="float">
            <text:p>0.040798</text:p>
          </table:table-cell>
          <table:table-cell table:style-name="ce3" office:value-type="float" office:value="2.877585" calcext:value-type="float">
            <text:p>2.877585</text:p>
          </table:table-cell>
          <table:table-cell table:style-name="ce3" office:value-type="float" office:value="0.106852" calcext:value-type="float">
            <text:p>0.106852</text:p>
          </table:table-cell>
          <table:table-cell office:value-type="float" office:value="8.183354" calcext:value-type="float">
            <text:p>8.183354</text:p>
          </table:table-cell>
          <table:table-cell office:value-type="float" office:value="0.132067" calcext:value-type="float">
            <text:p>0.132067</text:p>
          </table:table-cell>
          <table:table-cell table:style-name="ce3" office:value-type="float" office:value="23.566988" calcext:value-type="float">
            <text:p>23.566988</text:p>
          </table:table-cell>
          <table:table-cell table:style-name="ce3" office:value-type="float" office:value="0.203449" calcext:value-type="float">
            <text:p>0.203449</text:p>
          </table:table-cell>
          <table:table-cell table:style-name="ce3" office:value-type="float" office:value="67.742187" calcext:value-type="float">
            <text:p>67.742187</text:p>
          </table:table-cell>
          <table:table-cell table:style-name="ce3" office:value-type="float" office:value="0.3975" calcext:value-type="float">
            <text:p>0.3975</text:p>
          </table:table-cell>
          <table:table-cell table:formula="of:=[.H14]" office:value-type="string" office:string-value="EDP(10, 20)" calcext:value-type="string">
            <text:p>EDP(10, 20)</text:p>
          </table:table-cell>
          <table:table-cell table:style-name="ce3" table:formula="of:=[.$H$11]/[.H21]" office:value-type="float" office:value="0.451575521472699" calcext:value-type="float">
            <text:p>0.4515755215</text:p>
          </table:table-cell>
          <table:table-cell table:formula="of:=[.$H$11]/[.I21]" office:value-type="float" office:value="52.146149340511" calcext:value-type="float">
            <text:p>52.1461493405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0.95112" calcext:value-type="float">
            <text:p>0.95112</text:p>
          </table:table-cell>
          <table:table-cell office:value-type="float" office:value="0.040987" calcext:value-type="float">
            <text:p>0.040987</text:p>
          </table:table-cell>
          <table:table-cell table:style-name="ce3" office:value-type="float" office:value="2.882372" calcext:value-type="float">
            <text:p>2.882372</text:p>
          </table:table-cell>
          <table:table-cell table:style-name="ce3" office:value-type="float" office:value="0.106412" calcext:value-type="float">
            <text:p>0.106412</text:p>
          </table:table-cell>
          <table:table-cell table:style-name="ce16" office:value-type="float" office:value="8.236178" calcext:value-type="float">
            <text:p>8.236178</text:p>
          </table:table-cell>
          <table:table-cell table:style-name="ce16" office:value-type="float" office:value="0.13209" calcext:value-type="float">
            <text:p>0.13209</text:p>
          </table:table-cell>
          <table:table-cell table:style-name="ce16" office:value-type="float" office:value="23.567931" calcext:value-type="float">
            <text:p>23.567931</text:p>
          </table:table-cell>
          <table:table-cell table:style-name="ce16" office:value-type="float" office:value="0.205076" calcext:value-type="float">
            <text:p>0.205076</text:p>
          </table:table-cell>
          <table:table-cell table:style-name="ce16" office:value-type="float" office:value="67.66588" calcext:value-type="float">
            <text:p>67.66588</text:p>
          </table:table-cell>
          <table:table-cell table:style-name="ce16" office:value-type="float" office:value="0.396885" calcext:value-type="float">
            <text:p>0.396885</text:p>
          </table:table-cell>
          <table:table-cell table:formula="of:=[.J14]" office:value-type="string" office:string-value="EDP(10, 21)" calcext:value-type="string">
            <text:p>EDP(10, 21)</text:p>
          </table:table-cell>
          <table:table-cell table:style-name="ce3" table:formula="of:=[.$J$11]/[.J21]" office:value-type="float" office:value="0.454184352137153" calcext:value-type="float">
            <text:p>0.4541843521</text:p>
          </table:table-cell>
          <table:table-cell table:formula="of:=[.$J$11]/[.K21]" office:value-type="float" office:value="77.366535414446" calcext:value-type="float">
            <text:p>77.3665354144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0.95089" calcext:value-type="float">
            <text:p>0.95089</text:p>
          </table:table-cell>
          <table:table-cell office:value-type="float" office:value="0.040758" calcext:value-type="float">
            <text:p>0.040758</text:p>
          </table:table-cell>
          <table:table-cell table:style-name="ce3" office:value-type="float" office:value="2.809098" calcext:value-type="float">
            <text:p>2.809098</text:p>
          </table:table-cell>
          <table:table-cell table:style-name="ce16" office:value-type="float" office:value="0.106161" calcext:value-type="float">
            <text:p>0.106161</text:p>
          </table:table-cell>
          <table:table-cell table:style-name="ce16" office:value-type="float" office:value="8.174455" calcext:value-type="float">
            <text:p>8.174455</text:p>
          </table:table-cell>
          <table:table-cell table:style-name="ce16" office:value-type="float" office:value="0.132341" calcext:value-type="float">
            <text:p>0.132341</text:p>
          </table:table-cell>
          <table:table-cell table:style-name="ce16" office:value-type="float" office:value="23.574181" calcext:value-type="float">
            <text:p>23.574181</text:p>
          </table:table-cell>
          <table:table-cell table:style-name="ce16" office:value-type="float" office:value="0.20415" calcext:value-type="float">
            <text:p>0.20415</text:p>
          </table:table-cell>
          <table:table-cell table:style-name="ce16" office:value-type="float" office:value="67.667786" calcext:value-type="float">
            <text:p>67.667786</text:p>
          </table:table-cell>
          <table:table-cell table:style-name="ce16" office:value-type="float" office:value="0.397248" calcext:value-type="float">
            <text:p>0.397248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16:.B20])" office:value-type="float" office:value="0.9510318" calcext:value-type="float">
            <text:p>0.9510318</text:p>
          </table:table-cell>
          <table:table-cell table:style-name="ce13" table:formula="of:=AVERAGE([.C16:.C20])" office:value-type="float" office:value="0.0409654" calcext:value-type="float">
            <text:p>0.0409654</text:p>
          </table:table-cell>
          <table:table-cell table:style-name="ce13" table:formula="of:=AVERAGE([.D16:.D20])" office:value-type="float" office:value="2.8424558" calcext:value-type="float">
            <text:p>2.8424558</text:p>
          </table:table-cell>
          <table:table-cell table:style-name="ce13" table:formula="of:=AVERAGE([.E16:.E20])" office:value-type="float" office:value="0.1065256" calcext:value-type="float">
            <text:p>0.1065256</text:p>
          </table:table-cell>
          <table:table-cell table:style-name="ce13" table:formula="of:=AVERAGE([.F16:.F20])" office:value-type="float" office:value="8.1893122" calcext:value-type="float">
            <text:p>8.1893122</text:p>
          </table:table-cell>
          <table:table-cell table:style-name="ce13" table:formula="of:=AVERAGE([.G16:.G20])" office:value-type="float" office:value="0.1323476" calcext:value-type="float">
            <text:p>0.1323476</text:p>
          </table:table-cell>
          <table:table-cell table:style-name="ce13" table:formula="of:=AVERAGE([.H16:.H20])" office:value-type="float" office:value="23.5788662" calcext:value-type="float">
            <text:p>23.5788662</text:p>
          </table:table-cell>
          <table:table-cell table:style-name="ce13" table:formula="of:=AVERAGE([.I16:.I20])" office:value-type="float" office:value="0.2041884" calcext:value-type="float">
            <text:p>0.2041884</text:p>
          </table:table-cell>
          <table:table-cell table:style-name="ce13" table:formula="of:=AVERAGE([.J16:.J20])" office:value-type="float" office:value="67.6942692" calcext:value-type="float">
            <text:p>67.6942692</text:p>
          </table:table-cell>
          <table:table-cell table:style-name="ce13" table:formula="of:=AVERAGE([.K16:.K20])" office:value-type="float" office:value="0.3974028" calcext:value-type="float">
            <text:p>0.3974028</text:p>
          </table:table-cell>
          <table:table-cell table:style-name="Default"/>
          <table:table-cell/>
          <table:table-cell table:style-name="ce27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MANUAL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1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table:formula="of:=[.B4]" office:value-type="string" office:string-value="EDP(10, 17)" calcext:value-type="string">
            <text:p>EDP(10, 17)</text:p>
          </table:table-cell>
          <table:table-cell/>
          <table:table-cell table:style-name="ce2" table:formula="of:=[.D4]" office:value-type="string" office:string-value="EDP(10, 18)" calcext:value-type="string">
            <text:p>EDP(10, 18)</text:p>
          </table:table-cell>
          <table:table-cell table:style-name="ce16"/>
          <table:table-cell table:style-name="ce2" table:formula="of:=[.F4]" office:value-type="string" office:string-value="EDP(10, 19)" calcext:value-type="string">
            <text:p>EDP(10, 19)</text:p>
          </table:table-cell>
          <table:table-cell/>
          <table:table-cell table:style-name="ce2" table:formula="of:=[.H4]" office:value-type="string" office:string-value="EDP(10, 20)" calcext:value-type="string">
            <text:p>EDP(10, 20)</text:p>
          </table:table-cell>
          <table:table-cell table:style-name="ce3"/>
          <table:table-cell table:style-name="ce2" table:formula="of:=[.J4]" office:value-type="string" office:string-value="EDP(10, 21)" calcext:value-type="string">
            <text:p>EDP(10, 21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formula="of:=[.B24]" office:value-type="string" office:string-value="EDP(10, 17)" calcext:value-type="string">
            <text:p>EDP(10, 17)</text:p>
          </table:table-cell>
          <table:table-cell table:formula="of:=[.$B$11]/[.B31]" office:value-type="float" office:value="0.979086773858774" calcext:value-type="float">
            <text:p>0.9790867739</text:p>
          </table:table-cell>
          <table:table-cell table:formula="of:=[.$B$11]/[.C31]" office:value-type="float" office:value="13.0524072990036" calcext:value-type="float">
            <text:p>13.052407299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0.423656" calcext:value-type="float">
            <text:p>0.423656</text:p>
          </table:table-cell>
          <table:table-cell office:value-type="float" office:value="0.032434" calcext:value-type="float">
            <text:p>0.032434</text:p>
          </table:table-cell>
          <table:table-cell table:style-name="ce3" office:value-type="float" office:value="1.2357" calcext:value-type="float">
            <text:p>1.2357</text:p>
          </table:table-cell>
          <table:table-cell table:style-name="ce3" office:value-type="float" office:value="0.053411" calcext:value-type="float">
            <text:p>0.053411</text:p>
          </table:table-cell>
          <table:table-cell office:value-type="float" office:value="3.621864" calcext:value-type="float">
            <text:p>3.621864</text:p>
          </table:table-cell>
          <table:table-cell office:value-type="float" office:value="0.074728" calcext:value-type="float">
            <text:p>0.074728</text:p>
          </table:table-cell>
          <table:table-cell table:style-name="ce3" office:value-type="float" office:value="10.482141" calcext:value-type="float">
            <text:p>10.482141</text:p>
          </table:table-cell>
          <table:table-cell table:style-name="ce3" office:value-type="float" office:value="0.145637" calcext:value-type="float">
            <text:p>0.145637</text:p>
          </table:table-cell>
          <table:table-cell table:style-name="ce3" office:value-type="float" office:value="30.161387" calcext:value-type="float">
            <text:p>30.161387</text:p>
          </table:table-cell>
          <table:table-cell table:style-name="ce3" office:value-type="float" office:value="0.074543" calcext:value-type="float">
            <text:p>0.074543</text:p>
          </table:table-cell>
          <table:table-cell table:formula="of:=[.D24]" office:value-type="string" office:string-value="EDP(10, 18)" calcext:value-type="string">
            <text:p>EDP(10, 18)</text:p>
          </table:table-cell>
          <table:table-cell table:style-name="ce3" table:formula="of:=[.$D$11]/[.D31]" office:value-type="float" office:value="0.993871386851224" calcext:value-type="float">
            <text:p>0.9938713869</text:p>
          </table:table-cell>
          <table:table-cell table:formula="of:=[.$D$11]/[.E31]" office:value-type="float" office:value="23.0081497912904" calcext:value-type="float">
            <text:p>23.008149791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2316" calcext:value-type="float">
            <text:p>0.42316</text:p>
          </table:table-cell>
          <table:table-cell office:value-type="float" office:value="0.031106" calcext:value-type="float">
            <text:p>0.031106</text:p>
          </table:table-cell>
          <table:table-cell table:style-name="ce3" office:value-type="float" office:value="1.235218" calcext:value-type="float">
            <text:p>1.235218</text:p>
          </table:table-cell>
          <table:table-cell table:style-name="ce3" office:value-type="float" office:value="0.053593" calcext:value-type="float">
            <text:p>0.053593</text:p>
          </table:table-cell>
          <table:table-cell office:value-type="float" office:value="3.62405" calcext:value-type="float">
            <text:p>3.62405</text:p>
          </table:table-cell>
          <table:table-cell office:value-type="float" office:value="0.074434" calcext:value-type="float">
            <text:p>0.074434</text:p>
          </table:table-cell>
          <table:table-cell table:style-name="ce3" office:value-type="float" office:value="10.48339" calcext:value-type="float">
            <text:p>10.48339</text:p>
          </table:table-cell>
          <table:table-cell table:style-name="ce3" office:value-type="float" office:value="0.145212" calcext:value-type="float">
            <text:p>0.145212</text:p>
          </table:table-cell>
          <table:table-cell table:style-name="ce3" office:value-type="float" office:value="30.156829" calcext:value-type="float">
            <text:p>30.156829</text:p>
          </table:table-cell>
          <table:table-cell table:style-name="ce3" office:value-type="float" office:value="0.07391" calcext:value-type="float">
            <text:p>0.07391</text:p>
          </table:table-cell>
          <table:table-cell table:formula="of:=[.F24]" office:value-type="string" office:string-value="EDP(10, 19)" calcext:value-type="string">
            <text:p>EDP(10, 19)</text:p>
          </table:table-cell>
          <table:table-cell table:style-name="ce3" table:formula="of:=[.$F$11]/[.F31]" office:value-type="float" office:value="1.00899029041351" calcext:value-type="float">
            <text:p>1.0089902904</text:p>
          </table:table-cell>
          <table:table-cell table:formula="of:=[.$F$11]/[.G31]" office:value-type="float" office:value="48.0966441152333" calcext:value-type="float">
            <text:p>48.096644115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23346" calcext:value-type="float">
            <text:p>0.423346</text:p>
          </table:table-cell>
          <table:table-cell office:value-type="float" office:value="0.031726" calcext:value-type="float">
            <text:p>0.031726</text:p>
          </table:table-cell>
          <table:table-cell table:style-name="ce3" office:value-type="float" office:value="1.23546" calcext:value-type="float">
            <text:p>1.23546</text:p>
          </table:table-cell>
          <table:table-cell table:style-name="ce3" office:value-type="float" office:value="0.053299" calcext:value-type="float">
            <text:p>0.053299</text:p>
          </table:table-cell>
          <table:table-cell office:value-type="float" office:value="3.624721" calcext:value-type="float">
            <text:p>3.624721</text:p>
          </table:table-cell>
          <table:table-cell office:value-type="float" office:value="0.074023" calcext:value-type="float">
            <text:p>0.074023</text:p>
          </table:table-cell>
          <table:table-cell table:style-name="ce3" office:value-type="float" office:value="10.482204" calcext:value-type="float">
            <text:p>10.482204</text:p>
          </table:table-cell>
          <table:table-cell table:style-name="ce3" office:value-type="float" office:value="0.145256" calcext:value-type="float">
            <text:p>0.145256</text:p>
          </table:table-cell>
          <table:table-cell table:style-name="ce3" office:value-type="float" office:value="30.162873" calcext:value-type="float">
            <text:p>30.162873</text:p>
          </table:table-cell>
          <table:table-cell table:style-name="ce3" office:value-type="float" office:value="0.07361" calcext:value-type="float">
            <text:p>0.07361</text:p>
          </table:table-cell>
          <table:table-cell table:formula="of:=[.H24]" office:value-type="string" office:string-value="EDP(10, 20)" calcext:value-type="string">
            <text:p>EDP(10, 20)</text:p>
          </table:table-cell>
          <table:table-cell table:style-name="ce3" table:formula="of:=[.$H$11]/[.H31]" office:value-type="float" office:value="1.01560531262008" calcext:value-type="float">
            <text:p>1.0156053126</text:p>
          </table:table-cell>
          <table:table-cell table:formula="of:=[.$H$11]/[.I31]" office:value-type="float" office:value="74.3374734175872" calcext:value-type="float">
            <text:p>74.337473417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23126" calcext:value-type="float">
            <text:p>0.423126</text:p>
          </table:table-cell>
          <table:table-cell office:value-type="float" office:value="0.031769" calcext:value-type="float">
            <text:p>0.031769</text:p>
          </table:table-cell>
          <table:table-cell table:style-name="ce3" office:value-type="float" office:value="1.235184" calcext:value-type="float">
            <text:p>1.235184</text:p>
          </table:table-cell>
          <table:table-cell table:style-name="ce3" office:value-type="float" office:value="0.053458" calcext:value-type="float">
            <text:p>0.053458</text:p>
          </table:table-cell>
          <table:table-cell table:style-name="ce16" office:value-type="float" office:value="3.628213" calcext:value-type="float">
            <text:p>3.628213</text:p>
          </table:table-cell>
          <table:table-cell table:style-name="ce16" office:value-type="float" office:value="0.079561" calcext:value-type="float">
            <text:p>0.079561</text:p>
          </table:table-cell>
          <table:table-cell table:style-name="ce16" office:value-type="float" office:value="10.483322" calcext:value-type="float">
            <text:p>10.483322</text:p>
          </table:table-cell>
          <table:table-cell table:style-name="ce16" office:value-type="float" office:value="0.141254" calcext:value-type="float">
            <text:p>0.141254</text:p>
          </table:table-cell>
          <table:table-cell table:style-name="ce16" office:value-type="float" office:value="30.03158" calcext:value-type="float">
            <text:p>30.03158</text:p>
          </table:table-cell>
          <table:table-cell table:style-name="ce16" office:value-type="float" office:value="0.073274" calcext:value-type="float">
            <text:p>0.073274</text:p>
          </table:table-cell>
          <table:table-cell table:formula="of:=[.J24]" office:value-type="string" office:string-value="EDP(10, 21)" calcext:value-type="string">
            <text:p>EDP(10, 21)</text:p>
          </table:table-cell>
          <table:table-cell table:style-name="ce3" table:formula="of:=[.$J$11]/[.J31]" office:value-type="float" office:value="1.0254388339537" calcext:value-type="float">
            <text:p>1.025438834</text:p>
          </table:table-cell>
          <table:table-cell table:formula="of:=[.$J$11]/[.K31]" office:value-type="float" office:value="416.122060682509" calcext:value-type="float">
            <text:p>416.122060682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424654" calcext:value-type="float">
            <text:p>0.424654</text:p>
          </table:table-cell>
          <table:table-cell office:value-type="float" office:value="0.031836" calcext:value-type="float">
            <text:p>0.031836</text:p>
          </table:table-cell>
          <table:table-cell table:style-name="ce3" office:value-type="float" office:value="1.236671" calcext:value-type="float">
            <text:p>1.236671</text:p>
          </table:table-cell>
          <table:table-cell table:style-name="ce16" office:value-type="float" office:value="0.053117" calcext:value-type="float">
            <text:p>0.053117</text:p>
          </table:table-cell>
          <table:table-cell table:style-name="ce16" office:value-type="float" office:value="3.623036" calcext:value-type="float">
            <text:p>3.623036</text:p>
          </table:table-cell>
          <table:table-cell table:style-name="ce16" office:value-type="float" office:value="0.077422" calcext:value-type="float">
            <text:p>0.077422</text:p>
          </table:table-cell>
          <table:table-cell table:style-name="ce16" office:value-type="float" office:value="10.489104" calcext:value-type="float">
            <text:p>10.489104</text:p>
          </table:table-cell>
          <table:table-cell table:style-name="ce16" office:value-type="float" office:value="0.13881" calcext:value-type="float">
            <text:p>0.13881</text:p>
          </table:table-cell>
          <table:table-cell table:style-name="ce16" office:value-type="float" office:value="29.402064" calcext:value-type="float">
            <text:p>29.402064</text:p>
          </table:table-cell>
          <table:table-cell table:style-name="ce16" office:value-type="float" office:value="0.074094" calcext:value-type="float">
            <text:p>0.074094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26:.B30])" office:value-type="float" office:value="0.4235884" calcext:value-type="float">
            <text:p>0.4235884</text:p>
          </table:table-cell>
          <table:table-cell table:style-name="ce13" table:formula="of:=AVERAGE([.C26:.C30])" office:value-type="float" office:value="0.0317742" calcext:value-type="float">
            <text:p>0.0317742</text:p>
          </table:table-cell>
          <table:table-cell table:style-name="ce13" table:formula="of:=AVERAGE([.D26:.D30])" office:value-type="float" office:value="1.2356466" calcext:value-type="float">
            <text:p>1.2356466</text:p>
          </table:table-cell>
          <table:table-cell table:style-name="ce13" table:formula="of:=AVERAGE([.E26:.E30])" office:value-type="float" office:value="0.0533756" calcext:value-type="float">
            <text:p>0.0533756</text:p>
          </table:table-cell>
          <table:table-cell table:style-name="ce13" table:formula="of:=AVERAGE([.F26:.F30])" office:value-type="float" office:value="3.6243768" calcext:value-type="float">
            <text:p>3.6243768</text:p>
          </table:table-cell>
          <table:table-cell table:style-name="ce13" table:formula="of:=AVERAGE([.G26:.G30])" office:value-type="float" office:value="0.0760336" calcext:value-type="float">
            <text:p>0.0760336</text:p>
          </table:table-cell>
          <table:table-cell table:style-name="ce13" table:formula="of:=AVERAGE([.H26:.H30])" office:value-type="float" office:value="10.4840322" calcext:value-type="float">
            <text:p>10.4840322</text:p>
          </table:table-cell>
          <table:table-cell table:style-name="ce13" table:formula="of:=AVERAGE([.I26:.I30])" office:value-type="float" office:value="0.1432338" calcext:value-type="float">
            <text:p>0.1432338</text:p>
          </table:table-cell>
          <table:table-cell table:style-name="ce13" table:formula="of:=AVERAGE([.J26:.J30])" office:value-type="float" office:value="29.9829466" calcext:value-type="float">
            <text:p>29.9829466</text:p>
          </table:table-cell>
          <table:table-cell table:style-name="ce13" table:formula="of:=AVERAGE([.K26:.K30])" office:value-type="float" office:value="0.0738862" calcext:value-type="float">
            <text:p>0.0738862</text:p>
          </table:table-cell>
          <table:table-cell table:style-name="ce23" table:number-columns-repeated="2"/>
          <table:table-cell table:style-name="ce27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SPEEDUP</text:p>
          </table:table-cell>
          <table:table-cell table:style-name="ce14" office:value-type="string" calcext:value-type="string">
            <text:p>MEMO</text:p>
          </table:table-cell>
          <table:table-cell table:style-name="ce14" office:value-type="string" calcext:value-type="string">
            <text:p>OMP_F</text:p>
          </table:table-cell>
          <table:table-cell table:style-name="ce14" office:value-type="string" calcext:value-type="string">
            <text:p>OMP_MF</text:p>
          </table:table-cell>
          <table:table-cell table:style-name="ce14" office:value-type="string" calcext:value-type="string">
            <text:p>OMP_MEMO_F</text:p>
          </table:table-cell>
          <table:table-cell table:style-name="ce17" office:value-type="string" calcext:value-type="string">
            <text:p>OMP_MEMO_MF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string" office:string-value="EDP(10, 17)" calcext:value-type="string">
            <text:p>EDP(10, 17)</text:p>
          </table:table-cell>
          <table:table-cell table:style-name="ce3" table:formula="of:=[.M5]" office:value-type="float" office:value="31902.2923076923" calcext:value-type="float">
            <text:p>31902.2923076923</text:p>
          </table:table-cell>
          <table:table-cell table:formula="of:=[.M15]" office:value-type="float" office:value="0.436084051027526" calcext:value-type="float">
            <text:p>0.436084051</text:p>
          </table:table-cell>
          <table:table-cell table:formula="of:=[.M25]" office:value-type="float" office:value="0.979086773858774" calcext:value-type="float">
            <text:p>0.9790867739</text:p>
          </table:table-cell>
          <table:table-cell table:style-name="Default" table:formula="of:=[.N15]" office:value-type="float" office:value="10.1239045633632" calcext:value-type="float">
            <text:p>10.1239045634</text:p>
          </table:table-cell>
          <table:table-cell table:style-name="ce18" table:formula="of:=[.N25]" office:value-type="float" office:value="13.0524072990036" calcext:value-type="float">
            <text:p>13.052407299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string" office:string-value="EDP(10, 18)" calcext:value-type="string">
            <text:p>EDP(10, 18)</text:p>
          </table:table-cell>
          <table:table-cell table:style-name="ce3" table:formula="of:=[.M6]" office:value-type="float" office:value="87719.5571428572" calcext:value-type="float">
            <text:p>87719.5571428572</text:p>
          </table:table-cell>
          <table:table-cell table:formula="of:=[.M16]" office:value-type="float" office:value="0.432046753374318" calcext:value-type="float">
            <text:p>0.4320467534</text:p>
          </table:table-cell>
          <table:table-cell table:formula="of:=[.M26]" office:value-type="float" office:value="0.993871386851224" calcext:value-type="float">
            <text:p>0.9938713869</text:p>
          </table:table-cell>
          <table:table-cell table:style-name="Default" table:formula="of:=[.N16]" office:value-type="float" office:value="11.5284382345652" calcext:value-type="float">
            <text:p>11.5284382346</text:p>
          </table:table-cell>
          <table:table-cell table:style-name="ce18" table:formula="of:=[.N26]" office:value-type="float" office:value="23.0081497912904" calcext:value-type="float">
            <text:p>23.008149791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F4]" office:value-type="string" office:string-value="EDP(10, 19)" calcext:value-type="string">
            <text:p>EDP(10, 19)</text:p>
          </table:table-cell>
          <table:table-cell table:style-name="ce3" table:formula="of:=[.M7]" office:value-type="float" office:value="228560.0625" calcext:value-type="float">
            <text:p>228560.0625</text:p>
          </table:table-cell>
          <table:table-cell table:formula="of:=[.M17]" office:value-type="float" office:value="0.446552886333971" calcext:value-type="float">
            <text:p>0.4465528863</text:p>
          </table:table-cell>
          <table:table-cell table:formula="of:=[.M27]" office:value-type="float" office:value="1.00899029041351" calcext:value-type="float">
            <text:p>1.0089902904</text:p>
          </table:table-cell>
          <table:table-cell table:style-name="Default" table:formula="of:=[.N17]" office:value-type="float" office:value="27.6314870840121" calcext:value-type="float">
            <text:p>27.631487084</text:p>
          </table:table-cell>
          <table:table-cell table:style-name="ce18" table:formula="of:=[.N27]" office:value-type="float" office:value="48.0966441152333" calcext:value-type="float">
            <text:p>48.096644115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string" office:string-value="EDP(10, 20)" calcext:value-type="string">
            <text:p>EDP(10, 20)</text:p>
          </table:table-cell>
          <table:table-cell table:style-name="ce3" table:formula="of:=[.M8]" office:value-type="float" office:value="598181.95505618" calcext:value-type="float">
            <text:p>598181.95505618</text:p>
          </table:table-cell>
          <table:table-cell table:formula="of:=[.M18]" office:value-type="float" office:value="0.451575521472699" calcext:value-type="float">
            <text:p>0.4515755215</text:p>
          </table:table-cell>
          <table:table-cell table:formula="of:=[.M28]" office:value-type="float" office:value="1.01560531262008" calcext:value-type="float">
            <text:p>1.0156053126</text:p>
          </table:table-cell>
          <table:table-cell table:style-name="Default" table:formula="of:=[.N18]" office:value-type="float" office:value="52.146149340511" calcext:value-type="float">
            <text:p>52.1461493405</text:p>
          </table:table-cell>
          <table:table-cell table:style-name="ce18" table:formula="of:=[.N28]" office:value-type="float" office:value="74.3374734175872" calcext:value-type="float">
            <text:p>74.3374734176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string" office:string-value="EDP(10, 21)" calcext:value-type="string">
            <text:p>EDP(10, 21)</text:p>
          </table:table-cell>
          <table:table-cell table:style-name="ce15" table:formula="of:=[.M9]" office:value-type="float" office:value="1618193.56842105" calcext:value-type="float">
            <text:p>1618193.56842105</text:p>
          </table:table-cell>
          <table:table-cell table:style-name="ce15" table:formula="of:=[.M19]" office:value-type="float" office:value="0.454184352137153" calcext:value-type="float">
            <text:p>0.4541843521</text:p>
          </table:table-cell>
          <table:table-cell table:style-name="ce15" table:formula="of:=[.M29]" office:value-type="float" office:value="1.0254388339537" calcext:value-type="float">
            <text:p>1.025438834</text:p>
          </table:table-cell>
          <table:table-cell table:style-name="ce15" table:formula="of:=[.N19]" office:value-type="float" office:value="77.366535414446" calcext:value-type="float">
            <text:p>77.3665354144</text:p>
          </table:table-cell>
          <table:table-cell table:style-name="ce19" table:formula="of:=[.N29]" office:value-type="float" office:value="416.122060682509" calcext:value-type="float">
            <text:p>416.1220606825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here is a big difference between OmpSs final and manual final due to the reduction.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Fibonacci" table:style-name="ta1">
        <table:shapes>
          <draw:frame draw:z-index="0" draw:style-name="gr1" draw:text-style-name="P1" svg:width="4.9783in" svg:height="2.552in" svg:x="7.576in" svg:y="5.6996in">
            <draw:object draw:notify-on-update-of-ranges="Fibonacci.B34:Fibonacci.B38 Fibonacci.D33:Fibonacci.D33 Fibonacci.D34:Fibonacci.D38 Fibonacci.E33:Fibonacci.E33 Fibonacci.E34:Fibonacci.E38 Fibonacci.F33:Fibonacci.F33 Fibonacci.F34:Fibonacci.F38 Fibonacci.G33:Fibonacci.G33 Fibonacci.G34:Fibonacci.G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3"/>
        <table:table-column table:style-name="co6" table:default-cell-style-name="ce3"/>
        <table:table-column table:style-name="co7" table:default-cell-style-name="Default"/>
        <table:table-column table:style-name="co2" table:default-cell-style-name="ce3"/>
        <table:table-column table:style-name="co8" table:default-cell-style-name="ce3"/>
        <table:table-column table:style-name="co9" table:default-cell-style-name="Default"/>
        <table:table-column table:style-name="co8" table:default-cell-style-name="ce10"/>
        <table:table-column table:style-name="co2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5"/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FIB(43)</text:p>
          </table:table-cell>
          <table:table-cell/>
          <table:table-cell table:style-name="ce2" office:value-type="string" calcext:value-type="string">
            <text:p>FIB(44)</text:p>
          </table:table-cell>
          <table:table-cell/>
          <table:table-cell table:style-name="ce2" office:value-type="string" calcext:value-type="string">
            <text:p>FIB(45)</text:p>
          </table:table-cell>
          <table:table-cell table:style-name="Default"/>
          <table:table-cell table:style-name="ce2" office:value-type="string" calcext:value-type="string">
            <text:p>FIB(46)</text:p>
          </table:table-cell>
          <table:table-cell table:style-name="Default"/>
          <table:table-cell table:style-name="ce2" office:value-type="string" calcext:value-type="string">
            <text:p>FIB(47)</text:p>
          </table:table-cell>
          <table:table-cell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ERIAL</text:p>
          </table:table-cell>
          <table:table-cell table:style-name="ce1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formula="of:=[.B4]" office:value-type="string" office:string-value="FIB(43)" calcext:value-type="string">
            <text:p>FIB(43)</text:p>
          </table:table-cell>
          <table:table-cell table:formula="of:=[.B11]/[.C11]" office:value-type="float" office:value="4701365.4" calcext:value-type="float">
            <text:p>4701365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706817" calcext:value-type="float">
            <text:p>4.70681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.610264" calcext:value-type="float">
            <text:p>7.61026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2.299236" calcext:value-type="float">
            <text:p>12.299236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19.86997" calcext:value-type="float">
            <text:p>19.8699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2.243338" calcext:value-type="float">
            <text:p>32.243338</text:p>
          </table:table-cell>
          <table:table-cell office:value-type="float" office:value="0.000001" calcext:value-type="float">
            <text:p>0.000001</text:p>
          </table:table-cell>
          <table:table-cell table:formula="of:=[.D4]" office:value-type="string" office:string-value="FIB(44)" calcext:value-type="string">
            <text:p>FIB(44)</text:p>
          </table:table-cell>
          <table:table-cell table:style-name="ce3" table:formula="of:=[.D11]/[.E11]" office:value-type="float" office:value="7610304.6" calcext:value-type="float">
            <text:p>7610304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691124" calcext:value-type="float">
            <text:p>4.69112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.617503" calcext:value-type="float">
            <text:p>7.617503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2.327909" calcext:value-type="float">
            <text:p>12.327909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9.906105" calcext:value-type="float">
            <text:p>19.9061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2.381965" calcext:value-type="float">
            <text:p>32.381965</text:p>
          </table:table-cell>
          <table:table-cell office:value-type="float" office:value="0.000001" calcext:value-type="float">
            <text:p>0.000001</text:p>
          </table:table-cell>
          <table:table-cell table:formula="of:=[.F4]" office:value-type="string" office:string-value="FIB(45)" calcext:value-type="string">
            <text:p>FIB(45)</text:p>
          </table:table-cell>
          <table:table-cell table:style-name="ce3" table:formula="of:=[.F11]/[.G11]" office:value-type="float" office:value="10253555" calcext:value-type="float">
            <text:p>1025355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689904" calcext:value-type="float">
            <text:p>4.68990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.621222" calcext:value-type="float">
            <text:p>7.6212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2.300922" calcext:value-type="float">
            <text:p>12.30092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9.917411" calcext:value-type="float">
            <text:p>19.917411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2.406068" calcext:value-type="float">
            <text:p>32.406068</text:p>
          </table:table-cell>
          <table:table-cell office:value-type="float" office:value="0.000002" calcext:value-type="float">
            <text:p>0.000002</text:p>
          </table:table-cell>
          <table:table-cell table:formula="of:=[.H4]" office:value-type="string" office:string-value="FIB(46)" calcext:value-type="string">
            <text:p>FIB(46)</text:p>
          </table:table-cell>
          <table:table-cell table:style-name="ce3" table:formula="of:=[.H11]/[.I11]" office:value-type="float" office:value="19916366" calcext:value-type="float">
            <text:p>199163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705564" calcext:value-type="float">
            <text:p>4.705564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.606627" calcext:value-type="float">
            <text:p>7.60662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2.276102" calcext:value-type="float">
            <text:p>12.2761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20.035809" calcext:value-type="float">
            <text:p>20.035809</text:p>
          </table:table-cell>
          <table:table-cell table:style-name="ce16" office:value-type="float" office:value="0.000001" calcext:value-type="float">
            <text:p>0.000001</text:p>
          </table:table-cell>
          <table:table-cell table:style-name="ce16" office:value-type="float" office:value="32.331003" calcext:value-type="float">
            <text:p>32.331003</text:p>
          </table:table-cell>
          <table:table-cell office:value-type="float" office:value="0.000002" calcext:value-type="float">
            <text:p>0.000002</text:p>
          </table:table-cell>
          <table:table-cell table:formula="of:=[.J4]" office:value-type="string" office:string-value="FIB(47)" calcext:value-type="string">
            <text:p>FIB(47)</text:p>
          </table:table-cell>
          <table:table-cell table:style-name="ce3" table:formula="of:=[.J11]/[.K11]" office:value-type="float" office:value="20265575.875" calcext:value-type="float">
            <text:p>20265575.875</text:p>
          </table:table-cell>
          <table:table-cell table:number-columns-repeated="11"/>
        </table:table-row>
        <table:table-row table:style-name="ro1">
          <table:table-cell table:style-name="ce1"/>
          <table:table-cell office:value-type="float" office:value="4.713418" calcext:value-type="float">
            <text:p>4.713418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7.595907" calcext:value-type="float">
            <text:p>7.595907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12.317161" calcext:value-type="float">
            <text:p>12.317161</text:p>
          </table:table-cell>
          <table:table-cell table:style-name="ce16" office:value-type="float" office:value="0.000001" calcext:value-type="float">
            <text:p>0.000001</text:p>
          </table:table-cell>
          <table:table-cell office:value-type="float" office:value="19.852535" calcext:value-type="float">
            <text:p>19.852535</text:p>
          </table:table-cell>
          <table:table-cell table:style-name="ce16" office:value-type="float" office:value="0.000001" calcext:value-type="float">
            <text:p>0.000001</text:p>
          </table:table-cell>
          <table:table-cell table:style-name="ce16" office:value-type="float" office:value="32.762233" calcext:value-type="float">
            <text:p>32.762233</text:p>
          </table:table-cell>
          <table:table-cell office:value-type="float" office:value="0.000002" calcext:value-type="float">
            <text:p>0.000002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8" table:formula="of:=AVERAGE([.B6:.B10])" office:value-type="float" office:value="4.7013654" calcext:value-type="float">
            <text:p>4.7013654</text:p>
          </table:table-cell>
          <table:table-cell table:style-name="ce13" table:formula="of:=AVERAGE([.C6:.C10])" office:value-type="float" office:value="0.000001" calcext:value-type="float">
            <text:p>0.000001</text:p>
          </table:table-cell>
          <table:table-cell table:style-name="ce13" table:formula="of:=AVERAGE([.D6:.D10])" office:value-type="float" office:value="7.6103046" calcext:value-type="float">
            <text:p>7.6103046</text:p>
          </table:table-cell>
          <table:table-cell table:style-name="ce13" table:formula="of:=AVERAGE([.E6:.E10])" office:value-type="float" office:value="0.000001" calcext:value-type="float">
            <text:p>0.000001</text:p>
          </table:table-cell>
          <table:table-cell table:style-name="ce13" table:formula="of:=AVERAGE([.F6:.F10])" office:value-type="float" office:value="12.304266" calcext:value-type="float">
            <text:p>12.304266</text:p>
          </table:table-cell>
          <table:table-cell table:style-name="ce13" table:formula="of:=AVERAGE([.G6:.G10])" office:value-type="float" office:value="0.0000012" calcext:value-type="float">
            <text:p>0.0000012</text:p>
          </table:table-cell>
          <table:table-cell table:style-name="ce13" table:formula="of:=AVERAGE([.H6:.H10])" office:value-type="float" office:value="19.916366" calcext:value-type="float">
            <text:p>19.916366</text:p>
          </table:table-cell>
          <table:table-cell table:style-name="ce13" table:formula="of:=AVERAGE([.I6:.I10])" office:value-type="float" office:value="0.000001" calcext:value-type="float">
            <text:p>0.000001</text:p>
          </table:table-cell>
          <table:table-cell table:style-name="ce13" table:formula="of:=AVERAGE([.J6:.J10])" office:value-type="float" office:value="32.4249214" calcext:value-type="float">
            <text:p>32.4249214</text:p>
          </table:table-cell>
          <table:table-cell table:style-name="ce13" table:formula="of:=AVERAGE([.K6:.K10])" office:value-type="float" office:value="0.0000016" calcext:value-type="float">
            <text:p>0.0000016</text:p>
          </table:table-cell>
          <table:table-cell table:style-name="ce13"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OMPSS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5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21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string" office:string-value="FIB(43)" calcext:value-type="string">
            <text:p>FIB(43)</text:p>
          </table:table-cell>
          <table:table-cell/>
          <table:table-cell table:style-name="ce2" table:formula="of:=[.D4]" office:value-type="string" office:string-value="FIB(44)" calcext:value-type="string">
            <text:p>FIB(44)</text:p>
          </table:table-cell>
          <table:table-cell table:style-name="ce16"/>
          <table:table-cell table:style-name="ce2" table:formula="of:=[.F4]" office:value-type="string" office:string-value="FIB(45)" calcext:value-type="string">
            <text:p>FIB(45)</text:p>
          </table:table-cell>
          <table:table-cell/>
          <table:table-cell table:style-name="ce2" table:formula="of:=[.H4]" office:value-type="string" office:string-value="FIB(46)" calcext:value-type="string">
            <text:p>FIB(46)</text:p>
          </table:table-cell>
          <table:table-cell/>
          <table:table-cell table:style-name="ce2" table:formula="of:=[.J4]" office:value-type="string" office:string-value="FIB(47)" calcext:value-type="string">
            <text:p>FIB(47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formula="of:=[.B14]" office:value-type="string" office:string-value="FIB(43)" calcext:value-type="string">
            <text:p>FIB(43)</text:p>
          </table:table-cell>
          <table:table-cell table:formula="of:=[.$B$11]/[.B21]" office:value-type="float" office:value="0.919961039419996" calcext:value-type="float">
            <text:p>0.9199610394</text:p>
          </table:table-cell>
          <table:table-cell table:formula="of:=[.$B$11]/[.C21]" office:value-type="float" office:value="165.72777072758" calcext:value-type="float">
            <text:p>165.7277707276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5.13118" calcext:value-type="float">
            <text:p>5.13118</text:p>
          </table:table-cell>
          <table:table-cell office:value-type="float" office:value="0.028359" calcext:value-type="float">
            <text:p>0.028359</text:p>
          </table:table-cell>
          <table:table-cell table:style-name="ce3" office:value-type="float" office:value="8.223848" calcext:value-type="float">
            <text:p>8.223848</text:p>
          </table:table-cell>
          <table:table-cell table:style-name="ce3" office:value-type="float" office:value="0.03434" calcext:value-type="float">
            <text:p>0.03434</text:p>
          </table:table-cell>
          <table:table-cell office:value-type="float" office:value="12.779447" calcext:value-type="float">
            <text:p>12.779447</text:p>
          </table:table-cell>
          <table:table-cell office:value-type="float" office:value="0.045078" calcext:value-type="float">
            <text:p>0.045078</text:p>
          </table:table-cell>
          <table:table-cell table:style-name="ce3" office:value-type="float" office:value="20.641695" calcext:value-type="float">
            <text:p>20.641695</text:p>
          </table:table-cell>
          <table:table-cell office:value-type="float" office:value="0.058705" calcext:value-type="float">
            <text:p>0.058705</text:p>
          </table:table-cell>
          <table:table-cell office:value-type="float" office:value="34.878517" calcext:value-type="float">
            <text:p>34.878517</text:p>
          </table:table-cell>
          <table:table-cell table:style-name="ce3" office:value-type="float" office:value="0.07245" calcext:value-type="float">
            <text:p>0.07245</text:p>
          </table:table-cell>
          <table:table-cell table:formula="of:=[.D14]" office:value-type="string" office:string-value="FIB(44)" calcext:value-type="string">
            <text:p>FIB(44)</text:p>
          </table:table-cell>
          <table:table-cell table:style-name="ce3" table:formula="of:=[.$D$11]/[.D21]" office:value-type="float" office:value="0.929270678949513" calcext:value-type="float">
            <text:p>0.9292706789</text:p>
          </table:table-cell>
          <table:table-cell table:formula="of:=[.$D$11]/[.E21]" office:value-type="float" office:value="226.480983501178" calcext:value-type="float">
            <text:p>226.4809835012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5.12963" calcext:value-type="float">
            <text:p>5.12963</text:p>
          </table:table-cell>
          <table:table-cell office:value-type="float" office:value="0.028138" calcext:value-type="float">
            <text:p>0.028138</text:p>
          </table:table-cell>
          <table:table-cell table:style-name="ce3" office:value-type="float" office:value="8.199074" calcext:value-type="float">
            <text:p>8.199074</text:p>
          </table:table-cell>
          <table:table-cell table:style-name="ce3" office:value-type="float" office:value="0.034353" calcext:value-type="float">
            <text:p>0.034353</text:p>
          </table:table-cell>
          <table:table-cell office:value-type="float" office:value="12.782995" calcext:value-type="float">
            <text:p>12.782995</text:p>
          </table:table-cell>
          <table:table-cell office:value-type="float" office:value="0.043152" calcext:value-type="float">
            <text:p>0.043152</text:p>
          </table:table-cell>
          <table:table-cell table:style-name="ce3" office:value-type="float" office:value="20.702616" calcext:value-type="float">
            <text:p>20.702616</text:p>
          </table:table-cell>
          <table:table-cell office:value-type="float" office:value="0.059524" calcext:value-type="float">
            <text:p>0.059524</text:p>
          </table:table-cell>
          <table:table-cell office:value-type="float" office:value="35.086153" calcext:value-type="float">
            <text:p>35.086153</text:p>
          </table:table-cell>
          <table:table-cell table:style-name="ce3" office:value-type="float" office:value="0.073996" calcext:value-type="float">
            <text:p>0.073996</text:p>
          </table:table-cell>
          <table:table-cell table:formula="of:=[.F14]" office:value-type="string" office:string-value="FIB(45)" calcext:value-type="string">
            <text:p>FIB(45)</text:p>
          </table:table-cell>
          <table:table-cell table:style-name="ce3" table:formula="of:=[.$F$11]/[.F21]" office:value-type="float" office:value="0.962235286810691" calcext:value-type="float">
            <text:p>0.9622352868</text:p>
          </table:table-cell>
          <table:table-cell table:formula="of:=[.$F$11]/[.G21]" office:value-type="float" office:value="279.92869980662" calcext:value-type="float">
            <text:p>279.9286998066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5.136562" calcext:value-type="float">
            <text:p>5.136562</text:p>
          </table:table-cell>
          <table:table-cell office:value-type="float" office:value="0.028993" calcext:value-type="float">
            <text:p>0.028993</text:p>
          </table:table-cell>
          <table:table-cell table:style-name="ce3" office:value-type="float" office:value="8.245932" calcext:value-type="float">
            <text:p>8.245932</text:p>
          </table:table-cell>
          <table:table-cell table:style-name="ce3" office:value-type="float" office:value="0.033128" calcext:value-type="float">
            <text:p>0.033128</text:p>
          </table:table-cell>
          <table:table-cell office:value-type="float" office:value="12.792463" calcext:value-type="float">
            <text:p>12.792463</text:p>
          </table:table-cell>
          <table:table-cell office:value-type="float" office:value="0.042122" calcext:value-type="float">
            <text:p>0.042122</text:p>
          </table:table-cell>
          <table:table-cell table:style-name="ce3" office:value-type="float" office:value="21.551355" calcext:value-type="float">
            <text:p>21.551355</text:p>
          </table:table-cell>
          <table:table-cell office:value-type="float" office:value="0.057615" calcext:value-type="float">
            <text:p>0.057615</text:p>
          </table:table-cell>
          <table:table-cell office:value-type="float" office:value="35.025185" calcext:value-type="float">
            <text:p>35.025185</text:p>
          </table:table-cell>
          <table:table-cell table:style-name="ce3" office:value-type="float" office:value="0.071161" calcext:value-type="float">
            <text:p>0.071161</text:p>
          </table:table-cell>
          <table:table-cell table:formula="of:=[.H14]" office:value-type="string" office:string-value="FIB(46)" calcext:value-type="string">
            <text:p>FIB(46)</text:p>
          </table:table-cell>
          <table:table-cell table:style-name="ce3" table:formula="of:=[.$H$11]/[.H21]" office:value-type="float" office:value="0.938284752581034" calcext:value-type="float">
            <text:p>0.9382847526</text:p>
          </table:table-cell>
          <table:table-cell table:formula="of:=[.$H$11]/[.I21]" office:value-type="float" office:value="339.194810326211" calcext:value-type="float">
            <text:p>339.1948103262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5.085508" calcext:value-type="float">
            <text:p>5.085508</text:p>
          </table:table-cell>
          <table:table-cell office:value-type="float" office:value="0.028033" calcext:value-type="float">
            <text:p>0.028033</text:p>
          </table:table-cell>
          <table:table-cell table:style-name="ce3" office:value-type="float" office:value="8.214047" calcext:value-type="float">
            <text:p>8.214047</text:p>
          </table:table-cell>
          <table:table-cell table:style-name="ce3" office:value-type="float" office:value="0.032978" calcext:value-type="float">
            <text:p>0.032978</text:p>
          </table:table-cell>
          <table:table-cell table:style-name="ce16" office:value-type="float" office:value="12.802153" calcext:value-type="float">
            <text:p>12.802153</text:p>
          </table:table-cell>
          <table:table-cell table:style-name="ce16" office:value-type="float" office:value="0.045401" calcext:value-type="float">
            <text:p>0.045401</text:p>
          </table:table-cell>
          <table:table-cell table:style-name="ce16" office:value-type="float" office:value="21.734041" calcext:value-type="float">
            <text:p>21.734041</text:p>
          </table:table-cell>
          <table:table-cell table:style-name="ce16" office:value-type="float" office:value="0.058028" calcext:value-type="float">
            <text:p>0.058028</text:p>
          </table:table-cell>
          <table:table-cell table:style-name="ce16" office:value-type="float" office:value="35.158385" calcext:value-type="float">
            <text:p>35.158385</text:p>
          </table:table-cell>
          <table:table-cell table:style-name="ce16" office:value-type="float" office:value="0.07113" calcext:value-type="float">
            <text:p>0.07113</text:p>
          </table:table-cell>
          <table:table-cell table:formula="of:=[.J14]" office:value-type="string" office:string-value="FIB(47)" calcext:value-type="string">
            <text:p>FIB(47)</text:p>
          </table:table-cell>
          <table:table-cell table:style-name="ce3" table:formula="of:=[.$J$11]/[.J21]" office:value-type="float" office:value="0.924616634336421" calcext:value-type="float">
            <text:p>0.9246166343</text:p>
          </table:table-cell>
          <table:table-cell table:formula="of:=[.$J$11]/[.K21]" office:value-type="float" office:value="447.957026414677" calcext:value-type="float">
            <text:p>447.9570264147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5.069101" calcext:value-type="float">
            <text:p>5.069101</text:p>
          </table:table-cell>
          <table:table-cell office:value-type="float" office:value="0.028317" calcext:value-type="float">
            <text:p>0.028317</text:p>
          </table:table-cell>
          <table:table-cell table:style-name="ce3" office:value-type="float" office:value="8.064827" calcext:value-type="float">
            <text:p>8.064827</text:p>
          </table:table-cell>
          <table:table-cell table:style-name="ce16" office:value-type="float" office:value="0.033213" calcext:value-type="float">
            <text:p>0.033213</text:p>
          </table:table-cell>
          <table:table-cell table:style-name="ce16" office:value-type="float" office:value="12.778791" calcext:value-type="float">
            <text:p>12.778791</text:p>
          </table:table-cell>
          <table:table-cell table:style-name="ce16" office:value-type="float" office:value="0.044022" calcext:value-type="float">
            <text:p>0.044022</text:p>
          </table:table-cell>
          <table:table-cell table:style-name="ce16" office:value-type="float" office:value="21.502072" calcext:value-type="float">
            <text:p>21.502072</text:p>
          </table:table-cell>
          <table:table-cell table:style-name="ce16" office:value-type="float" office:value="0.059711" calcext:value-type="float">
            <text:p>0.059711</text:p>
          </table:table-cell>
          <table:table-cell table:style-name="ce16" office:value-type="float" office:value="35.194276" calcext:value-type="float">
            <text:p>35.194276</text:p>
          </table:table-cell>
          <table:table-cell table:style-name="ce16" office:value-type="float" office:value="0.073183" calcext:value-type="float">
            <text:p>0.073183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16:.B20])" office:value-type="float" office:value="5.1103962" calcext:value-type="float">
            <text:p>5.1103962</text:p>
          </table:table-cell>
          <table:table-cell table:style-name="ce13" table:formula="of:=AVERAGE([.C16:.C20])" office:value-type="float" office:value="0.028368" calcext:value-type="float">
            <text:p>0.028368</text:p>
          </table:table-cell>
          <table:table-cell table:style-name="ce13" table:formula="of:=AVERAGE([.D16:.D20])" office:value-type="float" office:value="8.1895456" calcext:value-type="float">
            <text:p>8.1895456</text:p>
          </table:table-cell>
          <table:table-cell table:style-name="ce13" table:formula="of:=AVERAGE([.E16:.E20])" office:value-type="float" office:value="0.0336024" calcext:value-type="float">
            <text:p>0.0336024</text:p>
          </table:table-cell>
          <table:table-cell table:style-name="ce13" table:formula="of:=AVERAGE([.F16:.F20])" office:value-type="float" office:value="12.7871698" calcext:value-type="float">
            <text:p>12.7871698</text:p>
          </table:table-cell>
          <table:table-cell table:style-name="ce13" table:formula="of:=AVERAGE([.G16:.G20])" office:value-type="float" office:value="0.043955" calcext:value-type="float">
            <text:p>0.043955</text:p>
          </table:table-cell>
          <table:table-cell table:style-name="ce13" table:formula="of:=AVERAGE([.H16:.H20])" office:value-type="float" office:value="21.2263558" calcext:value-type="float">
            <text:p>21.2263558</text:p>
          </table:table-cell>
          <table:table-cell table:style-name="ce13" table:formula="of:=AVERAGE([.I16:.I20])" office:value-type="float" office:value="0.0587166" calcext:value-type="float">
            <text:p>0.0587166</text:p>
          </table:table-cell>
          <table:table-cell table:style-name="ce13" table:formula="of:=AVERAGE([.J16:.J20])" office:value-type="float" office:value="35.0685032" calcext:value-type="float">
            <text:p>35.0685032</text:p>
          </table:table-cell>
          <table:table-cell table:style-name="ce13" table:formula="of:=AVERAGE([.K16:.K20])" office:value-type="float" office:value="0.072384" calcext:value-type="float">
            <text:p>0.072384</text:p>
          </table:table-cell>
          <table:table-cell table:style-name="Default"/>
          <table:table-cell/>
          <table:table-cell table:style-name="ce27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MANUAL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21" office:value-type="float" office:value="12" calcext:value-type="float">
            <text:p>12</text:p>
          </table:table-cell>
          <table:table-cell table:style-name="ce12" office:value-type="float" office:value="14" calcext:value-type="float">
            <text:p>14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table:formula="of:=[.B4]" office:value-type="string" office:string-value="FIB(43)" calcext:value-type="string">
            <text:p>FIB(43)</text:p>
          </table:table-cell>
          <table:table-cell/>
          <table:table-cell table:style-name="ce2" table:formula="of:=[.D4]" office:value-type="string" office:string-value="FIB(44)" calcext:value-type="string">
            <text:p>FIB(44)</text:p>
          </table:table-cell>
          <table:table-cell table:style-name="ce16"/>
          <table:table-cell table:style-name="ce2" table:formula="of:=[.F4]" office:value-type="string" office:string-value="FIB(45)" calcext:value-type="string">
            <text:p>FIB(45)</text:p>
          </table:table-cell>
          <table:table-cell/>
          <table:table-cell table:style-name="ce2" table:formula="of:=[.H4]" office:value-type="string" office:string-value="FIB(46)" calcext:value-type="string">
            <text:p>FIB(46)</text:p>
          </table:table-cell>
          <table:table-cell/>
          <table:table-cell table:style-name="ce2" table:formula="of:=[.J4]" office:value-type="string" office:string-value="FIB(47)" calcext:value-type="string">
            <text:p>FIB(47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formula="of:=[.B24]" office:value-type="string" office:string-value="FIB(43)" calcext:value-type="string">
            <text:p>FIB(43)</text:p>
          </table:table-cell>
          <table:table-cell table:formula="of:=[.$B$11]/[.B31]" office:value-type="float" office:value="0.953195126929933" calcext:value-type="float">
            <text:p>0.9531951269</text:p>
          </table:table-cell>
          <table:table-cell table:formula="of:=[.$B$11]/[.C31]" office:value-type="float" office:value="162.796425059213" calcext:value-type="float">
            <text:p>162.7964250592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4.870849" calcext:value-type="float">
            <text:p>4.870849</text:p>
          </table:table-cell>
          <table:table-cell office:value-type="float" office:value="0.029953" calcext:value-type="float">
            <text:p>0.029953</text:p>
          </table:table-cell>
          <table:table-cell table:style-name="ce3" office:value-type="float" office:value="7.863646" calcext:value-type="float">
            <text:p>7.863646</text:p>
          </table:table-cell>
          <table:table-cell table:style-name="ce3" office:value-type="float" office:value="0.034256" calcext:value-type="float">
            <text:p>0.034256</text:p>
          </table:table-cell>
          <table:table-cell office:value-type="float" office:value="12.695207" calcext:value-type="float">
            <text:p>12.695207</text:p>
          </table:table-cell>
          <table:table-cell office:value-type="float" office:value="0.044576" calcext:value-type="float">
            <text:p>0.044576</text:p>
          </table:table-cell>
          <table:table-cell table:style-name="ce3" office:value-type="float" office:value="20.519277" calcext:value-type="float">
            <text:p>20.519277</text:p>
          </table:table-cell>
          <table:table-cell office:value-type="float" office:value="0.060872" calcext:value-type="float">
            <text:p>0.060872</text:p>
          </table:table-cell>
          <table:table-cell office:value-type="float" office:value="33.207862" calcext:value-type="float">
            <text:p>33.207862</text:p>
          </table:table-cell>
          <table:table-cell table:style-name="ce3" office:value-type="float" office:value="0.074543" calcext:value-type="float">
            <text:p>0.074543</text:p>
          </table:table-cell>
          <table:table-cell table:formula="of:=[.D24]" office:value-type="string" office:string-value="FIB(44)" calcext:value-type="string">
            <text:p>FIB(44)</text:p>
          </table:table-cell>
          <table:table-cell table:style-name="ce3" table:formula="of:=[.$D$11]/[.D31]" office:value-type="float" office:value="0.967523112833344" calcext:value-type="float">
            <text:p>0.9675231128</text:p>
          </table:table-cell>
          <table:table-cell table:formula="of:=[.$D$11]/[.E31]" office:value-type="float" office:value="221.193776594508" calcext:value-type="float">
            <text:p>221.193776594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.873079" calcext:value-type="float">
            <text:p>4.873079</text:p>
          </table:table-cell>
          <table:table-cell office:value-type="float" office:value="0.028732" calcext:value-type="float">
            <text:p>0.028732</text:p>
          </table:table-cell>
          <table:table-cell table:style-name="ce3" office:value-type="float" office:value="7.857185" calcext:value-type="float">
            <text:p>7.857185</text:p>
          </table:table-cell>
          <table:table-cell table:style-name="ce3" office:value-type="float" office:value="0.034786" calcext:value-type="float">
            <text:p>0.034786</text:p>
          </table:table-cell>
          <table:table-cell office:value-type="float" office:value="12.694602" calcext:value-type="float">
            <text:p>12.694602</text:p>
          </table:table-cell>
          <table:table-cell office:value-type="float" office:value="0.043489" calcext:value-type="float">
            <text:p>0.043489</text:p>
          </table:table-cell>
          <table:table-cell table:style-name="ce3" office:value-type="float" office:value="20.514658" calcext:value-type="float">
            <text:p>20.514658</text:p>
          </table:table-cell>
          <table:table-cell office:value-type="float" office:value="0.061531" calcext:value-type="float">
            <text:p>0.061531</text:p>
          </table:table-cell>
          <table:table-cell office:value-type="float" office:value="33.212412" calcext:value-type="float">
            <text:p>33.212412</text:p>
          </table:table-cell>
          <table:table-cell table:style-name="ce3" office:value-type="float" office:value="0.07391" calcext:value-type="float">
            <text:p>0.07391</text:p>
          </table:table-cell>
          <table:table-cell table:formula="of:=[.F24]" office:value-type="string" office:string-value="FIB(45)" calcext:value-type="string">
            <text:p>FIB(45)</text:p>
          </table:table-cell>
          <table:table-cell table:style-name="ce3" table:formula="of:=[.$F$11]/[.F31]" office:value-type="float" office:value="0.964102878648352" calcext:value-type="float">
            <text:p>0.9641028786</text:p>
          </table:table-cell>
          <table:table-cell table:formula="of:=[.$F$11]/[.G31]" office:value-type="float" office:value="280.140294796661" calcext:value-type="float">
            <text:p>280.14029479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.009606" calcext:value-type="float">
            <text:p>5.009606</text:p>
          </table:table-cell>
          <table:table-cell office:value-type="float" office:value="0.028099" calcext:value-type="float">
            <text:p>0.028099</text:p>
          </table:table-cell>
          <table:table-cell table:style-name="ce3" office:value-type="float" office:value="7.862757" calcext:value-type="float">
            <text:p>7.862757</text:p>
          </table:table-cell>
          <table:table-cell table:style-name="ce3" office:value-type="float" office:value="0.034171" calcext:value-type="float">
            <text:p>0.034171</text:p>
          </table:table-cell>
          <table:table-cell office:value-type="float" office:value="12.696049" calcext:value-type="float">
            <text:p>12.696049</text:p>
          </table:table-cell>
          <table:table-cell office:value-type="float" office:value="0.04356" calcext:value-type="float">
            <text:p>0.04356</text:p>
          </table:table-cell>
          <table:table-cell table:style-name="ce3" office:value-type="float" office:value="20.518423" calcext:value-type="float">
            <text:p>20.518423</text:p>
          </table:table-cell>
          <table:table-cell office:value-type="float" office:value="0.059181" calcext:value-type="float">
            <text:p>0.059181</text:p>
          </table:table-cell>
          <table:table-cell office:value-type="float" office:value="33.210514" calcext:value-type="float">
            <text:p>33.210514</text:p>
          </table:table-cell>
          <table:table-cell table:style-name="ce3" office:value-type="float" office:value="0.07361" calcext:value-type="float">
            <text:p>0.07361</text:p>
          </table:table-cell>
          <table:table-cell table:formula="of:=[.H24]" office:value-type="string" office:string-value="FIB(46)" calcext:value-type="string">
            <text:p>FIB(46)</text:p>
          </table:table-cell>
          <table:table-cell table:style-name="ce3" table:formula="of:=[.$H$11]/[.H31]" office:value-type="float" office:value="0.970625444804963" calcext:value-type="float">
            <text:p>0.9706254448</text:p>
          </table:table-cell>
          <table:table-cell table:formula="of:=[.$H$11]/[.I31]" office:value-type="float" office:value="332.429212372896" calcext:value-type="float">
            <text:p>332.429212372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.030118" calcext:value-type="float">
            <text:p>5.030118</text:p>
          </table:table-cell>
          <table:table-cell office:value-type="float" office:value="0.029105" calcext:value-type="float">
            <text:p>0.029105</text:p>
          </table:table-cell>
          <table:table-cell table:style-name="ce3" office:value-type="float" office:value="7.862739" calcext:value-type="float">
            <text:p>7.862739</text:p>
          </table:table-cell>
          <table:table-cell table:style-name="ce3" office:value-type="float" office:value="0.034594" calcext:value-type="float">
            <text:p>0.034594</text:p>
          </table:table-cell>
          <table:table-cell table:style-name="ce16" office:value-type="float" office:value="12.799829" calcext:value-type="float">
            <text:p>12.799829</text:p>
          </table:table-cell>
          <table:table-cell table:style-name="ce16" office:value-type="float" office:value="0.043535" calcext:value-type="float">
            <text:p>0.043535</text:p>
          </table:table-cell>
          <table:table-cell table:style-name="ce16" office:value-type="float" office:value="20.526595" calcext:value-type="float">
            <text:p>20.526595</text:p>
          </table:table-cell>
          <table:table-cell table:style-name="ce16" office:value-type="float" office:value="0.059145" calcext:value-type="float">
            <text:p>0.059145</text:p>
          </table:table-cell>
          <table:table-cell table:style-name="ce16" office:value-type="float" office:value="33.234746" calcext:value-type="float">
            <text:p>33.234746</text:p>
          </table:table-cell>
          <table:table-cell table:style-name="ce16" office:value-type="float" office:value="0.073274" calcext:value-type="float">
            <text:p>0.073274</text:p>
          </table:table-cell>
          <table:table-cell table:formula="of:=[.J24]" office:value-type="string" office:string-value="FIB(47)" calcext:value-type="string">
            <text:p>FIB(47)</text:p>
          </table:table-cell>
          <table:table-cell table:style-name="ce3" table:formula="of:=[.$J$11]/[.J31]" office:value-type="float" office:value="0.976221557651994" calcext:value-type="float">
            <text:p>0.9762215577</text:p>
          </table:table-cell>
          <table:table-cell table:formula="of:=[.$J$11]/[.K31]" office:value-type="float" office:value="438.849492868763" calcext:value-type="float">
            <text:p>438.849492868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.877434" calcext:value-type="float">
            <text:p>4.877434</text:p>
          </table:table-cell>
          <table:table-cell office:value-type="float" office:value="0.028505" calcext:value-type="float">
            <text:p>0.028505</text:p>
          </table:table-cell>
          <table:table-cell table:style-name="ce3" office:value-type="float" office:value="7.882473" calcext:value-type="float">
            <text:p>7.882473</text:p>
          </table:table-cell>
          <table:table-cell table:style-name="ce16" office:value-type="float" office:value="0.034221" calcext:value-type="float">
            <text:p>0.034221</text:p>
          </table:table-cell>
          <table:table-cell table:style-name="ce16" office:value-type="float" office:value="12.92631" calcext:value-type="float">
            <text:p>12.92631</text:p>
          </table:table-cell>
          <table:table-cell table:style-name="ce16" office:value-type="float" office:value="0.044449" calcext:value-type="float">
            <text:p>0.044449</text:p>
          </table:table-cell>
          <table:table-cell table:style-name="ce16" office:value-type="float" office:value="20.516575" calcext:value-type="float">
            <text:p>20.516575</text:p>
          </table:table-cell>
          <table:table-cell table:style-name="ce16" office:value-type="float" office:value="0.058829" calcext:value-type="float">
            <text:p>0.058829</text:p>
          </table:table-cell>
          <table:table-cell table:style-name="ce16" office:value-type="float" office:value="33.208044" calcext:value-type="float">
            <text:p>33.208044</text:p>
          </table:table-cell>
          <table:table-cell table:style-name="ce16" office:value-type="float" office:value="0.074094" calcext:value-type="float">
            <text:p>0.074094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26:.B30])" office:value-type="float" office:value="4.9322172" calcext:value-type="float">
            <text:p>4.9322172</text:p>
          </table:table-cell>
          <table:table-cell table:style-name="ce13" table:formula="of:=AVERAGE([.C26:.C30])" office:value-type="float" office:value="0.0288788" calcext:value-type="float">
            <text:p>0.0288788</text:p>
          </table:table-cell>
          <table:table-cell table:style-name="ce13" table:formula="of:=AVERAGE([.D26:.D30])" office:value-type="float" office:value="7.86576" calcext:value-type="float">
            <text:p>7.86576</text:p>
          </table:table-cell>
          <table:table-cell table:style-name="ce13" table:formula="of:=AVERAGE([.E26:.E30])" office:value-type="float" office:value="0.0344056" calcext:value-type="float">
            <text:p>0.0344056</text:p>
          </table:table-cell>
          <table:table-cell table:style-name="ce13" table:formula="of:=AVERAGE([.F26:.F30])" office:value-type="float" office:value="12.7623994" calcext:value-type="float">
            <text:p>12.7623994</text:p>
          </table:table-cell>
          <table:table-cell table:style-name="ce13" table:formula="of:=AVERAGE([.G26:.G30])" office:value-type="float" office:value="0.0439218" calcext:value-type="float">
            <text:p>0.0439218</text:p>
          </table:table-cell>
          <table:table-cell table:style-name="ce13" table:formula="of:=AVERAGE([.H26:.H30])" office:value-type="float" office:value="20.5191056" calcext:value-type="float">
            <text:p>20.5191056</text:p>
          </table:table-cell>
          <table:table-cell table:style-name="ce13" table:formula="of:=AVERAGE([.I26:.I30])" office:value-type="float" office:value="0.0599116" calcext:value-type="float">
            <text:p>0.0599116</text:p>
          </table:table-cell>
          <table:table-cell table:style-name="ce13" table:formula="of:=AVERAGE([.J26:.J30])" office:value-type="float" office:value="33.2147156" calcext:value-type="float">
            <text:p>33.2147156</text:p>
          </table:table-cell>
          <table:table-cell table:style-name="ce13" table:formula="of:=AVERAGE([.K26:.K30])" office:value-type="float" office:value="0.0738862" calcext:value-type="float">
            <text:p>0.0738862</text:p>
          </table:table-cell>
          <table:table-cell table:style-name="ce23" table:number-columns-repeated="2"/>
          <table:table-cell table:style-name="ce27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SPEEDUP</text:p>
          </table:table-cell>
          <table:table-cell table:style-name="ce14" office:value-type="string" calcext:value-type="string">
            <text:p>MEMO</text:p>
          </table:table-cell>
          <table:table-cell table:style-name="ce14" office:value-type="string" calcext:value-type="string">
            <text:p>OMP_F</text:p>
          </table:table-cell>
          <table:table-cell table:style-name="ce14" office:value-type="string" calcext:value-type="string">
            <text:p>OMP_MF</text:p>
          </table:table-cell>
          <table:table-cell table:style-name="ce14" office:value-type="string" calcext:value-type="string">
            <text:p>OMP_MEMO_F</text:p>
          </table:table-cell>
          <table:table-cell table:style-name="ce17" office:value-type="string" calcext:value-type="string">
            <text:p>OMP_MEMO_MF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string" office:string-value="FIB(43)" calcext:value-type="string">
            <text:p>FIB(43)</text:p>
          </table:table-cell>
          <table:table-cell table:style-name="ce3" table:formula="of:=[.M5]" office:value-type="float" office:value="4701365.4" calcext:value-type="float">
            <text:p>4701365.4</text:p>
          </table:table-cell>
          <table:table-cell table:formula="of:=[.M15]" office:value-type="float" office:value="0.919961039419996" calcext:value-type="float">
            <text:p>0.9199610394</text:p>
          </table:table-cell>
          <table:table-cell table:formula="of:=[.M25]" office:value-type="float" office:value="0.953195126929933" calcext:value-type="float">
            <text:p>0.9531951269</text:p>
          </table:table-cell>
          <table:table-cell table:style-name="Default" table:formula="of:=[.N15]" office:value-type="float" office:value="165.72777072758" calcext:value-type="float">
            <text:p>165.7277707276</text:p>
          </table:table-cell>
          <table:table-cell table:style-name="ce18" table:formula="of:=[.N25]" office:value-type="float" office:value="162.796425059213" calcext:value-type="float">
            <text:p>162.7964250592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string" office:string-value="FIB(44)" calcext:value-type="string">
            <text:p>FIB(44)</text:p>
          </table:table-cell>
          <table:table-cell table:style-name="ce3" table:formula="of:=[.M6]" office:value-type="float" office:value="7610304.6" calcext:value-type="float">
            <text:p>7610304.6</text:p>
          </table:table-cell>
          <table:table-cell table:formula="of:=[.M16]" office:value-type="float" office:value="0.929270678949513" calcext:value-type="float">
            <text:p>0.9292706789</text:p>
          </table:table-cell>
          <table:table-cell table:formula="of:=[.M26]" office:value-type="float" office:value="0.967523112833344" calcext:value-type="float">
            <text:p>0.9675231128</text:p>
          </table:table-cell>
          <table:table-cell table:style-name="Default" table:formula="of:=[.N16]" office:value-type="float" office:value="226.480983501178" calcext:value-type="float">
            <text:p>226.4809835012</text:p>
          </table:table-cell>
          <table:table-cell table:style-name="ce18" table:formula="of:=[.N26]" office:value-type="float" office:value="221.193776594508" calcext:value-type="float">
            <text:p>221.1937765945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F4]" office:value-type="string" office:string-value="FIB(45)" calcext:value-type="string">
            <text:p>FIB(45)</text:p>
          </table:table-cell>
          <table:table-cell table:style-name="ce3" table:formula="of:=[.M7]" office:value-type="float" office:value="10253555" calcext:value-type="float">
            <text:p>10253555</text:p>
          </table:table-cell>
          <table:table-cell table:formula="of:=[.M17]" office:value-type="float" office:value="0.962235286810691" calcext:value-type="float">
            <text:p>0.9622352868</text:p>
          </table:table-cell>
          <table:table-cell table:formula="of:=[.M27]" office:value-type="float" office:value="0.964102878648352" calcext:value-type="float">
            <text:p>0.9641028786</text:p>
          </table:table-cell>
          <table:table-cell table:style-name="Default" table:formula="of:=[.N17]" office:value-type="float" office:value="279.92869980662" calcext:value-type="float">
            <text:p>279.9286998066</text:p>
          </table:table-cell>
          <table:table-cell table:style-name="ce18" table:formula="of:=[.N27]" office:value-type="float" office:value="280.140294796661" calcext:value-type="float">
            <text:p>280.1402947967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string" office:string-value="FIB(46)" calcext:value-type="string">
            <text:p>FIB(46)</text:p>
          </table:table-cell>
          <table:table-cell table:style-name="ce3" table:formula="of:=[.M8]" office:value-type="float" office:value="19916366" calcext:value-type="float">
            <text:p>19916366</text:p>
          </table:table-cell>
          <table:table-cell table:formula="of:=[.M18]" office:value-type="float" office:value="0.938284752581034" calcext:value-type="float">
            <text:p>0.9382847526</text:p>
          </table:table-cell>
          <table:table-cell table:formula="of:=[.M28]" office:value-type="float" office:value="0.970625444804963" calcext:value-type="float">
            <text:p>0.9706254448</text:p>
          </table:table-cell>
          <table:table-cell table:style-name="Default" table:formula="of:=[.N18]" office:value-type="float" office:value="339.194810326211" calcext:value-type="float">
            <text:p>339.1948103262</text:p>
          </table:table-cell>
          <table:table-cell table:style-name="ce18" table:formula="of:=[.N28]" office:value-type="float" office:value="332.429212372896" calcext:value-type="float">
            <text:p>332.4292123729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string" office:string-value="FIB(47)" calcext:value-type="string">
            <text:p>FIB(47)</text:p>
          </table:table-cell>
          <table:table-cell table:style-name="ce15" table:formula="of:=[.M9]" office:value-type="float" office:value="20265575.875" calcext:value-type="float">
            <text:p>20265575.875</text:p>
          </table:table-cell>
          <table:table-cell table:style-name="ce15" table:formula="of:=[.M19]" office:value-type="float" office:value="0.924616634336421" calcext:value-type="float">
            <text:p>0.9246166343</text:p>
          </table:table-cell>
          <table:table-cell table:style-name="ce15" table:formula="of:=[.M29]" office:value-type="float" office:value="0.976221557651994" calcext:value-type="float">
            <text:p>0.9762215577</text:p>
          </table:table-cell>
          <table:table-cell table:style-name="ce15" table:formula="of:=[.N19]" office:value-type="float" office:value="447.957026414677" calcext:value-type="float">
            <text:p>447.9570264147</text:p>
          </table:table-cell>
          <table:table-cell table:style-name="ce19" table:formula="of:=[.N29]" office:value-type="float" office:value="438.849492868763" calcext:value-type="float">
            <text:p>438.8494928688</text:p>
          </table:table-cell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Knapsack" table:style-name="ta1">
        <table:shapes>
          <draw:frame draw:z-index="0" draw:style-name="gr1" draw:text-style-name="P1" svg:width="4.9783in" svg:height="2.552in" svg:x="7.576in" svg:y="5.6996in">
            <draw:object draw:notify-on-update-of-ranges="Knapsack.B34:Knapsack.B38 Knapsack.D33:Knapsack.D33 Knapsack.D34:Knapsack.D38 Knapsack.E33:Knapsack.E33 Knapsack.E34:Knapsack.E38 Knapsack.F33:Knapsack.F33 Knapsack.F34:Knapsack.F38 Knapsack.G33:Knapsack.G33 Knapsack.G34:Knapsack.G3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2" table:default-cell-style-name="Default"/>
        <table:table-column table:style-name="co6" table:default-cell-style-name="ce3"/>
        <table:table-column table:style-name="co7" table:default-cell-style-name="ce3"/>
        <table:table-column table:style-name="co2" table:default-cell-style-name="Default"/>
        <table:table-column table:style-name="co8" table:default-cell-style-name="ce3"/>
        <table:table-column table:style-name="co9" table:default-cell-style-name="Default"/>
        <table:table-column table:style-name="co8" table:default-cell-style-name="ce10"/>
        <table:table-column table:style-name="co2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5"/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KNA(32)</text:p>
          </table:table-cell>
          <table:table-cell/>
          <table:table-cell table:style-name="ce2" office:value-type="string" calcext:value-type="string">
            <text:p>KNA(33)</text:p>
          </table:table-cell>
          <table:table-cell table:style-name="Default"/>
          <table:table-cell table:style-name="ce2" office:value-type="string" calcext:value-type="string">
            <text:p>KNA(34)</text:p>
          </table:table-cell>
          <table:table-cell table:style-name="Default"/>
          <table:table-cell table:style-name="ce2" office:value-type="string" calcext:value-type="string">
            <text:p>KNA(35)</text:p>
          </table:table-cell>
          <table:table-cell/>
          <table:table-cell table:style-name="ce2" office:value-type="string" calcext:value-type="string">
            <text:p>KNA(36)</text:p>
          </table:table-cell>
          <table:table-cell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formula="of:=[.B4]" office:value-type="string" office:string-value="KNA(32)" calcext:value-type="string">
            <text:p>KNA(32)</text:p>
          </table:table-cell>
          <table:table-cell table:formula="of:=[.B11]/[.C11]" office:value-type="float" office:value="23068.0247026532" calcext:value-type="float">
            <text:p>23068.02470265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.017222" calcext:value-type="float">
            <text:p>5.017222</text:p>
          </table:table-cell>
          <table:table-cell office:value-type="float" office:value="0.000185" calcext:value-type="float">
            <text:p>0.000185</text:p>
          </table:table-cell>
          <table:table-cell office:value-type="float" office:value="9.489658" calcext:value-type="float">
            <text:p>9.489658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17.337355" calcext:value-type="float">
            <text:p>17.337355</text:p>
          </table:table-cell>
          <table:table-cell office:value-type="float" office:value="0.000216" calcext:value-type="float">
            <text:p>0.000216</text:p>
          </table:table-cell>
          <table:table-cell office:value-type="float" office:value="18.082093" calcext:value-type="float">
            <text:p>18.082093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26.817781" calcext:value-type="float">
            <text:p>26.817781</text:p>
          </table:table-cell>
          <table:table-cell office:value-type="float" office:value="0.000225" calcext:value-type="float">
            <text:p>0.000225</text:p>
          </table:table-cell>
          <table:table-cell table:formula="of:=[.D4]" office:value-type="string" office:string-value="KNA(33)" calcext:value-type="string">
            <text:p>KNA(33)</text:p>
          </table:table-cell>
          <table:table-cell table:style-name="ce3" table:formula="of:=[.D11]/[.E11]" office:value-type="float" office:value="47371.669" calcext:value-type="float">
            <text:p>47371.66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.035112" calcext:value-type="float">
            <text:p>5.035112</text:p>
          </table:table-cell>
          <table:table-cell office:value-type="float" office:value="0.000189" calcext:value-type="float">
            <text:p>0.000189</text:p>
          </table:table-cell>
          <table:table-cell office:value-type="float" office:value="9.435616" calcext:value-type="float">
            <text:p>9.435616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17.298525" calcext:value-type="float">
            <text:p>17.298525</text:p>
          </table:table-cell>
          <table:table-cell office:value-type="float" office:value="0.000211" calcext:value-type="float">
            <text:p>0.000211</text:p>
          </table:table-cell>
          <table:table-cell office:value-type="float" office:value="18.112647" calcext:value-type="float">
            <text:p>18.112647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26.880358" calcext:value-type="float">
            <text:p>26.880358</text:p>
          </table:table-cell>
          <table:table-cell office:value-type="float" office:value="0.000225" calcext:value-type="float">
            <text:p>0.000225</text:p>
          </table:table-cell>
          <table:table-cell table:formula="of:=[.F4]" office:value-type="string" office:string-value="KNA(34)" calcext:value-type="string">
            <text:p>KNA(34)</text:p>
          </table:table-cell>
          <table:table-cell table:style-name="ce3" table:formula="of:=[.F11]/[.G11]" office:value-type="float" office:value="79809.1346863469" calcext:value-type="float">
            <text:p>79809.134686346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.049259" calcext:value-type="float">
            <text:p>5.049259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9.470019" calcext:value-type="float">
            <text:p>9.470019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17.362085" calcext:value-type="float">
            <text:p>17.362085</text:p>
          </table:table-cell>
          <table:table-cell office:value-type="float" office:value="0.000212" calcext:value-type="float">
            <text:p>0.000212</text:p>
          </table:table-cell>
          <table:table-cell office:value-type="float" office:value="17.993509" calcext:value-type="float">
            <text:p>17.993509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26.851459" calcext:value-type="float">
            <text:p>26.851459</text:p>
          </table:table-cell>
          <table:table-cell office:value-type="float" office:value="0.00023" calcext:value-type="float">
            <text:p>0.00023</text:p>
          </table:table-cell>
          <table:table-cell table:formula="of:=[.H4]" office:value-type="string" office:string-value="KNA(35)" calcext:value-type="string">
            <text:p>KNA(35)</text:p>
          </table:table-cell>
          <table:table-cell table:style-name="ce3" table:formula="of:=[.H11]/[.I11]" office:value-type="float" office:value="78899.6716157205" calcext:value-type="float">
            <text:p>78899.67161572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.055694" calcext:value-type="float">
            <text:p>5.055694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9.436213" calcext:value-type="float">
            <text:p>9.436213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17.297495" calcext:value-type="float">
            <text:p>17.297495</text:p>
          </table:table-cell>
          <table:table-cell table:style-name="ce16" office:value-type="float" office:value="0.000242" calcext:value-type="float">
            <text:p>0.000242</text:p>
          </table:table-cell>
          <table:table-cell table:style-name="ce16" office:value-type="float" office:value="18.070009" calcext:value-type="float">
            <text:p>18.070009</text:p>
          </table:table-cell>
          <table:table-cell office:value-type="float" office:value="0.000247" calcext:value-type="float">
            <text:p>0.000247</text:p>
          </table:table-cell>
          <table:table-cell table:style-name="ce16" office:value-type="float" office:value="26.911147" calcext:value-type="float">
            <text:p>26.911147</text:p>
          </table:table-cell>
          <table:table-cell office:value-type="float" office:value="0.000247" calcext:value-type="float">
            <text:p>0.000247</text:p>
          </table:table-cell>
          <table:table-cell table:formula="of:=[.J4]" office:value-type="string" office:string-value="KNA(36)" calcext:value-type="string">
            <text:p>KNA(36)</text:p>
          </table:table-cell>
          <table:table-cell table:style-name="ce3" table:formula="of:=[.J11]/[.K11]" office:value-type="float" office:value="117301.813100437" calcext:value-type="float">
            <text:p>117301.813100437</text:p>
          </table:table-cell>
          <table:table-cell table:number-columns-repeated="11"/>
        </table:table-row>
        <table:table-row table:style-name="ro1">
          <table:table-cell table:style-name="ce1"/>
          <table:table-cell office:value-type="float" office:value="5.056064" calcext:value-type="float">
            <text:p>5.056064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9.540163" calcext:value-type="float">
            <text:p>9.540163</text:p>
          </table:table-cell>
          <table:table-cell table:style-name="ce16" office:value-type="float" office:value="0.000204" calcext:value-type="float">
            <text:p>0.000204</text:p>
          </table:table-cell>
          <table:table-cell office:value-type="float" office:value="17.217642" calcext:value-type="float">
            <text:p>17.217642</text:p>
          </table:table-cell>
          <table:table-cell table:style-name="ce16" office:value-type="float" office:value="0.000203" calcext:value-type="float">
            <text:p>0.000203</text:p>
          </table:table-cell>
          <table:table-cell table:style-name="ce16" office:value-type="float" office:value="18.081866" calcext:value-type="float">
            <text:p>18.081866</text:p>
          </table:table-cell>
          <table:table-cell office:value-type="float" office:value="0.000218" calcext:value-type="float">
            <text:p>0.000218</text:p>
          </table:table-cell>
          <table:table-cell table:style-name="ce16" office:value-type="float" office:value="26.849831" calcext:value-type="float">
            <text:p>26.849831</text:p>
          </table:table-cell>
          <table:table-cell office:value-type="float" office:value="0.000218" calcext:value-type="float">
            <text:p>0.000218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8" table:formula="of:=AVERAGE([.B6:.B10])" office:value-type="float" office:value="5.0426702" calcext:value-type="float">
            <text:p>5.0426702</text:p>
          </table:table-cell>
          <table:table-cell table:style-name="ce13" table:formula="of:=AVERAGE([.C6:.C10])" office:value-type="float" office:value="0.0002186" calcext:value-type="float">
            <text:p>0.0002186</text:p>
          </table:table-cell>
          <table:table-cell table:style-name="ce13" table:formula="of:=AVERAGE([.D6:.D10])" office:value-type="float" office:value="9.4743338" calcext:value-type="float">
            <text:p>9.4743338</text:p>
          </table:table-cell>
          <table:table-cell table:style-name="ce13" table:formula="of:=AVERAGE([.E6:.E10])" office:value-type="float" office:value="0.0002" calcext:value-type="float">
            <text:p>0.0002</text:p>
          </table:table-cell>
          <table:table-cell table:style-name="ce13" table:formula="of:=AVERAGE([.F6:.F10])" office:value-type="float" office:value="17.3026204" calcext:value-type="float">
            <text:p>17.3026204</text:p>
          </table:table-cell>
          <table:table-cell table:style-name="ce13" table:formula="of:=AVERAGE([.G6:.G10])" office:value-type="float" office:value="0.0002168" calcext:value-type="float">
            <text:p>0.0002168</text:p>
          </table:table-cell>
          <table:table-cell table:style-name="ce13" table:formula="of:=AVERAGE([.H6:.H10])" office:value-type="float" office:value="18.0680248" calcext:value-type="float">
            <text:p>18.0680248</text:p>
          </table:table-cell>
          <table:table-cell table:style-name="ce13" table:formula="of:=AVERAGE([.I6:.I10])" office:value-type="float" office:value="0.000229" calcext:value-type="float">
            <text:p>0.000229</text:p>
          </table:table-cell>
          <table:table-cell table:style-name="ce13" table:formula="of:=AVERAGE([.J6:.J10])" office:value-type="float" office:value="26.8621152" calcext:value-type="float">
            <text:p>26.8621152</text:p>
          </table:table-cell>
          <table:table-cell table:style-name="ce13" table:formula="of:=AVERAGE([.K6:.K10])" office:value-type="float" office:value="0.000229" calcext:value-type="float">
            <text:p>0.000229</text:p>
          </table:table-cell>
          <table:table-cell table:style-name="ce13"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OMPSS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5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21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string" office:string-value="KNA(32)" calcext:value-type="string">
            <text:p>KNA(32)</text:p>
          </table:table-cell>
          <table:table-cell/>
          <table:table-cell table:style-name="ce2" table:formula="of:=[.D4]" office:value-type="string" office:string-value="KNA(33)" calcext:value-type="string">
            <text:p>KNA(33)</text:p>
          </table:table-cell>
          <table:table-cell table:style-name="ce16"/>
          <table:table-cell table:style-name="ce2" table:formula="of:=[.F4]" office:value-type="string" office:string-value="KNA(34)" calcext:value-type="string">
            <text:p>KNA(34)</text:p>
          </table:table-cell>
          <table:table-cell/>
          <table:table-cell table:style-name="ce2" table:formula="of:=[.H4]" office:value-type="string" office:string-value="KNA(35)" calcext:value-type="string">
            <text:p>KNA(35)</text:p>
          </table:table-cell>
          <table:table-cell table:style-name="ce3"/>
          <table:table-cell table:style-name="ce2" table:formula="of:=[.J4]" office:value-type="string" office:string-value="KNA(36)" calcext:value-type="string">
            <text:p>KNA(36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formula="of:=[.B14]" office:value-type="string" office:string-value="KNA(32)" calcext:value-type="string">
            <text:p>KNA(32)</text:p>
          </table:table-cell>
          <table:table-cell table:formula="of:=[.$B$11]/[.B21]" office:value-type="float" office:value="1.15312171125581" calcext:value-type="float">
            <text:p>1.1531217113</text:p>
          </table:table-cell>
          <table:table-cell table:formula="of:=[.$B$11]/[.C21]" office:value-type="float" office:value="4.77597950447037" calcext:value-type="float">
            <text:p>4.7759795045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4.378715" calcext:value-type="float">
            <text:p>4.378715</text:p>
          </table:table-cell>
          <table:table-cell office:value-type="float" office:value="1.053972" calcext:value-type="float">
            <text:p>1.053972</text:p>
          </table:table-cell>
          <table:table-cell office:value-type="float" office:value="8.235758" calcext:value-type="float">
            <text:p>8.235758</text:p>
          </table:table-cell>
          <table:table-cell office:value-type="float" office:value="1.63538" calcext:value-type="float">
            <text:p>1.63538</text:p>
          </table:table-cell>
          <table:table-cell table:style-name="ce3" office:value-type="float" office:value="15.260989" calcext:value-type="float">
            <text:p>15.260989</text:p>
          </table:table-cell>
          <table:table-cell office:value-type="float" office:value="2.287586" calcext:value-type="float">
            <text:p>2.287586</text:p>
          </table:table-cell>
          <table:table-cell office:value-type="float" office:value="15.7922" calcext:value-type="float">
            <text:p>15.7922</text:p>
          </table:table-cell>
          <table:table-cell table:style-name="ce3" office:value-type="float" office:value="3.345246" calcext:value-type="float">
            <text:p>3.345246</text:p>
          </table:table-cell>
          <table:table-cell office:value-type="float" office:value="22.850012" calcext:value-type="float">
            <text:p>22.850012</text:p>
          </table:table-cell>
          <table:table-cell table:style-name="ce3" office:value-type="float" office:value="4.64392" calcext:value-type="float">
            <text:p>4.64392</text:p>
          </table:table-cell>
          <table:table-cell table:formula="of:=[.D14]" office:value-type="string" office:string-value="KNA(33)" calcext:value-type="string">
            <text:p>KNA(33)</text:p>
          </table:table-cell>
          <table:table-cell table:style-name="ce3" table:formula="of:=[.$D$11]/[.D21]" office:value-type="float" office:value="1.14176764518997" calcext:value-type="float">
            <text:p>1.1417676452</text:p>
          </table:table-cell>
          <table:table-cell table:formula="of:=[.$D$11]/[.E21]" office:value-type="float" office:value="5.75710759590588" calcext:value-type="float">
            <text:p>5.7571075959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4.333017" calcext:value-type="float">
            <text:p>4.333017</text:p>
          </table:table-cell>
          <table:table-cell office:value-type="float" office:value="1.041521" calcext:value-type="float">
            <text:p>1.041521</text:p>
          </table:table-cell>
          <table:table-cell office:value-type="float" office:value="8.276806" calcext:value-type="float">
            <text:p>8.276806</text:p>
          </table:table-cell>
          <table:table-cell office:value-type="float" office:value="1.654366" calcext:value-type="float">
            <text:p>1.654366</text:p>
          </table:table-cell>
          <table:table-cell table:style-name="ce3" office:value-type="float" office:value="15.291268" calcext:value-type="float">
            <text:p>15.291268</text:p>
          </table:table-cell>
          <table:table-cell office:value-type="float" office:value="2.268281" calcext:value-type="float">
            <text:p>2.268281</text:p>
          </table:table-cell>
          <table:table-cell office:value-type="float" office:value="15.835019" calcext:value-type="float">
            <text:p>15.835019</text:p>
          </table:table-cell>
          <table:table-cell table:style-name="ce3" office:value-type="float" office:value="3.32031" calcext:value-type="float">
            <text:p>3.32031</text:p>
          </table:table-cell>
          <table:table-cell office:value-type="float" office:value="23.006412" calcext:value-type="float">
            <text:p>23.006412</text:p>
          </table:table-cell>
          <table:table-cell table:style-name="ce3" office:value-type="float" office:value="4.779363" calcext:value-type="float">
            <text:p>4.779363</text:p>
          </table:table-cell>
          <table:table-cell table:formula="of:=[.F14]" office:value-type="string" office:string-value="KNA(34)" calcext:value-type="string">
            <text:p>KNA(34)</text:p>
          </table:table-cell>
          <table:table-cell table:style-name="ce3" table:formula="of:=[.$F$11]/[.F21]" office:value-type="float" office:value="1.14117892734003" calcext:value-type="float">
            <text:p>1.1411789273</text:p>
          </table:table-cell>
          <table:table-cell table:formula="of:=[.$F$11]/[.G21]" office:value-type="float" office:value="7.52344236585386" calcext:value-type="float">
            <text:p>7.5234423659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4.359437" calcext:value-type="float">
            <text:p>4.359437</text:p>
          </table:table-cell>
          <table:table-cell office:value-type="float" office:value="1.058119" calcext:value-type="float">
            <text:p>1.058119</text:p>
          </table:table-cell>
          <table:table-cell office:value-type="float" office:value="8.331215" calcext:value-type="float">
            <text:p>8.331215</text:p>
          </table:table-cell>
          <table:table-cell office:value-type="float" office:value="1.636977" calcext:value-type="float">
            <text:p>1.636977</text:p>
          </table:table-cell>
          <table:table-cell table:style-name="ce3" office:value-type="float" office:value="15.02817" calcext:value-type="float">
            <text:p>15.02817</text:p>
          </table:table-cell>
          <table:table-cell office:value-type="float" office:value="2.336033" calcext:value-type="float">
            <text:p>2.336033</text:p>
          </table:table-cell>
          <table:table-cell office:value-type="float" office:value="15.881385" calcext:value-type="float">
            <text:p>15.881385</text:p>
          </table:table-cell>
          <table:table-cell table:style-name="ce3" office:value-type="float" office:value="3.288247" calcext:value-type="float">
            <text:p>3.288247</text:p>
          </table:table-cell>
          <table:table-cell office:value-type="float" office:value="23.153538" calcext:value-type="float">
            <text:p>23.153538</text:p>
          </table:table-cell>
          <table:table-cell table:style-name="ce3" office:value-type="float" office:value="4.635996" calcext:value-type="float">
            <text:p>4.635996</text:p>
          </table:table-cell>
          <table:table-cell table:formula="of:=[.H14]" office:value-type="string" office:string-value="KNA(35)" calcext:value-type="string">
            <text:p>KNA(35)</text:p>
          </table:table-cell>
          <table:table-cell table:style-name="ce3" table:formula="of:=[.$H$11]/[.H21]" office:value-type="float" office:value="1.14392927796737" calcext:value-type="float">
            <text:p>1.143929278</text:p>
          </table:table-cell>
          <table:table-cell table:formula="of:=[.$H$11]/[.I21]" office:value-type="float" office:value="5.49201251890194" calcext:value-type="float">
            <text:p>5.4920125189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4.393323" calcext:value-type="float">
            <text:p>4.393323</text:p>
          </table:table-cell>
          <table:table-cell office:value-type="float" office:value="1.05629" calcext:value-type="float">
            <text:p>1.05629</text:p>
          </table:table-cell>
          <table:table-cell office:value-type="float" office:value="8.315468" calcext:value-type="float">
            <text:p>8.315468</text:p>
          </table:table-cell>
          <table:table-cell office:value-type="float" office:value="1.651904" calcext:value-type="float">
            <text:p>1.651904</text:p>
          </table:table-cell>
          <table:table-cell table:style-name="ce16" office:value-type="float" office:value="15.025745" calcext:value-type="float">
            <text:p>15.025745</text:p>
          </table:table-cell>
          <table:table-cell table:style-name="ce16" office:value-type="float" office:value="2.292736" calcext:value-type="float">
            <text:p>2.292736</text:p>
          </table:table-cell>
          <table:table-cell table:style-name="ce16" office:value-type="float" office:value="15.643956" calcext:value-type="float">
            <text:p>15.643956</text:p>
          </table:table-cell>
          <table:table-cell table:style-name="ce16" office:value-type="float" office:value="3.242056" calcext:value-type="float">
            <text:p>3.242056</text:p>
          </table:table-cell>
          <table:table-cell table:style-name="ce16" office:value-type="float" office:value="23.023257" calcext:value-type="float">
            <text:p>23.023257</text:p>
          </table:table-cell>
          <table:table-cell table:style-name="ce16" office:value-type="float" office:value="4.582306" calcext:value-type="float">
            <text:p>4.582306</text:p>
          </table:table-cell>
          <table:table-cell table:formula="of:=[.J14]" office:value-type="string" office:string-value="KNA(36)" calcext:value-type="string">
            <text:p>KNA(36)</text:p>
          </table:table-cell>
          <table:table-cell table:style-name="ce3" table:formula="of:=[.$J$11]/[.J21]" office:value-type="float" office:value="1.16627879155383" calcext:value-type="float">
            <text:p>1.1662787916</text:p>
          </table:table-cell>
          <table:table-cell table:formula="of:=[.$J$11]/[.K21]" office:value-type="float" office:value="5.77248363277328" calcext:value-type="float">
            <text:p>5.7724836328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4.400807" calcext:value-type="float">
            <text:p>4.400807</text:p>
          </table:table-cell>
          <table:table-cell office:value-type="float" office:value="1.069298" calcext:value-type="float">
            <text:p>1.069298</text:p>
          </table:table-cell>
          <table:table-cell office:value-type="float" office:value="8.330516" calcext:value-type="float">
            <text:p>8.330516</text:p>
          </table:table-cell>
          <table:table-cell table:style-name="ce16" office:value-type="float" office:value="1.649753" calcext:value-type="float">
            <text:p>1.649753</text:p>
          </table:table-cell>
          <table:table-cell table:style-name="ce16" office:value-type="float" office:value="15.204115" calcext:value-type="float">
            <text:p>15.204115</text:p>
          </table:table-cell>
          <table:table-cell table:style-name="ce16" office:value-type="float" office:value="2.314502" calcext:value-type="float">
            <text:p>2.314502</text:p>
          </table:table-cell>
          <table:table-cell table:style-name="ce16" office:value-type="float" office:value="15.820962" calcext:value-type="float">
            <text:p>15.820962</text:p>
          </table:table-cell>
          <table:table-cell table:style-name="ce16" office:value-type="float" office:value="3.253507" calcext:value-type="float">
            <text:p>3.253507</text:p>
          </table:table-cell>
          <table:table-cell table:style-name="ce16" office:value-type="float" office:value="23.128419" calcext:value-type="float">
            <text:p>23.128419</text:p>
          </table:table-cell>
          <table:table-cell table:style-name="ce16" office:value-type="float" office:value="4.625796" calcext:value-type="float">
            <text:p>4.625796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16:.B20])" office:value-type="float" office:value="4.3730598" calcext:value-type="float">
            <text:p>4.3730598</text:p>
          </table:table-cell>
          <table:table-cell table:style-name="ce13" table:formula="of:=AVERAGE([.C16:.C20])" office:value-type="float" office:value="1.05584" calcext:value-type="float">
            <text:p>1.05584</text:p>
          </table:table-cell>
          <table:table-cell table:style-name="ce13" table:formula="of:=AVERAGE([.D16:.D20])" office:value-type="float" office:value="8.2979526" calcext:value-type="float">
            <text:p>8.2979526</text:p>
          </table:table-cell>
          <table:table-cell table:style-name="ce13" table:formula="of:=AVERAGE([.E16:.E20])" office:value-type="float" office:value="1.645676" calcext:value-type="float">
            <text:p>1.645676</text:p>
          </table:table-cell>
          <table:table-cell table:style-name="ce13" table:formula="of:=AVERAGE([.F16:.F20])" office:value-type="float" office:value="15.1620574" calcext:value-type="float">
            <text:p>15.1620574</text:p>
          </table:table-cell>
          <table:table-cell table:style-name="ce13" table:formula="of:=AVERAGE([.G16:.G20])" office:value-type="float" office:value="2.2998276" calcext:value-type="float">
            <text:p>2.2998276</text:p>
          </table:table-cell>
          <table:table-cell table:style-name="ce13" table:formula="of:=AVERAGE([.H16:.H20])" office:value-type="float" office:value="15.7947044" calcext:value-type="float">
            <text:p>15.7947044</text:p>
          </table:table-cell>
          <table:table-cell table:style-name="ce13" table:formula="of:=AVERAGE([.I16:.I20])" office:value-type="float" office:value="3.2898732" calcext:value-type="float">
            <text:p>3.2898732</text:p>
          </table:table-cell>
          <table:table-cell table:style-name="ce13" table:formula="of:=AVERAGE([.J16:.J20])" office:value-type="float" office:value="23.0323276" calcext:value-type="float">
            <text:p>23.0323276</text:p>
          </table:table-cell>
          <table:table-cell table:style-name="ce13" table:formula="of:=AVERAGE([.K16:.K20])" office:value-type="float" office:value="4.6534762" calcext:value-type="float">
            <text:p>4.6534762</text:p>
          </table:table-cell>
          <table:table-cell table:style-name="Default"/>
          <table:table-cell/>
          <table:table-cell table:style-name="ce27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MANUAL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/>
          <table:table-cell table:style-name="ce5" office:value-type="float" office:value="8" calcext:value-type="float">
            <text:p>8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21" office:value-type="float" office:value="9" calcext:value-type="float">
            <text:p>9</text:p>
          </table:table-cell>
          <table:table-cell table:style-name="ce12" office:value-type="float" office:value="11" calcext:value-type="float">
            <text:p>11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2" calcext:value-type="float">
            <text:p>12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table:formula="of:=[.B4]" office:value-type="string" office:string-value="KNA(32)" calcext:value-type="string">
            <text:p>KNA(32)</text:p>
          </table:table-cell>
          <table:table-cell/>
          <table:table-cell table:style-name="ce2" table:formula="of:=[.D4]" office:value-type="string" office:string-value="KNA(33)" calcext:value-type="string">
            <text:p>KNA(33)</text:p>
          </table:table-cell>
          <table:table-cell table:style-name="ce16"/>
          <table:table-cell table:style-name="ce2" table:formula="of:=[.F4]" office:value-type="string" office:string-value="KNA(34)" calcext:value-type="string">
            <text:p>KNA(34)</text:p>
          </table:table-cell>
          <table:table-cell/>
          <table:table-cell table:style-name="ce2" table:formula="of:=[.H4]" office:value-type="string" office:string-value="KNA(35)" calcext:value-type="string">
            <text:p>KNA(35)</text:p>
          </table:table-cell>
          <table:table-cell table:style-name="ce3"/>
          <table:table-cell table:style-name="ce2" table:formula="of:=[.J4]" office:value-type="string" office:string-value="KNA(36)" calcext:value-type="string">
            <text:p>KNA(36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formula="of:=[.B24]" office:value-type="string" office:string-value="KNA(32)" calcext:value-type="string">
            <text:p>KNA(32)</text:p>
          </table:table-cell>
          <table:table-cell table:formula="of:=[.$B$11]/[.B31]" office:value-type="float" office:value="1.15633725264734" calcext:value-type="float">
            <text:p>1.1563372526</text:p>
          </table:table-cell>
          <table:table-cell table:formula="of:=[.$B$11]/[.C31]" office:value-type="float" office:value="4.21993977049993" calcext:value-type="float">
            <text:p>4.2199397705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4.347338" calcext:value-type="float">
            <text:p>4.347338</text:p>
          </table:table-cell>
          <table:table-cell office:value-type="float" office:value="1.193072" calcext:value-type="float">
            <text:p>1.193072</text:p>
          </table:table-cell>
          <table:table-cell office:value-type="float" office:value="8.279486" calcext:value-type="float">
            <text:p>8.279486</text:p>
          </table:table-cell>
          <table:table-cell office:value-type="float" office:value="1.89211" calcext:value-type="float">
            <text:p>1.89211</text:p>
          </table:table-cell>
          <table:table-cell table:style-name="ce3" office:value-type="float" office:value="15.004308" calcext:value-type="float">
            <text:p>15.004308</text:p>
          </table:table-cell>
          <table:table-cell office:value-type="float" office:value="2.772596" calcext:value-type="float">
            <text:p>2.772596</text:p>
          </table:table-cell>
          <table:table-cell office:value-type="float" office:value="15.692509" calcext:value-type="float">
            <text:p>15.692509</text:p>
          </table:table-cell>
          <table:table-cell table:style-name="ce3" office:value-type="float" office:value="3.568712" calcext:value-type="float">
            <text:p>3.568712</text:p>
          </table:table-cell>
          <table:table-cell office:value-type="float" office:value="22.764256" calcext:value-type="float">
            <text:p>22.764256</text:p>
          </table:table-cell>
          <table:table-cell table:style-name="ce3" office:value-type="float" office:value="5.325347" calcext:value-type="float">
            <text:p>5.325347</text:p>
          </table:table-cell>
          <table:table-cell table:formula="of:=[.D24]" office:value-type="string" office:string-value="KNA(33)" calcext:value-type="string">
            <text:p>KNA(33)</text:p>
          </table:table-cell>
          <table:table-cell table:style-name="ce3" table:formula="of:=[.$D$11]/[.D31]" office:value-type="float" office:value="1.14250822826563" calcext:value-type="float">
            <text:p>1.1425082283</text:p>
          </table:table-cell>
          <table:table-cell table:formula="of:=[.$D$11]/[.E31]" office:value-type="float" office:value="4.97286895351093" calcext:value-type="float">
            <text:p>4.972868953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.356516" calcext:value-type="float">
            <text:p>4.356516</text:p>
          </table:table-cell>
          <table:table-cell office:value-type="float" office:value="1.198209" calcext:value-type="float">
            <text:p>1.198209</text:p>
          </table:table-cell>
          <table:table-cell office:value-type="float" office:value="8.276478" calcext:value-type="float">
            <text:p>8.276478</text:p>
          </table:table-cell>
          <table:table-cell office:value-type="float" office:value="1.896656" calcext:value-type="float">
            <text:p>1.896656</text:p>
          </table:table-cell>
          <table:table-cell table:style-name="ce3" office:value-type="float" office:value="14.922934" calcext:value-type="float">
            <text:p>14.922934</text:p>
          </table:table-cell>
          <table:table-cell office:value-type="float" office:value="2.784185" calcext:value-type="float">
            <text:p>2.784185</text:p>
          </table:table-cell>
          <table:table-cell office:value-type="float" office:value="15.700228" calcext:value-type="float">
            <text:p>15.700228</text:p>
          </table:table-cell>
          <table:table-cell table:style-name="ce3" office:value-type="float" office:value="3.640629" calcext:value-type="float">
            <text:p>3.640629</text:p>
          </table:table-cell>
          <table:table-cell office:value-type="float" office:value="22.982493" calcext:value-type="float">
            <text:p>22.982493</text:p>
          </table:table-cell>
          <table:table-cell table:style-name="ce3" office:value-type="float" office:value="5.293706" calcext:value-type="float">
            <text:p>5.293706</text:p>
          </table:table-cell>
          <table:table-cell table:formula="of:=[.F24]" office:value-type="string" office:string-value="KNA(34)" calcext:value-type="string">
            <text:p>KNA(34)</text:p>
          </table:table-cell>
          <table:table-cell table:style-name="ce3" table:formula="of:=[.$F$11]/[.F31]" office:value-type="float" office:value="1.15453275915615" calcext:value-type="float">
            <text:p>1.1545327592</text:p>
          </table:table-cell>
          <table:table-cell table:formula="of:=[.$F$11]/[.G31]" office:value-type="float" office:value="6.27926142681537" calcext:value-type="float">
            <text:p>6.279261426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.366002" calcext:value-type="float">
            <text:p>4.366002</text:p>
          </table:table-cell>
          <table:table-cell office:value-type="float" office:value="1.198167" calcext:value-type="float">
            <text:p>1.198167</text:p>
          </table:table-cell>
          <table:table-cell office:value-type="float" office:value="8.289674" calcext:value-type="float">
            <text:p>8.289674</text:p>
          </table:table-cell>
          <table:table-cell office:value-type="float" office:value="1.900302" calcext:value-type="float">
            <text:p>1.900302</text:p>
          </table:table-cell>
          <table:table-cell table:style-name="ce3" office:value-type="float" office:value="14.925733" calcext:value-type="float">
            <text:p>14.925733</text:p>
          </table:table-cell>
          <table:table-cell office:value-type="float" office:value="2.77141" calcext:value-type="float">
            <text:p>2.77141</text:p>
          </table:table-cell>
          <table:table-cell office:value-type="float" office:value="15.704025" calcext:value-type="float">
            <text:p>15.704025</text:p>
          </table:table-cell>
          <table:table-cell table:style-name="ce3" office:value-type="float" office:value="3.681212" calcext:value-type="float">
            <text:p>3.681212</text:p>
          </table:table-cell>
          <table:table-cell office:value-type="float" office:value="22.872987" calcext:value-type="float">
            <text:p>22.872987</text:p>
          </table:table-cell>
          <table:table-cell table:style-name="ce3" office:value-type="float" office:value="5.257829" calcext:value-type="float">
            <text:p>5.257829</text:p>
          </table:table-cell>
          <table:table-cell table:formula="of:=[.H24]" office:value-type="string" office:string-value="KNA(35)" calcext:value-type="string">
            <text:p>KNA(35)</text:p>
          </table:table-cell>
          <table:table-cell table:style-name="ce3" table:formula="of:=[.$H$11]/[.H31]" office:value-type="float" office:value="1.14797599998973" calcext:value-type="float">
            <text:p>1.147976</text:p>
          </table:table-cell>
          <table:table-cell table:formula="of:=[.$H$11]/[.I31]" office:value-type="float" office:value="4.95056179812224" calcext:value-type="float">
            <text:p>4.95056179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.355765" calcext:value-type="float">
            <text:p>4.355765</text:p>
          </table:table-cell>
          <table:table-cell office:value-type="float" office:value="1.190873" calcext:value-type="float">
            <text:p>1.190873</text:p>
          </table:table-cell>
          <table:table-cell office:value-type="float" office:value="8.335134" calcext:value-type="float">
            <text:p>8.335134</text:p>
          </table:table-cell>
          <table:table-cell office:value-type="float" office:value="1.910412" calcext:value-type="float">
            <text:p>1.910412</text:p>
          </table:table-cell>
          <table:table-cell table:style-name="ce16" office:value-type="float" office:value="14.995263" calcext:value-type="float">
            <text:p>14.995263</text:p>
          </table:table-cell>
          <table:table-cell table:style-name="ce16" office:value-type="float" office:value="2.726581" calcext:value-type="float">
            <text:p>2.726581</text:p>
          </table:table-cell>
          <table:table-cell table:style-name="ce16" office:value-type="float" office:value="15.786739" calcext:value-type="float">
            <text:p>15.786739</text:p>
          </table:table-cell>
          <table:table-cell table:style-name="ce16" office:value-type="float" office:value="3.6746" calcext:value-type="float">
            <text:p>3.6746</text:p>
          </table:table-cell>
          <table:table-cell table:style-name="ce16" office:value-type="float" office:value="22.98209" calcext:value-type="float">
            <text:p>22.98209</text:p>
          </table:table-cell>
          <table:table-cell table:style-name="ce16" office:value-type="float" office:value="5.23346" calcext:value-type="float">
            <text:p>5.23346</text:p>
          </table:table-cell>
          <table:table-cell table:formula="of:=[.J24]" office:value-type="string" office:string-value="KNA(36)" calcext:value-type="string">
            <text:p>KNA(36)</text:p>
          </table:table-cell>
          <table:table-cell table:style-name="ce3" table:formula="of:=[.$J$11]/[.J31]" office:value-type="float" office:value="1.17205514183822" calcext:value-type="float">
            <text:p>1.1720551418</text:p>
          </table:table-cell>
          <table:table-cell table:formula="of:=[.$J$11]/[.K31]" office:value-type="float" office:value="5.09056555216822" calcext:value-type="float">
            <text:p>5.090565552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.378875" calcext:value-type="float">
            <text:p>4.378875</text:p>
          </table:table-cell>
          <table:table-cell office:value-type="float" office:value="1.194492" calcext:value-type="float">
            <text:p>1.194492</text:p>
          </table:table-cell>
          <table:table-cell office:value-type="float" office:value="8.282097" calcext:value-type="float">
            <text:p>8.282097</text:p>
          </table:table-cell>
          <table:table-cell table:style-name="ce16" office:value-type="float" office:value="1.926544" calcext:value-type="float">
            <text:p>1.926544</text:p>
          </table:table-cell>
          <table:table-cell table:style-name="ce16" office:value-type="float" office:value="15.085194" calcext:value-type="float">
            <text:p>15.085194</text:p>
          </table:table-cell>
          <table:table-cell table:style-name="ce16" office:value-type="float" office:value="2.72282" calcext:value-type="float">
            <text:p>2.72282</text:p>
          </table:table-cell>
          <table:table-cell table:style-name="ce16" office:value-type="float" office:value="15.811632" calcext:value-type="float">
            <text:p>15.811632</text:p>
          </table:table-cell>
          <table:table-cell table:style-name="ce16" office:value-type="float" office:value="3.683306" calcext:value-type="float">
            <text:p>3.683306</text:p>
          </table:table-cell>
          <table:table-cell table:style-name="ce16" office:value-type="float" office:value="22.99225" calcext:value-type="float">
            <text:p>22.99225</text:p>
          </table:table-cell>
          <table:table-cell table:style-name="ce16" office:value-type="float" office:value="5.273873" calcext:value-type="float">
            <text:p>5.273873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26:.B30])" office:value-type="float" office:value="4.3608992" calcext:value-type="float">
            <text:p>4.3608992</text:p>
          </table:table-cell>
          <table:table-cell table:style-name="ce13" table:formula="of:=AVERAGE([.C26:.C30])" office:value-type="float" office:value="1.1949626" calcext:value-type="float">
            <text:p>1.1949626</text:p>
          </table:table-cell>
          <table:table-cell table:style-name="ce13" table:formula="of:=AVERAGE([.D26:.D30])" office:value-type="float" office:value="8.2925738" calcext:value-type="float">
            <text:p>8.2925738</text:p>
          </table:table-cell>
          <table:table-cell table:style-name="ce13" table:formula="of:=AVERAGE([.E26:.E30])" office:value-type="float" office:value="1.9052048" calcext:value-type="float">
            <text:p>1.9052048</text:p>
          </table:table-cell>
          <table:table-cell table:style-name="ce13" table:formula="of:=AVERAGE([.F26:.F30])" office:value-type="float" office:value="14.9866864" calcext:value-type="float">
            <text:p>14.9866864</text:p>
          </table:table-cell>
          <table:table-cell table:style-name="ce13" table:formula="of:=AVERAGE([.G26:.G30])" office:value-type="float" office:value="2.7555184" calcext:value-type="float">
            <text:p>2.7555184</text:p>
          </table:table-cell>
          <table:table-cell table:style-name="ce13" table:formula="of:=AVERAGE([.H26:.H30])" office:value-type="float" office:value="15.7390266" calcext:value-type="float">
            <text:p>15.7390266</text:p>
          </table:table-cell>
          <table:table-cell table:style-name="ce13" table:formula="of:=AVERAGE([.I26:.I30])" office:value-type="float" office:value="3.6496918" calcext:value-type="float">
            <text:p>3.6496918</text:p>
          </table:table-cell>
          <table:table-cell table:style-name="ce13" table:formula="of:=AVERAGE([.J26:.J30])" office:value-type="float" office:value="22.9188152" calcext:value-type="float">
            <text:p>22.9188152</text:p>
          </table:table-cell>
          <table:table-cell table:style-name="ce13" table:formula="of:=AVERAGE([.K26:.K30])" office:value-type="float" office:value="5.276843" calcext:value-type="float">
            <text:p>5.276843</text:p>
          </table:table-cell>
          <table:table-cell table:style-name="ce23" table:number-columns-repeated="2"/>
          <table:table-cell table:style-name="ce27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SPEEDUP</text:p>
          </table:table-cell>
          <table:table-cell table:style-name="ce14" office:value-type="string" calcext:value-type="string">
            <text:p>MEMO</text:p>
          </table:table-cell>
          <table:table-cell table:style-name="ce14" office:value-type="string" calcext:value-type="string">
            <text:p>OMP_F</text:p>
          </table:table-cell>
          <table:table-cell table:style-name="ce14" office:value-type="string" calcext:value-type="string">
            <text:p>OMP_MF</text:p>
          </table:table-cell>
          <table:table-cell table:style-name="ce14" office:value-type="string" calcext:value-type="string">
            <text:p>OMP_MEMO_F</text:p>
          </table:table-cell>
          <table:table-cell table:style-name="ce17" office:value-type="string" calcext:value-type="string">
            <text:p>OMP_MEMO_MF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string" office:string-value="KNA(32)" calcext:value-type="string">
            <text:p>KNA(32)</text:p>
          </table:table-cell>
          <table:table-cell table:style-name="ce3" table:formula="of:=[.M5]" office:value-type="float" office:value="23068.0247026532" calcext:value-type="float">
            <text:p>23068.0247026532</text:p>
          </table:table-cell>
          <table:table-cell table:style-name="Default" table:formula="of:=[.M15]" office:value-type="float" office:value="1.15312171125581" calcext:value-type="float">
            <text:p>1.1531217113</text:p>
          </table:table-cell>
          <table:table-cell table:style-name="Default" table:formula="of:=[.M25]" office:value-type="float" office:value="1.15633725264734" calcext:value-type="float">
            <text:p>1.1563372526</text:p>
          </table:table-cell>
          <table:table-cell table:formula="of:=[.N15]" office:value-type="float" office:value="4.77597950447037" calcext:value-type="float">
            <text:p>4.7759795045</text:p>
          </table:table-cell>
          <table:table-cell table:style-name="ce18" table:formula="of:=[.N25]" office:value-type="float" office:value="4.21993977049993" calcext:value-type="float">
            <text:p>4.219939770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string" office:string-value="KNA(33)" calcext:value-type="string">
            <text:p>KNA(33)</text:p>
          </table:table-cell>
          <table:table-cell table:style-name="ce3" table:formula="of:=[.M6]" office:value-type="float" office:value="47371.669" calcext:value-type="float">
            <text:p>47371.669</text:p>
          </table:table-cell>
          <table:table-cell table:style-name="Default" table:formula="of:=[.M16]" office:value-type="float" office:value="1.14176764518997" calcext:value-type="float">
            <text:p>1.1417676452</text:p>
          </table:table-cell>
          <table:table-cell table:style-name="Default" table:formula="of:=[.M26]" office:value-type="float" office:value="1.14250822826563" calcext:value-type="float">
            <text:p>1.1425082283</text:p>
          </table:table-cell>
          <table:table-cell table:formula="of:=[.N16]" office:value-type="float" office:value="5.75710759590588" calcext:value-type="float">
            <text:p>5.7571075959</text:p>
          </table:table-cell>
          <table:table-cell table:style-name="ce18" table:formula="of:=[.N26]" office:value-type="float" office:value="4.97286895351093" calcext:value-type="float">
            <text:p>4.9728689535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F4]" office:value-type="string" office:string-value="KNA(34)" calcext:value-type="string">
            <text:p>KNA(34)</text:p>
          </table:table-cell>
          <table:table-cell table:style-name="ce3" table:formula="of:=[.M7]" office:value-type="float" office:value="79809.1346863469" calcext:value-type="float">
            <text:p>79809.1346863469</text:p>
          </table:table-cell>
          <table:table-cell table:style-name="Default" table:formula="of:=[.M17]" office:value-type="float" office:value="1.14117892734003" calcext:value-type="float">
            <text:p>1.1411789273</text:p>
          </table:table-cell>
          <table:table-cell table:style-name="Default" table:formula="of:=[.M27]" office:value-type="float" office:value="1.15453275915615" calcext:value-type="float">
            <text:p>1.1545327592</text:p>
          </table:table-cell>
          <table:table-cell table:formula="of:=[.N17]" office:value-type="float" office:value="7.52344236585386" calcext:value-type="float">
            <text:p>7.5234423659</text:p>
          </table:table-cell>
          <table:table-cell table:style-name="ce18" table:formula="of:=[.N27]" office:value-type="float" office:value="6.27926142681537" calcext:value-type="float">
            <text:p>6.2792614268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string" office:string-value="KNA(35)" calcext:value-type="string">
            <text:p>KNA(35)</text:p>
          </table:table-cell>
          <table:table-cell table:style-name="ce3" table:formula="of:=[.M8]" office:value-type="float" office:value="78899.6716157205" calcext:value-type="float">
            <text:p>78899.6716157205</text:p>
          </table:table-cell>
          <table:table-cell table:style-name="Default" table:formula="of:=[.M18]" office:value-type="float" office:value="1.14392927796737" calcext:value-type="float">
            <text:p>1.143929278</text:p>
          </table:table-cell>
          <table:table-cell table:style-name="Default" table:formula="of:=[.M28]" office:value-type="float" office:value="1.14797599998973" calcext:value-type="float">
            <text:p>1.147976</text:p>
          </table:table-cell>
          <table:table-cell table:formula="of:=[.N18]" office:value-type="float" office:value="5.49201251890194" calcext:value-type="float">
            <text:p>5.4920125189</text:p>
          </table:table-cell>
          <table:table-cell table:style-name="ce18" table:formula="of:=[.N28]" office:value-type="float" office:value="4.95056179812224" calcext:value-type="float">
            <text:p>4.9505617981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string" office:string-value="KNA(36)" calcext:value-type="string">
            <text:p>KNA(36)</text:p>
          </table:table-cell>
          <table:table-cell table:style-name="ce15" table:formula="of:=[.M9]" office:value-type="float" office:value="117301.813100437" calcext:value-type="float">
            <text:p>117301.813100437</text:p>
          </table:table-cell>
          <table:table-cell table:style-name="ce15" table:formula="of:=[.M19]" office:value-type="float" office:value="1.16627879155383" calcext:value-type="float">
            <text:p>1.1662787916</text:p>
          </table:table-cell>
          <table:table-cell table:style-name="ce15" table:formula="of:=[.M29]" office:value-type="float" office:value="1.17205514183822" calcext:value-type="float">
            <text:p>1.1720551418</text:p>
          </table:table-cell>
          <table:table-cell table:style-name="ce15" table:formula="of:=[.N19]" office:value-type="float" office:value="5.77248363277328" calcext:value-type="float">
            <text:p>5.7724836328</text:p>
          </table:table-cell>
          <table:table-cell table:style-name="ce19" table:formula="of:=[.N29]" office:value-type="float" office:value="5.09056555216822" calcext:value-type="float">
            <text:p>5.0905655522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Levenshtein_distance" table:style-name="ta1">
        <table:shapes>
          <draw:frame draw:z-index="0" draw:style-name="gr1" draw:text-style-name="P1" svg:width="4.9783in" svg:height="2.552in" svg:x="7.576in" svg:y="5.6996in">
            <draw:object draw:notify-on-update-of-ranges="Levenshtein_distance.B34:Levenshtein_distance.B38 Levenshtein_distance.D33:Levenshtein_distance.D33 Levenshtein_distance.D34:Levenshtein_distance.D38 Levenshtein_distance.E33:Levenshtein_distance.E33 Levenshtein_distance.E34:Levenshtein_distance.E38 Levenshtein_distance.F33:Levenshtein_distance.F33 Levenshtein_distance.F34:Levenshtein_distance.F38 Levenshtein_distance.G33:Levenshtein_distance.G33 Levenshtein_distance.G34:Levenshtein_distance.G3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10"/>
        <table:table-column table:style-name="co2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5"/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LEV(10, 15)</text:p>
          </table:table-cell>
          <table:table-cell/>
          <table:table-cell table:style-name="ce2" office:value-type="string" calcext:value-type="string">
            <text:p>LEV(10, 16)</text:p>
          </table:table-cell>
          <table:table-cell/>
          <table:table-cell table:style-name="ce2" office:value-type="string" calcext:value-type="string">
            <text:p>LEV(10, 17)</text:p>
          </table:table-cell>
          <table:table-cell/>
          <table:table-cell table:style-name="ce2" office:value-type="string" calcext:value-type="string">
            <text:p>LEV(10, 18)</text:p>
          </table:table-cell>
          <table:table-cell/>
          <table:table-cell table:style-name="ce2" office:value-type="string" calcext:value-type="string">
            <text:p>LEV(10, 19)</text:p>
          </table:table-cell>
          <table:table-cell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formula="of:=[.B4]" office:value-type="string" office:string-value="LEV(10, 15)" calcext:value-type="string">
            <text:p>LEV(10, 15)</text:p>
          </table:table-cell>
          <table:table-cell table:formula="of:=[.B11]/[.C11]" office:value-type="float" office:value="601926.16" calcext:value-type="float">
            <text:p>601926.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980668" calcext:value-type="float">
            <text:p>2.98066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5.551478" calcext:value-type="float">
            <text:p>5.55147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9.453425" calcext:value-type="float">
            <text:p>9.453425</text:p>
          </table:table-cell>
          <table:table-cell office:value-type="float" office:value="0.000005" calcext:value-type="float">
            <text:p>0.000005</text:p>
          </table:table-cell>
          <table:table-cell table:style-name="ce3" office:value-type="float" office:value="16.605512" calcext:value-type="float">
            <text:p>16.605512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27.63686" calcext:value-type="float">
            <text:p>27.63686</text:p>
          </table:table-cell>
          <table:table-cell office:value-type="float" office:value="0.000006" calcext:value-type="float">
            <text:p>0.000006</text:p>
          </table:table-cell>
          <table:table-cell table:formula="of:=[.D4]" office:value-type="string" office:string-value="LEV(10, 16)" calcext:value-type="string">
            <text:p>LEV(10, 16)</text:p>
          </table:table-cell>
          <table:table-cell table:style-name="ce3" table:formula="of:=[.D11]/[.E11]" office:value-type="float" office:value="1098128.28" calcext:value-type="float">
            <text:p>1098128.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974629" calcext:value-type="float">
            <text:p>2.974629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5.420794" calcext:value-type="float">
            <text:p>5.42079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9.489918" calcext:value-type="float">
            <text:p>9.489918</text:p>
          </table:table-cell>
          <table:table-cell office:value-type="float" office:value="0.000005" calcext:value-type="float">
            <text:p>0.000005</text:p>
          </table:table-cell>
          <table:table-cell table:style-name="ce3" office:value-type="float" office:value="16.608356" calcext:value-type="float">
            <text:p>16.608356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27.616426" calcext:value-type="float">
            <text:p>27.616426</text:p>
          </table:table-cell>
          <table:table-cell office:value-type="float" office:value="0.000006" calcext:value-type="float">
            <text:p>0.000006</text:p>
          </table:table-cell>
          <table:table-cell table:formula="of:=[.F4]" office:value-type="string" office:string-value="LEV(10, 17)" calcext:value-type="string">
            <text:p>LEV(10, 17)</text:p>
          </table:table-cell>
          <table:table-cell table:style-name="ce3" table:formula="of:=[.F11]/[.G11]" office:value-type="float" office:value="1920889.6" calcext:value-type="float">
            <text:p>1920889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977363" calcext:value-type="float">
            <text:p>2.97736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5.469975" calcext:value-type="float">
            <text:p>5.46997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9.624462" calcext:value-type="float">
            <text:p>9.624462</text:p>
          </table:table-cell>
          <table:table-cell office:value-type="float" office:value="0.000005" calcext:value-type="float">
            <text:p>0.000005</text:p>
          </table:table-cell>
          <table:table-cell table:style-name="ce3" office:value-type="float" office:value="16.601683" calcext:value-type="float">
            <text:p>16.601683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27.638456" calcext:value-type="float">
            <text:p>27.638456</text:p>
          </table:table-cell>
          <table:table-cell office:value-type="float" office:value="0.000006" calcext:value-type="float">
            <text:p>0.000006</text:p>
          </table:table-cell>
          <table:table-cell table:formula="of:=[.H4]" office:value-type="string" office:string-value="LEV(10, 18)" calcext:value-type="string">
            <text:p>LEV(10, 18)</text:p>
          </table:table-cell>
          <table:table-cell table:style-name="ce3" table:formula="of:=[.H11]/[.I11]" office:value-type="float" office:value="2767592.06666667" calcext:value-type="float">
            <text:p>2767592.066666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028912" calcext:value-type="float">
            <text:p>3.02891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5.537502" calcext:value-type="float">
            <text:p>5.53750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9.726669" calcext:value-type="float">
            <text:p>9.726669</text:p>
          </table:table-cell>
          <table:table-cell office:value-type="float" office:value="0.000005" calcext:value-type="float">
            <text:p>0.000005</text:p>
          </table:table-cell>
          <table:table-cell table:style-name="ce16" office:value-type="float" office:value="16.606656" calcext:value-type="float">
            <text:p>16.606656</text:p>
          </table:table-cell>
          <table:table-cell office:value-type="float" office:value="0.000006" calcext:value-type="float">
            <text:p>0.000006</text:p>
          </table:table-cell>
          <table:table-cell table:style-name="ce16" office:value-type="float" office:value="27.645018" calcext:value-type="float">
            <text:p>27.645018</text:p>
          </table:table-cell>
          <table:table-cell office:value-type="float" office:value="0.000006" calcext:value-type="float">
            <text:p>0.000006</text:p>
          </table:table-cell>
          <table:table-cell table:formula="of:=[.J4]" office:value-type="string" office:string-value="LEV(10, 19)" calcext:value-type="string">
            <text:p>LEV(10, 19)</text:p>
          </table:table-cell>
          <table:table-cell table:style-name="ce3" table:formula="of:=[.J11]/[.K11]" office:value-type="float" office:value="4605804.06666667" calcext:value-type="float">
            <text:p>4605804.06666667</text:p>
          </table:table-cell>
          <table:table-cell table:number-columns-repeated="11"/>
        </table:table-row>
        <table:table-row table:style-name="ro1">
          <table:table-cell table:style-name="ce1"/>
          <table:table-cell office:value-type="float" office:value="3.086582" calcext:value-type="float">
            <text:p>3.08658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5.473458" calcext:value-type="float">
            <text:p>5.47345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9.727766" calcext:value-type="float">
            <text:p>9.727766</text:p>
          </table:table-cell>
          <table:table-cell office:value-type="float" office:value="0.000005" calcext:value-type="float">
            <text:p>0.000005</text:p>
          </table:table-cell>
          <table:table-cell table:style-name="ce16" office:value-type="float" office:value="16.605555" calcext:value-type="float">
            <text:p>16.605555</text:p>
          </table:table-cell>
          <table:table-cell office:value-type="float" office:value="0.000006" calcext:value-type="float">
            <text:p>0.000006</text:p>
          </table:table-cell>
          <table:table-cell table:style-name="ce16" office:value-type="float" office:value="27.637362" calcext:value-type="float">
            <text:p>27.637362</text:p>
          </table:table-cell>
          <table:table-cell office:value-type="float" office:value="0.000006" calcext:value-type="float">
            <text:p>0.000006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8" table:formula="of:=AVERAGE([.B6:.B10])" office:value-type="float" office:value="3.0096308" calcext:value-type="float">
            <text:p>3.0096308</text:p>
          </table:table-cell>
          <table:table-cell table:style-name="ce13" table:formula="of:=AVERAGE([.C6:.C10])" office:value-type="float" office:value="0.000005" calcext:value-type="float">
            <text:p>0.000005</text:p>
          </table:table-cell>
          <table:table-cell table:style-name="ce13" table:formula="of:=AVERAGE([.D6:.D10])" office:value-type="float" office:value="5.4906414" calcext:value-type="float">
            <text:p>5.4906414</text:p>
          </table:table-cell>
          <table:table-cell table:style-name="ce13" table:formula="of:=AVERAGE([.E6:.E10])" office:value-type="float" office:value="0.000005" calcext:value-type="float">
            <text:p>0.000005</text:p>
          </table:table-cell>
          <table:table-cell table:style-name="ce13" table:formula="of:=AVERAGE([.F6:.F10])" office:value-type="float" office:value="9.604448" calcext:value-type="float">
            <text:p>9.604448</text:p>
          </table:table-cell>
          <table:table-cell table:style-name="ce13" table:formula="of:=AVERAGE([.G6:.G10])" office:value-type="float" office:value="0.000005" calcext:value-type="float">
            <text:p>0.000005</text:p>
          </table:table-cell>
          <table:table-cell table:style-name="ce13" table:formula="of:=AVERAGE([.H6:.H10])" office:value-type="float" office:value="16.6055524" calcext:value-type="float">
            <text:p>16.6055524</text:p>
          </table:table-cell>
          <table:table-cell table:style-name="ce13" table:formula="of:=AVERAGE([.I6:.I10])" office:value-type="float" office:value="0.000006" calcext:value-type="float">
            <text:p>0.000006</text:p>
          </table:table-cell>
          <table:table-cell table:style-name="ce13" table:formula="of:=AVERAGE([.J6:.J10])" office:value-type="float" office:value="27.6348244" calcext:value-type="float">
            <text:p>27.6348244</text:p>
          </table:table-cell>
          <table:table-cell table:style-name="ce13" table:formula="of:=AVERAGE([.K6:.K10])" office:value-type="float" office:value="0.000006" calcext:value-type="float">
            <text:p>0.000006</text:p>
          </table:table-cell>
          <table:table-cell table:style-name="ce13"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OMPSS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5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string" office:string-value="LEV(10, 15)" calcext:value-type="string">
            <text:p>LEV(10, 15)</text:p>
          </table:table-cell>
          <table:table-cell/>
          <table:table-cell table:style-name="ce2" table:formula="of:=[.D4]" office:value-type="string" office:string-value="LEV(10, 16)" calcext:value-type="string">
            <text:p>LEV(10, 16)</text:p>
          </table:table-cell>
          <table:table-cell table:style-name="ce16"/>
          <table:table-cell table:style-name="ce2" table:formula="of:=[.F4]" office:value-type="string" office:string-value="LEV(10, 17)" calcext:value-type="string">
            <text:p>LEV(10, 17)</text:p>
          </table:table-cell>
          <table:table-cell table:style-name="ce3"/>
          <table:table-cell table:style-name="ce2" table:formula="of:=[.H4]" office:value-type="string" office:string-value="LEV(10, 18)" calcext:value-type="string">
            <text:p>LEV(10, 18)</text:p>
          </table:table-cell>
          <table:table-cell table:style-name="ce3"/>
          <table:table-cell table:style-name="ce2" table:formula="of:=[.J4]" office:value-type="string" office:string-value="LEV(10, 19)" calcext:value-type="string">
            <text:p>LEV(10, 19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formula="of:=[.B14]" office:value-type="string" office:string-value="LEV(10, 15)" calcext:value-type="string">
            <text:p>LEV(10, 15)</text:p>
          </table:table-cell>
          <table:table-cell table:formula="of:=[.$B$11]/[.B21]" office:value-type="float" office:value="0.98440053806542" calcext:value-type="float">
            <text:p>0.9844005381</text:p>
          </table:table-cell>
          <table:table-cell table:formula="of:=[.$B$11]/[.C21]" office:value-type="float" office:value="13.3906583139049" calcext:value-type="float">
            <text:p>13.3906583139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.041087" calcext:value-type="float">
            <text:p>3.041087</text:p>
          </table:table-cell>
          <table:table-cell office:value-type="float" office:value="0.224904" calcext:value-type="float">
            <text:p>0.224904</text:p>
          </table:table-cell>
          <table:table-cell office:value-type="float" office:value="5.616946" calcext:value-type="float">
            <text:p>5.616946</text:p>
          </table:table-cell>
          <table:table-cell table:style-name="ce3" office:value-type="float" office:value="0.297612" calcext:value-type="float">
            <text:p>0.297612</text:p>
          </table:table-cell>
          <table:table-cell table:style-name="ce3" office:value-type="float" office:value="9.657521" calcext:value-type="float">
            <text:p>9.657521</text:p>
          </table:table-cell>
          <table:table-cell table:style-name="ce3" office:value-type="float" office:value="0.459043" calcext:value-type="float">
            <text:p>0.459043</text:p>
          </table:table-cell>
          <table:table-cell table:style-name="ce3" office:value-type="float" office:value="16.479684" calcext:value-type="float">
            <text:p>16.479684</text:p>
          </table:table-cell>
          <table:table-cell table:style-name="ce3" office:value-type="float" office:value="0.766759" calcext:value-type="float">
            <text:p>0.766759</text:p>
          </table:table-cell>
          <table:table-cell table:style-name="ce3" office:value-type="float" office:value="27.345965" calcext:value-type="float">
            <text:p>27.345965</text:p>
          </table:table-cell>
          <table:table-cell table:style-name="ce3" office:value-type="float" office:value="2.216974" calcext:value-type="float">
            <text:p>2.216974</text:p>
          </table:table-cell>
          <table:table-cell table:formula="of:=[.D14]" office:value-type="string" office:string-value="LEV(10, 16)" calcext:value-type="string">
            <text:p>LEV(10, 16)</text:p>
          </table:table-cell>
          <table:table-cell table:style-name="ce3" table:formula="of:=[.$D$11]/[.D21]" office:value-type="float" office:value="0.99477162729649" calcext:value-type="float">
            <text:p>0.9947716273</text:p>
          </table:table-cell>
          <table:table-cell table:formula="of:=[.$D$11]/[.E21]" office:value-type="float" office:value="18.3782484529264" calcext:value-type="float">
            <text:p>18.3782484529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3.038614" calcext:value-type="float">
            <text:p>3.038614</text:p>
          </table:table-cell>
          <table:table-cell office:value-type="float" office:value="0.224411" calcext:value-type="float">
            <text:p>0.224411</text:p>
          </table:table-cell>
          <table:table-cell office:value-type="float" office:value="5.492467" calcext:value-type="float">
            <text:p>5.492467</text:p>
          </table:table-cell>
          <table:table-cell table:style-name="ce3" office:value-type="float" office:value="0.299073" calcext:value-type="float">
            <text:p>0.299073</text:p>
          </table:table-cell>
          <table:table-cell table:style-name="ce3" office:value-type="float" office:value="9.683743" calcext:value-type="float">
            <text:p>9.683743</text:p>
          </table:table-cell>
          <table:table-cell table:style-name="ce3" office:value-type="float" office:value="0.460027" calcext:value-type="float">
            <text:p>0.460027</text:p>
          </table:table-cell>
          <table:table-cell table:style-name="ce3" office:value-type="float" office:value="16.530036" calcext:value-type="float">
            <text:p>16.530036</text:p>
          </table:table-cell>
          <table:table-cell table:style-name="ce3" office:value-type="float" office:value="0.766864" calcext:value-type="float">
            <text:p>0.766864</text:p>
          </table:table-cell>
          <table:table-cell table:style-name="ce3" office:value-type="float" office:value="26.972128" calcext:value-type="float">
            <text:p>26.972128</text:p>
          </table:table-cell>
          <table:table-cell table:style-name="ce3" office:value-type="float" office:value="2.213214" calcext:value-type="float">
            <text:p>2.213214</text:p>
          </table:table-cell>
          <table:table-cell table:formula="of:=[.F14]" office:value-type="string" office:string-value="LEV(10, 17)" calcext:value-type="string">
            <text:p>LEV(10, 17)</text:p>
          </table:table-cell>
          <table:table-cell table:style-name="ce3" table:formula="of:=[.$F$11]/[.F21]" office:value-type="float" office:value="0.994150601284005" calcext:value-type="float">
            <text:p>0.9941506013</text:p>
          </table:table-cell>
          <table:table-cell table:formula="of:=[.$F$11]/[.G21]" office:value-type="float" office:value="20.8872536717357" calcext:value-type="float">
            <text:p>20.8872536717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3.025681" calcext:value-type="float">
            <text:p>3.025681</text:p>
          </table:table-cell>
          <table:table-cell office:value-type="float" office:value="0.222813" calcext:value-type="float">
            <text:p>0.222813</text:p>
          </table:table-cell>
          <table:table-cell office:value-type="float" office:value="5.49054" calcext:value-type="float">
            <text:p>5.49054</text:p>
          </table:table-cell>
          <table:table-cell table:style-name="ce3" office:value-type="float" office:value="0.298991" calcext:value-type="float">
            <text:p>0.298991</text:p>
          </table:table-cell>
          <table:table-cell table:style-name="ce3" office:value-type="float" office:value="9.637572" calcext:value-type="float">
            <text:p>9.637572</text:p>
          </table:table-cell>
          <table:table-cell table:style-name="ce3" office:value-type="float" office:value="0.460294" calcext:value-type="float">
            <text:p>0.460294</text:p>
          </table:table-cell>
          <table:table-cell table:style-name="ce3" office:value-type="float" office:value="16.491437" calcext:value-type="float">
            <text:p>16.491437</text:p>
          </table:table-cell>
          <table:table-cell table:style-name="ce3" office:value-type="float" office:value="0.761793" calcext:value-type="float">
            <text:p>0.761793</text:p>
          </table:table-cell>
          <table:table-cell table:style-name="ce3" office:value-type="float" office:value="26.878942" calcext:value-type="float">
            <text:p>26.878942</text:p>
          </table:table-cell>
          <table:table-cell table:style-name="ce3" office:value-type="float" office:value="2.217278" calcext:value-type="float">
            <text:p>2.217278</text:p>
          </table:table-cell>
          <table:table-cell table:formula="of:=[.H14]" office:value-type="string" office:string-value="LEV(10, 18)" calcext:value-type="string">
            <text:p>LEV(10, 18)</text:p>
          </table:table-cell>
          <table:table-cell table:style-name="ce3" table:formula="of:=[.$H$11]/[.H21]" office:value-type="float" office:value="1.00720308516452" calcext:value-type="float">
            <text:p>1.0072030852</text:p>
          </table:table-cell>
          <table:table-cell table:formula="of:=[.$H$11]/[.I21]" office:value-type="float" office:value="21.7225002034168" calcext:value-type="float">
            <text:p>21.7225002034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.0884" calcext:value-type="float">
            <text:p>3.0884</text:p>
          </table:table-cell>
          <table:table-cell office:value-type="float" office:value="0.226859" calcext:value-type="float">
            <text:p>0.226859</text:p>
          </table:table-cell>
          <table:table-cell office:value-type="float" office:value="5.496891" calcext:value-type="float">
            <text:p>5.496891</text:p>
          </table:table-cell>
          <table:table-cell table:style-name="ce3" office:value-type="float" office:value="0.298527" calcext:value-type="float">
            <text:p>0.298527</text:p>
          </table:table-cell>
          <table:table-cell table:style-name="ce16" office:value-type="float" office:value="9.649288" calcext:value-type="float">
            <text:p>9.649288</text:p>
          </table:table-cell>
          <table:table-cell table:style-name="ce16" office:value-type="float" office:value="0.461117" calcext:value-type="float">
            <text:p>0.461117</text:p>
          </table:table-cell>
          <table:table-cell table:style-name="ce16" office:value-type="float" office:value="16.474197" calcext:value-type="float">
            <text:p>16.474197</text:p>
          </table:table-cell>
          <table:table-cell table:style-name="ce16" office:value-type="float" office:value="0.762299" calcext:value-type="float">
            <text:p>0.762299</text:p>
          </table:table-cell>
          <table:table-cell table:style-name="ce16" office:value-type="float" office:value="26.903273" calcext:value-type="float">
            <text:p>26.903273</text:p>
          </table:table-cell>
          <table:table-cell table:style-name="ce16" office:value-type="float" office:value="2.212947" calcext:value-type="float">
            <text:p>2.212947</text:p>
          </table:table-cell>
          <table:table-cell table:formula="of:=[.J14]" office:value-type="string" office:string-value="LEV(10, 19)" calcext:value-type="string">
            <text:p>LEV(10, 19)</text:p>
          </table:table-cell>
          <table:table-cell table:style-name="ce3" table:formula="of:=[.$J$11]/[.J21]" office:value-type="float" office:value="1.02369737987001" calcext:value-type="float">
            <text:p>1.0236973799</text:p>
          </table:table-cell>
          <table:table-cell table:formula="of:=[.$J$11]/[.K21]" office:value-type="float" office:value="12.4612258388891" calcext:value-type="float">
            <text:p>12.4612258389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.092835" calcext:value-type="float">
            <text:p>3.092835</text:p>
          </table:table-cell>
          <table:table-cell office:value-type="float" office:value="0.224793" calcext:value-type="float">
            <text:p>0.224793</text:p>
          </table:table-cell>
          <table:table-cell office:value-type="float" office:value="5.500653" calcext:value-type="float">
            <text:p>5.500653</text:p>
          </table:table-cell>
          <table:table-cell table:style-name="ce16" office:value-type="float" office:value="0.299585" calcext:value-type="float">
            <text:p>0.299585</text:p>
          </table:table-cell>
          <table:table-cell table:style-name="ce16" office:value-type="float" office:value="9.67667" calcext:value-type="float">
            <text:p>9.67667</text:p>
          </table:table-cell>
          <table:table-cell table:style-name="ce16" office:value-type="float" office:value="0.458636" calcext:value-type="float">
            <text:p>0.458636</text:p>
          </table:table-cell>
          <table:table-cell table:style-name="ce16" office:value-type="float" office:value="16.458629" calcext:value-type="float">
            <text:p>16.458629</text:p>
          </table:table-cell>
          <table:table-cell table:style-name="ce16" office:value-type="float" office:value="0.764486" calcext:value-type="float">
            <text:p>0.764486</text:p>
          </table:table-cell>
          <table:table-cell table:style-name="ce16" office:value-type="float" office:value="26.875247" calcext:value-type="float">
            <text:p>26.875247</text:p>
          </table:table-cell>
          <table:table-cell table:style-name="ce16" office:value-type="float" office:value="2.227912" calcext:value-type="float">
            <text:p>2.227912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16:.B20])" office:value-type="float" office:value="3.0573234" calcext:value-type="float">
            <text:p>3.0573234</text:p>
          </table:table-cell>
          <table:table-cell table:style-name="ce13" table:formula="of:=AVERAGE([.C16:.C20])" office:value-type="float" office:value="0.224756" calcext:value-type="float">
            <text:p>0.224756</text:p>
          </table:table-cell>
          <table:table-cell table:style-name="ce13" table:formula="of:=AVERAGE([.D16:.D20])" office:value-type="float" office:value="5.5194994" calcext:value-type="float">
            <text:p>5.5194994</text:p>
          </table:table-cell>
          <table:table-cell table:style-name="ce13" table:formula="of:=AVERAGE([.E16:.E20])" office:value-type="float" office:value="0.2987576" calcext:value-type="float">
            <text:p>0.2987576</text:p>
          </table:table-cell>
          <table:table-cell table:style-name="ce13" table:formula="of:=AVERAGE([.F16:.F20])" office:value-type="float" office:value="9.6609588" calcext:value-type="float">
            <text:p>9.6609588</text:p>
          </table:table-cell>
          <table:table-cell table:style-name="ce13" table:formula="of:=AVERAGE([.G16:.G20])" office:value-type="float" office:value="0.4598234" calcext:value-type="float">
            <text:p>0.4598234</text:p>
          </table:table-cell>
          <table:table-cell table:style-name="ce13" table:formula="of:=AVERAGE([.H16:.H20])" office:value-type="float" office:value="16.4867966" calcext:value-type="float">
            <text:p>16.4867966</text:p>
          </table:table-cell>
          <table:table-cell table:style-name="ce13" table:formula="of:=AVERAGE([.I16:.I20])" office:value-type="float" office:value="0.7644402" calcext:value-type="float">
            <text:p>0.7644402</text:p>
          </table:table-cell>
          <table:table-cell table:style-name="ce13" table:formula="of:=AVERAGE([.J16:.J20])" office:value-type="float" office:value="26.995111" calcext:value-type="float">
            <text:p>26.995111</text:p>
          </table:table-cell>
          <table:table-cell table:style-name="ce13" table:formula="of:=AVERAGE([.K16:.K20])" office:value-type="float" office:value="2.217665" calcext:value-type="float">
            <text:p>2.217665</text:p>
          </table:table-cell>
          <table:table-cell table:style-name="Default"/>
          <table:table-cell/>
          <table:table-cell table:style-name="ce27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MANUAL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table:formula="of:=[.B4]" office:value-type="string" office:string-value="LEV(10, 15)" calcext:value-type="string">
            <text:p>LEV(10, 15)</text:p>
          </table:table-cell>
          <table:table-cell/>
          <table:table-cell table:style-name="ce2" table:formula="of:=[.D4]" office:value-type="string" office:string-value="LEV(10, 16)" calcext:value-type="string">
            <text:p>LEV(10, 16)</text:p>
          </table:table-cell>
          <table:table-cell table:style-name="ce16"/>
          <table:table-cell table:style-name="ce2" table:formula="of:=[.F4]" office:value-type="string" office:string-value="LEV(10, 17)" calcext:value-type="string">
            <text:p>LEV(10, 17)</text:p>
          </table:table-cell>
          <table:table-cell table:style-name="ce3"/>
          <table:table-cell table:style-name="ce2" table:formula="of:=[.H4]" office:value-type="string" office:string-value="LEV(10, 18)" calcext:value-type="string">
            <text:p>LEV(10, 18)</text:p>
          </table:table-cell>
          <table:table-cell table:style-name="ce3"/>
          <table:table-cell table:style-name="ce2" table:formula="of:=[.J4]" office:value-type="string" office:string-value="LEV(10, 19)" calcext:value-type="string">
            <text:p>LEV(10, 19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formula="of:=[.B24]" office:value-type="string" office:string-value="LEV(10, 15)" calcext:value-type="string">
            <text:p>LEV(10, 15)</text:p>
          </table:table-cell>
          <table:table-cell table:formula="of:=[.$B$11]/[.B31]" office:value-type="float" office:value="0.982667985497045" calcext:value-type="float">
            <text:p>0.9826679855</text:p>
          </table:table-cell>
          <table:table-cell table:formula="of:=[.$B$11]/[.C31]" office:value-type="float" office:value="13.4101091654413" calcext:value-type="float">
            <text:p>13.4101091654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3.065838" calcext:value-type="float">
            <text:p>3.065838</text:p>
          </table:table-cell>
          <table:table-cell office:value-type="float" office:value="0.223671" calcext:value-type="float">
            <text:p>0.223671</text:p>
          </table:table-cell>
          <table:table-cell office:value-type="float" office:value="5.546955" calcext:value-type="float">
            <text:p>5.546955</text:p>
          </table:table-cell>
          <table:table-cell table:style-name="ce3" office:value-type="float" office:value="0.302114" calcext:value-type="float">
            <text:p>0.302114</text:p>
          </table:table-cell>
          <table:table-cell table:style-name="ce3" office:value-type="float" office:value="9.750186" calcext:value-type="float">
            <text:p>9.750186</text:p>
          </table:table-cell>
          <table:table-cell table:style-name="ce3" office:value-type="float" office:value="0.453902" calcext:value-type="float">
            <text:p>0.453902</text:p>
          </table:table-cell>
          <table:table-cell table:style-name="ce3" office:value-type="float" office:value="16.650034" calcext:value-type="float">
            <text:p>16.650034</text:p>
          </table:table-cell>
          <table:table-cell table:style-name="ce3" office:value-type="float" office:value="0.767779" calcext:value-type="float">
            <text:p>0.767779</text:p>
          </table:table-cell>
          <table:table-cell table:style-name="ce3" office:value-type="float" office:value="27.709719" calcext:value-type="float">
            <text:p>27.709719</text:p>
          </table:table-cell>
          <table:table-cell table:style-name="ce3" office:value-type="float" office:value="2.203303" calcext:value-type="float">
            <text:p>2.203303</text:p>
          </table:table-cell>
          <table:table-cell table:formula="of:=[.D24]" office:value-type="string" office:string-value="LEV(10, 16)" calcext:value-type="string">
            <text:p>LEV(10, 16)</text:p>
          </table:table-cell>
          <table:table-cell table:style-name="ce3" table:formula="of:=[.$D$11]/[.D31]" office:value-type="float" office:value="0.98952316502291" calcext:value-type="float">
            <text:p>0.989523165</text:p>
          </table:table-cell>
          <table:table-cell table:formula="of:=[.$D$11]/[.E31]" office:value-type="float" office:value="18.3643810086988" calcext:value-type="float">
            <text:p>18.36438100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063124" calcext:value-type="float">
            <text:p>3.063124</text:p>
          </table:table-cell>
          <table:table-cell office:value-type="float" office:value="0.225246" calcext:value-type="float">
            <text:p>0.225246</text:p>
          </table:table-cell>
          <table:table-cell office:value-type="float" office:value="5.549879" calcext:value-type="float">
            <text:p>5.549879</text:p>
          </table:table-cell>
          <table:table-cell table:style-name="ce3" office:value-type="float" office:value="0.300147" calcext:value-type="float">
            <text:p>0.300147</text:p>
          </table:table-cell>
          <table:table-cell table:style-name="ce3" office:value-type="float" office:value="9.725836" calcext:value-type="float">
            <text:p>9.725836</text:p>
          </table:table-cell>
          <table:table-cell table:style-name="ce3" office:value-type="float" office:value="0.454637" calcext:value-type="float">
            <text:p>0.454637</text:p>
          </table:table-cell>
          <table:table-cell table:style-name="ce3" office:value-type="float" office:value="16.661469" calcext:value-type="float">
            <text:p>16.661469</text:p>
          </table:table-cell>
          <table:table-cell table:style-name="ce3" office:value-type="float" office:value="0.765728" calcext:value-type="float">
            <text:p>0.765728</text:p>
          </table:table-cell>
          <table:table-cell table:style-name="ce3" office:value-type="float" office:value="27.715772" calcext:value-type="float">
            <text:p>27.715772</text:p>
          </table:table-cell>
          <table:table-cell table:style-name="ce3" office:value-type="float" office:value="2.231215" calcext:value-type="float">
            <text:p>2.231215</text:p>
          </table:table-cell>
          <table:table-cell table:formula="of:=[.F24]" office:value-type="string" office:string-value="LEV(10, 17)" calcext:value-type="string">
            <text:p>LEV(10, 17)</text:p>
          </table:table-cell>
          <table:table-cell table:style-name="ce3" table:formula="of:=[.$F$11]/[.F31]" office:value-type="float" office:value="0.985709743286315" calcext:value-type="float">
            <text:p>0.9857097433</text:p>
          </table:table-cell>
          <table:table-cell table:formula="of:=[.$F$11]/[.G31]" office:value-type="float" office:value="21.1089460041469" calcext:value-type="float">
            <text:p>21.108946004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061287" calcext:value-type="float">
            <text:p>3.061287</text:p>
          </table:table-cell>
          <table:table-cell office:value-type="float" office:value="0.222578" calcext:value-type="float">
            <text:p>0.222578</text:p>
          </table:table-cell>
          <table:table-cell office:value-type="float" office:value="5.550052" calcext:value-type="float">
            <text:p>5.550052</text:p>
          </table:table-cell>
          <table:table-cell table:style-name="ce3" office:value-type="float" office:value="0.297367" calcext:value-type="float">
            <text:p>0.297367</text:p>
          </table:table-cell>
          <table:table-cell table:style-name="ce3" office:value-type="float" office:value="9.74637" calcext:value-type="float">
            <text:p>9.74637</text:p>
          </table:table-cell>
          <table:table-cell table:style-name="ce3" office:value-type="float" office:value="0.454706" calcext:value-type="float">
            <text:p>0.454706</text:p>
          </table:table-cell>
          <table:table-cell table:style-name="ce3" office:value-type="float" office:value="16.651651" calcext:value-type="float">
            <text:p>16.651651</text:p>
          </table:table-cell>
          <table:table-cell table:style-name="ce3" office:value-type="float" office:value="0.769337" calcext:value-type="float">
            <text:p>0.769337</text:p>
          </table:table-cell>
          <table:table-cell table:style-name="ce3" office:value-type="float" office:value="27.445833" calcext:value-type="float">
            <text:p>27.445833</text:p>
          </table:table-cell>
          <table:table-cell table:style-name="ce3" office:value-type="float" office:value="2.271332" calcext:value-type="float">
            <text:p>2.271332</text:p>
          </table:table-cell>
          <table:table-cell table:formula="of:=[.H24]" office:value-type="string" office:string-value="LEV(10, 18)" calcext:value-type="string">
            <text:p>LEV(10, 18)</text:p>
          </table:table-cell>
          <table:table-cell table:style-name="ce3" table:formula="of:=[.$H$11]/[.H31]" office:value-type="float" office:value="0.997142233185144" calcext:value-type="float">
            <text:p>0.9971422332</text:p>
          </table:table-cell>
          <table:table-cell table:formula="of:=[.$H$11]/[.I31]" office:value-type="float" office:value="21.6427399722701" calcext:value-type="float">
            <text:p>21.642739972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061682" calcext:value-type="float">
            <text:p>3.061682</text:p>
          </table:table-cell>
          <table:table-cell office:value-type="float" office:value="0.225519" calcext:value-type="float">
            <text:p>0.225519</text:p>
          </table:table-cell>
          <table:table-cell office:value-type="float" office:value="5.546767" calcext:value-type="float">
            <text:p>5.546767</text:p>
          </table:table-cell>
          <table:table-cell table:style-name="ce3" office:value-type="float" office:value="0.297436" calcext:value-type="float">
            <text:p>0.297436</text:p>
          </table:table-cell>
          <table:table-cell table:style-name="ce16" office:value-type="float" office:value="9.745241" calcext:value-type="float">
            <text:p>9.745241</text:p>
          </table:table-cell>
          <table:table-cell table:style-name="ce16" office:value-type="float" office:value="0.455334" calcext:value-type="float">
            <text:p>0.455334</text:p>
          </table:table-cell>
          <table:table-cell table:style-name="ce16" office:value-type="float" office:value="16.650163" calcext:value-type="float">
            <text:p>16.650163</text:p>
          </table:table-cell>
          <table:table-cell table:style-name="ce16" office:value-type="float" office:value="0.766199" calcext:value-type="float">
            <text:p>0.766199</text:p>
          </table:table-cell>
          <table:table-cell table:style-name="ce16" office:value-type="float" office:value="26.945803" calcext:value-type="float">
            <text:p>26.945803</text:p>
          </table:table-cell>
          <table:table-cell table:style-name="ce16" office:value-type="float" office:value="2.274821" calcext:value-type="float">
            <text:p>2.274821</text:p>
          </table:table-cell>
          <table:table-cell table:formula="of:=[.J24]" office:value-type="string" office:string-value="LEV(10, 19)" calcext:value-type="string">
            <text:p>LEV(10, 19)</text:p>
          </table:table-cell>
          <table:table-cell table:style-name="ce3" table:formula="of:=[.$J$11]/[.J31]" office:value-type="float" office:value="1.01020758835914" calcext:value-type="float">
            <text:p>1.0102075884</text:p>
          </table:table-cell>
          <table:table-cell table:formula="of:=[.$J$11]/[.K31]" office:value-type="float" office:value="12.2766093366617" calcext:value-type="float">
            <text:p>12.276609336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.061638" calcext:value-type="float">
            <text:p>3.061638</text:p>
          </table:table-cell>
          <table:table-cell office:value-type="float" office:value="0.225136" calcext:value-type="float">
            <text:p>0.225136</text:p>
          </table:table-cell>
          <table:table-cell office:value-type="float" office:value="5.550222" calcext:value-type="float">
            <text:p>5.550222</text:p>
          </table:table-cell>
          <table:table-cell table:style-name="ce16" office:value-type="float" office:value="0.297852" calcext:value-type="float">
            <text:p>0.297852</text:p>
          </table:table-cell>
          <table:table-cell table:style-name="ce16" office:value-type="float" office:value="9.750806" calcext:value-type="float">
            <text:p>9.750806</text:p>
          </table:table-cell>
          <table:table-cell table:style-name="ce16" office:value-type="float" office:value="0.456392" calcext:value-type="float">
            <text:p>0.456392</text:p>
          </table:table-cell>
          <table:table-cell table:style-name="ce16" office:value-type="float" office:value="16.652399" calcext:value-type="float">
            <text:p>16.652399</text:p>
          </table:table-cell>
          <table:table-cell table:style-name="ce16" office:value-type="float" office:value="0.767244" calcext:value-type="float">
            <text:p>0.767244</text:p>
          </table:table-cell>
          <table:table-cell table:style-name="ce16" office:value-type="float" office:value="26.960822" calcext:value-type="float">
            <text:p>26.960822</text:p>
          </table:table-cell>
          <table:table-cell table:style-name="ce16" office:value-type="float" office:value="2.274401" calcext:value-type="float">
            <text:p>2.274401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26:.B30])" office:value-type="float" office:value="3.0627138" calcext:value-type="float">
            <text:p>3.0627138</text:p>
          </table:table-cell>
          <table:table-cell table:style-name="ce13" table:formula="of:=AVERAGE([.C26:.C30])" office:value-type="float" office:value="0.22443" calcext:value-type="float">
            <text:p>0.22443</text:p>
          </table:table-cell>
          <table:table-cell table:style-name="ce13" table:formula="of:=AVERAGE([.D26:.D30])" office:value-type="float" office:value="5.548775" calcext:value-type="float">
            <text:p>5.548775</text:p>
          </table:table-cell>
          <table:table-cell table:style-name="ce13" table:formula="of:=AVERAGE([.E26:.E30])" office:value-type="float" office:value="0.2989832" calcext:value-type="float">
            <text:p>0.2989832</text:p>
          </table:table-cell>
          <table:table-cell table:style-name="ce13" table:formula="of:=AVERAGE([.F26:.F30])" office:value-type="float" office:value="9.7436878" calcext:value-type="float">
            <text:p>9.7436878</text:p>
          </table:table-cell>
          <table:table-cell table:style-name="ce13" table:formula="of:=AVERAGE([.G26:.G30])" office:value-type="float" office:value="0.4549942" calcext:value-type="float">
            <text:p>0.4549942</text:p>
          </table:table-cell>
          <table:table-cell table:style-name="ce13" table:formula="of:=AVERAGE([.H26:.H30])" office:value-type="float" office:value="16.6531432" calcext:value-type="float">
            <text:p>16.6531432</text:p>
          </table:table-cell>
          <table:table-cell table:style-name="ce13" table:formula="of:=AVERAGE([.I26:.I30])" office:value-type="float" office:value="0.7672574" calcext:value-type="float">
            <text:p>0.7672574</text:p>
          </table:table-cell>
          <table:table-cell table:style-name="ce13" table:formula="of:=AVERAGE([.J26:.J30])" office:value-type="float" office:value="27.3555898" calcext:value-type="float">
            <text:p>27.3555898</text:p>
          </table:table-cell>
          <table:table-cell table:style-name="ce13" table:formula="of:=AVERAGE([.K26:.K30])" office:value-type="float" office:value="2.2510144" calcext:value-type="float">
            <text:p>2.2510144</text:p>
          </table:table-cell>
          <table:table-cell table:style-name="ce23" table:number-columns-repeated="2"/>
          <table:table-cell table:style-name="ce27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SPEEDUP</text:p>
          </table:table-cell>
          <table:table-cell table:style-name="ce14" office:value-type="string" calcext:value-type="string">
            <text:p>MEMO</text:p>
          </table:table-cell>
          <table:table-cell table:style-name="ce14" office:value-type="string" calcext:value-type="string">
            <text:p>OMP_F</text:p>
          </table:table-cell>
          <table:table-cell table:style-name="ce14" office:value-type="string" calcext:value-type="string">
            <text:p>OMP_MF</text:p>
          </table:table-cell>
          <table:table-cell table:style-name="ce14" office:value-type="string" calcext:value-type="string">
            <text:p>OMP_MEMO_F</text:p>
          </table:table-cell>
          <table:table-cell table:style-name="ce17" office:value-type="string" calcext:value-type="string">
            <text:p>OMP_MEMO_MF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string" office:string-value="LEV(10, 15)" calcext:value-type="string">
            <text:p>LEV(10, 15)</text:p>
          </table:table-cell>
          <table:table-cell table:style-name="ce3" table:formula="of:=[.M5]" office:value-type="float" office:value="601926.16" calcext:value-type="float">
            <text:p>601926.16</text:p>
          </table:table-cell>
          <table:table-cell table:style-name="Default" table:formula="of:=[.M15]" office:value-type="float" office:value="0.98440053806542" calcext:value-type="float">
            <text:p>0.9844005381</text:p>
          </table:table-cell>
          <table:table-cell table:formula="of:=[.M25]" office:value-type="float" office:value="0.982667985497045" calcext:value-type="float">
            <text:p>0.9826679855</text:p>
          </table:table-cell>
          <table:table-cell table:formula="of:=[.N15]" office:value-type="float" office:value="13.3906583139049" calcext:value-type="float">
            <text:p>13.3906583139</text:p>
          </table:table-cell>
          <table:table-cell table:style-name="ce18" table:formula="of:=[.N25]" office:value-type="float" office:value="13.4101091654413" calcext:value-type="float">
            <text:p>13.410109165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string" office:string-value="LEV(10, 16)" calcext:value-type="string">
            <text:p>LEV(10, 16)</text:p>
          </table:table-cell>
          <table:table-cell table:style-name="ce3" table:formula="of:=[.M6]" office:value-type="float" office:value="1098128.28" calcext:value-type="float">
            <text:p>1098128.28</text:p>
          </table:table-cell>
          <table:table-cell table:style-name="Default" table:formula="of:=[.M16]" office:value-type="float" office:value="0.99477162729649" calcext:value-type="float">
            <text:p>0.9947716273</text:p>
          </table:table-cell>
          <table:table-cell table:formula="of:=[.M26]" office:value-type="float" office:value="0.98952316502291" calcext:value-type="float">
            <text:p>0.989523165</text:p>
          </table:table-cell>
          <table:table-cell table:formula="of:=[.N16]" office:value-type="float" office:value="18.3782484529264" calcext:value-type="float">
            <text:p>18.3782484529</text:p>
          </table:table-cell>
          <table:table-cell table:style-name="ce18" table:formula="of:=[.N26]" office:value-type="float" office:value="18.3643810086988" calcext:value-type="float">
            <text:p>18.364381008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F4]" office:value-type="string" office:string-value="LEV(10, 17)" calcext:value-type="string">
            <text:p>LEV(10, 17)</text:p>
          </table:table-cell>
          <table:table-cell table:style-name="ce3" table:formula="of:=[.M7]" office:value-type="float" office:value="1920889.6" calcext:value-type="float">
            <text:p>1920889.6</text:p>
          </table:table-cell>
          <table:table-cell table:style-name="Default" table:formula="of:=[.M17]" office:value-type="float" office:value="0.994150601284005" calcext:value-type="float">
            <text:p>0.9941506013</text:p>
          </table:table-cell>
          <table:table-cell table:formula="of:=[.M27]" office:value-type="float" office:value="0.985709743286315" calcext:value-type="float">
            <text:p>0.9857097433</text:p>
          </table:table-cell>
          <table:table-cell table:formula="of:=[.N17]" office:value-type="float" office:value="20.8872536717357" calcext:value-type="float">
            <text:p>20.8872536717</text:p>
          </table:table-cell>
          <table:table-cell table:style-name="ce18" table:formula="of:=[.N27]" office:value-type="float" office:value="21.1089460041469" calcext:value-type="float">
            <text:p>21.108946004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string" office:string-value="LEV(10, 18)" calcext:value-type="string">
            <text:p>LEV(10, 18)</text:p>
          </table:table-cell>
          <table:table-cell table:style-name="ce3" table:formula="of:=[.M8]" office:value-type="float" office:value="2767592.06666667" calcext:value-type="float">
            <text:p>2767592.06666667</text:p>
          </table:table-cell>
          <table:table-cell table:style-name="Default" table:formula="of:=[.M18]" office:value-type="float" office:value="1.00720308516452" calcext:value-type="float">
            <text:p>1.0072030852</text:p>
          </table:table-cell>
          <table:table-cell table:formula="of:=[.M28]" office:value-type="float" office:value="0.997142233185144" calcext:value-type="float">
            <text:p>0.9971422332</text:p>
          </table:table-cell>
          <table:table-cell table:formula="of:=[.N18]" office:value-type="float" office:value="21.7225002034168" calcext:value-type="float">
            <text:p>21.7225002034</text:p>
          </table:table-cell>
          <table:table-cell table:style-name="ce18" table:formula="of:=[.N28]" office:value-type="float" office:value="21.6427399722701" calcext:value-type="float">
            <text:p>21.642739972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string" office:string-value="LEV(10, 19)" calcext:value-type="string">
            <text:p>LEV(10, 19)</text:p>
          </table:table-cell>
          <table:table-cell table:style-name="ce15" table:formula="of:=[.M9]" office:value-type="float" office:value="4605804.06666667" calcext:value-type="float">
            <text:p>4605804.06666667</text:p>
          </table:table-cell>
          <table:table-cell table:style-name="ce15" table:formula="of:=[.M19]" office:value-type="float" office:value="1.02369737987001" calcext:value-type="float">
            <text:p>1.0236973799</text:p>
          </table:table-cell>
          <table:table-cell table:style-name="ce15" table:formula="of:=[.M29]" office:value-type="float" office:value="1.01020758835914" calcext:value-type="float">
            <text:p>1.0102075884</text:p>
          </table:table-cell>
          <table:table-cell table:style-name="ce15" table:formula="of:=[.N19]" office:value-type="float" office:value="12.4612258388891" calcext:value-type="float">
            <text:p>12.4612258389</text:p>
          </table:table-cell>
          <table:table-cell table:style-name="ce19" table:formula="of:=[.N29]" office:value-type="float" office:value="12.2766093366617" calcext:value-type="float">
            <text:p>12.276609336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o se especificaba smp-workers=1, aunque en el job tenia -n 1, hay que comprobar.</text:p>
          </table:table-cell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Longest_common_subseq" table:style-name="ta1">
        <table:shapes>
          <draw:frame draw:z-index="0" draw:style-name="gr1" draw:text-style-name="P1" svg:width="4.9783in" svg:height="2.552in" svg:x="7.576in" svg:y="5.6996in">
            <draw:object draw:notify-on-update-of-ranges="Longest_common_subseq.B34:Longest_common_subseq.B38 Longest_common_subseq.D33:Longest_common_subseq.D33 Longest_common_subseq.D34:Longest_common_subseq.D38 Longest_common_subseq.E33:Longest_common_subseq.E33 Longest_common_subseq.E34:Longest_common_subseq.E38 Longest_common_subseq.F33:Longest_common_subseq.F33 Longest_common_subseq.F34:Longest_common_subseq.F38 Longest_common_subseq.G33:Longest_common_subseq.G33 Longest_common_subseq.G34:Longest_common_subseq.G38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10"/>
        <table:table-column table:style-name="co2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5"/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LCS(18, 14)</text:p>
          </table:table-cell>
          <table:table-cell/>
          <table:table-cell table:style-name="ce2" office:value-type="string" calcext:value-type="string">
            <text:p>LCS(18, 15)</text:p>
          </table:table-cell>
          <table:table-cell/>
          <table:table-cell table:style-name="ce2" office:value-type="string" calcext:value-type="string">
            <text:p>LCS(18, 16)</text:p>
          </table:table-cell>
          <table:table-cell/>
          <table:table-cell table:style-name="ce2" office:value-type="string" calcext:value-type="string">
            <text:p>LCS(18, 17)</text:p>
          </table:table-cell>
          <table:table-cell/>
          <table:table-cell table:style-name="ce2" office:value-type="string" calcext:value-type="string">
            <text:p>LCS(18, 18)</text:p>
          </table:table-cell>
          <table:table-cell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formula="of:=[.B4]" office:value-type="string" office:string-value="LCS(18, 14)" calcext:value-type="string">
            <text:p>LCS(18, 14)</text:p>
          </table:table-cell>
          <table:table-cell table:formula="of:=[.B11]/[.C11]" office:value-type="float" office:value="267578.518518519" calcext:value-type="float">
            <text:p>267578.5185185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63298" calcext:value-type="float">
            <text:p>1.46329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.249552" calcext:value-type="float">
            <text:p>3.24955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6.961799" calcext:value-type="float">
            <text:p>6.961799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14.175098" calcext:value-type="float">
            <text:p>14.175098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28.742526" calcext:value-type="float">
            <text:p>28.742526</text:p>
          </table:table-cell>
          <table:table-cell office:value-type="float" office:value="0.000007" calcext:value-type="float">
            <text:p>0.000007</text:p>
          </table:table-cell>
          <table:table-cell table:formula="of:=[.D4]" office:value-type="string" office:string-value="LCS(18, 15)" calcext:value-type="string">
            <text:p>LCS(18, 15)</text:p>
          </table:table-cell>
          <table:table-cell table:style-name="ce3" table:formula="of:=[.D11]/[.E11]" office:value-type="float" office:value="653404.6" calcext:value-type="float">
            <text:p>653404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38088" calcext:value-type="float">
            <text:p>1.43808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.289222" calcext:value-type="float">
            <text:p>3.289222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7.018966" calcext:value-type="float">
            <text:p>7.018966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14.336168" calcext:value-type="float">
            <text:p>14.336168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28.901421" calcext:value-type="float">
            <text:p>28.901421</text:p>
          </table:table-cell>
          <table:table-cell office:value-type="float" office:value="0.000007" calcext:value-type="float">
            <text:p>0.000007</text:p>
          </table:table-cell>
          <table:table-cell table:formula="of:=[.F4]" office:value-type="string" office:string-value="LCS(18, 16)" calcext:value-type="string">
            <text:p>LCS(18, 16)</text:p>
          </table:table-cell>
          <table:table-cell table:style-name="ce3" table:formula="of:=[.F11]/[.G11]" office:value-type="float" office:value="1155427" calcext:value-type="float">
            <text:p>115542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45109" calcext:value-type="float">
            <text:p>1.445109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.274024" calcext:value-type="float">
            <text:p>3.27402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6.864415" calcext:value-type="float">
            <text:p>6.864415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14.403516" calcext:value-type="float">
            <text:p>14.403516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28.772609" calcext:value-type="float">
            <text:p>28.772609</text:p>
          </table:table-cell>
          <table:table-cell office:value-type="float" office:value="0.000006" calcext:value-type="float">
            <text:p>0.000006</text:p>
          </table:table-cell>
          <table:table-cell table:formula="of:=[.H4]" office:value-type="string" office:string-value="LCS(18, 17)" calcext:value-type="string">
            <text:p>LCS(18, 17)</text:p>
          </table:table-cell>
          <table:table-cell table:style-name="ce3" table:formula="of:=[.H11]/[.I11]" office:value-type="float" office:value="2395396.46666667" calcext:value-type="float">
            <text:p>2395396.466666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438488" calcext:value-type="float">
            <text:p>1.43848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.257113" calcext:value-type="float">
            <text:p>3.257113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6.897277" calcext:value-type="float">
            <text:p>6.897277</text:p>
          </table:table-cell>
          <table:table-cell office:value-type="float" office:value="0.000006" calcext:value-type="float">
            <text:p>0.000006</text:p>
          </table:table-cell>
          <table:table-cell table:style-name="ce16" office:value-type="float" office:value="14.41169" calcext:value-type="float">
            <text:p>14.41169</text:p>
          </table:table-cell>
          <table:table-cell office:value-type="float" office:value="0.000006" calcext:value-type="float">
            <text:p>0.000006</text:p>
          </table:table-cell>
          <table:table-cell table:style-name="ce16" office:value-type="float" office:value="28.769085" calcext:value-type="float">
            <text:p>28.769085</text:p>
          </table:table-cell>
          <table:table-cell office:value-type="float" office:value="0.000007" calcext:value-type="float">
            <text:p>0.000007</text:p>
          </table:table-cell>
          <table:table-cell table:formula="of:=[.J4]" office:value-type="string" office:string-value="LCS(18, 18)" calcext:value-type="string">
            <text:p>LCS(18, 18)</text:p>
          </table:table-cell>
          <table:table-cell table:style-name="ce3" table:formula="of:=[.J11]/[.K11]" office:value-type="float" office:value="4237874.26470588" calcext:value-type="float">
            <text:p>4237874.26470588</text:p>
          </table:table-cell>
          <table:table-cell table:number-columns-repeated="11"/>
        </table:table-row>
        <table:table-row table:style-name="ro1">
          <table:table-cell table:style-name="ce1"/>
          <table:table-cell office:value-type="float" office:value="1.439637" calcext:value-type="float">
            <text:p>1.439637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.265204" calcext:value-type="float">
            <text:p>3.26520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6.920353" calcext:value-type="float">
            <text:p>6.920353</text:p>
          </table:table-cell>
          <table:table-cell office:value-type="float" office:value="0.000006" calcext:value-type="float">
            <text:p>0.000006</text:p>
          </table:table-cell>
          <table:table-cell table:style-name="ce16" office:value-type="float" office:value="14.535422" calcext:value-type="float">
            <text:p>14.535422</text:p>
          </table:table-cell>
          <table:table-cell office:value-type="float" office:value="0.000006" calcext:value-type="float">
            <text:p>0.000006</text:p>
          </table:table-cell>
          <table:table-cell table:style-name="ce16" office:value-type="float" office:value="28.902084" calcext:value-type="float">
            <text:p>28.902084</text:p>
          </table:table-cell>
          <table:table-cell office:value-type="float" office:value="0.000007" calcext:value-type="float">
            <text:p>0.000007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8" table:formula="of:=AVERAGE([.B6:.B10])" office:value-type="float" office:value="1.444924" calcext:value-type="float">
            <text:p>1.444924</text:p>
          </table:table-cell>
          <table:table-cell table:style-name="ce13" table:formula="of:=AVERAGE([.C6:.C10])" office:value-type="float" office:value="0.0000054" calcext:value-type="float">
            <text:p>0.0000054</text:p>
          </table:table-cell>
          <table:table-cell table:style-name="ce13" table:formula="of:=AVERAGE([.D6:.D10])" office:value-type="float" office:value="3.267023" calcext:value-type="float">
            <text:p>3.267023</text:p>
          </table:table-cell>
          <table:table-cell table:style-name="ce13" table:formula="of:=AVERAGE([.E6:.E10])" office:value-type="float" office:value="0.000005" calcext:value-type="float">
            <text:p>0.000005</text:p>
          </table:table-cell>
          <table:table-cell table:style-name="ce13" table:formula="of:=AVERAGE([.F6:.F10])" office:value-type="float" office:value="6.932562" calcext:value-type="float">
            <text:p>6.932562</text:p>
          </table:table-cell>
          <table:table-cell table:style-name="ce13" table:formula="of:=AVERAGE([.G6:.G10])" office:value-type="float" office:value="0.000006" calcext:value-type="float">
            <text:p>0.000006</text:p>
          </table:table-cell>
          <table:table-cell table:style-name="ce13" table:formula="of:=AVERAGE([.H6:.H10])" office:value-type="float" office:value="14.3723788" calcext:value-type="float">
            <text:p>14.3723788</text:p>
          </table:table-cell>
          <table:table-cell table:style-name="ce13" table:formula="of:=AVERAGE([.I6:.I10])" office:value-type="float" office:value="0.000006" calcext:value-type="float">
            <text:p>0.000006</text:p>
          </table:table-cell>
          <table:table-cell table:style-name="ce13" table:formula="of:=AVERAGE([.J6:.J10])" office:value-type="float" office:value="28.817545" calcext:value-type="float">
            <text:p>28.817545</text:p>
          </table:table-cell>
          <table:table-cell table:style-name="ce13" table:formula="of:=AVERAGE([.K6:.K10])" office:value-type="float" office:value="0.0000068" calcext:value-type="float">
            <text:p>0.0000068</text:p>
          </table:table-cell>
          <table:table-cell table:style-name="ce13"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OMPSS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5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string" office:string-value="LCS(18, 14)" calcext:value-type="string">
            <text:p>LCS(18, 14)</text:p>
          </table:table-cell>
          <table:table-cell/>
          <table:table-cell table:style-name="ce2" table:formula="of:=[.D4]" office:value-type="string" office:string-value="LCS(18, 15)" calcext:value-type="string">
            <text:p>LCS(18, 15)</text:p>
          </table:table-cell>
          <table:table-cell table:style-name="ce16"/>
          <table:table-cell table:style-name="ce2" table:formula="of:=[.F4]" office:value-type="string" office:string-value="LCS(18, 16)" calcext:value-type="string">
            <text:p>LCS(18, 16)</text:p>
          </table:table-cell>
          <table:table-cell table:style-name="ce3"/>
          <table:table-cell table:style-name="ce2" table:formula="of:=[.H4]" office:value-type="string" office:string-value="LCS(18, 17)" calcext:value-type="string">
            <text:p>LCS(18, 17)</text:p>
          </table:table-cell>
          <table:table-cell table:style-name="ce3"/>
          <table:table-cell table:style-name="ce2" table:formula="of:=[.J4]" office:value-type="string" office:string-value="LCS(18, 18)" calcext:value-type="string">
            <text:p>LCS(18, 18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formula="of:=[.B14]" office:value-type="string" office:string-value="LCS(18, 14)" calcext:value-type="string">
            <text:p>LCS(18, 14)</text:p>
          </table:table-cell>
          <table:table-cell table:formula="of:=[.$B$11]/[.B21]" office:value-type="float" office:value="0.977231274993413" calcext:value-type="float">
            <text:p>0.977231275</text:p>
          </table:table-cell>
          <table:table-cell table:formula="of:=[.$B$11]/[.C21]" office:value-type="float" office:value="8.9546825847362" calcext:value-type="float">
            <text:p>8.9546825847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1.483252" calcext:value-type="float">
            <text:p>1.483252</text:p>
          </table:table-cell>
          <table:table-cell office:value-type="float" office:value="0.159945" calcext:value-type="float">
            <text:p>0.159945</text:p>
          </table:table-cell>
          <table:table-cell office:value-type="float" office:value="3.311306" calcext:value-type="float">
            <text:p>3.311306</text:p>
          </table:table-cell>
          <table:table-cell table:style-name="ce3" office:value-type="float" office:value="0.246918" calcext:value-type="float">
            <text:p>0.246918</text:p>
          </table:table-cell>
          <table:table-cell table:style-name="ce3" office:value-type="float" office:value="7.108087" calcext:value-type="float">
            <text:p>7.108087</text:p>
          </table:table-cell>
          <table:table-cell table:style-name="ce3" office:value-type="float" office:value="0.336986" calcext:value-type="float">
            <text:p>0.336986</text:p>
          </table:table-cell>
          <table:table-cell table:style-name="ce3" office:value-type="float" office:value="14.420831" calcext:value-type="float">
            <text:p>14.420831</text:p>
          </table:table-cell>
          <table:table-cell table:style-name="ce3" office:value-type="float" office:value="0.475719" calcext:value-type="float">
            <text:p>0.475719</text:p>
          </table:table-cell>
          <table:table-cell table:style-name="ce3" office:value-type="float" office:value="29.02899" calcext:value-type="float">
            <text:p>29.02899</text:p>
          </table:table-cell>
          <table:table-cell table:style-name="ce3" office:value-type="float" office:value="0.764105" calcext:value-type="float">
            <text:p>0.764105</text:p>
          </table:table-cell>
          <table:table-cell table:formula="of:=[.D14]" office:value-type="string" office:string-value="LCS(18, 15)" calcext:value-type="string">
            <text:p>LCS(18, 15)</text:p>
          </table:table-cell>
          <table:table-cell table:style-name="ce3" table:formula="of:=[.$D$11]/[.D21]" office:value-type="float" office:value="0.974719585860168" calcext:value-type="float">
            <text:p>0.9747195859</text:p>
          </table:table-cell>
          <table:table-cell table:formula="of:=[.$D$11]/[.E21]" office:value-type="float" office:value="13.1590897373517" calcext:value-type="float">
            <text:p>13.1590897374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1.484702" calcext:value-type="float">
            <text:p>1.484702</text:p>
          </table:table-cell>
          <table:table-cell office:value-type="float" office:value="0.156891" calcext:value-type="float">
            <text:p>0.156891</text:p>
          </table:table-cell>
          <table:table-cell office:value-type="float" office:value="3.359934" calcext:value-type="float">
            <text:p>3.359934</text:p>
          </table:table-cell>
          <table:table-cell table:style-name="ce3" office:value-type="float" office:value="0.250876" calcext:value-type="float">
            <text:p>0.250876</text:p>
          </table:table-cell>
          <table:table-cell table:style-name="ce3" office:value-type="float" office:value="7.083393" calcext:value-type="float">
            <text:p>7.083393</text:p>
          </table:table-cell>
          <table:table-cell table:style-name="ce3" office:value-type="float" office:value="0.335221" calcext:value-type="float">
            <text:p>0.335221</text:p>
          </table:table-cell>
          <table:table-cell table:style-name="ce3" office:value-type="float" office:value="14.592831" calcext:value-type="float">
            <text:p>14.592831</text:p>
          </table:table-cell>
          <table:table-cell table:style-name="ce3" office:value-type="float" office:value="0.479567" calcext:value-type="float">
            <text:p>0.479567</text:p>
          </table:table-cell>
          <table:table-cell table:style-name="ce3" office:value-type="float" office:value="28.914312" calcext:value-type="float">
            <text:p>28.914312</text:p>
          </table:table-cell>
          <table:table-cell table:style-name="ce3" office:value-type="float" office:value="0.76726" calcext:value-type="float">
            <text:p>0.76726</text:p>
          </table:table-cell>
          <table:table-cell table:formula="of:=[.F14]" office:value-type="string" office:string-value="LCS(18, 16)" calcext:value-type="string">
            <text:p>LCS(18, 16)</text:p>
          </table:table-cell>
          <table:table-cell table:style-name="ce3" table:formula="of:=[.$F$11]/[.F21]" office:value-type="float" office:value="0.986123751968958" calcext:value-type="float">
            <text:p>0.986123752</text:p>
          </table:table-cell>
          <table:table-cell table:formula="of:=[.$F$11]/[.G21]" office:value-type="float" office:value="21.0923246835039" calcext:value-type="float">
            <text:p>21.0923246835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1.471047" calcext:value-type="float">
            <text:p>1.471047</text:p>
          </table:table-cell>
          <table:table-cell office:value-type="float" office:value="0.162409" calcext:value-type="float">
            <text:p>0.162409</text:p>
          </table:table-cell>
          <table:table-cell office:value-type="float" office:value="3.335987" calcext:value-type="float">
            <text:p>3.335987</text:p>
          </table:table-cell>
          <table:table-cell table:style-name="ce3" office:value-type="float" office:value="0.249545" calcext:value-type="float">
            <text:p>0.249545</text:p>
          </table:table-cell>
          <table:table-cell table:style-name="ce3" office:value-type="float" office:value="6.969713" calcext:value-type="float">
            <text:p>6.969713</text:p>
          </table:table-cell>
          <table:table-cell table:style-name="ce3" office:value-type="float" office:value="0.324084" calcext:value-type="float">
            <text:p>0.324084</text:p>
          </table:table-cell>
          <table:table-cell table:style-name="ce3" office:value-type="float" office:value="14.538415" calcext:value-type="float">
            <text:p>14.538415</text:p>
          </table:table-cell>
          <table:table-cell table:style-name="ce3" office:value-type="float" office:value="0.482258" calcext:value-type="float">
            <text:p>0.482258</text:p>
          </table:table-cell>
          <table:table-cell table:style-name="ce3" office:value-type="float" office:value="28.74836" calcext:value-type="float">
            <text:p>28.74836</text:p>
          </table:table-cell>
          <table:table-cell table:style-name="ce3" office:value-type="float" office:value="0.754684" calcext:value-type="float">
            <text:p>0.754684</text:p>
          </table:table-cell>
          <table:table-cell table:formula="of:=[.H14]" office:value-type="string" office:string-value="LCS(18, 17)" calcext:value-type="string">
            <text:p>LCS(18, 17)</text:p>
          </table:table-cell>
          <table:table-cell table:style-name="ce3" table:formula="of:=[.$H$11]/[.H21]" office:value-type="float" office:value="0.990135241937496" calcext:value-type="float">
            <text:p>0.9901352419</text:p>
          </table:table-cell>
          <table:table-cell table:formula="of:=[.$H$11]/[.I21]" office:value-type="float" office:value="30.0138888888889" calcext:value-type="float">
            <text:p>30.0138888889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1.474862" calcext:value-type="float">
            <text:p>1.474862</text:p>
          </table:table-cell>
          <table:table-cell office:value-type="float" office:value="0.165493" calcext:value-type="float">
            <text:p>0.165493</text:p>
          </table:table-cell>
          <table:table-cell office:value-type="float" office:value="3.354587" calcext:value-type="float">
            <text:p>3.354587</text:p>
          </table:table-cell>
          <table:table-cell table:style-name="ce3" office:value-type="float" office:value="0.247662" calcext:value-type="float">
            <text:p>0.247662</text:p>
          </table:table-cell>
          <table:table-cell table:style-name="ce16" office:value-type="float" office:value="6.978664" calcext:value-type="float">
            <text:p>6.978664</text:p>
          </table:table-cell>
          <table:table-cell table:style-name="ce16" office:value-type="float" office:value="0.322364" calcext:value-type="float">
            <text:p>0.322364</text:p>
          </table:table-cell>
          <table:table-cell table:style-name="ce16" office:value-type="float" office:value="14.562851" calcext:value-type="float">
            <text:p>14.562851</text:p>
          </table:table-cell>
          <table:table-cell table:style-name="ce16" office:value-type="float" office:value="0.47925" calcext:value-type="float">
            <text:p>0.47925</text:p>
          </table:table-cell>
          <table:table-cell table:style-name="ce16" office:value-type="float" office:value="28.866175" calcext:value-type="float">
            <text:p>28.866175</text:p>
          </table:table-cell>
          <table:table-cell table:style-name="ce16" office:value-type="float" office:value="0.774625" calcext:value-type="float">
            <text:p>0.774625</text:p>
          </table:table-cell>
          <table:table-cell table:formula="of:=[.J14]" office:value-type="string" office:string-value="LCS(18, 18)" calcext:value-type="string">
            <text:p>LCS(18, 18)</text:p>
          </table:table-cell>
          <table:table-cell table:style-name="ce3" table:formula="of:=[.$J$11]/[.J21]" office:value-type="float" office:value="0.997272500739003" calcext:value-type="float">
            <text:p>0.9972725007</text:p>
          </table:table-cell>
          <table:table-cell table:formula="of:=[.$J$11]/[.K21]" office:value-type="float" office:value="37.6382690772536" calcext:value-type="float">
            <text:p>37.6382690773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1.479085" calcext:value-type="float">
            <text:p>1.479085</text:p>
          </table:table-cell>
          <table:table-cell office:value-type="float" office:value="0.16206" calcext:value-type="float">
            <text:p>0.16206</text:p>
          </table:table-cell>
          <table:table-cell office:value-type="float" office:value="3.39697" calcext:value-type="float">
            <text:p>3.39697</text:p>
          </table:table-cell>
          <table:table-cell table:style-name="ce16" office:value-type="float" office:value="0.246355" calcext:value-type="float">
            <text:p>0.246355</text:p>
          </table:table-cell>
          <table:table-cell table:style-name="ce16" office:value-type="float" office:value="7.010711" calcext:value-type="float">
            <text:p>7.010711</text:p>
          </table:table-cell>
          <table:table-cell table:style-name="ce16" office:value-type="float" office:value="0.32473" calcext:value-type="float">
            <text:p>0.32473</text:p>
          </table:table-cell>
          <table:table-cell table:style-name="ce16" office:value-type="float" office:value="14.462929" calcext:value-type="float">
            <text:p>14.462929</text:p>
          </table:table-cell>
          <table:table-cell table:style-name="ce16" office:value-type="float" office:value="0.477494" calcext:value-type="float">
            <text:p>0.477494</text:p>
          </table:table-cell>
          <table:table-cell table:style-name="ce16" office:value-type="float" office:value="28.923962" calcext:value-type="float">
            <text:p>28.923962</text:p>
          </table:table-cell>
          <table:table-cell table:style-name="ce16" office:value-type="float" office:value="0.76755" calcext:value-type="float">
            <text:p>0.76755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16:.B20])" office:value-type="float" office:value="1.4785896" calcext:value-type="float">
            <text:p>1.4785896</text:p>
          </table:table-cell>
          <table:table-cell table:style-name="ce13" table:formula="of:=AVERAGE([.C16:.C20])" office:value-type="float" office:value="0.1613596" calcext:value-type="float">
            <text:p>0.1613596</text:p>
          </table:table-cell>
          <table:table-cell table:style-name="ce13" table:formula="of:=AVERAGE([.D16:.D20])" office:value-type="float" office:value="3.3517568" calcext:value-type="float">
            <text:p>3.3517568</text:p>
          </table:table-cell>
          <table:table-cell table:style-name="ce13" table:formula="of:=AVERAGE([.E16:.E20])" office:value-type="float" office:value="0.2482712" calcext:value-type="float">
            <text:p>0.2482712</text:p>
          </table:table-cell>
          <table:table-cell table:style-name="ce13" table:formula="of:=AVERAGE([.F16:.F20])" office:value-type="float" office:value="7.0301136" calcext:value-type="float">
            <text:p>7.0301136</text:p>
          </table:table-cell>
          <table:table-cell table:style-name="ce13" table:formula="of:=AVERAGE([.G16:.G20])" office:value-type="float" office:value="0.328677" calcext:value-type="float">
            <text:p>0.328677</text:p>
          </table:table-cell>
          <table:table-cell table:style-name="ce13" table:formula="of:=AVERAGE([.H16:.H20])" office:value-type="float" office:value="14.5155714" calcext:value-type="float">
            <text:p>14.5155714</text:p>
          </table:table-cell>
          <table:table-cell table:style-name="ce13" table:formula="of:=AVERAGE([.I16:.I20])" office:value-type="float" office:value="0.4788576" calcext:value-type="float">
            <text:p>0.4788576</text:p>
          </table:table-cell>
          <table:table-cell table:style-name="ce13" table:formula="of:=AVERAGE([.J16:.J20])" office:value-type="float" office:value="28.8963598" calcext:value-type="float">
            <text:p>28.8963598</text:p>
          </table:table-cell>
          <table:table-cell table:style-name="ce13" table:formula="of:=AVERAGE([.K16:.K20])" office:value-type="float" office:value="0.7656448" calcext:value-type="float">
            <text:p>0.7656448</text:p>
          </table:table-cell>
          <table:table-cell table:style-name="Default"/>
          <table:table-cell/>
          <table:table-cell table:style-name="ce27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MANUAL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table:formula="of:=[.B4]" office:value-type="string" office:string-value="LCS(18, 14)" calcext:value-type="string">
            <text:p>LCS(18, 14)</text:p>
          </table:table-cell>
          <table:table-cell/>
          <table:table-cell table:style-name="ce2" table:formula="of:=[.D4]" office:value-type="string" office:string-value="LCS(18, 15)" calcext:value-type="string">
            <text:p>LCS(18, 15)</text:p>
          </table:table-cell>
          <table:table-cell table:style-name="ce16"/>
          <table:table-cell table:style-name="ce2" table:formula="of:=[.F4]" office:value-type="string" office:string-value="LCS(18, 16)" calcext:value-type="string">
            <text:p>LCS(18, 16)</text:p>
          </table:table-cell>
          <table:table-cell table:style-name="ce3"/>
          <table:table-cell table:style-name="ce2" table:formula="of:=[.H4]" office:value-type="string" office:string-value="LCS(18, 17)" calcext:value-type="string">
            <text:p>LCS(18, 17)</text:p>
          </table:table-cell>
          <table:table-cell table:style-name="ce3"/>
          <table:table-cell table:style-name="ce2" table:formula="of:=[.J4]" office:value-type="string" office:string-value="LCS(18, 18)" calcext:value-type="string">
            <text:p>LCS(18, 18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formula="of:=[.B24]" office:value-type="string" office:string-value="LCS(18, 14)" calcext:value-type="string">
            <text:p>LCS(18, 14)</text:p>
          </table:table-cell>
          <table:table-cell table:formula="of:=[.$B$11]/[.B31]" office:value-type="float" office:value="0.975806821957551" calcext:value-type="float">
            <text:p>0.975806822</text:p>
          </table:table-cell>
          <table:table-cell table:formula="of:=[.$B$11]/[.C31]" office:value-type="float" office:value="10.0293886956944" calcext:value-type="float">
            <text:p>10.0293886957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1.467574" calcext:value-type="float">
            <text:p>1.467574</text:p>
          </table:table-cell>
          <table:table-cell office:value-type="float" office:value="0.144466" calcext:value-type="float">
            <text:p>0.144466</text:p>
          </table:table-cell>
          <table:table-cell office:value-type="float" office:value="3.281739" calcext:value-type="float">
            <text:p>3.281739</text:p>
          </table:table-cell>
          <table:table-cell table:style-name="ce3" office:value-type="float" office:value="0.21977" calcext:value-type="float">
            <text:p>0.21977</text:p>
          </table:table-cell>
          <table:table-cell table:style-name="ce3" office:value-type="float" office:value="6.993391" calcext:value-type="float">
            <text:p>6.993391</text:p>
          </table:table-cell>
          <table:table-cell table:style-name="ce3" office:value-type="float" office:value="0.299972" calcext:value-type="float">
            <text:p>0.299972</text:p>
          </table:table-cell>
          <table:table-cell table:style-name="ce3" office:value-type="float" office:value="14.231906" calcext:value-type="float">
            <text:p>14.231906</text:p>
          </table:table-cell>
          <table:table-cell table:style-name="ce3" office:value-type="float" office:value="0.439299" calcext:value-type="float">
            <text:p>0.439299</text:p>
          </table:table-cell>
          <table:table-cell table:style-name="ce3" office:value-type="float" office:value="28.873358" calcext:value-type="float">
            <text:p>28.873358</text:p>
          </table:table-cell>
          <table:table-cell table:style-name="ce3" office:value-type="float" office:value="0.758644" calcext:value-type="float">
            <text:p>0.758644</text:p>
          </table:table-cell>
          <table:table-cell table:formula="of:=[.D24]" office:value-type="string" office:string-value="LCS(18, 15)" calcext:value-type="string">
            <text:p>LCS(18, 15)</text:p>
          </table:table-cell>
          <table:table-cell table:style-name="ce3" table:formula="of:=[.$D$11]/[.D31]" office:value-type="float" office:value="0.992308162395509" calcext:value-type="float">
            <text:p>0.9923081624</text:p>
          </table:table-cell>
          <table:table-cell table:formula="of:=[.$D$11]/[.E31]" office:value-type="float" office:value="14.8056874830055" calcext:value-type="float">
            <text:p>14.80568748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47994" calcext:value-type="float">
            <text:p>1.47994</text:p>
          </table:table-cell>
          <table:table-cell office:value-type="float" office:value="0.144061" calcext:value-type="float">
            <text:p>0.144061</text:p>
          </table:table-cell>
          <table:table-cell office:value-type="float" office:value="3.308217" calcext:value-type="float">
            <text:p>3.308217</text:p>
          </table:table-cell>
          <table:table-cell table:style-name="ce3" office:value-type="float" office:value="0.220142" calcext:value-type="float">
            <text:p>0.220142</text:p>
          </table:table-cell>
          <table:table-cell table:style-name="ce3" office:value-type="float" office:value="7.035541" calcext:value-type="float">
            <text:p>7.035541</text:p>
          </table:table-cell>
          <table:table-cell table:style-name="ce3" office:value-type="float" office:value="0.303364" calcext:value-type="float">
            <text:p>0.303364</text:p>
          </table:table-cell>
          <table:table-cell table:style-name="ce3" office:value-type="float" office:value="14.397639" calcext:value-type="float">
            <text:p>14.397639</text:p>
          </table:table-cell>
          <table:table-cell table:style-name="ce3" office:value-type="float" office:value="0.440077" calcext:value-type="float">
            <text:p>0.440077</text:p>
          </table:table-cell>
          <table:table-cell table:style-name="ce3" office:value-type="float" office:value="29.022268" calcext:value-type="float">
            <text:p>29.022268</text:p>
          </table:table-cell>
          <table:table-cell table:style-name="ce3" office:value-type="float" office:value="0.730435" calcext:value-type="float">
            <text:p>0.730435</text:p>
          </table:table-cell>
          <table:table-cell table:formula="of:=[.F24]" office:value-type="string" office:string-value="LCS(18, 16)" calcext:value-type="string">
            <text:p>LCS(18, 16)</text:p>
          </table:table-cell>
          <table:table-cell table:style-name="ce3" table:formula="of:=[.$F$11]/[.F31]" office:value-type="float" office:value="0.995319963397247" calcext:value-type="float">
            <text:p>0.9953199634</text:p>
          </table:table-cell>
          <table:table-cell table:formula="of:=[.$F$11]/[.G31]" office:value-type="float" office:value="23.0825951630367" calcext:value-type="float">
            <text:p>23.08259516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487227" calcext:value-type="float">
            <text:p>1.487227</text:p>
          </table:table-cell>
          <table:table-cell office:value-type="float" office:value="0.143435" calcext:value-type="float">
            <text:p>0.143435</text:p>
          </table:table-cell>
          <table:table-cell office:value-type="float" office:value="3.294119" calcext:value-type="float">
            <text:p>3.294119</text:p>
          </table:table-cell>
          <table:table-cell table:style-name="ce3" office:value-type="float" office:value="0.219925" calcext:value-type="float">
            <text:p>0.219925</text:p>
          </table:table-cell>
          <table:table-cell table:style-name="ce3" office:value-type="float" office:value="6.883267" calcext:value-type="float">
            <text:p>6.883267</text:p>
          </table:table-cell>
          <table:table-cell table:style-name="ce3" office:value-type="float" office:value="0.299809" calcext:value-type="float">
            <text:p>0.299809</text:p>
          </table:table-cell>
          <table:table-cell table:style-name="ce3" office:value-type="float" office:value="14.438542" calcext:value-type="float">
            <text:p>14.438542</text:p>
          </table:table-cell>
          <table:table-cell table:style-name="ce3" office:value-type="float" office:value="0.439753" calcext:value-type="float">
            <text:p>0.439753</text:p>
          </table:table-cell>
          <table:table-cell table:style-name="ce3" office:value-type="float" office:value="28.905781" calcext:value-type="float">
            <text:p>28.905781</text:p>
          </table:table-cell>
          <table:table-cell table:style-name="ce3" office:value-type="float" office:value="0.859421" calcext:value-type="float">
            <text:p>0.859421</text:p>
          </table:table-cell>
          <table:table-cell table:formula="of:=[.H24]" office:value-type="string" office:string-value="LCS(18, 17)" calcext:value-type="string">
            <text:p>LCS(18, 17)</text:p>
          </table:table-cell>
          <table:table-cell table:style-name="ce3" table:formula="of:=[.$H$11]/[.H31]" office:value-type="float" office:value="0.996101058816707" calcext:value-type="float">
            <text:p>0.9961010588</text:p>
          </table:table-cell>
          <table:table-cell table:formula="of:=[.$H$11]/[.I31]" office:value-type="float" office:value="31.6482294678384" calcext:value-type="float">
            <text:p>31.648229467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483755" calcext:value-type="float">
            <text:p>1.483755</text:p>
          </table:table-cell>
          <table:table-cell office:value-type="float" office:value="0.145237" calcext:value-type="float">
            <text:p>0.145237</text:p>
          </table:table-cell>
          <table:table-cell office:value-type="float" office:value="3.285817" calcext:value-type="float">
            <text:p>3.285817</text:p>
          </table:table-cell>
          <table:table-cell table:style-name="ce3" office:value-type="float" office:value="0.219643" calcext:value-type="float">
            <text:p>0.219643</text:p>
          </table:table-cell>
          <table:table-cell table:style-name="ce16" office:value-type="float" office:value="6.946651" calcext:value-type="float">
            <text:p>6.946651</text:p>
          </table:table-cell>
          <table:table-cell table:style-name="ce16" office:value-type="float" office:value="0.299642" calcext:value-type="float">
            <text:p>0.299642</text:p>
          </table:table-cell>
          <table:table-cell table:style-name="ce16" office:value-type="float" office:value="14.489491" calcext:value-type="float">
            <text:p>14.489491</text:p>
          </table:table-cell>
          <table:table-cell table:style-name="ce16" office:value-type="float" office:value="0.442009" calcext:value-type="float">
            <text:p>0.442009</text:p>
          </table:table-cell>
          <table:table-cell table:style-name="ce16" office:value-type="float" office:value="28.877223" calcext:value-type="float">
            <text:p>28.877223</text:p>
          </table:table-cell>
          <table:table-cell table:style-name="ce16" office:value-type="float" office:value="0.794611" calcext:value-type="float">
            <text:p>0.794611</text:p>
          </table:table-cell>
          <table:table-cell table:formula="of:=[.J24]" office:value-type="string" office:string-value="LCS(18, 18)" calcext:value-type="string">
            <text:p>LCS(18, 18)</text:p>
          </table:table-cell>
          <table:table-cell table:style-name="ce3" table:formula="of:=[.$J$11]/[.J31]" office:value-type="float" office:value="0.996468163418352" calcext:value-type="float">
            <text:p>0.9964681634</text:p>
          </table:table-cell>
          <table:table-cell table:formula="of:=[.$J$11]/[.K31]" office:value-type="float" office:value="36.5991827094898" calcext:value-type="float">
            <text:p>36.599182709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485244" calcext:value-type="float">
            <text:p>1.485244</text:p>
          </table:table-cell>
          <table:table-cell office:value-type="float" office:value="0.143146" calcext:value-type="float">
            <text:p>0.143146</text:p>
          </table:table-cell>
          <table:table-cell office:value-type="float" office:value="3.291844" calcext:value-type="float">
            <text:p>3.291844</text:p>
          </table:table-cell>
          <table:table-cell table:style-name="ce16" office:value-type="float" office:value="0.22382" calcext:value-type="float">
            <text:p>0.22382</text:p>
          </table:table-cell>
          <table:table-cell table:style-name="ce16" office:value-type="float" office:value="6.966946" calcext:value-type="float">
            <text:p>6.966946</text:p>
          </table:table-cell>
          <table:table-cell table:style-name="ce16" office:value-type="float" office:value="0.298899" calcext:value-type="float">
            <text:p>0.298899</text:p>
          </table:table-cell>
          <table:table-cell table:style-name="ce16" office:value-type="float" office:value="14.585598" calcext:value-type="float">
            <text:p>14.585598</text:p>
          </table:table-cell>
          <table:table-cell table:style-name="ce16" office:value-type="float" office:value="0.509507" calcext:value-type="float">
            <text:p>0.509507</text:p>
          </table:table-cell>
          <table:table-cell table:style-name="ce16" office:value-type="float" office:value="28.919793" calcext:value-type="float">
            <text:p>28.919793</text:p>
          </table:table-cell>
          <table:table-cell table:style-name="ce16" office:value-type="float" office:value="0.7938" calcext:value-type="float">
            <text:p>0.7938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26:.B30])" office:value-type="float" office:value="1.480748" calcext:value-type="float">
            <text:p>1.480748</text:p>
          </table:table-cell>
          <table:table-cell table:style-name="ce13" table:formula="of:=AVERAGE([.C26:.C30])" office:value-type="float" office:value="0.144069" calcext:value-type="float">
            <text:p>0.144069</text:p>
          </table:table-cell>
          <table:table-cell table:style-name="ce13" table:formula="of:=AVERAGE([.D26:.D30])" office:value-type="float" office:value="3.2923472" calcext:value-type="float">
            <text:p>3.2923472</text:p>
          </table:table-cell>
          <table:table-cell table:style-name="ce13" table:formula="of:=AVERAGE([.E26:.E30])" office:value-type="float" office:value="0.22066" calcext:value-type="float">
            <text:p>0.22066</text:p>
          </table:table-cell>
          <table:table-cell table:style-name="ce13" table:formula="of:=AVERAGE([.F26:.F30])" office:value-type="float" office:value="6.9651592" calcext:value-type="float">
            <text:p>6.9651592</text:p>
          </table:table-cell>
          <table:table-cell table:style-name="ce13" table:formula="of:=AVERAGE([.G26:.G30])" office:value-type="float" office:value="0.3003372" calcext:value-type="float">
            <text:p>0.3003372</text:p>
          </table:table-cell>
          <table:table-cell table:style-name="ce13" table:formula="of:=AVERAGE([.H26:.H30])" office:value-type="float" office:value="14.4286352" calcext:value-type="float">
            <text:p>14.4286352</text:p>
          </table:table-cell>
          <table:table-cell table:style-name="ce13" table:formula="of:=AVERAGE([.I26:.I30])" office:value-type="float" office:value="0.454129" calcext:value-type="float">
            <text:p>0.454129</text:p>
          </table:table-cell>
          <table:table-cell table:style-name="ce13" table:formula="of:=AVERAGE([.J26:.J30])" office:value-type="float" office:value="28.9196846" calcext:value-type="float">
            <text:p>28.9196846</text:p>
          </table:table-cell>
          <table:table-cell table:style-name="ce13" table:formula="of:=AVERAGE([.K26:.K30])" office:value-type="float" office:value="0.7873822" calcext:value-type="float">
            <text:p>0.7873822</text:p>
          </table:table-cell>
          <table:table-cell table:style-name="ce23" table:number-columns-repeated="2"/>
          <table:table-cell table:style-name="ce27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SPEEDUP</text:p>
          </table:table-cell>
          <table:table-cell table:style-name="ce14" office:value-type="string" calcext:value-type="string">
            <text:p>MEMO</text:p>
          </table:table-cell>
          <table:table-cell table:style-name="ce14" office:value-type="string" calcext:value-type="string">
            <text:p>OMP_F</text:p>
          </table:table-cell>
          <table:table-cell table:style-name="ce14" office:value-type="string" calcext:value-type="string">
            <text:p>OMP_MF</text:p>
          </table:table-cell>
          <table:table-cell table:style-name="ce14" office:value-type="string" calcext:value-type="string">
            <text:p>OMP_MEMO_F</text:p>
          </table:table-cell>
          <table:table-cell table:style-name="ce17" office:value-type="string" calcext:value-type="string">
            <text:p>OMP_MEMO_MF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string" office:string-value="LCS(18, 14)" calcext:value-type="string">
            <text:p>LCS(18, 14)</text:p>
          </table:table-cell>
          <table:table-cell table:style-name="ce3" table:formula="of:=[.M5]" office:value-type="float" office:value="267578.518518519" calcext:value-type="float">
            <text:p>267578.518518519</text:p>
          </table:table-cell>
          <table:table-cell table:style-name="Default" table:formula="of:=[.M15]" office:value-type="float" office:value="0.977231274993413" calcext:value-type="float">
            <text:p>0.977231275</text:p>
          </table:table-cell>
          <table:table-cell table:formula="of:=[.M25]" office:value-type="float" office:value="0.975806821957551" calcext:value-type="float">
            <text:p>0.975806822</text:p>
          </table:table-cell>
          <table:table-cell table:formula="of:=[.N15]" office:value-type="float" office:value="8.9546825847362" calcext:value-type="float">
            <text:p>8.9546825847</text:p>
          </table:table-cell>
          <table:table-cell table:style-name="ce18" table:formula="of:=[.N25]" office:value-type="float" office:value="10.0293886956944" calcext:value-type="float">
            <text:p>10.029388695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string" office:string-value="LCS(18, 15)" calcext:value-type="string">
            <text:p>LCS(18, 15)</text:p>
          </table:table-cell>
          <table:table-cell table:style-name="ce3" table:formula="of:=[.M6]" office:value-type="float" office:value="653404.6" calcext:value-type="float">
            <text:p>653404.6</text:p>
          </table:table-cell>
          <table:table-cell table:style-name="Default" table:formula="of:=[.M16]" office:value-type="float" office:value="0.974719585860168" calcext:value-type="float">
            <text:p>0.9747195859</text:p>
          </table:table-cell>
          <table:table-cell table:formula="of:=[.M26]" office:value-type="float" office:value="0.992308162395509" calcext:value-type="float">
            <text:p>0.9923081624</text:p>
          </table:table-cell>
          <table:table-cell table:formula="of:=[.N16]" office:value-type="float" office:value="13.1590897373517" calcext:value-type="float">
            <text:p>13.1590897374</text:p>
          </table:table-cell>
          <table:table-cell table:style-name="ce18" table:formula="of:=[.N26]" office:value-type="float" office:value="14.8056874830055" calcext:value-type="float">
            <text:p>14.80568748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F4]" office:value-type="string" office:string-value="LCS(18, 16)" calcext:value-type="string">
            <text:p>LCS(18, 16)</text:p>
          </table:table-cell>
          <table:table-cell table:style-name="ce3" table:formula="of:=[.M7]" office:value-type="float" office:value="1155427" calcext:value-type="float">
            <text:p>1155427</text:p>
          </table:table-cell>
          <table:table-cell table:style-name="Default" table:formula="of:=[.M17]" office:value-type="float" office:value="0.986123751968958" calcext:value-type="float">
            <text:p>0.986123752</text:p>
          </table:table-cell>
          <table:table-cell table:formula="of:=[.M27]" office:value-type="float" office:value="0.995319963397247" calcext:value-type="float">
            <text:p>0.9953199634</text:p>
          </table:table-cell>
          <table:table-cell table:formula="of:=[.N17]" office:value-type="float" office:value="21.0923246835039" calcext:value-type="float">
            <text:p>21.0923246835</text:p>
          </table:table-cell>
          <table:table-cell table:style-name="ce18" table:formula="of:=[.N27]" office:value-type="float" office:value="23.0825951630367" calcext:value-type="float">
            <text:p>23.08259516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string" office:string-value="LCS(18, 17)" calcext:value-type="string">
            <text:p>LCS(18, 17)</text:p>
          </table:table-cell>
          <table:table-cell table:style-name="ce3" table:formula="of:=[.M8]" office:value-type="float" office:value="2395396.46666667" calcext:value-type="float">
            <text:p>2395396.46666667</text:p>
          </table:table-cell>
          <table:table-cell table:style-name="Default" table:formula="of:=[.M18]" office:value-type="float" office:value="0.990135241937496" calcext:value-type="float">
            <text:p>0.9901352419</text:p>
          </table:table-cell>
          <table:table-cell table:formula="of:=[.M28]" office:value-type="float" office:value="0.996101058816707" calcext:value-type="float">
            <text:p>0.9961010588</text:p>
          </table:table-cell>
          <table:table-cell table:formula="of:=[.N18]" office:value-type="float" office:value="30.0138888888889" calcext:value-type="float">
            <text:p>30.0138888889</text:p>
          </table:table-cell>
          <table:table-cell table:style-name="ce18" table:formula="of:=[.N28]" office:value-type="float" office:value="31.6482294678384" calcext:value-type="float">
            <text:p>31.6482294678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string" office:string-value="LCS(18, 18)" calcext:value-type="string">
            <text:p>LCS(18, 18)</text:p>
          </table:table-cell>
          <table:table-cell table:style-name="ce15" table:formula="of:=[.M9]" office:value-type="float" office:value="4237874.26470588" calcext:value-type="float">
            <text:p>4237874.26470588</text:p>
          </table:table-cell>
          <table:table-cell table:style-name="ce15" table:formula="of:=[.M19]" office:value-type="float" office:value="0.997272500739003" calcext:value-type="float">
            <text:p>0.9972725007</text:p>
          </table:table-cell>
          <table:table-cell table:style-name="ce15" table:formula="of:=[.M29]" office:value-type="float" office:value="0.996468163418352" calcext:value-type="float">
            <text:p>0.9964681634</text:p>
          </table:table-cell>
          <table:table-cell table:style-name="ce15" table:formula="of:=[.N19]" office:value-type="float" office:value="37.6382690772536" calcext:value-type="float">
            <text:p>37.6382690773</text:p>
          </table:table-cell>
          <table:table-cell table:style-name="ce19" table:formula="of:=[.N29]" office:value-type="float" office:value="36.5991827094898" calcext:value-type="float">
            <text:p>36.5991827095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No se especificaba smp-workers=1, aunque en el job tenia -n 1, hay que comprobar.</text:p>
          </table:table-cell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Longest_increasing_subseq" table:style-name="ta1">
        <table:shapes>
          <draw:frame draw:z-index="0" draw:style-name="gr1" draw:text-style-name="P1" svg:width="4.9783in" svg:height="2.552in" svg:x="7.576in" svg:y="5.6996in">
            <draw:object draw:notify-on-update-of-ranges="Longest_increasing_subseq.B34:Longest_increasing_subseq.B38 Longest_increasing_subseq.D33:Longest_increasing_subseq.D33 Longest_increasing_subseq.D34:Longest_increasing_subseq.D38 Longest_increasing_subseq.E33:Longest_increasing_subseq.E33 Longest_increasing_subseq.E34:Longest_increasing_subseq.E38 Longest_increasing_subseq.F33:Longest_increasing_subseq.F33 Longest_increasing_subseq.F34:Longest_increasing_subseq.F38 Longest_increasing_subseq.G33:Longest_increasing_subseq.G33 Longest_increasing_subseq.G34:Longest_increasing_subseq.G38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3"/>
        <table:table-column table:style-name="co6" table:default-cell-style-name="ce3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10"/>
        <table:table-column table:style-name="co2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5"/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LIS(130)</text:p>
          </table:table-cell>
          <table:table-cell/>
          <table:table-cell table:style-name="ce2" office:value-type="string" calcext:value-type="string">
            <text:p>LIS(135)</text:p>
          </table:table-cell>
          <table:table-cell/>
          <table:table-cell table:style-name="ce2" office:value-type="string" calcext:value-type="string">
            <text:p>LIS(140)</text:p>
          </table:table-cell>
          <table:table-cell table:style-name="Default"/>
          <table:table-cell table:style-name="ce2" office:value-type="string" calcext:value-type="string">
            <text:p>LIS(145)</text:p>
          </table:table-cell>
          <table:table-cell/>
          <table:table-cell table:style-name="ce2" office:value-type="string" calcext:value-type="string">
            <text:p>LIS(150)</text:p>
          </table:table-cell>
          <table:table-cell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ERIAL</text:p>
          </table:table-cell>
          <table:table-cell table:style-name="ce1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formula="of:=[.B4]" office:value-type="string" office:string-value="LIS(130)" calcext:value-type="string">
            <text:p>LIS(130)</text:p>
          </table:table-cell>
          <table:table-cell table:formula="of:=[.B11]/[.C11]" office:value-type="float" office:value="26165.9076923077" calcext:value-type="float">
            <text:p>26165.907692307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074675" calcext:value-type="float">
            <text:p>3.07467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9.487581" calcext:value-type="float">
            <text:p>9.487581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0.504385" calcext:value-type="float">
            <text:p>10.50438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18.695056" calcext:value-type="float">
            <text:p>18.695056</text:p>
          </table:table-cell>
          <table:table-cell table:style-name="ce3" office:value-type="float" office:value="0.000137" calcext:value-type="float">
            <text:p>0.000137</text:p>
          </table:table-cell>
          <table:table-cell table:style-name="ce3" office:value-type="float" office:value="33.573812" calcext:value-type="float">
            <text:p>33.573812</text:p>
          </table:table-cell>
          <table:table-cell office:value-type="float" office:value="0.000159" calcext:value-type="float">
            <text:p>0.000159</text:p>
          </table:table-cell>
          <table:table-cell table:formula="of:=[.D4]" office:value-type="string" office:string-value="LIS(135)" calcext:value-type="string">
            <text:p>LIS(135)</text:p>
          </table:table-cell>
          <table:table-cell table:style-name="ce3" table:formula="of:=[.D11]/[.E11]" office:value-type="float" office:value="79621.5288135593" calcext:value-type="float">
            <text:p>79621.528813559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055469" calcext:value-type="float">
            <text:p>3.055469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9.38665" calcext:value-type="float">
            <text:p>9.3866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10.349001" calcext:value-type="float">
            <text:p>10.34900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18.656475" calcext:value-type="float">
            <text:p>18.656475</text:p>
          </table:table-cell>
          <table:table-cell table:style-name="ce3" office:value-type="float" office:value="0.000137" calcext:value-type="float">
            <text:p>0.000137</text:p>
          </table:table-cell>
          <table:table-cell table:style-name="ce3" office:value-type="float" office:value="33.370892" calcext:value-type="float">
            <text:p>33.370892</text:p>
          </table:table-cell>
          <table:table-cell office:value-type="float" office:value="0.00015" calcext:value-type="float">
            <text:p>0.00015</text:p>
          </table:table-cell>
          <table:table-cell table:formula="of:=[.F4]" office:value-type="string" office:string-value="LIS(140)" calcext:value-type="string">
            <text:p>LIS(140)</text:p>
          </table:table-cell>
          <table:table-cell table:style-name="ce3" table:formula="of:=[.F11]/[.G11]" office:value-type="float" office:value="81188.7757009346" calcext:value-type="float">
            <text:p>81188.775700934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035805" calcext:value-type="float">
            <text:p>3.03580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9.338929" calcext:value-type="float">
            <text:p>9.338929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10.31508" calcext:value-type="float">
            <text:p>10.31508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18.779291" calcext:value-type="float">
            <text:p>18.779291</text:p>
          </table:table-cell>
          <table:table-cell table:style-name="ce3" office:value-type="float" office:value="0.000152" calcext:value-type="float">
            <text:p>0.000152</text:p>
          </table:table-cell>
          <table:table-cell table:style-name="ce3" office:value-type="float" office:value="33.91395" calcext:value-type="float">
            <text:p>33.91395</text:p>
          </table:table-cell>
          <table:table-cell office:value-type="float" office:value="0.000153" calcext:value-type="float">
            <text:p>0.000153</text:p>
          </table:table-cell>
          <table:table-cell table:formula="of:=[.H4]" office:value-type="string" office:string-value="LIS(145)" calcext:value-type="string">
            <text:p>LIS(145)</text:p>
          </table:table-cell>
          <table:table-cell table:style-name="ce3" table:formula="of:=[.H11]/[.I11]" office:value-type="float" office:value="132787.663817664" calcext:value-type="float">
            <text:p>132787.6638176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071118" calcext:value-type="float">
            <text:p>3.071118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9.422474" calcext:value-type="float">
            <text:p>9.422474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10.530285" calcext:value-type="float">
            <text:p>10.53028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18.587391" calcext:value-type="float">
            <text:p>18.587391</text:p>
          </table:table-cell>
          <table:table-cell table:style-name="ce16" office:value-type="float" office:value="0.000138" calcext:value-type="float">
            <text:p>0.000138</text:p>
          </table:table-cell>
          <table:table-cell table:style-name="ce16" office:value-type="float" office:value="34.001431" calcext:value-type="float">
            <text:p>34.001431</text:p>
          </table:table-cell>
          <table:table-cell office:value-type="float" office:value="0.000151" calcext:value-type="float">
            <text:p>0.000151</text:p>
          </table:table-cell>
          <table:table-cell table:formula="of:=[.J4]" office:value-type="string" office:string-value="LIS(150)" calcext:value-type="string">
            <text:p>LIS(150)</text:p>
          </table:table-cell>
          <table:table-cell table:style-name="ce3" table:formula="of:=[.J11]/[.K11]" office:value-type="float" office:value="221002.76802097" calcext:value-type="float">
            <text:p>221002.76802097</text:p>
          </table:table-cell>
          <table:table-cell table:number-columns-repeated="11"/>
        </table:table-row>
        <table:table-row table:style-name="ro1">
          <table:table-cell table:style-name="ce1"/>
          <table:table-cell office:value-type="float" office:value="3.069989" calcext:value-type="float">
            <text:p>3.069989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9.341068" calcext:value-type="float">
            <text:p>9.341068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10.424443" calcext:value-type="float">
            <text:p>10.424443</text:p>
          </table:table-cell>
          <table:table-cell table:style-name="ce16" office:value-type="float" office:value="0.000129" calcext:value-type="float">
            <text:p>0.000129</text:p>
          </table:table-cell>
          <table:table-cell office:value-type="float" office:value="18.498727" calcext:value-type="float">
            <text:p>18.498727</text:p>
          </table:table-cell>
          <table:table-cell table:style-name="ce16" office:value-type="float" office:value="0.000138" calcext:value-type="float">
            <text:p>0.000138</text:p>
          </table:table-cell>
          <table:table-cell table:style-name="ce16" office:value-type="float" office:value="33.765027" calcext:value-type="float">
            <text:p>33.765027</text:p>
          </table:table-cell>
          <table:table-cell office:value-type="float" office:value="0.00015" calcext:value-type="float">
            <text:p>0.00015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8" table:formula="of:=AVERAGE([.B6:.B10])" office:value-type="float" office:value="3.0614112" calcext:value-type="float">
            <text:p>3.0614112</text:p>
          </table:table-cell>
          <table:table-cell table:style-name="ce13" table:formula="of:=AVERAGE([.C6:.C10])" office:value-type="float" office:value="0.000117" calcext:value-type="float">
            <text:p>0.000117</text:p>
          </table:table-cell>
          <table:table-cell table:style-name="ce13" table:formula="of:=AVERAGE([.D6:.D10])" office:value-type="float" office:value="9.3953404" calcext:value-type="float">
            <text:p>9.3953404</text:p>
          </table:table-cell>
          <table:table-cell table:style-name="ce13" table:formula="of:=AVERAGE([.E6:.E10])" office:value-type="float" office:value="0.000118" calcext:value-type="float">
            <text:p>0.000118</text:p>
          </table:table-cell>
          <table:table-cell table:style-name="ce13" table:formula="of:=AVERAGE([.F6:.F10])" office:value-type="float" office:value="10.4246388" calcext:value-type="float">
            <text:p>10.4246388</text:p>
          </table:table-cell>
          <table:table-cell table:style-name="ce13" table:formula="of:=AVERAGE([.G6:.G10])" office:value-type="float" office:value="0.0001284" calcext:value-type="float">
            <text:p>0.0001284</text:p>
          </table:table-cell>
          <table:table-cell table:style-name="ce13" table:formula="of:=AVERAGE([.H6:.H10])" office:value-type="float" office:value="18.643388" calcext:value-type="float">
            <text:p>18.643388</text:p>
          </table:table-cell>
          <table:table-cell table:style-name="ce13" table:formula="of:=AVERAGE([.I6:.I10])" office:value-type="float" office:value="0.0001404" calcext:value-type="float">
            <text:p>0.0001404</text:p>
          </table:table-cell>
          <table:table-cell table:style-name="ce13" table:formula="of:=AVERAGE([.J6:.J10])" office:value-type="float" office:value="33.7250224" calcext:value-type="float">
            <text:p>33.7250224</text:p>
          </table:table-cell>
          <table:table-cell table:style-name="ce13" table:formula="of:=AVERAGE([.K6:.K10])" office:value-type="float" office:value="0.0001526" calcext:value-type="float">
            <text:p>0.0001526</text:p>
          </table:table-cell>
          <table:table-cell table:style-name="ce13"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OMPSS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5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1" calcext:value-type="float">
            <text:p>21</text:p>
          </table:table-cell>
          <table:table-cell table:style-name="ce21" office:value-type="float" office:value="19" calcext:value-type="float">
            <text:p>19</text:p>
          </table:table-cell>
          <table:table-cell table:style-name="ce12" office:value-type="float" office:value="21" calcext:value-type="float">
            <text:p>2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6" calcext:value-type="float">
            <text:p>26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string" office:string-value="LIS(130)" calcext:value-type="string">
            <text:p>LIS(130)</text:p>
          </table:table-cell>
          <table:table-cell/>
          <table:table-cell table:style-name="ce2" table:formula="of:=[.D4]" office:value-type="string" office:string-value="LIS(135)" calcext:value-type="string">
            <text:p>LIS(135)</text:p>
          </table:table-cell>
          <table:table-cell table:style-name="ce16"/>
          <table:table-cell table:style-name="ce2" table:formula="of:=[.F4]" office:value-type="string" office:string-value="LIS(140)" calcext:value-type="string">
            <text:p>LIS(140)</text:p>
          </table:table-cell>
          <table:table-cell/>
          <table:table-cell table:style-name="ce2" table:formula="of:=[.H4]" office:value-type="string" office:string-value="LIS(145)" calcext:value-type="string">
            <text:p>LIS(145)</text:p>
          </table:table-cell>
          <table:table-cell table:style-name="ce3"/>
          <table:table-cell table:style-name="ce2" table:formula="of:=[.J4]" office:value-type="string" office:string-value="LIS(150)" calcext:value-type="string">
            <text:p>LIS(150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formula="of:=[.B14]" office:value-type="string" office:string-value="LIS(130)" calcext:value-type="string">
            <text:p>LIS(130)</text:p>
          </table:table-cell>
          <table:table-cell table:formula="of:=[.$B$11]/[.B21]" office:value-type="float" office:value="0.755059452020333" calcext:value-type="float">
            <text:p>0.755059452</text:p>
          </table:table-cell>
          <table:table-cell table:formula="of:=[.$B$11]/[.C21]" office:value-type="float" office:value="1.92574261972252" calcext:value-type="float">
            <text:p>1.9257426197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4.044987" calcext:value-type="float">
            <text:p>4.044987</text:p>
          </table:table-cell>
          <table:table-cell office:value-type="float" office:value="1.598363" calcext:value-type="float">
            <text:p>1.598363</text:p>
          </table:table-cell>
          <table:table-cell table:style-name="ce3" office:value-type="float" office:value="12.243651" calcext:value-type="float">
            <text:p>12.243651</text:p>
          </table:table-cell>
          <table:table-cell table:style-name="ce3" office:value-type="float" office:value="3.08146" calcext:value-type="float">
            <text:p>3.08146</text:p>
          </table:table-cell>
          <table:table-cell office:value-type="float" office:value="14.023146" calcext:value-type="float">
            <text:p>14.023146</text:p>
          </table:table-cell>
          <table:table-cell office:value-type="float" office:value="4.621417" calcext:value-type="float">
            <text:p>4.621417</text:p>
          </table:table-cell>
          <table:table-cell table:style-name="ce3" office:value-type="float" office:value="25.362296" calcext:value-type="float">
            <text:p>25.362296</text:p>
          </table:table-cell>
          <table:table-cell table:style-name="ce3" office:value-type="float" office:value="8.079765" calcext:value-type="float">
            <text:p>8.079765</text:p>
          </table:table-cell>
          <table:table-cell table:style-name="ce3" office:value-type="float" office:value="45.068628" calcext:value-type="float">
            <text:p>45.068628</text:p>
          </table:table-cell>
          <table:table-cell table:style-name="ce3" office:value-type="float" office:value="14.820941" calcext:value-type="float">
            <text:p>14.820941</text:p>
          </table:table-cell>
          <table:table-cell table:formula="of:=[.D14]" office:value-type="string" office:string-value="LIS(135)" calcext:value-type="string">
            <text:p>LIS(135)</text:p>
          </table:table-cell>
          <table:table-cell table:style-name="ce3" table:formula="of:=[.$D$11]/[.D21]" office:value-type="float" office:value="0.766379910392185" calcext:value-type="float">
            <text:p>0.7663799104</text:p>
          </table:table-cell>
          <table:table-cell table:formula="of:=[.$D$11]/[.E21]" office:value-type="float" office:value="3.13229048786349" calcext:value-type="float">
            <text:p>3.1322904879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4.087569" calcext:value-type="float">
            <text:p>4.087569</text:p>
          </table:table-cell>
          <table:table-cell office:value-type="float" office:value="1.571278" calcext:value-type="float">
            <text:p>1.571278</text:p>
          </table:table-cell>
          <table:table-cell table:style-name="ce3" office:value-type="float" office:value="12.345112" calcext:value-type="float">
            <text:p>12.345112</text:p>
          </table:table-cell>
          <table:table-cell table:style-name="ce3" office:value-type="float" office:value="2.981079" calcext:value-type="float">
            <text:p>2.981079</text:p>
          </table:table-cell>
          <table:table-cell office:value-type="float" office:value="14.136313" calcext:value-type="float">
            <text:p>14.136313</text:p>
          </table:table-cell>
          <table:table-cell office:value-type="float" office:value="4.607286" calcext:value-type="float">
            <text:p>4.607286</text:p>
          </table:table-cell>
          <table:table-cell table:style-name="ce3" office:value-type="float" office:value="25.063673" calcext:value-type="float">
            <text:p>25.063673</text:p>
          </table:table-cell>
          <table:table-cell table:style-name="ce3" office:value-type="float" office:value="8.07342" calcext:value-type="float">
            <text:p>8.07342</text:p>
          </table:table-cell>
          <table:table-cell table:style-name="ce3" office:value-type="float" office:value="44.607923" calcext:value-type="float">
            <text:p>44.607923</text:p>
          </table:table-cell>
          <table:table-cell table:style-name="ce3" office:value-type="float" office:value="14.798373" calcext:value-type="float">
            <text:p>14.798373</text:p>
          </table:table-cell>
          <table:table-cell table:formula="of:=[.F14]" office:value-type="string" office:string-value="LIS(140)" calcext:value-type="string">
            <text:p>LIS(140)</text:p>
          </table:table-cell>
          <table:table-cell table:style-name="ce3" table:formula="of:=[.$F$11]/[.F21]" office:value-type="float" office:value="0.738013836486714" calcext:value-type="float">
            <text:p>0.7380138365</text:p>
          </table:table-cell>
          <table:table-cell table:formula="of:=[.$F$11]/[.G21]" office:value-type="float" office:value="2.26207913996959" calcext:value-type="float">
            <text:p>2.26207914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4.115155" calcext:value-type="float">
            <text:p>4.115155</text:p>
          </table:table-cell>
          <table:table-cell office:value-type="float" office:value="1.596657" calcext:value-type="float">
            <text:p>1.596657</text:p>
          </table:table-cell>
          <table:table-cell table:style-name="ce3" office:value-type="float" office:value="12.129847" calcext:value-type="float">
            <text:p>12.129847</text:p>
          </table:table-cell>
          <table:table-cell table:style-name="ce3" office:value-type="float" office:value="2.960239" calcext:value-type="float">
            <text:p>2.960239</text:p>
          </table:table-cell>
          <table:table-cell office:value-type="float" office:value="14.274368" calcext:value-type="float">
            <text:p>14.274368</text:p>
          </table:table-cell>
          <table:table-cell office:value-type="float" office:value="4.620583" calcext:value-type="float">
            <text:p>4.620583</text:p>
          </table:table-cell>
          <table:table-cell table:style-name="ce3" office:value-type="float" office:value="25.432061" calcext:value-type="float">
            <text:p>25.432061</text:p>
          </table:table-cell>
          <table:table-cell table:style-name="ce3" office:value-type="float" office:value="8.154764" calcext:value-type="float">
            <text:p>8.154764</text:p>
          </table:table-cell>
          <table:table-cell table:style-name="ce3" office:value-type="float" office:value="44.287802" calcext:value-type="float">
            <text:p>44.287802</text:p>
          </table:table-cell>
          <table:table-cell table:style-name="ce3" office:value-type="float" office:value="14.826224" calcext:value-type="float">
            <text:p>14.826224</text:p>
          </table:table-cell>
          <table:table-cell table:formula="of:=[.H14]" office:value-type="string" office:string-value="LIS(145)" calcext:value-type="string">
            <text:p>LIS(145)</text:p>
          </table:table-cell>
          <table:table-cell table:style-name="ce3" table:formula="of:=[.$H$11]/[.H21]" office:value-type="float" office:value="0.737072022618749" calcext:value-type="float">
            <text:p>0.7370720226</text:p>
          </table:table-cell>
          <table:table-cell table:formula="of:=[.$H$11]/[.I21]" office:value-type="float" office:value="2.28085532484525" calcext:value-type="float">
            <text:p>2.2808553248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4.012938" calcext:value-type="float">
            <text:p>4.012938</text:p>
          </table:table-cell>
          <table:table-cell office:value-type="float" office:value="1.575384" calcext:value-type="float">
            <text:p>1.575384</text:p>
          </table:table-cell>
          <table:table-cell table:style-name="ce3" office:value-type="float" office:value="12.163403" calcext:value-type="float">
            <text:p>12.163403</text:p>
          </table:table-cell>
          <table:table-cell table:style-name="ce3" office:value-type="float" office:value="2.978339" calcext:value-type="float">
            <text:p>2.978339</text:p>
          </table:table-cell>
          <table:table-cell table:style-name="ce16" office:value-type="float" office:value="14.145123" calcext:value-type="float">
            <text:p>14.145123</text:p>
          </table:table-cell>
          <table:table-cell table:style-name="ce16" office:value-type="float" office:value="4.591716" calcext:value-type="float">
            <text:p>4.591716</text:p>
          </table:table-cell>
          <table:table-cell table:style-name="ce16" office:value-type="float" office:value="25.218932" calcext:value-type="float">
            <text:p>25.218932</text:p>
          </table:table-cell>
          <table:table-cell table:style-name="ce16" office:value-type="float" office:value="8.276761" calcext:value-type="float">
            <text:p>8.276761</text:p>
          </table:table-cell>
          <table:table-cell table:style-name="ce16" office:value-type="float" office:value="44.802697" calcext:value-type="float">
            <text:p>44.802697</text:p>
          </table:table-cell>
          <table:table-cell table:style-name="ce16" office:value-type="float" office:value="14.437355" calcext:value-type="float">
            <text:p>14.437355</text:p>
          </table:table-cell>
          <table:table-cell table:formula="of:=[.J14]" office:value-type="string" office:string-value="LIS(150)" calcext:value-type="string">
            <text:p>LIS(150)</text:p>
          </table:table-cell>
          <table:table-cell table:style-name="ce3" table:formula="of:=[.$J$11]/[.J21]" office:value-type="float" office:value="0.754044678435563" calcext:value-type="float">
            <text:p>0.7540446784</text:p>
          </table:table-cell>
          <table:table-cell table:formula="of:=[.$J$11]/[.K21]" office:value-type="float" office:value="2.29174285021895" calcext:value-type="float">
            <text:p>2.2917428502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4.012001" calcext:value-type="float">
            <text:p>4.012001</text:p>
          </table:table-cell>
          <table:table-cell office:value-type="float" office:value="1.606969" calcext:value-type="float">
            <text:p>1.606969</text:p>
          </table:table-cell>
          <table:table-cell table:style-name="ce3" office:value-type="float" office:value="12.414873" calcext:value-type="float">
            <text:p>12.414873</text:p>
          </table:table-cell>
          <table:table-cell table:style-name="ce16" office:value-type="float" office:value="2.996439" calcext:value-type="float">
            <text:p>2.996439</text:p>
          </table:table-cell>
          <table:table-cell table:style-name="ce16" office:value-type="float" office:value="14.04736" calcext:value-type="float">
            <text:p>14.04736</text:p>
          </table:table-cell>
          <table:table-cell table:style-name="ce16" office:value-type="float" office:value="4.60116" calcext:value-type="float">
            <text:p>4.60116</text:p>
          </table:table-cell>
          <table:table-cell table:style-name="ce16" office:value-type="float" office:value="25.39228" calcext:value-type="float">
            <text:p>25.39228</text:p>
          </table:table-cell>
          <table:table-cell table:style-name="ce16" office:value-type="float" office:value="8.284581" calcext:value-type="float">
            <text:p>8.284581</text:p>
          </table:table-cell>
          <table:table-cell table:style-name="ce16" office:value-type="float" office:value="44.860431" calcext:value-type="float">
            <text:p>44.860431</text:p>
          </table:table-cell>
          <table:table-cell table:style-name="ce16" office:value-type="float" office:value="14.696528" calcext:value-type="float">
            <text:p>14.696528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16:.B20])" office:value-type="float" office:value="4.05453" calcext:value-type="float">
            <text:p>4.05453</text:p>
          </table:table-cell>
          <table:table-cell table:style-name="ce13" table:formula="of:=AVERAGE([.C16:.C20])" office:value-type="float" office:value="1.5897302" calcext:value-type="float">
            <text:p>1.5897302</text:p>
          </table:table-cell>
          <table:table-cell table:style-name="ce13" table:formula="of:=AVERAGE([.D16:.D20])" office:value-type="float" office:value="12.2593772" calcext:value-type="float">
            <text:p>12.2593772</text:p>
          </table:table-cell>
          <table:table-cell table:style-name="ce13" table:formula="of:=AVERAGE([.E16:.E20])" office:value-type="float" office:value="2.9995112" calcext:value-type="float">
            <text:p>2.9995112</text:p>
          </table:table-cell>
          <table:table-cell table:style-name="ce13" table:formula="of:=AVERAGE([.F16:.F20])" office:value-type="float" office:value="14.125262" calcext:value-type="float">
            <text:p>14.125262</text:p>
          </table:table-cell>
          <table:table-cell table:style-name="ce13" table:formula="of:=AVERAGE([.G16:.G20])" office:value-type="float" office:value="4.6084324" calcext:value-type="float">
            <text:p>4.6084324</text:p>
          </table:table-cell>
          <table:table-cell table:style-name="ce13" table:formula="of:=AVERAGE([.H16:.H20])" office:value-type="float" office:value="25.2938484" calcext:value-type="float">
            <text:p>25.2938484</text:p>
          </table:table-cell>
          <table:table-cell table:style-name="ce13" table:formula="of:=AVERAGE([.I16:.I20])" office:value-type="float" office:value="8.1738582" calcext:value-type="float">
            <text:p>8.1738582</text:p>
          </table:table-cell>
          <table:table-cell table:style-name="ce13" table:formula="of:=AVERAGE([.J16:.J20])" office:value-type="float" office:value="44.7254962" calcext:value-type="float">
            <text:p>44.7254962</text:p>
          </table:table-cell>
          <table:table-cell table:style-name="ce13" table:formula="of:=AVERAGE([.K16:.K20])" office:value-type="float" office:value="14.7158842" calcext:value-type="float">
            <text:p>14.7158842</text:p>
          </table:table-cell>
          <table:table-cell table:style-name="Default"/>
          <table:table-cell/>
          <table:table-cell table:style-name="ce27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MANUAL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float" office:value="21" calcext:value-type="float">
            <text:p>21</text:p>
          </table:table-cell>
          <table:table-cell table:style-name="ce21" office:value-type="float" office:value="19" calcext:value-type="float">
            <text:p>19</text:p>
          </table:table-cell>
          <table:table-cell table:style-name="ce12" office:value-type="float" office:value="21" calcext:value-type="float">
            <text:p>21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6" calcext:value-type="float">
            <text:p>26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table:formula="of:=[.B4]" office:value-type="string" office:string-value="LIS(130)" calcext:value-type="string">
            <text:p>LIS(130)</text:p>
          </table:table-cell>
          <table:table-cell/>
          <table:table-cell table:style-name="ce2" table:formula="of:=[.D4]" office:value-type="string" office:string-value="LIS(135)" calcext:value-type="string">
            <text:p>LIS(135)</text:p>
          </table:table-cell>
          <table:table-cell table:style-name="ce16"/>
          <table:table-cell table:style-name="ce2" table:formula="of:=[.F4]" office:value-type="string" office:string-value="LIS(140)" calcext:value-type="string">
            <text:p>LIS(140)</text:p>
          </table:table-cell>
          <table:table-cell/>
          <table:table-cell table:style-name="ce2" table:formula="of:=[.H4]" office:value-type="string" office:string-value="LIS(145)" calcext:value-type="string">
            <text:p>LIS(145)</text:p>
          </table:table-cell>
          <table:table-cell table:style-name="ce3"/>
          <table:table-cell table:style-name="ce2" table:formula="of:=[.J4]" office:value-type="string" office:string-value="LIS(150)" calcext:value-type="string">
            <text:p>LIS(150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formula="of:=[.B24]" office:value-type="string" office:string-value="LIS(130)" calcext:value-type="string">
            <text:p>LIS(130)</text:p>
          </table:table-cell>
          <table:table-cell table:formula="of:=[.$B$11]/[.B31]" office:value-type="float" office:value="1.09438306212651" calcext:value-type="float">
            <text:p>1.0943830621</text:p>
          </table:table-cell>
          <table:table-cell table:formula="of:=[.$B$11]/[.C31]" office:value-type="float" office:value="2.7535618803519" calcext:value-type="float">
            <text:p>2.7535618804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.806223" calcext:value-type="float">
            <text:p>2.806223</text:p>
          </table:table-cell>
          <table:table-cell office:value-type="float" office:value="1.106758" calcext:value-type="float">
            <text:p>1.106758</text:p>
          </table:table-cell>
          <table:table-cell table:style-name="ce3" office:value-type="float" office:value="8.61531" calcext:value-type="float">
            <text:p>8.61531</text:p>
          </table:table-cell>
          <table:table-cell table:style-name="ce3" office:value-type="float" office:value="2.233646" calcext:value-type="float">
            <text:p>2.233646</text:p>
          </table:table-cell>
          <table:table-cell office:value-type="float" office:value="9.835388" calcext:value-type="float">
            <text:p>9.835388</text:p>
          </table:table-cell>
          <table:table-cell office:value-type="float" office:value="3.388021" calcext:value-type="float">
            <text:p>3.388021</text:p>
          </table:table-cell>
          <table:table-cell table:style-name="ce3" office:value-type="float" office:value="17.835111" calcext:value-type="float">
            <text:p>17.835111</text:p>
          </table:table-cell>
          <table:table-cell table:style-name="ce3" office:value-type="float" office:value="5.91082" calcext:value-type="float">
            <text:p>5.91082</text:p>
          </table:table-cell>
          <table:table-cell table:style-name="ce3" office:value-type="float" office:value="31.167771" calcext:value-type="float">
            <text:p>31.167771</text:p>
          </table:table-cell>
          <table:table-cell table:style-name="ce3" office:value-type="float" office:value="11.596859" calcext:value-type="float">
            <text:p>11.596859</text:p>
          </table:table-cell>
          <table:table-cell table:formula="of:=[.D24]" office:value-type="string" office:string-value="LIS(135)" calcext:value-type="string">
            <text:p>LIS(135)</text:p>
          </table:table-cell>
          <table:table-cell table:style-name="ce3" table:formula="of:=[.$D$11]/[.D31]" office:value-type="float" office:value="1.08806173509252" calcext:value-type="float">
            <text:p>1.0880617351</text:p>
          </table:table-cell>
          <table:table-cell table:formula="of:=[.$D$11]/[.E31]" office:value-type="float" office:value="4.2327683239115" calcext:value-type="float">
            <text:p>4.23276832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769818" calcext:value-type="float">
            <text:p>2.769818</text:p>
          </table:table-cell>
          <table:table-cell office:value-type="float" office:value="1.112754" calcext:value-type="float">
            <text:p>1.112754</text:p>
          </table:table-cell>
          <table:table-cell table:style-name="ce3" office:value-type="float" office:value="8.658339" calcext:value-type="float">
            <text:p>8.658339</text:p>
          </table:table-cell>
          <table:table-cell table:style-name="ce3" office:value-type="float" office:value="2.205485" calcext:value-type="float">
            <text:p>2.205485</text:p>
          </table:table-cell>
          <table:table-cell office:value-type="float" office:value="9.815032" calcext:value-type="float">
            <text:p>9.815032</text:p>
          </table:table-cell>
          <table:table-cell office:value-type="float" office:value="3.396141" calcext:value-type="float">
            <text:p>3.396141</text:p>
          </table:table-cell>
          <table:table-cell table:style-name="ce3" office:value-type="float" office:value="17.677383" calcext:value-type="float">
            <text:p>17.677383</text:p>
          </table:table-cell>
          <table:table-cell table:style-name="ce3" office:value-type="float" office:value="5.929286" calcext:value-type="float">
            <text:p>5.929286</text:p>
          </table:table-cell>
          <table:table-cell table:style-name="ce3" office:value-type="float" office:value="31.144429" calcext:value-type="float">
            <text:p>31.144429</text:p>
          </table:table-cell>
          <table:table-cell table:style-name="ce3" office:value-type="float" office:value="11.578815" calcext:value-type="float">
            <text:p>11.578815</text:p>
          </table:table-cell>
          <table:table-cell table:formula="of:=[.F24]" office:value-type="string" office:string-value="LIS(140)" calcext:value-type="string">
            <text:p>LIS(140)</text:p>
          </table:table-cell>
          <table:table-cell table:style-name="ce3" table:formula="of:=[.$F$11]/[.F31]" office:value-type="float" office:value="1.05974266625041" calcext:value-type="float">
            <text:p>1.0597426663</text:p>
          </table:table-cell>
          <table:table-cell table:formula="of:=[.$F$11]/[.G31]" office:value-type="float" office:value="3.07427910301902" calcext:value-type="float">
            <text:p>3.07427910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785045" calcext:value-type="float">
            <text:p>2.785045</text:p>
          </table:table-cell>
          <table:table-cell office:value-type="float" office:value="1.112176" calcext:value-type="float">
            <text:p>1.112176</text:p>
          </table:table-cell>
          <table:table-cell table:style-name="ce3" office:value-type="float" office:value="8.597973" calcext:value-type="float">
            <text:p>8.597973</text:p>
          </table:table-cell>
          <table:table-cell table:style-name="ce3" office:value-type="float" office:value="2.217647" calcext:value-type="float">
            <text:p>2.217647</text:p>
          </table:table-cell>
          <table:table-cell office:value-type="float" office:value="9.875017" calcext:value-type="float">
            <text:p>9.875017</text:p>
          </table:table-cell>
          <table:table-cell office:value-type="float" office:value="3.397186" calcext:value-type="float">
            <text:p>3.397186</text:p>
          </table:table-cell>
          <table:table-cell table:style-name="ce3" office:value-type="float" office:value="17.681263" calcext:value-type="float">
            <text:p>17.681263</text:p>
          </table:table-cell>
          <table:table-cell table:style-name="ce3" office:value-type="float" office:value="5.977275" calcext:value-type="float">
            <text:p>5.977275</text:p>
          </table:table-cell>
          <table:table-cell table:style-name="ce3" office:value-type="float" office:value="31.149022" calcext:value-type="float">
            <text:p>31.149022</text:p>
          </table:table-cell>
          <table:table-cell table:style-name="ce3" office:value-type="float" office:value="11.603688" calcext:value-type="float">
            <text:p>11.603688</text:p>
          </table:table-cell>
          <table:table-cell table:formula="of:=[.H24]" office:value-type="string" office:string-value="LIS(145)" calcext:value-type="string">
            <text:p>LIS(145)</text:p>
          </table:table-cell>
          <table:table-cell table:style-name="ce3" table:formula="of:=[.$H$11]/[.H31]" office:value-type="float" office:value="1.05588680123205" calcext:value-type="float">
            <text:p>1.0558868012</text:p>
          </table:table-cell>
          <table:table-cell table:formula="of:=[.$H$11]/[.I31]" office:value-type="float" office:value="3.13487866424092" calcext:value-type="float">
            <text:p>3.134878664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814711" calcext:value-type="float">
            <text:p>2.814711</text:p>
          </table:table-cell>
          <table:table-cell office:value-type="float" office:value="1.107301" calcext:value-type="float">
            <text:p>1.107301</text:p>
          </table:table-cell>
          <table:table-cell table:style-name="ce3" office:value-type="float" office:value="8.625602" calcext:value-type="float">
            <text:p>8.625602</text:p>
          </table:table-cell>
          <table:table-cell table:style-name="ce3" office:value-type="float" office:value="2.212485" calcext:value-type="float">
            <text:p>2.212485</text:p>
          </table:table-cell>
          <table:table-cell table:style-name="ce16" office:value-type="float" office:value="9.881457" calcext:value-type="float">
            <text:p>9.881457</text:p>
          </table:table-cell>
          <table:table-cell table:style-name="ce16" office:value-type="float" office:value="3.390201" calcext:value-type="float">
            <text:p>3.390201</text:p>
          </table:table-cell>
          <table:table-cell table:style-name="ce16" office:value-type="float" office:value="17.46021" calcext:value-type="float">
            <text:p>17.46021</text:p>
          </table:table-cell>
          <table:table-cell table:style-name="ce16" office:value-type="float" office:value="5.940045" calcext:value-type="float">
            <text:p>5.940045</text:p>
          </table:table-cell>
          <table:table-cell table:style-name="ce16" office:value-type="float" office:value="31.26829" calcext:value-type="float">
            <text:p>31.26829</text:p>
          </table:table-cell>
          <table:table-cell table:style-name="ce16" office:value-type="float" office:value="11.544572" calcext:value-type="float">
            <text:p>11.544572</text:p>
          </table:table-cell>
          <table:table-cell table:formula="of:=[.J24]" office:value-type="string" office:string-value="LIS(150)" calcext:value-type="string">
            <text:p>LIS(150)</text:p>
          </table:table-cell>
          <table:table-cell table:style-name="ce3" table:formula="of:=[.$J$11]/[.J31]" office:value-type="float" office:value="1.07970377238163" calcext:value-type="float">
            <text:p>1.0797037724</text:p>
          </table:table-cell>
          <table:table-cell table:formula="of:=[.$J$11]/[.K31]" office:value-type="float" office:value="2.91215254394943" calcext:value-type="float">
            <text:p>2.912152543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.81113" calcext:value-type="float">
            <text:p>2.81113</text:p>
          </table:table-cell>
          <table:table-cell office:value-type="float" office:value="1.120013" calcext:value-type="float">
            <text:p>1.120013</text:p>
          </table:table-cell>
          <table:table-cell table:style-name="ce3" office:value-type="float" office:value="8.677442" calcext:value-type="float">
            <text:p>8.677442</text:p>
          </table:table-cell>
          <table:table-cell table:style-name="ce16" office:value-type="float" office:value="2.229077" calcext:value-type="float">
            <text:p>2.229077</text:p>
          </table:table-cell>
          <table:table-cell table:style-name="ce16" office:value-type="float" office:value="9.777871" calcext:value-type="float">
            <text:p>9.777871</text:p>
          </table:table-cell>
          <table:table-cell table:style-name="ce16" office:value-type="float" office:value="3.383058" calcext:value-type="float">
            <text:p>3.383058</text:p>
          </table:table-cell>
          <table:table-cell table:style-name="ce16" office:value-type="float" office:value="17.629114" calcext:value-type="float">
            <text:p>17.629114</text:p>
          </table:table-cell>
          <table:table-cell table:style-name="ce16" office:value-type="float" office:value="5.977996" calcext:value-type="float">
            <text:p>5.977996</text:p>
          </table:table-cell>
          <table:table-cell table:style-name="ce16" office:value-type="float" office:value="31.447688" calcext:value-type="float">
            <text:p>31.447688</text:p>
          </table:table-cell>
          <table:table-cell table:style-name="ce16" office:value-type="float" office:value="11.580008" calcext:value-type="float">
            <text:p>11.580008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26:.B30])" office:value-type="float" office:value="2.7973854" calcext:value-type="float">
            <text:p>2.7973854</text:p>
          </table:table-cell>
          <table:table-cell table:style-name="ce13" table:formula="of:=AVERAGE([.C26:.C30])" office:value-type="float" office:value="1.1118004" calcext:value-type="float">
            <text:p>1.1118004</text:p>
          </table:table-cell>
          <table:table-cell table:style-name="ce13" table:formula="of:=AVERAGE([.D26:.D30])" office:value-type="float" office:value="8.6349332" calcext:value-type="float">
            <text:p>8.6349332</text:p>
          </table:table-cell>
          <table:table-cell table:style-name="ce13" table:formula="of:=AVERAGE([.E26:.E30])" office:value-type="float" office:value="2.219668" calcext:value-type="float">
            <text:p>2.219668</text:p>
          </table:table-cell>
          <table:table-cell table:style-name="ce13" table:formula="of:=AVERAGE([.F26:.F30])" office:value-type="float" office:value="9.836953" calcext:value-type="float">
            <text:p>9.836953</text:p>
          </table:table-cell>
          <table:table-cell table:style-name="ce13" table:formula="of:=AVERAGE([.G26:.G30])" office:value-type="float" office:value="3.3909214" calcext:value-type="float">
            <text:p>3.3909214</text:p>
          </table:table-cell>
          <table:table-cell table:style-name="ce13" table:formula="of:=AVERAGE([.H26:.H30])" office:value-type="float" office:value="17.6566162" calcext:value-type="float">
            <text:p>17.6566162</text:p>
          </table:table-cell>
          <table:table-cell table:style-name="ce13" table:formula="of:=AVERAGE([.I26:.I30])" office:value-type="float" office:value="5.9470844" calcext:value-type="float">
            <text:p>5.9470844</text:p>
          </table:table-cell>
          <table:table-cell table:style-name="ce13" table:formula="of:=AVERAGE([.J26:.J30])" office:value-type="float" office:value="31.23544" calcext:value-type="float">
            <text:p>31.23544</text:p>
          </table:table-cell>
          <table:table-cell table:style-name="ce13" table:formula="of:=AVERAGE([.K26:.K30])" office:value-type="float" office:value="11.5807884" calcext:value-type="float">
            <text:p>11.5807884</text:p>
          </table:table-cell>
          <table:table-cell table:style-name="ce23" table:number-columns-repeated="2"/>
          <table:table-cell table:style-name="ce27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SPEEDUP</text:p>
          </table:table-cell>
          <table:table-cell table:style-name="ce14" office:value-type="string" calcext:value-type="string">
            <text:p>MEMO</text:p>
          </table:table-cell>
          <table:table-cell table:style-name="ce14" office:value-type="string" calcext:value-type="string">
            <text:p>OMP_F</text:p>
          </table:table-cell>
          <table:table-cell table:style-name="ce14" office:value-type="string" calcext:value-type="string">
            <text:p>OMP_MF</text:p>
          </table:table-cell>
          <table:table-cell table:style-name="ce14" office:value-type="string" calcext:value-type="string">
            <text:p>OMP_MEMO_F</text:p>
          </table:table-cell>
          <table:table-cell table:style-name="ce17" office:value-type="string" calcext:value-type="string">
            <text:p>OMP_MEMO_MF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string" office:string-value="LIS(130)" calcext:value-type="string">
            <text:p>LIS(130)</text:p>
          </table:table-cell>
          <table:table-cell table:style-name="ce3" table:formula="of:=[.M5]" office:value-type="float" office:value="26165.9076923077" calcext:value-type="float">
            <text:p>26165.9076923077</text:p>
          </table:table-cell>
          <table:table-cell table:formula="of:=[.M15]" office:value-type="float" office:value="0.755059452020333" calcext:value-type="float">
            <text:p>0.755059452</text:p>
          </table:table-cell>
          <table:table-cell table:formula="of:=[.M25]" office:value-type="float" office:value="1.09438306212651" calcext:value-type="float">
            <text:p>1.0943830621</text:p>
          </table:table-cell>
          <table:table-cell table:style-name="Default" table:formula="of:=[.N15]" office:value-type="float" office:value="1.92574261972252" calcext:value-type="float">
            <text:p>1.9257426197</text:p>
          </table:table-cell>
          <table:table-cell table:style-name="ce18" table:formula="of:=[.N25]" office:value-type="float" office:value="2.7535618803519" calcext:value-type="float">
            <text:p>2.753561880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string" office:string-value="LIS(135)" calcext:value-type="string">
            <text:p>LIS(135)</text:p>
          </table:table-cell>
          <table:table-cell table:style-name="ce3" table:formula="of:=[.M6]" office:value-type="float" office:value="79621.5288135593" calcext:value-type="float">
            <text:p>79621.5288135593</text:p>
          </table:table-cell>
          <table:table-cell table:formula="of:=[.M16]" office:value-type="float" office:value="0.766379910392185" calcext:value-type="float">
            <text:p>0.7663799104</text:p>
          </table:table-cell>
          <table:table-cell table:formula="of:=[.M26]" office:value-type="float" office:value="1.08806173509252" calcext:value-type="float">
            <text:p>1.0880617351</text:p>
          </table:table-cell>
          <table:table-cell table:style-name="Default" table:formula="of:=[.N16]" office:value-type="float" office:value="3.13229048786349" calcext:value-type="float">
            <text:p>3.1322904879</text:p>
          </table:table-cell>
          <table:table-cell table:style-name="ce18" table:formula="of:=[.N26]" office:value-type="float" office:value="4.2327683239115" calcext:value-type="float">
            <text:p>4.2327683239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F4]" office:value-type="string" office:string-value="LIS(140)" calcext:value-type="string">
            <text:p>LIS(140)</text:p>
          </table:table-cell>
          <table:table-cell table:style-name="ce3" table:formula="of:=[.M7]" office:value-type="float" office:value="81188.7757009346" calcext:value-type="float">
            <text:p>81188.7757009346</text:p>
          </table:table-cell>
          <table:table-cell table:formula="of:=[.M17]" office:value-type="float" office:value="0.738013836486714" calcext:value-type="float">
            <text:p>0.7380138365</text:p>
          </table:table-cell>
          <table:table-cell table:formula="of:=[.M27]" office:value-type="float" office:value="1.05974266625041" calcext:value-type="float">
            <text:p>1.0597426663</text:p>
          </table:table-cell>
          <table:table-cell table:style-name="Default" table:formula="of:=[.N17]" office:value-type="float" office:value="2.26207913996959" calcext:value-type="float">
            <text:p>2.26207914</text:p>
          </table:table-cell>
          <table:table-cell table:style-name="ce18" table:formula="of:=[.N27]" office:value-type="float" office:value="3.07427910301902" calcext:value-type="float">
            <text:p>3.07427910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string" office:string-value="LIS(145)" calcext:value-type="string">
            <text:p>LIS(145)</text:p>
          </table:table-cell>
          <table:table-cell table:style-name="ce3" table:formula="of:=[.M8]" office:value-type="float" office:value="132787.663817664" calcext:value-type="float">
            <text:p>132787.663817664</text:p>
          </table:table-cell>
          <table:table-cell table:formula="of:=[.M18]" office:value-type="float" office:value="0.737072022618749" calcext:value-type="float">
            <text:p>0.7370720226</text:p>
          </table:table-cell>
          <table:table-cell table:formula="of:=[.M28]" office:value-type="float" office:value="1.05588680123205" calcext:value-type="float">
            <text:p>1.0558868012</text:p>
          </table:table-cell>
          <table:table-cell table:style-name="Default" table:formula="of:=[.N18]" office:value-type="float" office:value="2.28085532484525" calcext:value-type="float">
            <text:p>2.2808553248</text:p>
          </table:table-cell>
          <table:table-cell table:style-name="ce18" table:formula="of:=[.N28]" office:value-type="float" office:value="3.13487866424092" calcext:value-type="float">
            <text:p>3.134878664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string" office:string-value="LIS(150)" calcext:value-type="string">
            <text:p>LIS(150)</text:p>
          </table:table-cell>
          <table:table-cell table:style-name="ce15" table:formula="of:=[.M9]" office:value-type="float" office:value="221002.76802097" calcext:value-type="float">
            <text:p>221002.76802097</text:p>
          </table:table-cell>
          <table:table-cell table:style-name="ce15" table:formula="of:=[.M19]" office:value-type="float" office:value="0.754044678435563" calcext:value-type="float">
            <text:p>0.7540446784</text:p>
          </table:table-cell>
          <table:table-cell table:style-name="ce15" table:formula="of:=[.M29]" office:value-type="float" office:value="1.07970377238163" calcext:value-type="float">
            <text:p>1.0797037724</text:p>
          </table:table-cell>
          <table:table-cell table:style-name="ce15" table:formula="of:=[.N19]" office:value-type="float" office:value="2.29174285021895" calcext:value-type="float">
            <text:p>2.2917428502</text:p>
          </table:table-cell>
          <table:table-cell table:style-name="ce19" table:formula="of:=[.N29]" office:value-type="float" office:value="2.91215254394943" calcext:value-type="float">
            <text:p>2.9121525439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 don't understand the big difference between OmpSs final and manual final.</text:p>
          </table:table-cell>
          <table:table-cell table:number-columns-repeated="3"/>
          <table:table-cell table:style-name="Default" table:number-columns-repeated="2"/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Matrix_chain_multiplication" table:style-name="ta1">
        <table:shapes>
          <draw:frame draw:z-index="0" draw:style-name="gr1" draw:text-style-name="P1" svg:width="4.9783in" svg:height="2.552in" svg:x="7.576in" svg:y="5.6996in">
            <draw:object draw:notify-on-update-of-ranges="Matrix_chain_multiplication.B34:Matrix_chain_multiplication.B38 Matrix_chain_multiplication.D33:Matrix_chain_multiplication.D33 Matrix_chain_multiplication.D34:Matrix_chain_multiplication.D38 Matrix_chain_multiplication.E33:Matrix_chain_multiplication.E33 Matrix_chain_multiplication.E34:Matrix_chain_multiplication.E38 Matrix_chain_multiplication.F33:Matrix_chain_multiplication.F33 Matrix_chain_multiplication.F34:Matrix_chain_multiplication.F38 Matrix_chain_multiplication.G33:Matrix_chain_multiplication.G33 Matrix_chain_multiplication.G34:Matrix_chain_multiplication.G3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3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10"/>
        <table:table-column table:style-name="co2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5"/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MCM(18)</text:p>
          </table:table-cell>
          <table:table-cell/>
          <table:table-cell table:style-name="ce2" office:value-type="string" calcext:value-type="string">
            <text:p>MCM(19)</text:p>
          </table:table-cell>
          <table:table-cell/>
          <table:table-cell table:style-name="ce2" office:value-type="string" calcext:value-type="string">
            <text:p>MCM(20)</text:p>
          </table:table-cell>
          <table:table-cell/>
          <table:table-cell table:style-name="ce2" office:value-type="string" calcext:value-type="string">
            <text:p>MCM(21)</text:p>
          </table:table-cell>
          <table:table-cell/>
          <table:table-cell table:style-name="ce2" office:value-type="string" calcext:value-type="string">
            <text:p>MCM(22)</text:p>
          </table:table-cell>
          <table:table-cell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ERIAL</text:p>
          </table:table-cell>
          <table:table-cell table:style-name="ce1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formula="of:=[.B4]" office:value-type="string" office:string-value="MCM(18)" calcext:value-type="string">
            <text:p>MCM(18)</text:p>
          </table:table-cell>
          <table:table-cell table:formula="of:=[.B11]/[.C11]" office:value-type="float" office:value="21381.8732394366" calcext:value-type="float">
            <text:p>21381.873239436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06033" calcext:value-type="float">
            <text:p>0.306033</text:p>
          </table:table-cell>
          <table:table-cell office:value-type="float" office:value="0.000023" calcext:value-type="float">
            <text:p>0.000023</text:p>
          </table:table-cell>
          <table:table-cell office:value-type="float" office:value="0.911006" calcext:value-type="float">
            <text:p>0.911006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2.645471" calcext:value-type="float">
            <text:p>2.645471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8.061065" calcext:value-type="float">
            <text:p>8.061065</text:p>
          </table:table-cell>
          <table:table-cell office:value-type="float" office:value="0.000018" calcext:value-type="float">
            <text:p>0.000018</text:p>
          </table:table-cell>
          <table:table-cell table:style-name="ce3" office:value-type="float" office:value="24.116253" calcext:value-type="float">
            <text:p>24.116253</text:p>
          </table:table-cell>
          <table:table-cell office:value-type="float" office:value="0.000019" calcext:value-type="float">
            <text:p>0.000019</text:p>
          </table:table-cell>
          <table:table-cell table:formula="of:=[.D4]" office:value-type="string" office:string-value="MCM(19)" calcext:value-type="string">
            <text:p>MCM(19)</text:p>
          </table:table-cell>
          <table:table-cell table:style-name="ce3" table:formula="of:=[.D11]/[.E11]" office:value-type="float" office:value="64643.9285714286" calcext:value-type="float">
            <text:p>64643.928571428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05557" calcext:value-type="float">
            <text:p>0.305557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901969" calcext:value-type="float">
            <text:p>0.90196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2.642429" calcext:value-type="float">
            <text:p>2.642429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8.047211" calcext:value-type="float">
            <text:p>8.047211</text:p>
          </table:table-cell>
          <table:table-cell office:value-type="float" office:value="0.000018" calcext:value-type="float">
            <text:p>0.000018</text:p>
          </table:table-cell>
          <table:table-cell table:style-name="ce3" office:value-type="float" office:value="24.080799" calcext:value-type="float">
            <text:p>24.080799</text:p>
          </table:table-cell>
          <table:table-cell office:value-type="float" office:value="0.000019" calcext:value-type="float">
            <text:p>0.000019</text:p>
          </table:table-cell>
          <table:table-cell table:formula="of:=[.F4]" office:value-type="string" office:string-value="MCM(20)" calcext:value-type="string">
            <text:p>MCM(20)</text:p>
          </table:table-cell>
          <table:table-cell table:style-name="ce3" table:formula="of:=[.F11]/[.G11]" office:value-type="float" office:value="166194.4875" calcext:value-type="float">
            <text:p>166194.48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307593" calcext:value-type="float">
            <text:p>0.30759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901668" calcext:value-type="float">
            <text:p>0.901668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2.639544" calcext:value-type="float">
            <text:p>2.639544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8.061599" calcext:value-type="float">
            <text:p>8.061599</text:p>
          </table:table-cell>
          <table:table-cell office:value-type="float" office:value="0.000018" calcext:value-type="float">
            <text:p>0.000018</text:p>
          </table:table-cell>
          <table:table-cell table:style-name="ce3" office:value-type="float" office:value="24.290593" calcext:value-type="float">
            <text:p>24.290593</text:p>
          </table:table-cell>
          <table:table-cell office:value-type="float" office:value="0.00002" calcext:value-type="float">
            <text:p>0.00002</text:p>
          </table:table-cell>
          <table:table-cell table:formula="of:=[.H4]" office:value-type="string" office:string-value="MCM(21)" calcext:value-type="string">
            <text:p>MCM(21)</text:p>
          </table:table-cell>
          <table:table-cell table:style-name="ce3" table:formula="of:=[.H11]/[.I11]" office:value-type="float" office:value="447590.4" calcext:value-type="float">
            <text:p>447590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29903" calcext:value-type="float">
            <text:p>0.29903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915375" calcext:value-type="float">
            <text:p>0.91537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2.671604" calcext:value-type="float">
            <text:p>2.671604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8.035396" calcext:value-type="float">
            <text:p>8.035396</text:p>
          </table:table-cell>
          <table:table-cell office:value-type="float" office:value="0.000018" calcext:value-type="float">
            <text:p>0.000018</text:p>
          </table:table-cell>
          <table:table-cell table:style-name="ce16" office:value-type="float" office:value="24.40576" calcext:value-type="float">
            <text:p>24.40576</text:p>
          </table:table-cell>
          <table:table-cell office:value-type="float" office:value="0.00002" calcext:value-type="float">
            <text:p>0.00002</text:p>
          </table:table-cell>
          <table:table-cell table:formula="of:=[.J4]" office:value-type="string" office:string-value="MCM(22)" calcext:value-type="string">
            <text:p>MCM(22)</text:p>
          </table:table-cell>
          <table:table-cell table:style-name="ce3" table:formula="of:=[.J11]/[.K11]" office:value-type="float" office:value="1248474.9072165" calcext:value-type="float">
            <text:p>1248474.9072165</text:p>
          </table:table-cell>
          <table:table-cell table:number-columns-repeated="11"/>
        </table:table-row>
        <table:table-row table:style-name="ro1">
          <table:table-cell table:style-name="ce1"/>
          <table:table-cell office:value-type="float" office:value="0.2999" calcext:value-type="float">
            <text:p>0.2999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895057" calcext:value-type="float">
            <text:p>0.895057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2.696511" calcext:value-type="float">
            <text:p>2.696511</text:p>
          </table:table-cell>
          <table:table-cell office:value-type="float" office:value="0.000016" calcext:value-type="float">
            <text:p>0.000016</text:p>
          </table:table-cell>
          <table:table-cell office:value-type="float" office:value="8.077865" calcext:value-type="float">
            <text:p>8.077865</text:p>
          </table:table-cell>
          <table:table-cell office:value-type="float" office:value="0.000018" calcext:value-type="float">
            <text:p>0.000018</text:p>
          </table:table-cell>
          <table:table-cell table:style-name="ce16" office:value-type="float" office:value="24.208661" calcext:value-type="float">
            <text:p>24.208661</text:p>
          </table:table-cell>
          <table:table-cell office:value-type="float" office:value="0.000019" calcext:value-type="float">
            <text:p>0.000019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8" table:formula="of:=AVERAGE([.B6:.B10])" office:value-type="float" office:value="0.3036226" calcext:value-type="float">
            <text:p>0.3036226</text:p>
          </table:table-cell>
          <table:table-cell table:style-name="ce13" table:formula="of:=AVERAGE([.C6:.C10])" office:value-type="float" office:value="0.0000142" calcext:value-type="float">
            <text:p>0.0000142</text:p>
          </table:table-cell>
          <table:table-cell table:style-name="ce13" table:formula="of:=AVERAGE([.D6:.D10])" office:value-type="float" office:value="0.905015" calcext:value-type="float">
            <text:p>0.905015</text:p>
          </table:table-cell>
          <table:table-cell table:style-name="ce13" table:formula="of:=AVERAGE([.E6:.E10])" office:value-type="float" office:value="0.000014" calcext:value-type="float">
            <text:p>0.000014</text:p>
          </table:table-cell>
          <table:table-cell table:style-name="ce13" table:formula="of:=AVERAGE([.F6:.F10])" office:value-type="float" office:value="2.6591118" calcext:value-type="float">
            <text:p>2.6591118</text:p>
          </table:table-cell>
          <table:table-cell table:style-name="ce13" table:formula="of:=AVERAGE([.G6:.G10])" office:value-type="float" office:value="0.000016" calcext:value-type="float">
            <text:p>0.000016</text:p>
          </table:table-cell>
          <table:table-cell table:style-name="ce13" table:formula="of:=AVERAGE([.H6:.H10])" office:value-type="float" office:value="8.0566272" calcext:value-type="float">
            <text:p>8.0566272</text:p>
          </table:table-cell>
          <table:table-cell table:style-name="ce13" table:formula="of:=AVERAGE([.I6:.I10])" office:value-type="float" office:value="0.000018" calcext:value-type="float">
            <text:p>0.000018</text:p>
          </table:table-cell>
          <table:table-cell table:style-name="ce13" table:formula="of:=AVERAGE([.J6:.J10])" office:value-type="float" office:value="24.2204132" calcext:value-type="float">
            <text:p>24.2204132</text:p>
          </table:table-cell>
          <table:table-cell table:style-name="ce13" table:formula="of:=AVERAGE([.K6:.K10])" office:value-type="float" office:value="0.0000194" calcext:value-type="float">
            <text:p>0.0000194</text:p>
          </table:table-cell>
          <table:table-cell table:style-name="ce13"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OMPSS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string" office:string-value="MCM(18)" calcext:value-type="string">
            <text:p>MCM(18)</text:p>
          </table:table-cell>
          <table:table-cell/>
          <table:table-cell table:style-name="ce2" table:formula="of:=[.D4]" office:value-type="string" office:string-value="MCM(19)" calcext:value-type="string">
            <text:p>MCM(19)</text:p>
          </table:table-cell>
          <table:table-cell table:style-name="ce16"/>
          <table:table-cell table:style-name="ce2" table:formula="of:=[.F4]" office:value-type="string" office:string-value="MCM(20)" calcext:value-type="string">
            <text:p>MCM(20)</text:p>
          </table:table-cell>
          <table:table-cell table:style-name="ce3"/>
          <table:table-cell table:style-name="ce2" table:formula="of:=[.H4]" office:value-type="string" office:string-value="MCM(21)" calcext:value-type="string">
            <text:p>MCM(21)</text:p>
          </table:table-cell>
          <table:table-cell table:style-name="ce3"/>
          <table:table-cell table:style-name="ce2" table:formula="of:=[.J4]" office:value-type="string" office:string-value="MCM(22)" calcext:value-type="string">
            <text:p>MCM(22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formula="of:=[.B14]" office:value-type="string" office:string-value="MCM(18)" calcext:value-type="string">
            <text:p>MCM(18)</text:p>
          </table:table-cell>
          <table:table-cell table:formula="of:=[.$B$11]/[.B21]" office:value-type="float" office:value="0.402665510924075" calcext:value-type="float">
            <text:p>0.4026655109</text:p>
          </table:table-cell>
          <table:table-cell table:formula="of:=[.$B$11]/[.C21]" office:value-type="float" office:value="5.62975090762778" calcext:value-type="float">
            <text:p>5.6297509076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0.755092" calcext:value-type="float">
            <text:p>0.755092</text:p>
          </table:table-cell>
          <table:table-cell office:value-type="float" office:value="0.054164" calcext:value-type="float">
            <text:p>0.054164</text:p>
          </table:table-cell>
          <table:table-cell table:style-name="ce3" office:value-type="float" office:value="2.225484" calcext:value-type="float">
            <text:p>2.225484</text:p>
          </table:table-cell>
          <table:table-cell table:style-name="ce3" office:value-type="float" office:value="0.130856" calcext:value-type="float">
            <text:p>0.130856</text:p>
          </table:table-cell>
          <table:table-cell office:value-type="float" office:value="6.549571" calcext:value-type="float">
            <text:p>6.549571</text:p>
          </table:table-cell>
          <table:table-cell table:style-name="ce3" office:value-type="float" office:value="0.174752" calcext:value-type="float">
            <text:p>0.174752</text:p>
          </table:table-cell>
          <table:table-cell table:style-name="ce3" office:value-type="float" office:value="19.663538" calcext:value-type="float">
            <text:p>19.663538</text:p>
          </table:table-cell>
          <table:table-cell table:style-name="ce3" office:value-type="float" office:value="0.39831" calcext:value-type="float">
            <text:p>0.39831</text:p>
          </table:table-cell>
          <table:table-cell table:style-name="ce3" office:value-type="float" office:value="59.836881" calcext:value-type="float">
            <text:p>59.836881</text:p>
          </table:table-cell>
          <table:table-cell table:style-name="ce3" office:value-type="float" office:value="0.546036" calcext:value-type="float">
            <text:p>0.546036</text:p>
          </table:table-cell>
          <table:table-cell table:formula="of:=[.D14]" office:value-type="string" office:string-value="MCM(19)" calcext:value-type="string">
            <text:p>MCM(19)</text:p>
          </table:table-cell>
          <table:table-cell table:style-name="ce3" table:formula="of:=[.$D$11]/[.D21]" office:value-type="float" office:value="0.408827694947497" calcext:value-type="float">
            <text:p>0.4088276949</text:p>
          </table:table-cell>
          <table:table-cell table:formula="of:=[.$D$11]/[.E21]" office:value-type="float" office:value="6.90218883465528" calcext:value-type="float">
            <text:p>6.9021888347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0.760493" calcext:value-type="float">
            <text:p>0.760493</text:p>
          </table:table-cell>
          <table:table-cell office:value-type="float" office:value="0.053917" calcext:value-type="float">
            <text:p>0.053917</text:p>
          </table:table-cell>
          <table:table-cell table:style-name="ce3" office:value-type="float" office:value="2.219753" calcext:value-type="float">
            <text:p>2.219753</text:p>
          </table:table-cell>
          <table:table-cell table:style-name="ce3" office:value-type="float" office:value="0.133646" calcext:value-type="float">
            <text:p>0.133646</text:p>
          </table:table-cell>
          <table:table-cell office:value-type="float" office:value="6.538074" calcext:value-type="float">
            <text:p>6.538074</text:p>
          </table:table-cell>
          <table:table-cell table:style-name="ce3" office:value-type="float" office:value="0.17352" calcext:value-type="float">
            <text:p>0.17352</text:p>
          </table:table-cell>
          <table:table-cell table:style-name="ce3" office:value-type="float" office:value="19.632958" calcext:value-type="float">
            <text:p>19.632958</text:p>
          </table:table-cell>
          <table:table-cell table:style-name="ce3" office:value-type="float" office:value="0.39636" calcext:value-type="float">
            <text:p>0.39636</text:p>
          </table:table-cell>
          <table:table-cell table:style-name="ce3" office:value-type="float" office:value="60.396749" calcext:value-type="float">
            <text:p>60.396749</text:p>
          </table:table-cell>
          <table:table-cell table:style-name="ce3" office:value-type="float" office:value="0.548775" calcext:value-type="float">
            <text:p>0.548775</text:p>
          </table:table-cell>
          <table:table-cell table:formula="of:=[.F14]" office:value-type="string" office:string-value="MCM(20)" calcext:value-type="string">
            <text:p>MCM(20)</text:p>
          </table:table-cell>
          <table:table-cell table:style-name="ce3" table:formula="of:=[.$F$11]/[.F21]" office:value-type="float" office:value="0.403817741070802" calcext:value-type="float">
            <text:p>0.4038177411</text:p>
          </table:table-cell>
          <table:table-cell table:formula="of:=[.$F$11]/[.G21]" office:value-type="float" office:value="15.5077739727625" calcext:value-type="float">
            <text:p>15.5077739728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0.750867" calcext:value-type="float">
            <text:p>0.750867</text:p>
          </table:table-cell>
          <table:table-cell office:value-type="float" office:value="0.055179" calcext:value-type="float">
            <text:p>0.055179</text:p>
          </table:table-cell>
          <table:table-cell table:style-name="ce3" office:value-type="float" office:value="2.21894" calcext:value-type="float">
            <text:p>2.21894</text:p>
          </table:table-cell>
          <table:table-cell table:style-name="ce3" office:value-type="float" office:value="0.130537" calcext:value-type="float">
            <text:p>0.130537</text:p>
          </table:table-cell>
          <table:table-cell office:value-type="float" office:value="6.638267" calcext:value-type="float">
            <text:p>6.638267</text:p>
          </table:table-cell>
          <table:table-cell table:style-name="ce3" office:value-type="float" office:value="0.170401" calcext:value-type="float">
            <text:p>0.170401</text:p>
          </table:table-cell>
          <table:table-cell table:style-name="ce3" office:value-type="float" office:value="19.60762" calcext:value-type="float">
            <text:p>19.60762</text:p>
          </table:table-cell>
          <table:table-cell table:style-name="ce3" office:value-type="float" office:value="0.398833" calcext:value-type="float">
            <text:p>0.398833</text:p>
          </table:table-cell>
          <table:table-cell table:style-name="ce3" office:value-type="float" office:value="60.228241" calcext:value-type="float">
            <text:p>60.228241</text:p>
          </table:table-cell>
          <table:table-cell table:style-name="ce3" office:value-type="float" office:value="0.554273" calcext:value-type="float">
            <text:p>0.554273</text:p>
          </table:table-cell>
          <table:table-cell table:formula="of:=[.H14]" office:value-type="string" office:string-value="MCM(21)" calcext:value-type="string">
            <text:p>MCM(21)</text:p>
          </table:table-cell>
          <table:table-cell table:style-name="ce3" table:formula="of:=[.$H$11]/[.H21]" office:value-type="float" office:value="0.410220623061138" calcext:value-type="float">
            <text:p>0.4102206231</text:p>
          </table:table-cell>
          <table:table-cell table:formula="of:=[.$H$11]/[.I21]" office:value-type="float" office:value="20.263890977888" calcext:value-type="float">
            <text:p>20.2638909779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0.753374" calcext:value-type="float">
            <text:p>0.753374</text:p>
          </table:table-cell>
          <table:table-cell office:value-type="float" office:value="0.053422" calcext:value-type="float">
            <text:p>0.053422</text:p>
          </table:table-cell>
          <table:table-cell table:style-name="ce3" office:value-type="float" office:value="2.19358" calcext:value-type="float">
            <text:p>2.19358</text:p>
          </table:table-cell>
          <table:table-cell table:style-name="ce3" office:value-type="float" office:value="0.129466" calcext:value-type="float">
            <text:p>0.129466</text:p>
          </table:table-cell>
          <table:table-cell table:style-name="ce16" office:value-type="float" office:value="6.600694" calcext:value-type="float">
            <text:p>6.600694</text:p>
          </table:table-cell>
          <table:table-cell table:style-name="ce16" office:value-type="float" office:value="0.169327" calcext:value-type="float">
            <text:p>0.169327</text:p>
          </table:table-cell>
          <table:table-cell table:style-name="ce16" office:value-type="float" office:value="19.609077" calcext:value-type="float">
            <text:p>19.609077</text:p>
          </table:table-cell>
          <table:table-cell table:style-name="ce16" office:value-type="float" office:value="0.39738" calcext:value-type="float">
            <text:p>0.39738</text:p>
          </table:table-cell>
          <table:table-cell table:style-name="ce16" office:value-type="float" office:value="60.133877" calcext:value-type="float">
            <text:p>60.133877</text:p>
          </table:table-cell>
          <table:table-cell table:style-name="ce16" office:value-type="float" office:value="0.545497" calcext:value-type="float">
            <text:p>0.545497</text:p>
          </table:table-cell>
          <table:table-cell table:formula="of:=[.J14]" office:value-type="string" office:string-value="MCM(22)" calcext:value-type="string">
            <text:p>MCM(22)</text:p>
          </table:table-cell>
          <table:table-cell table:style-name="ce3" table:formula="of:=[.$J$11]/[.J21]" office:value-type="float" office:value="0.402510828353685" calcext:value-type="float">
            <text:p>0.4025108284</text:p>
          </table:table-cell>
          <table:table-cell table:formula="of:=[.$J$11]/[.K21]" office:value-type="float" office:value="44.1492540142872" calcext:value-type="float">
            <text:p>44.1492540143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0.750333" calcext:value-type="float">
            <text:p>0.750333</text:p>
          </table:table-cell>
          <table:table-cell office:value-type="float" office:value="0.052977" calcext:value-type="float">
            <text:p>0.052977</text:p>
          </table:table-cell>
          <table:table-cell table:style-name="ce3" office:value-type="float" office:value="2.210659" calcext:value-type="float">
            <text:p>2.210659</text:p>
          </table:table-cell>
          <table:table-cell table:style-name="ce16" office:value-type="float" office:value="0.131095" calcext:value-type="float">
            <text:p>0.131095</text:p>
          </table:table-cell>
          <table:table-cell table:style-name="ce16" office:value-type="float" office:value="6.598047" calcext:value-type="float">
            <text:p>6.598047</text:p>
          </table:table-cell>
          <table:table-cell table:style-name="ce16" office:value-type="float" office:value="0.169348" calcext:value-type="float">
            <text:p>0.169348</text:p>
          </table:table-cell>
          <table:table-cell table:style-name="ce16" office:value-type="float" office:value="19.685517" calcext:value-type="float">
            <text:p>19.685517</text:p>
          </table:table-cell>
          <table:table-cell table:style-name="ce16" office:value-type="float" office:value="0.397044" calcext:value-type="float">
            <text:p>0.397044</text:p>
          </table:table-cell>
          <table:table-cell table:style-name="ce16" office:value-type="float" office:value="60.270856" calcext:value-type="float">
            <text:p>60.270856</text:p>
          </table:table-cell>
          <table:table-cell table:style-name="ce16" office:value-type="float" office:value="0.548434" calcext:value-type="float">
            <text:p>0.548434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16:.B20])" office:value-type="float" office:value="0.7540318" calcext:value-type="float">
            <text:p>0.7540318</text:p>
          </table:table-cell>
          <table:table-cell table:style-name="ce13" table:formula="of:=AVERAGE([.C16:.C20])" office:value-type="float" office:value="0.0539318" calcext:value-type="float">
            <text:p>0.0539318</text:p>
          </table:table-cell>
          <table:table-cell table:style-name="ce13" table:formula="of:=AVERAGE([.D16:.D20])" office:value-type="float" office:value="2.2136832" calcext:value-type="float">
            <text:p>2.2136832</text:p>
          </table:table-cell>
          <table:table-cell table:style-name="ce13" table:formula="of:=AVERAGE([.E16:.E20])" office:value-type="float" office:value="0.13112" calcext:value-type="float">
            <text:p>0.13112</text:p>
          </table:table-cell>
          <table:table-cell table:style-name="ce13" table:formula="of:=AVERAGE([.F16:.F20])" office:value-type="float" office:value="6.5849306" calcext:value-type="float">
            <text:p>6.5849306</text:p>
          </table:table-cell>
          <table:table-cell table:style-name="ce13" table:formula="of:=AVERAGE([.G16:.G20])" office:value-type="float" office:value="0.1714696" calcext:value-type="float">
            <text:p>0.1714696</text:p>
          </table:table-cell>
          <table:table-cell table:style-name="ce13" table:formula="of:=AVERAGE([.H16:.H20])" office:value-type="float" office:value="19.639742" calcext:value-type="float">
            <text:p>19.639742</text:p>
          </table:table-cell>
          <table:table-cell table:style-name="ce13" table:formula="of:=AVERAGE([.I16:.I20])" office:value-type="float" office:value="0.3975854" calcext:value-type="float">
            <text:p>0.3975854</text:p>
          </table:table-cell>
          <table:table-cell table:style-name="ce13" table:formula="of:=AVERAGE([.J16:.J20])" office:value-type="float" office:value="60.1733208" calcext:value-type="float">
            <text:p>60.1733208</text:p>
          </table:table-cell>
          <table:table-cell table:style-name="ce13" table:formula="of:=AVERAGE([.K16:.K20])" office:value-type="float" office:value="0.548603" calcext:value-type="float">
            <text:p>0.548603</text:p>
          </table:table-cell>
          <table:table-cell table:style-name="Default"/>
          <table:table-cell/>
          <table:table-cell table:style-name="ce27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MANUAL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table:formula="of:=[.B4]" office:value-type="string" office:string-value="MCM(18)" calcext:value-type="string">
            <text:p>MCM(18)</text:p>
          </table:table-cell>
          <table:table-cell/>
          <table:table-cell table:style-name="ce2" table:formula="of:=[.D4]" office:value-type="string" office:string-value="MCM(19)" calcext:value-type="string">
            <text:p>MCM(19)</text:p>
          </table:table-cell>
          <table:table-cell table:style-name="ce16"/>
          <table:table-cell table:style-name="ce2" table:formula="of:=[.F4]" office:value-type="string" office:string-value="MCM(20)" calcext:value-type="string">
            <text:p>MCM(20)</text:p>
          </table:table-cell>
          <table:table-cell table:style-name="ce3"/>
          <table:table-cell table:style-name="ce2" table:formula="of:=[.H4]" office:value-type="string" office:string-value="MCM(21)" calcext:value-type="string">
            <text:p>MCM(21)</text:p>
          </table:table-cell>
          <table:table-cell table:style-name="ce3"/>
          <table:table-cell table:style-name="ce2" table:formula="of:=[.J4]" office:value-type="string" office:string-value="MCM(22)" calcext:value-type="string">
            <text:p>MCM(22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formula="of:=[.B24]" office:value-type="string" office:string-value="MCM(18)" calcext:value-type="string">
            <text:p>MCM(18)</text:p>
          </table:table-cell>
          <table:table-cell table:formula="of:=[.$B$11]/[.B31]" office:value-type="float" office:value="1.04105697133946" calcext:value-type="float">
            <text:p>1.0410569713</text:p>
          </table:table-cell>
          <table:table-cell table:formula="of:=[.$B$11]/[.C31]" office:value-type="float" office:value="9.35397668457633" calcext:value-type="float">
            <text:p>9.3539766846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0.294299" calcext:value-type="float">
            <text:p>0.294299</text:p>
          </table:table-cell>
          <table:table-cell office:value-type="float" office:value="0.032979" calcext:value-type="float">
            <text:p>0.032979</text:p>
          </table:table-cell>
          <table:table-cell table:style-name="ce3" office:value-type="float" office:value="0.853085" calcext:value-type="float">
            <text:p>0.853085</text:p>
          </table:table-cell>
          <table:table-cell table:style-name="ce3" office:value-type="float" office:value="0.064713" calcext:value-type="float">
            <text:p>0.064713</text:p>
          </table:table-cell>
          <table:table-cell office:value-type="float" office:value="2.514159" calcext:value-type="float">
            <text:p>2.514159</text:p>
          </table:table-cell>
          <table:table-cell table:style-name="ce3" office:value-type="float" office:value="0.105981" calcext:value-type="float">
            <text:p>0.105981</text:p>
          </table:table-cell>
          <table:table-cell table:style-name="ce3" office:value-type="float" office:value="7.444603" calcext:value-type="float">
            <text:p>7.444603</text:p>
          </table:table-cell>
          <table:table-cell table:style-name="ce3" office:value-type="float" office:value="0.20538" calcext:value-type="float">
            <text:p>0.20538</text:p>
          </table:table-cell>
          <table:table-cell table:style-name="ce3" office:value-type="float" office:value="22.457726" calcext:value-type="float">
            <text:p>22.457726</text:p>
          </table:table-cell>
          <table:table-cell table:style-name="ce3" office:value-type="float" office:value="0.350619" calcext:value-type="float">
            <text:p>0.350619</text:p>
          </table:table-cell>
          <table:table-cell table:formula="of:=[.D24]" office:value-type="string" office:string-value="MCM(19)" calcext:value-type="string">
            <text:p>MCM(19)</text:p>
          </table:table-cell>
          <table:table-cell table:style-name="ce3" table:formula="of:=[.$D$11]/[.D31]" office:value-type="float" office:value="1.0687117100521" calcext:value-type="float">
            <text:p>1.0687117101</text:p>
          </table:table-cell>
          <table:table-cell table:formula="of:=[.$D$11]/[.E31]" office:value-type="float" office:value="14.0216316880525" calcext:value-type="float">
            <text:p>14.021631688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91866" calcext:value-type="float">
            <text:p>0.291866</text:p>
          </table:table-cell>
          <table:table-cell office:value-type="float" office:value="0.032234" calcext:value-type="float">
            <text:p>0.032234</text:p>
          </table:table-cell>
          <table:table-cell table:style-name="ce3" office:value-type="float" office:value="0.849761" calcext:value-type="float">
            <text:p>0.849761</text:p>
          </table:table-cell>
          <table:table-cell table:style-name="ce3" office:value-type="float" office:value="0.063875" calcext:value-type="float">
            <text:p>0.063875</text:p>
          </table:table-cell>
          <table:table-cell office:value-type="float" office:value="2.496499" calcext:value-type="float">
            <text:p>2.496499</text:p>
          </table:table-cell>
          <table:table-cell table:style-name="ce3" office:value-type="float" office:value="0.105653" calcext:value-type="float">
            <text:p>0.105653</text:p>
          </table:table-cell>
          <table:table-cell table:style-name="ce3" office:value-type="float" office:value="7.447058" calcext:value-type="float">
            <text:p>7.447058</text:p>
          </table:table-cell>
          <table:table-cell table:style-name="ce3" office:value-type="float" office:value="0.202864" calcext:value-type="float">
            <text:p>0.202864</text:p>
          </table:table-cell>
          <table:table-cell table:style-name="ce3" office:value-type="float" office:value="22.442799" calcext:value-type="float">
            <text:p>22.442799</text:p>
          </table:table-cell>
          <table:table-cell table:style-name="ce3" office:value-type="float" office:value="0.355004" calcext:value-type="float">
            <text:p>0.355004</text:p>
          </table:table-cell>
          <table:table-cell table:formula="of:=[.F24]" office:value-type="string" office:string-value="MCM(20)" calcext:value-type="string">
            <text:p>MCM(20)</text:p>
          </table:table-cell>
          <table:table-cell table:style-name="ce3" table:formula="of:=[.$F$11]/[.F31]" office:value-type="float" office:value="1.06356788785578" calcext:value-type="float">
            <text:p>1.0635678879</text:p>
          </table:table-cell>
          <table:table-cell table:formula="of:=[.$F$11]/[.G31]" office:value-type="float" office:value="24.8829996088508" calcext:value-type="float">
            <text:p>24.882999608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8825" calcext:value-type="float">
            <text:p>0.28825</text:p>
          </table:table-cell>
          <table:table-cell office:value-type="float" office:value="0.031989" calcext:value-type="float">
            <text:p>0.031989</text:p>
          </table:table-cell>
          <table:table-cell table:style-name="ce3" office:value-type="float" office:value="0.849591" calcext:value-type="float">
            <text:p>0.849591</text:p>
          </table:table-cell>
          <table:table-cell table:style-name="ce3" office:value-type="float" office:value="0.064421" calcext:value-type="float">
            <text:p>0.064421</text:p>
          </table:table-cell>
          <table:table-cell office:value-type="float" office:value="2.491498" calcext:value-type="float">
            <text:p>2.491498</text:p>
          </table:table-cell>
          <table:table-cell table:style-name="ce3" office:value-type="float" office:value="0.105964" calcext:value-type="float">
            <text:p>0.105964</text:p>
          </table:table-cell>
          <table:table-cell table:style-name="ce3" office:value-type="float" office:value="7.464328" calcext:value-type="float">
            <text:p>7.464328</text:p>
          </table:table-cell>
          <table:table-cell table:style-name="ce3" office:value-type="float" office:value="0.20283" calcext:value-type="float">
            <text:p>0.20283</text:p>
          </table:table-cell>
          <table:table-cell table:style-name="ce3" office:value-type="float" office:value="22.429546" calcext:value-type="float">
            <text:p>22.429546</text:p>
          </table:table-cell>
          <table:table-cell table:style-name="ce3" office:value-type="float" office:value="0.352193" calcext:value-type="float">
            <text:p>0.352193</text:p>
          </table:table-cell>
          <table:table-cell table:formula="of:=[.H24]" office:value-type="string" office:string-value="MCM(21)" calcext:value-type="string">
            <text:p>MCM(21)</text:p>
          </table:table-cell>
          <table:table-cell table:style-name="ce3" table:formula="of:=[.$H$11]/[.H31]" office:value-type="float" office:value="1.0805499914633" calcext:value-type="float">
            <text:p>1.0805499915</text:p>
          </table:table-cell>
          <table:table-cell table:formula="of:=[.$H$11]/[.I31]" office:value-type="float" office:value="39.5333853468961" calcext:value-type="float">
            <text:p>39.533385346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93786" calcext:value-type="float">
            <text:p>0.293786</text:p>
          </table:table-cell>
          <table:table-cell office:value-type="float" office:value="0.032256" calcext:value-type="float">
            <text:p>0.032256</text:p>
          </table:table-cell>
          <table:table-cell table:style-name="ce3" office:value-type="float" office:value="0.842951" calcext:value-type="float">
            <text:p>0.842951</text:p>
          </table:table-cell>
          <table:table-cell table:style-name="ce3" office:value-type="float" office:value="0.064598" calcext:value-type="float">
            <text:p>0.064598</text:p>
          </table:table-cell>
          <table:table-cell table:style-name="ce16" office:value-type="float" office:value="2.507977" calcext:value-type="float">
            <text:p>2.507977</text:p>
          </table:table-cell>
          <table:table-cell table:style-name="ce16" office:value-type="float" office:value="0.108195" calcext:value-type="float">
            <text:p>0.108195</text:p>
          </table:table-cell>
          <table:table-cell table:style-name="ce16" office:value-type="float" office:value="7.480863" calcext:value-type="float">
            <text:p>7.480863</text:p>
          </table:table-cell>
          <table:table-cell table:style-name="ce16" office:value-type="float" office:value="0.205363" calcext:value-type="float">
            <text:p>0.205363</text:p>
          </table:table-cell>
          <table:table-cell table:style-name="ce16" office:value-type="float" office:value="22.42738" calcext:value-type="float">
            <text:p>22.42738</text:p>
          </table:table-cell>
          <table:table-cell table:style-name="ce16" office:value-type="float" office:value="0.349748" calcext:value-type="float">
            <text:p>0.349748</text:p>
          </table:table-cell>
          <table:table-cell table:formula="of:=[.J24]" office:value-type="string" office:string-value="MCM(22)" calcext:value-type="string">
            <text:p>MCM(22)</text:p>
          </table:table-cell>
          <table:table-cell table:style-name="ce3" table:formula="of:=[.$J$11]/[.J31]" office:value-type="float" office:value="1.07944649495174" calcext:value-type="float">
            <text:p>1.079446495</text:p>
          </table:table-cell>
          <table:table-cell table:formula="of:=[.$J$11]/[.K31]" office:value-type="float" office:value="68.8361914170521" calcext:value-type="float">
            <text:p>68.836191417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0.290041" calcext:value-type="float">
            <text:p>0.290041</text:p>
          </table:table-cell>
          <table:table-cell office:value-type="float" office:value="0.032838" calcext:value-type="float">
            <text:p>0.032838</text:p>
          </table:table-cell>
          <table:table-cell table:style-name="ce3" office:value-type="float" office:value="0.838752" calcext:value-type="float">
            <text:p>0.838752</text:p>
          </table:table-cell>
          <table:table-cell table:style-name="ce16" office:value-type="float" office:value="0.065114" calcext:value-type="float">
            <text:p>0.065114</text:p>
          </table:table-cell>
          <table:table-cell table:style-name="ce16" office:value-type="float" office:value="2.49077" calcext:value-type="float">
            <text:p>2.49077</text:p>
          </table:table-cell>
          <table:table-cell table:style-name="ce16" office:value-type="float" office:value="0.10853" calcext:value-type="float">
            <text:p>0.10853</text:p>
          </table:table-cell>
          <table:table-cell table:style-name="ce16" office:value-type="float" office:value="7.443363" calcext:value-type="float">
            <text:p>7.443363</text:p>
          </table:table-cell>
          <table:table-cell table:style-name="ce16" office:value-type="float" office:value="0.202528" calcext:value-type="float">
            <text:p>0.202528</text:p>
          </table:table-cell>
          <table:table-cell table:style-name="ce16" office:value-type="float" office:value="22.431589" calcext:value-type="float">
            <text:p>22.431589</text:p>
          </table:table-cell>
          <table:table-cell table:style-name="ce16" office:value-type="float" office:value="0.351715" calcext:value-type="float">
            <text:p>0.351715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26:.B30])" office:value-type="float" office:value="0.2916484" calcext:value-type="float">
            <text:p>0.2916484</text:p>
          </table:table-cell>
          <table:table-cell table:style-name="ce13" table:formula="of:=AVERAGE([.C26:.C30])" office:value-type="float" office:value="0.0324592" calcext:value-type="float">
            <text:p>0.0324592</text:p>
          </table:table-cell>
          <table:table-cell table:style-name="ce13" table:formula="of:=AVERAGE([.D26:.D30])" office:value-type="float" office:value="0.846828" calcext:value-type="float">
            <text:p>0.846828</text:p>
          </table:table-cell>
          <table:table-cell table:style-name="ce13" table:formula="of:=AVERAGE([.E26:.E30])" office:value-type="float" office:value="0.0645442" calcext:value-type="float">
            <text:p>0.0645442</text:p>
          </table:table-cell>
          <table:table-cell table:style-name="ce13" table:formula="of:=AVERAGE([.F26:.F30])" office:value-type="float" office:value="2.5001806" calcext:value-type="float">
            <text:p>2.5001806</text:p>
          </table:table-cell>
          <table:table-cell table:style-name="ce13" table:formula="of:=AVERAGE([.G26:.G30])" office:value-type="float" office:value="0.1068646" calcext:value-type="float">
            <text:p>0.1068646</text:p>
          </table:table-cell>
          <table:table-cell table:style-name="ce13" table:formula="of:=AVERAGE([.H26:.H30])" office:value-type="float" office:value="7.456043" calcext:value-type="float">
            <text:p>7.456043</text:p>
          </table:table-cell>
          <table:table-cell table:style-name="ce13" table:formula="of:=AVERAGE([.I26:.I30])" office:value-type="float" office:value="0.203793" calcext:value-type="float">
            <text:p>0.203793</text:p>
          </table:table-cell>
          <table:table-cell table:style-name="ce13" table:formula="of:=AVERAGE([.J26:.J30])" office:value-type="float" office:value="22.437808" calcext:value-type="float">
            <text:p>22.437808</text:p>
          </table:table-cell>
          <table:table-cell table:style-name="ce13" table:formula="of:=AVERAGE([.K26:.K30])" office:value-type="float" office:value="0.3518558" calcext:value-type="float">
            <text:p>0.3518558</text:p>
          </table:table-cell>
          <table:table-cell table:style-name="ce23" table:number-columns-repeated="2"/>
          <table:table-cell table:style-name="ce27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SPEEDUP</text:p>
          </table:table-cell>
          <table:table-cell table:style-name="ce14" office:value-type="string" calcext:value-type="string">
            <text:p>MEMO</text:p>
          </table:table-cell>
          <table:table-cell table:style-name="ce14" office:value-type="string" calcext:value-type="string">
            <text:p>OMP_F</text:p>
          </table:table-cell>
          <table:table-cell table:style-name="ce14" office:value-type="string" calcext:value-type="string">
            <text:p>OMP_MF</text:p>
          </table:table-cell>
          <table:table-cell table:style-name="ce14" office:value-type="string" calcext:value-type="string">
            <text:p>OMP_MEMO_F</text:p>
          </table:table-cell>
          <table:table-cell table:style-name="ce17" office:value-type="string" calcext:value-type="string">
            <text:p>OMP_MEMO_MF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string" office:string-value="MCM(18)" calcext:value-type="string">
            <text:p>MCM(18)</text:p>
          </table:table-cell>
          <table:table-cell table:style-name="ce3" table:formula="of:=[.M5]" office:value-type="float" office:value="21381.8732394366" calcext:value-type="float">
            <text:p>21381.8732394366</text:p>
          </table:table-cell>
          <table:table-cell table:formula="of:=[.M15]" office:value-type="float" office:value="0.402665510924075" calcext:value-type="float">
            <text:p>0.4026655109</text:p>
          </table:table-cell>
          <table:table-cell table:formula="of:=[.M25]" office:value-type="float" office:value="1.04105697133946" calcext:value-type="float">
            <text:p>1.0410569713</text:p>
          </table:table-cell>
          <table:table-cell table:style-name="Default" table:formula="of:=[.N15]" office:value-type="float" office:value="5.62975090762778" calcext:value-type="float">
            <text:p>5.6297509076</text:p>
          </table:table-cell>
          <table:table-cell table:style-name="ce18" table:formula="of:=[.N25]" office:value-type="float" office:value="9.35397668457633" calcext:value-type="float">
            <text:p>9.3539766846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string" office:string-value="MCM(19)" calcext:value-type="string">
            <text:p>MCM(19)</text:p>
          </table:table-cell>
          <table:table-cell table:style-name="ce3" table:formula="of:=[.M6]" office:value-type="float" office:value="64643.9285714286" calcext:value-type="float">
            <text:p>64643.9285714286</text:p>
          </table:table-cell>
          <table:table-cell table:formula="of:=[.M16]" office:value-type="float" office:value="0.408827694947497" calcext:value-type="float">
            <text:p>0.4088276949</text:p>
          </table:table-cell>
          <table:table-cell table:formula="of:=[.M26]" office:value-type="float" office:value="1.0687117100521" calcext:value-type="float">
            <text:p>1.0687117101</text:p>
          </table:table-cell>
          <table:table-cell table:style-name="Default" table:formula="of:=[.N16]" office:value-type="float" office:value="6.90218883465528" calcext:value-type="float">
            <text:p>6.9021888347</text:p>
          </table:table-cell>
          <table:table-cell table:style-name="ce18" table:formula="of:=[.N26]" office:value-type="float" office:value="14.0216316880525" calcext:value-type="float">
            <text:p>14.021631688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F4]" office:value-type="string" office:string-value="MCM(20)" calcext:value-type="string">
            <text:p>MCM(20)</text:p>
          </table:table-cell>
          <table:table-cell table:style-name="ce3" table:formula="of:=[.M7]" office:value-type="float" office:value="166194.4875" calcext:value-type="float">
            <text:p>166194.4875</text:p>
          </table:table-cell>
          <table:table-cell table:formula="of:=[.M17]" office:value-type="float" office:value="0.403817741070802" calcext:value-type="float">
            <text:p>0.4038177411</text:p>
          </table:table-cell>
          <table:table-cell table:formula="of:=[.M27]" office:value-type="float" office:value="1.06356788785578" calcext:value-type="float">
            <text:p>1.0635678879</text:p>
          </table:table-cell>
          <table:table-cell table:style-name="Default" table:formula="of:=[.N17]" office:value-type="float" office:value="15.5077739727625" calcext:value-type="float">
            <text:p>15.5077739728</text:p>
          </table:table-cell>
          <table:table-cell table:style-name="ce18" table:formula="of:=[.N27]" office:value-type="float" office:value="24.8829996088508" calcext:value-type="float">
            <text:p>24.8829996089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string" office:string-value="MCM(21)" calcext:value-type="string">
            <text:p>MCM(21)</text:p>
          </table:table-cell>
          <table:table-cell table:style-name="ce3" table:formula="of:=[.M8]" office:value-type="float" office:value="447590.4" calcext:value-type="float">
            <text:p>447590.4</text:p>
          </table:table-cell>
          <table:table-cell table:formula="of:=[.M18]" office:value-type="float" office:value="0.410220623061138" calcext:value-type="float">
            <text:p>0.4102206231</text:p>
          </table:table-cell>
          <table:table-cell table:formula="of:=[.M28]" office:value-type="float" office:value="1.0805499914633" calcext:value-type="float">
            <text:p>1.0805499915</text:p>
          </table:table-cell>
          <table:table-cell table:style-name="Default" table:formula="of:=[.N18]" office:value-type="float" office:value="20.263890977888" calcext:value-type="float">
            <text:p>20.2638909779</text:p>
          </table:table-cell>
          <table:table-cell table:style-name="ce18" table:formula="of:=[.N28]" office:value-type="float" office:value="39.5333853468961" calcext:value-type="float">
            <text:p>39.5333853469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string" office:string-value="MCM(22)" calcext:value-type="string">
            <text:p>MCM(22)</text:p>
          </table:table-cell>
          <table:table-cell table:style-name="ce15" table:formula="of:=[.M9]" office:value-type="float" office:value="1248474.9072165" calcext:value-type="float">
            <text:p>1248474.9072165</text:p>
          </table:table-cell>
          <table:table-cell table:style-name="ce15" table:formula="of:=[.M19]" office:value-type="float" office:value="0.402510828353685" calcext:value-type="float">
            <text:p>0.4025108284</text:p>
          </table:table-cell>
          <table:table-cell table:style-name="ce15" table:formula="of:=[.M29]" office:value-type="float" office:value="1.07944649495174" calcext:value-type="float">
            <text:p>1.079446495</text:p>
          </table:table-cell>
          <table:table-cell table:style-name="ce15" table:formula="of:=[.N19]" office:value-type="float" office:value="44.1492540142872" calcext:value-type="float">
            <text:p>44.1492540143</text:p>
          </table:table-cell>
          <table:table-cell table:style-name="ce19" table:formula="of:=[.N29]" office:value-type="float" office:value="68.8361914170521" calcext:value-type="float">
            <text:p>68.836191417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here is a big difference between OmpSs final and manual final due to the reduction.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Max_product_cutting" table:style-name="ta1">
        <table:shapes>
          <draw:frame draw:z-index="0" draw:style-name="gr1" draw:text-style-name="P1" svg:width="4.9783in" svg:height="2.552in" svg:x="7.576in" svg:y="5.6996in">
            <draw:object draw:notify-on-update-of-ranges="Max_product_cutting.B34:Max_product_cutting.B38 Max_product_cutting.D33:Max_product_cutting.D33 Max_product_cutting.D34:Max_product_cutting.D38 Max_product_cutting.E33:Max_product_cutting.E33 Max_product_cutting.E34:Max_product_cutting.E38 Max_product_cutting.F33:Max_product_cutting.F33 Max_product_cutting.F34:Max_product_cutting.F38 Max_product_cutting.G33:Max_product_cutting.G33 Max_product_cutting.G34:Max_product_cutting.G38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3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ce10"/>
        <table:table-column table:style-name="co2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5"/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MPC(28)</text:p>
          </table:table-cell>
          <table:table-cell/>
          <table:table-cell table:style-name="ce2" office:value-type="string" calcext:value-type="string">
            <text:p>MPC(29)</text:p>
          </table:table-cell>
          <table:table-cell/>
          <table:table-cell table:style-name="ce2" office:value-type="string" calcext:value-type="string">
            <text:p>MPC(30)</text:p>
          </table:table-cell>
          <table:table-cell/>
          <table:table-cell table:style-name="ce2" office:value-type="string" calcext:value-type="string">
            <text:p>MPC(31)</text:p>
          </table:table-cell>
          <table:table-cell/>
          <table:table-cell table:style-name="ce2" office:value-type="string" calcext:value-type="string">
            <text:p>MPC(32)</text:p>
          </table:table-cell>
          <table:table-cell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ERIAL</text:p>
          </table:table-cell>
          <table:table-cell table:style-name="ce1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formula="of:=[.B4]" office:value-type="string" office:string-value="MPC(28)" calcext:value-type="string">
            <text:p>MPC(28)</text:p>
          </table:table-cell>
          <table:table-cell table:formula="of:=[.B11]/[.C11]" office:value-type="float" office:value="307982.461538462" calcext:value-type="float">
            <text:p>307982.46153846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607386" calcext:value-type="float">
            <text:p>1.60738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.212163" calcext:value-type="float">
            <text:p>3.212163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6.396739" calcext:value-type="float">
            <text:p>6.396739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2.82485" calcext:value-type="float">
            <text:p>12.82485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27.861695" calcext:value-type="float">
            <text:p>27.861695</text:p>
          </table:table-cell>
          <table:table-cell office:value-type="float" office:value="0.000006" calcext:value-type="float">
            <text:p>0.000006</text:p>
          </table:table-cell>
          <table:table-cell table:formula="of:=[.D4]" office:value-type="string" office:string-value="MPC(29)" calcext:value-type="string">
            <text:p>MPC(29)</text:p>
          </table:table-cell>
          <table:table-cell table:style-name="ce3" table:formula="of:=[.D11]/[.E11]" office:value-type="float" office:value="533243.433333333" calcext:value-type="float">
            <text:p>533243.4333333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9526" calcext:value-type="float">
            <text:p>1.5952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.201702" calcext:value-type="float">
            <text:p>3.201702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6.383605" calcext:value-type="float">
            <text:p>6.383605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2.844672" calcext:value-type="float">
            <text:p>12.844672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27.998585" calcext:value-type="float">
            <text:p>27.998585</text:p>
          </table:table-cell>
          <table:table-cell office:value-type="float" office:value="0.000006" calcext:value-type="float">
            <text:p>0.000006</text:p>
          </table:table-cell>
          <table:table-cell table:formula="of:=[.F4]" office:value-type="string" office:string-value="MPC(30)" calcext:value-type="string">
            <text:p>MPC(30)</text:p>
          </table:table-cell>
          <table:table-cell table:style-name="ce3" table:formula="of:=[.F11]/[.G11]" office:value-type="float" office:value="1065043.4" calcext:value-type="float">
            <text:p>1065043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605899" calcext:value-type="float">
            <text:p>1.605899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.196044" calcext:value-type="float">
            <text:p>3.196044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6.391354" calcext:value-type="float">
            <text:p>6.391354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2.819924" calcext:value-type="float">
            <text:p>12.819924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26.322243" calcext:value-type="float">
            <text:p>26.322243</text:p>
          </table:table-cell>
          <table:table-cell office:value-type="float" office:value="0.000006" calcext:value-type="float">
            <text:p>0.000006</text:p>
          </table:table-cell>
          <table:table-cell table:formula="of:=[.H4]" office:value-type="string" office:string-value="MPC(31)" calcext:value-type="string">
            <text:p>MPC(31)</text:p>
          </table:table-cell>
          <table:table-cell table:style-name="ce3" table:formula="of:=[.H11]/[.I11]" office:value-type="float" office:value="2171963.26666667" calcext:value-type="float">
            <text:p>2171963.2666666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99484" calcext:value-type="float">
            <text:p>1.59948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.195022" calcext:value-type="float">
            <text:p>3.195022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6.386172" calcext:value-type="float">
            <text:p>6.386172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3.223529" calcext:value-type="float">
            <text:p>13.223529</text:p>
          </table:table-cell>
          <table:table-cell office:value-type="float" office:value="0.000006" calcext:value-type="float">
            <text:p>0.000006</text:p>
          </table:table-cell>
          <table:table-cell table:style-name="ce16" office:value-type="float" office:value="26.302739" calcext:value-type="float">
            <text:p>26.302739</text:p>
          </table:table-cell>
          <table:table-cell office:value-type="float" office:value="0.000006" calcext:value-type="float">
            <text:p>0.000006</text:p>
          </table:table-cell>
          <table:table-cell table:formula="of:=[.J4]" office:value-type="string" office:string-value="MPC(32)" calcext:value-type="string">
            <text:p>MPC(32)</text:p>
          </table:table-cell>
          <table:table-cell table:style-name="ce3" table:formula="of:=[.J11]/[.K11]" office:value-type="float" office:value="4492773.4" calcext:value-type="float">
            <text:p>4492773.4</text:p>
          </table:table-cell>
          <table:table-cell table:number-columns-repeated="11"/>
        </table:table-row>
        <table:table-row table:style-name="ro1">
          <table:table-cell table:style-name="ce1"/>
          <table:table-cell office:value-type="float" office:value="1.599515" calcext:value-type="float">
            <text:p>1.599515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.192372" calcext:value-type="float">
            <text:p>3.192372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6.393432" calcext:value-type="float">
            <text:p>6.393432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13.445923" calcext:value-type="float">
            <text:p>13.445923</text:p>
          </table:table-cell>
          <table:table-cell office:value-type="float" office:value="0.000006" calcext:value-type="float">
            <text:p>0.000006</text:p>
          </table:table-cell>
          <table:table-cell table:style-name="ce16" office:value-type="float" office:value="26.29794" calcext:value-type="float">
            <text:p>26.29794</text:p>
          </table:table-cell>
          <table:table-cell office:value-type="float" office:value="0.000006" calcext:value-type="float">
            <text:p>0.000006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8" table:formula="of:=AVERAGE([.B6:.B10])" office:value-type="float" office:value="1.6015088" calcext:value-type="float">
            <text:p>1.6015088</text:p>
          </table:table-cell>
          <table:table-cell table:style-name="ce13" table:formula="of:=AVERAGE([.C6:.C10])" office:value-type="float" office:value="0.0000052" calcext:value-type="float">
            <text:p>0.0000052</text:p>
          </table:table-cell>
          <table:table-cell table:style-name="ce13" table:formula="of:=AVERAGE([.D6:.D10])" office:value-type="float" office:value="3.1994606" calcext:value-type="float">
            <text:p>3.1994606</text:p>
          </table:table-cell>
          <table:table-cell table:style-name="ce13" table:formula="of:=AVERAGE([.E6:.E10])" office:value-type="float" office:value="0.000006" calcext:value-type="float">
            <text:p>0.000006</text:p>
          </table:table-cell>
          <table:table-cell table:style-name="ce13" table:formula="of:=AVERAGE([.F6:.F10])" office:value-type="float" office:value="6.3902604" calcext:value-type="float">
            <text:p>6.3902604</text:p>
          </table:table-cell>
          <table:table-cell table:style-name="ce13" table:formula="of:=AVERAGE([.G6:.G10])" office:value-type="float" office:value="0.000006" calcext:value-type="float">
            <text:p>0.000006</text:p>
          </table:table-cell>
          <table:table-cell table:style-name="ce13" table:formula="of:=AVERAGE([.H6:.H10])" office:value-type="float" office:value="13.0317796" calcext:value-type="float">
            <text:p>13.0317796</text:p>
          </table:table-cell>
          <table:table-cell table:style-name="ce13" table:formula="of:=AVERAGE([.I6:.I10])" office:value-type="float" office:value="0.000006" calcext:value-type="float">
            <text:p>0.000006</text:p>
          </table:table-cell>
          <table:table-cell table:style-name="ce13" table:formula="of:=AVERAGE([.J6:.J10])" office:value-type="float" office:value="26.9566404" calcext:value-type="float">
            <text:p>26.9566404</text:p>
          </table:table-cell>
          <table:table-cell table:style-name="ce13" table:formula="of:=AVERAGE([.K6:.K10])" office:value-type="float" office:value="0.000006" calcext:value-type="float">
            <text:p>0.000006</text:p>
          </table:table-cell>
          <table:table-cell table:style-name="ce13"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OMPSS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5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21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string" office:string-value="MPC(28)" calcext:value-type="string">
            <text:p>MPC(28)</text:p>
          </table:table-cell>
          <table:table-cell/>
          <table:table-cell table:style-name="ce2" table:formula="of:=[.D4]" office:value-type="string" office:string-value="MPC(29)" calcext:value-type="string">
            <text:p>MPC(29)</text:p>
          </table:table-cell>
          <table:table-cell table:style-name="ce16"/>
          <table:table-cell table:style-name="ce2" table:formula="of:=[.F4]" office:value-type="string" office:string-value="MPC(30)" calcext:value-type="string">
            <text:p>MPC(30)</text:p>
          </table:table-cell>
          <table:table-cell table:style-name="ce3"/>
          <table:table-cell table:style-name="ce2" table:formula="of:=[.H4]" office:value-type="string" office:string-value="MPC(31)" calcext:value-type="string">
            <text:p>MPC(31)</text:p>
          </table:table-cell>
          <table:table-cell table:style-name="ce3"/>
          <table:table-cell table:style-name="ce2" table:formula="of:=[.J4]" office:value-type="string" office:string-value="MPC(32)" calcext:value-type="string">
            <text:p>MPC(32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formula="of:=[.B14]" office:value-type="string" office:string-value="MPC(28)" calcext:value-type="string">
            <text:p>MPC(28)</text:p>
          </table:table-cell>
          <table:table-cell table:formula="of:=[.$B$11]/[.B21]" office:value-type="float" office:value="0.571875846739401" calcext:value-type="float">
            <text:p>0.5718758467</text:p>
          </table:table-cell>
          <table:table-cell table:formula="of:=[.$B$11]/[.C21]" office:value-type="float" office:value="63.4798918687521" calcext:value-type="float">
            <text:p>63.4798918688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2.831201" calcext:value-type="float">
            <text:p>2.831201</text:p>
          </table:table-cell>
          <table:table-cell office:value-type="float" office:value="0.024983" calcext:value-type="float">
            <text:p>0.024983</text:p>
          </table:table-cell>
          <table:table-cell table:style-name="ce3" office:value-type="float" office:value="5.476152" calcext:value-type="float">
            <text:p>5.476152</text:p>
          </table:table-cell>
          <table:table-cell table:style-name="ce3" office:value-type="float" office:value="0.035663" calcext:value-type="float">
            <text:p>0.035663</text:p>
          </table:table-cell>
          <table:table-cell office:value-type="float" office:value="10.884499" calcext:value-type="float">
            <text:p>10.884499</text:p>
          </table:table-cell>
          <table:table-cell table:style-name="ce3" office:value-type="float" office:value="0.042959" calcext:value-type="float">
            <text:p>0.042959</text:p>
          </table:table-cell>
          <table:table-cell table:style-name="ce3" office:value-type="float" office:value="21.906006" calcext:value-type="float">
            <text:p>21.906006</text:p>
          </table:table-cell>
          <table:table-cell table:style-name="ce3" office:value-type="float" office:value="0.075173" calcext:value-type="float">
            <text:p>0.075173</text:p>
          </table:table-cell>
          <table:table-cell table:style-name="ce3" office:value-type="float" office:value="44.044516" calcext:value-type="float">
            <text:p>44.044516</text:p>
          </table:table-cell>
          <table:table-cell table:style-name="ce3" office:value-type="float" office:value="0.073017" calcext:value-type="float">
            <text:p>0.073017</text:p>
          </table:table-cell>
          <table:table-cell table:formula="of:=[.D14]" office:value-type="string" office:string-value="MPC(29)" calcext:value-type="string">
            <text:p>MPC(29)</text:p>
          </table:table-cell>
          <table:table-cell table:style-name="ce3" table:formula="of:=[.$D$11]/[.D21]" office:value-type="float" office:value="0.585476140789468" calcext:value-type="float">
            <text:p>0.5854761408</text:p>
          </table:table-cell>
          <table:table-cell table:formula="of:=[.$D$11]/[.E21]" office:value-type="float" office:value="87.5796726157889" calcext:value-type="float">
            <text:p>87.5796726158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2.880895" calcext:value-type="float">
            <text:p>2.880895</text:p>
          </table:table-cell>
          <table:table-cell office:value-type="float" office:value="0.024949" calcext:value-type="float">
            <text:p>0.024949</text:p>
          </table:table-cell>
          <table:table-cell table:style-name="ce3" office:value-type="float" office:value="5.451986" calcext:value-type="float">
            <text:p>5.451986</text:p>
          </table:table-cell>
          <table:table-cell table:style-name="ce3" office:value-type="float" office:value="0.03815" calcext:value-type="float">
            <text:p>0.03815</text:p>
          </table:table-cell>
          <table:table-cell office:value-type="float" office:value="10.857825" calcext:value-type="float">
            <text:p>10.857825</text:p>
          </table:table-cell>
          <table:table-cell table:style-name="ce3" office:value-type="float" office:value="0.042677" calcext:value-type="float">
            <text:p>0.042677</text:p>
          </table:table-cell>
          <table:table-cell table:style-name="ce3" office:value-type="float" office:value="21.848414" calcext:value-type="float">
            <text:p>21.848414</text:p>
          </table:table-cell>
          <table:table-cell table:style-name="ce3" office:value-type="float" office:value="0.067394" calcext:value-type="float">
            <text:p>0.067394</text:p>
          </table:table-cell>
          <table:table-cell table:style-name="ce3" office:value-type="float" office:value="44.049516" calcext:value-type="float">
            <text:p>44.049516</text:p>
          </table:table-cell>
          <table:table-cell table:style-name="ce3" office:value-type="float" office:value="0.073419" calcext:value-type="float">
            <text:p>0.073419</text:p>
          </table:table-cell>
          <table:table-cell table:formula="of:=[.F14]" office:value-type="string" office:string-value="MPC(30)" calcext:value-type="string">
            <text:p>MPC(30)</text:p>
          </table:table-cell>
          <table:table-cell table:style-name="ce3" table:formula="of:=[.$F$11]/[.F21]" office:value-type="float" office:value="0.586191681051628" calcext:value-type="float">
            <text:p>0.5861916811</text:p>
          </table:table-cell>
          <table:table-cell table:formula="of:=[.$F$11]/[.G21]" office:value-type="float" office:value="146.987689420078" calcext:value-type="float">
            <text:p>146.9876894201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2.75433" calcext:value-type="float">
            <text:p>2.75433</text:p>
          </table:table-cell>
          <table:table-cell office:value-type="float" office:value="0.024438" calcext:value-type="float">
            <text:p>0.024438</text:p>
          </table:table-cell>
          <table:table-cell table:style-name="ce3" office:value-type="float" office:value="5.475577" calcext:value-type="float">
            <text:p>5.475577</text:p>
          </table:table-cell>
          <table:table-cell table:style-name="ce3" office:value-type="float" office:value="0.036726" calcext:value-type="float">
            <text:p>0.036726</text:p>
          </table:table-cell>
          <table:table-cell office:value-type="float" office:value="10.910598" calcext:value-type="float">
            <text:p>10.910598</text:p>
          </table:table-cell>
          <table:table-cell table:style-name="ce3" office:value-type="float" office:value="0.045069" calcext:value-type="float">
            <text:p>0.045069</text:p>
          </table:table-cell>
          <table:table-cell table:style-name="ce3" office:value-type="float" office:value="21.927837" calcext:value-type="float">
            <text:p>21.927837</text:p>
          </table:table-cell>
          <table:table-cell table:style-name="ce3" office:value-type="float" office:value="0.065007" calcext:value-type="float">
            <text:p>0.065007</text:p>
          </table:table-cell>
          <table:table-cell table:style-name="ce3" office:value-type="float" office:value="44.044275" calcext:value-type="float">
            <text:p>44.044275</text:p>
          </table:table-cell>
          <table:table-cell table:style-name="ce3" office:value-type="float" office:value="0.071273" calcext:value-type="float">
            <text:p>0.071273</text:p>
          </table:table-cell>
          <table:table-cell table:formula="of:=[.H14]" office:value-type="string" office:string-value="MPC(31)" calcext:value-type="string">
            <text:p>MPC(31)</text:p>
          </table:table-cell>
          <table:table-cell table:style-name="ce3" table:formula="of:=[.$H$11]/[.H21]" office:value-type="float" office:value="0.595916391004185" calcext:value-type="float">
            <text:p>0.595916391</text:p>
          </table:table-cell>
          <table:table-cell table:formula="of:=[.$H$11]/[.I21]" office:value-type="float" office:value="191.876891636017" calcext:value-type="float">
            <text:p>191.876891636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.784234" calcext:value-type="float">
            <text:p>2.784234</text:p>
          </table:table-cell>
          <table:table-cell office:value-type="float" office:value="0.026666" calcext:value-type="float">
            <text:p>0.026666</text:p>
          </table:table-cell>
          <table:table-cell table:style-name="ce3" office:value-type="float" office:value="5.470753" calcext:value-type="float">
            <text:p>5.470753</text:p>
          </table:table-cell>
          <table:table-cell table:style-name="ce3" office:value-type="float" office:value="0.036333" calcext:value-type="float">
            <text:p>0.036333</text:p>
          </table:table-cell>
          <table:table-cell table:style-name="ce16" office:value-type="float" office:value="10.930942" calcext:value-type="float">
            <text:p>10.930942</text:p>
          </table:table-cell>
          <table:table-cell table:style-name="ce16" office:value-type="float" office:value="0.042298" calcext:value-type="float">
            <text:p>0.042298</text:p>
          </table:table-cell>
          <table:table-cell table:style-name="ce16" office:value-type="float" office:value="21.86783" calcext:value-type="float">
            <text:p>21.86783</text:p>
          </table:table-cell>
          <table:table-cell table:style-name="ce16" office:value-type="float" office:value="0.063909" calcext:value-type="float">
            <text:p>0.063909</text:p>
          </table:table-cell>
          <table:table-cell table:style-name="ce16" office:value-type="float" office:value="44.134709" calcext:value-type="float">
            <text:p>44.134709</text:p>
          </table:table-cell>
          <table:table-cell table:style-name="ce16" office:value-type="float" office:value="0.071172" calcext:value-type="float">
            <text:p>0.071172</text:p>
          </table:table-cell>
          <table:table-cell table:formula="of:=[.J14]" office:value-type="string" office:string-value="MPC(32)" calcext:value-type="string">
            <text:p>MPC(32)</text:p>
          </table:table-cell>
          <table:table-cell table:style-name="ce3" table:formula="of:=[.$J$11]/[.J21]" office:value-type="float" office:value="0.611495414210928" calcext:value-type="float">
            <text:p>0.6114954142</text:p>
          </table:table-cell>
          <table:table-cell table:formula="of:=[.$J$11]/[.K21]" office:value-type="float" office:value="371.619924398455" calcext:value-type="float">
            <text:p>371.6199243985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2.751582" calcext:value-type="float">
            <text:p>2.751582</text:p>
          </table:table-cell>
          <table:table-cell office:value-type="float" office:value="0.025107" calcext:value-type="float">
            <text:p>0.025107</text:p>
          </table:table-cell>
          <table:table-cell table:style-name="ce3" office:value-type="float" office:value="5.44911" calcext:value-type="float">
            <text:p>5.44911</text:p>
          </table:table-cell>
          <table:table-cell table:style-name="ce16" office:value-type="float" office:value="0.035788" calcext:value-type="float">
            <text:p>0.035788</text:p>
          </table:table-cell>
          <table:table-cell table:style-name="ce16" office:value-type="float" office:value="10.922713" calcext:value-type="float">
            <text:p>10.922713</text:p>
          </table:table-cell>
          <table:table-cell table:style-name="ce16" office:value-type="float" office:value="0.044371" calcext:value-type="float">
            <text:p>0.044371</text:p>
          </table:table-cell>
          <table:table-cell table:style-name="ce16" office:value-type="float" office:value="21.792262" calcext:value-type="float">
            <text:p>21.792262</text:p>
          </table:table-cell>
          <table:table-cell table:style-name="ce16" office:value-type="float" office:value="0.068104" calcext:value-type="float">
            <text:p>0.068104</text:p>
          </table:table-cell>
          <table:table-cell table:style-name="ce16" office:value-type="float" office:value="44.142704" calcext:value-type="float">
            <text:p>44.142704</text:p>
          </table:table-cell>
          <table:table-cell table:style-name="ce16" office:value-type="float" office:value="0.07381" calcext:value-type="float">
            <text:p>0.07381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16:.B20])" office:value-type="float" office:value="2.8004484" calcext:value-type="float">
            <text:p>2.8004484</text:p>
          </table:table-cell>
          <table:table-cell table:style-name="ce13" table:formula="of:=AVERAGE([.C16:.C20])" office:value-type="float" office:value="0.0252286" calcext:value-type="float">
            <text:p>0.0252286</text:p>
          </table:table-cell>
          <table:table-cell table:style-name="ce13" table:formula="of:=AVERAGE([.D16:.D20])" office:value-type="float" office:value="5.4647156" calcext:value-type="float">
            <text:p>5.4647156</text:p>
          </table:table-cell>
          <table:table-cell table:style-name="ce13" table:formula="of:=AVERAGE([.E16:.E20])" office:value-type="float" office:value="0.036532" calcext:value-type="float">
            <text:p>0.036532</text:p>
          </table:table-cell>
          <table:table-cell table:style-name="ce13" table:formula="of:=AVERAGE([.F16:.F20])" office:value-type="float" office:value="10.9013154" calcext:value-type="float">
            <text:p>10.9013154</text:p>
          </table:table-cell>
          <table:table-cell table:style-name="ce13" table:formula="of:=AVERAGE([.G16:.G20])" office:value-type="float" office:value="0.0434748" calcext:value-type="float">
            <text:p>0.0434748</text:p>
          </table:table-cell>
          <table:table-cell table:style-name="ce13" table:formula="of:=AVERAGE([.H16:.H20])" office:value-type="float" office:value="21.8684698" calcext:value-type="float">
            <text:p>21.8684698</text:p>
          </table:table-cell>
          <table:table-cell table:style-name="ce13" table:formula="of:=AVERAGE([.I16:.I20])" office:value-type="float" office:value="0.0679174" calcext:value-type="float">
            <text:p>0.0679174</text:p>
          </table:table-cell>
          <table:table-cell table:style-name="ce13" table:formula="of:=AVERAGE([.J16:.J20])" office:value-type="float" office:value="44.083144" calcext:value-type="float">
            <text:p>44.083144</text:p>
          </table:table-cell>
          <table:table-cell table:style-name="ce13" table:formula="of:=AVERAGE([.K16:.K20])" office:value-type="float" office:value="0.0725382" calcext:value-type="float">
            <text:p>0.0725382</text:p>
          </table:table-cell>
          <table:table-cell table:style-name="Default"/>
          <table:table-cell/>
          <table:table-cell table:style-name="ce27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MANUAL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9" calcext:value-type="float">
            <text:p>9</text:p>
          </table:table-cell>
          <table:table-cell table:style-name="ce21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0" calcext:value-type="float">
            <text:p>10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table:formula="of:=[.B4]" office:value-type="string" office:string-value="MPC(28)" calcext:value-type="string">
            <text:p>MPC(28)</text:p>
          </table:table-cell>
          <table:table-cell/>
          <table:table-cell table:style-name="ce2" table:formula="of:=[.D4]" office:value-type="string" office:string-value="MPC(29)" calcext:value-type="string">
            <text:p>MPC(29)</text:p>
          </table:table-cell>
          <table:table-cell table:style-name="ce16"/>
          <table:table-cell table:style-name="ce2" table:formula="of:=[.F4]" office:value-type="string" office:string-value="MPC(30)" calcext:value-type="string">
            <text:p>MPC(30)</text:p>
          </table:table-cell>
          <table:table-cell table:style-name="ce3"/>
          <table:table-cell table:style-name="ce2" table:formula="of:=[.H4]" office:value-type="string" office:string-value="MPC(31)" calcext:value-type="string">
            <text:p>MPC(31)</text:p>
          </table:table-cell>
          <table:table-cell table:style-name="ce3"/>
          <table:table-cell table:style-name="ce2" table:formula="of:=[.J4]" office:value-type="string" office:string-value="MPC(32)" calcext:value-type="string">
            <text:p>MPC(32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formula="of:=[.B24]" office:value-type="string" office:string-value="MPC(28)" calcext:value-type="string">
            <text:p>MPC(28)</text:p>
          </table:table-cell>
          <table:table-cell table:formula="of:=[.$B$11]/[.B31]" office:value-type="float" office:value="0.982384166716455" calcext:value-type="float">
            <text:p>0.9823841667</text:p>
          </table:table-cell>
          <table:table-cell table:formula="of:=[.$B$11]/[.C31]" office:value-type="float" office:value="79.0197363227284" calcext:value-type="float">
            <text:p>79.0197363227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1.641015" calcext:value-type="float">
            <text:p>1.641015</text:p>
          </table:table-cell>
          <table:table-cell office:value-type="float" office:value="0.020604" calcext:value-type="float">
            <text:p>0.020604</text:p>
          </table:table-cell>
          <table:table-cell table:style-name="ce3" office:value-type="float" office:value="3.265234" calcext:value-type="float">
            <text:p>3.265234</text:p>
          </table:table-cell>
          <table:table-cell table:style-name="ce3" office:value-type="float" office:value="0.02731" calcext:value-type="float">
            <text:p>0.02731</text:p>
          </table:table-cell>
          <table:table-cell office:value-type="float" office:value="6.432584" calcext:value-type="float">
            <text:p>6.432584</text:p>
          </table:table-cell>
          <table:table-cell table:style-name="ce3" office:value-type="float" office:value="0.033503" calcext:value-type="float">
            <text:p>0.033503</text:p>
          </table:table-cell>
          <table:table-cell table:style-name="ce3" office:value-type="float" office:value="12.894717" calcext:value-type="float">
            <text:p>12.894717</text:p>
          </table:table-cell>
          <table:table-cell table:style-name="ce3" office:value-type="float" office:value="0.048382" calcext:value-type="float">
            <text:p>0.048382</text:p>
          </table:table-cell>
          <table:table-cell table:style-name="ce3" office:value-type="float" office:value="25.731591" calcext:value-type="float">
            <text:p>25.731591</text:p>
          </table:table-cell>
          <table:table-cell table:style-name="ce3" office:value-type="float" office:value="0.058154" calcext:value-type="float">
            <text:p>0.058154</text:p>
          </table:table-cell>
          <table:table-cell table:formula="of:=[.D24]" office:value-type="string" office:string-value="MPC(29)" calcext:value-type="string">
            <text:p>MPC(29)</text:p>
          </table:table-cell>
          <table:table-cell table:style-name="ce3" table:formula="of:=[.$D$11]/[.D31]" office:value-type="float" office:value="0.955480767289621" calcext:value-type="float">
            <text:p>0.9554807673</text:p>
          </table:table-cell>
          <table:table-cell table:formula="of:=[.$D$11]/[.E31]" office:value-type="float" office:value="116.990661108673" calcext:value-type="float">
            <text:p>116.990661108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633389" calcext:value-type="float">
            <text:p>1.633389</text:p>
          </table:table-cell>
          <table:table-cell office:value-type="float" office:value="0.020329" calcext:value-type="float">
            <text:p>0.020329</text:p>
          </table:table-cell>
          <table:table-cell table:style-name="ce3" office:value-type="float" office:value="3.423073" calcext:value-type="float">
            <text:p>3.423073</text:p>
          </table:table-cell>
          <table:table-cell table:style-name="ce3" office:value-type="float" office:value="0.027366" calcext:value-type="float">
            <text:p>0.027366</text:p>
          </table:table-cell>
          <table:table-cell office:value-type="float" office:value="6.468306" calcext:value-type="float">
            <text:p>6.468306</text:p>
          </table:table-cell>
          <table:table-cell table:style-name="ce3" office:value-type="float" office:value="0.033784" calcext:value-type="float">
            <text:p>0.033784</text:p>
          </table:table-cell>
          <table:table-cell table:style-name="ce3" office:value-type="float" office:value="12.874903" calcext:value-type="float">
            <text:p>12.874903</text:p>
          </table:table-cell>
          <table:table-cell table:style-name="ce3" office:value-type="float" office:value="0.04856" calcext:value-type="float">
            <text:p>0.04856</text:p>
          </table:table-cell>
          <table:table-cell table:style-name="ce3" office:value-type="float" office:value="25.799039" calcext:value-type="float">
            <text:p>25.799039</text:p>
          </table:table-cell>
          <table:table-cell table:style-name="ce3" office:value-type="float" office:value="0.058222" calcext:value-type="float">
            <text:p>0.058222</text:p>
          </table:table-cell>
          <table:table-cell table:formula="of:=[.F24]" office:value-type="string" office:string-value="MPC(30)" calcext:value-type="string">
            <text:p>MPC(30)</text:p>
          </table:table-cell>
          <table:table-cell table:style-name="ce3" table:formula="of:=[.$F$11]/[.F31]" office:value-type="float" office:value="0.989932471696521" calcext:value-type="float">
            <text:p>0.9899324717</text:p>
          </table:table-cell>
          <table:table-cell table:formula="of:=[.$F$11]/[.G31]" office:value-type="float" office:value="189.763870906434" calcext:value-type="float">
            <text:p>189.763870906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624802" calcext:value-type="float">
            <text:p>1.624802</text:p>
          </table:table-cell>
          <table:table-cell office:value-type="float" office:value="0.020244" calcext:value-type="float">
            <text:p>0.020244</text:p>
          </table:table-cell>
          <table:table-cell table:style-name="ce3" office:value-type="float" office:value="3.434345" calcext:value-type="float">
            <text:p>3.434345</text:p>
          </table:table-cell>
          <table:table-cell table:style-name="ce3" office:value-type="float" office:value="0.027407" calcext:value-type="float">
            <text:p>0.027407</text:p>
          </table:table-cell>
          <table:table-cell office:value-type="float" office:value="6.457624" calcext:value-type="float">
            <text:p>6.457624</text:p>
          </table:table-cell>
          <table:table-cell table:style-name="ce3" office:value-type="float" office:value="0.033581" calcext:value-type="float">
            <text:p>0.033581</text:p>
          </table:table-cell>
          <table:table-cell table:style-name="ce3" office:value-type="float" office:value="12.885739" calcext:value-type="float">
            <text:p>12.885739</text:p>
          </table:table-cell>
          <table:table-cell table:style-name="ce3" office:value-type="float" office:value="0.04841" calcext:value-type="float">
            <text:p>0.04841</text:p>
          </table:table-cell>
          <table:table-cell table:style-name="ce3" office:value-type="float" office:value="25.764024" calcext:value-type="float">
            <text:p>25.764024</text:p>
          </table:table-cell>
          <table:table-cell table:style-name="ce3" office:value-type="float" office:value="0.0586" calcext:value-type="float">
            <text:p>0.0586</text:p>
          </table:table-cell>
          <table:table-cell table:formula="of:=[.H24]" office:value-type="string" office:string-value="MPC(31)" calcext:value-type="string">
            <text:p>MPC(31)</text:p>
          </table:table-cell>
          <table:table-cell table:style-name="ce3" table:formula="of:=[.$H$11]/[.H31]" office:value-type="float" office:value="1.01218314120195" calcext:value-type="float">
            <text:p>1.0121831412</text:p>
          </table:table-cell>
          <table:table-cell table:formula="of:=[.$H$11]/[.I31]" office:value-type="float" office:value="269.131536339154" calcext:value-type="float">
            <text:p>269.131536339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62468" calcext:value-type="float">
            <text:p>1.62468</text:p>
          </table:table-cell>
          <table:table-cell office:value-type="float" office:value="0.020037" calcext:value-type="float">
            <text:p>0.020037</text:p>
          </table:table-cell>
          <table:table-cell table:style-name="ce3" office:value-type="float" office:value="3.362806" calcext:value-type="float">
            <text:p>3.362806</text:p>
          </table:table-cell>
          <table:table-cell table:style-name="ce3" office:value-type="float" office:value="0.027319" calcext:value-type="float">
            <text:p>0.027319</text:p>
          </table:table-cell>
          <table:table-cell table:style-name="ce16" office:value-type="float" office:value="6.473492" calcext:value-type="float">
            <text:p>6.473492</text:p>
          </table:table-cell>
          <table:table-cell table:style-name="ce16" office:value-type="float" office:value="0.033617" calcext:value-type="float">
            <text:p>0.033617</text:p>
          </table:table-cell>
          <table:table-cell table:style-name="ce16" office:value-type="float" office:value="12.858713" calcext:value-type="float">
            <text:p>12.858713</text:p>
          </table:table-cell>
          <table:table-cell table:style-name="ce16" office:value-type="float" office:value="0.048232" calcext:value-type="float">
            <text:p>0.048232</text:p>
          </table:table-cell>
          <table:table-cell table:style-name="ce16" office:value-type="float" office:value="25.745949" calcext:value-type="float">
            <text:p>25.745949</text:p>
          </table:table-cell>
          <table:table-cell table:style-name="ce16" office:value-type="float" office:value="0.057823" calcext:value-type="float">
            <text:p>0.057823</text:p>
          </table:table-cell>
          <table:table-cell table:formula="of:=[.J24]" office:value-type="string" office:string-value="MPC(32)" calcext:value-type="string">
            <text:p>MPC(32)</text:p>
          </table:table-cell>
          <table:table-cell table:style-name="ce3" table:formula="of:=[.$J$11]/[.J31]" office:value-type="float" office:value="1.04648583373839" calcext:value-type="float">
            <text:p>1.0464858337</text:p>
          </table:table-cell>
          <table:table-cell table:formula="of:=[.$J$11]/[.K31]" office:value-type="float" office:value="464.003256689812" calcext:value-type="float">
            <text:p>464.003256689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627247" calcext:value-type="float">
            <text:p>1.627247</text:p>
          </table:table-cell>
          <table:table-cell office:value-type="float" office:value="0.020122" calcext:value-type="float">
            <text:p>0.020122</text:p>
          </table:table-cell>
          <table:table-cell table:style-name="ce3" office:value-type="float" office:value="3.257216" calcext:value-type="float">
            <text:p>3.257216</text:p>
          </table:table-cell>
          <table:table-cell table:style-name="ce16" office:value-type="float" office:value="0.027338" calcext:value-type="float">
            <text:p>0.027338</text:p>
          </table:table-cell>
          <table:table-cell table:style-name="ce16" office:value-type="float" office:value="6.444238" calcext:value-type="float">
            <text:p>6.444238</text:p>
          </table:table-cell>
          <table:table-cell table:style-name="ce16" office:value-type="float" office:value="0.033889" calcext:value-type="float">
            <text:p>0.033889</text:p>
          </table:table-cell>
          <table:table-cell table:style-name="ce16" office:value-type="float" office:value="12.860541" calcext:value-type="float">
            <text:p>12.860541</text:p>
          </table:table-cell>
          <table:table-cell table:style-name="ce16" office:value-type="float" office:value="0.048524" calcext:value-type="float">
            <text:p>0.048524</text:p>
          </table:table-cell>
          <table:table-cell table:style-name="ce16" office:value-type="float" office:value="25.755409" calcext:value-type="float">
            <text:p>25.755409</text:p>
          </table:table-cell>
          <table:table-cell table:style-name="ce16" office:value-type="float" office:value="0.05768" calcext:value-type="float">
            <text:p>0.05768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26:.B30])" office:value-type="float" office:value="1.6302266" calcext:value-type="float">
            <text:p>1.6302266</text:p>
          </table:table-cell>
          <table:table-cell table:style-name="ce13" table:formula="of:=AVERAGE([.C26:.C30])" office:value-type="float" office:value="0.0202672" calcext:value-type="float">
            <text:p>0.0202672</text:p>
          </table:table-cell>
          <table:table-cell table:style-name="ce13" table:formula="of:=AVERAGE([.D26:.D30])" office:value-type="float" office:value="3.3485348" calcext:value-type="float">
            <text:p>3.3485348</text:p>
          </table:table-cell>
          <table:table-cell table:style-name="ce13" table:formula="of:=AVERAGE([.E26:.E30])" office:value-type="float" office:value="0.027348" calcext:value-type="float">
            <text:p>0.027348</text:p>
          </table:table-cell>
          <table:table-cell table:style-name="ce13" table:formula="of:=AVERAGE([.F26:.F30])" office:value-type="float" office:value="6.4552488" calcext:value-type="float">
            <text:p>6.4552488</text:p>
          </table:table-cell>
          <table:table-cell table:style-name="ce13" table:formula="of:=AVERAGE([.G26:.G30])" office:value-type="float" office:value="0.0336748" calcext:value-type="float">
            <text:p>0.0336748</text:p>
          </table:table-cell>
          <table:table-cell table:style-name="ce13" table:formula="of:=AVERAGE([.H26:.H30])" office:value-type="float" office:value="12.8749226" calcext:value-type="float">
            <text:p>12.8749226</text:p>
          </table:table-cell>
          <table:table-cell table:style-name="ce13" table:formula="of:=AVERAGE([.I26:.I30])" office:value-type="float" office:value="0.0484216" calcext:value-type="float">
            <text:p>0.0484216</text:p>
          </table:table-cell>
          <table:table-cell table:style-name="ce13" table:formula="of:=AVERAGE([.J26:.J30])" office:value-type="float" office:value="25.7592024" calcext:value-type="float">
            <text:p>25.7592024</text:p>
          </table:table-cell>
          <table:table-cell table:style-name="ce13" table:formula="of:=AVERAGE([.K26:.K30])" office:value-type="float" office:value="0.0580958" calcext:value-type="float">
            <text:p>0.0580958</text:p>
          </table:table-cell>
          <table:table-cell table:style-name="ce23" table:number-columns-repeated="2"/>
          <table:table-cell table:style-name="ce27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SPEEDUP</text:p>
          </table:table-cell>
          <table:table-cell table:style-name="ce14" office:value-type="string" calcext:value-type="string">
            <text:p>MEMO</text:p>
          </table:table-cell>
          <table:table-cell table:style-name="ce14" office:value-type="string" calcext:value-type="string">
            <text:p>OMP_F</text:p>
          </table:table-cell>
          <table:table-cell table:style-name="ce14" office:value-type="string" calcext:value-type="string">
            <text:p>OMP_MF</text:p>
          </table:table-cell>
          <table:table-cell table:style-name="ce14" office:value-type="string" calcext:value-type="string">
            <text:p>OMP_MEMO_F</text:p>
          </table:table-cell>
          <table:table-cell table:style-name="ce17" office:value-type="string" calcext:value-type="string">
            <text:p>OMP_MEMO_MF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string" office:string-value="MPC(28)" calcext:value-type="string">
            <text:p>MPC(28)</text:p>
          </table:table-cell>
          <table:table-cell table:style-name="ce3" table:formula="of:=[.M5]" office:value-type="float" office:value="307982.461538462" calcext:value-type="float">
            <text:p>307982.461538462</text:p>
          </table:table-cell>
          <table:table-cell table:formula="of:=[.M15]" office:value-type="float" office:value="0.571875846739401" calcext:value-type="float">
            <text:p>0.5718758467</text:p>
          </table:table-cell>
          <table:table-cell table:formula="of:=[.M25]" office:value-type="float" office:value="0.982384166716455" calcext:value-type="float">
            <text:p>0.9823841667</text:p>
          </table:table-cell>
          <table:table-cell table:style-name="Default" table:formula="of:=[.N15]" office:value-type="float" office:value="63.4798918687521" calcext:value-type="float">
            <text:p>63.4798918688</text:p>
          </table:table-cell>
          <table:table-cell table:style-name="ce18" table:formula="of:=[.N25]" office:value-type="float" office:value="79.0197363227284" calcext:value-type="float">
            <text:p>79.019736322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string" office:string-value="MPC(29)" calcext:value-type="string">
            <text:p>MPC(29)</text:p>
          </table:table-cell>
          <table:table-cell table:style-name="ce3" table:formula="of:=[.M6]" office:value-type="float" office:value="533243.433333333" calcext:value-type="float">
            <text:p>533243.433333333</text:p>
          </table:table-cell>
          <table:table-cell table:formula="of:=[.M16]" office:value-type="float" office:value="0.585476140789468" calcext:value-type="float">
            <text:p>0.5854761408</text:p>
          </table:table-cell>
          <table:table-cell table:formula="of:=[.M26]" office:value-type="float" office:value="0.955480767289621" calcext:value-type="float">
            <text:p>0.9554807673</text:p>
          </table:table-cell>
          <table:table-cell table:style-name="Default" table:formula="of:=[.N16]" office:value-type="float" office:value="87.5796726157889" calcext:value-type="float">
            <text:p>87.5796726158</text:p>
          </table:table-cell>
          <table:table-cell table:style-name="ce18" table:formula="of:=[.N26]" office:value-type="float" office:value="116.990661108673" calcext:value-type="float">
            <text:p>116.990661108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F4]" office:value-type="string" office:string-value="MPC(30)" calcext:value-type="string">
            <text:p>MPC(30)</text:p>
          </table:table-cell>
          <table:table-cell table:style-name="ce3" table:formula="of:=[.M7]" office:value-type="float" office:value="1065043.4" calcext:value-type="float">
            <text:p>1065043.4</text:p>
          </table:table-cell>
          <table:table-cell table:formula="of:=[.M17]" office:value-type="float" office:value="0.586191681051628" calcext:value-type="float">
            <text:p>0.5861916811</text:p>
          </table:table-cell>
          <table:table-cell table:formula="of:=[.M27]" office:value-type="float" office:value="0.989932471696521" calcext:value-type="float">
            <text:p>0.9899324717</text:p>
          </table:table-cell>
          <table:table-cell table:style-name="Default" table:formula="of:=[.N17]" office:value-type="float" office:value="146.987689420078" calcext:value-type="float">
            <text:p>146.9876894201</text:p>
          </table:table-cell>
          <table:table-cell table:style-name="ce18" table:formula="of:=[.N27]" office:value-type="float" office:value="189.763870906434" calcext:value-type="float">
            <text:p>189.7638709064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string" office:string-value="MPC(31)" calcext:value-type="string">
            <text:p>MPC(31)</text:p>
          </table:table-cell>
          <table:table-cell table:style-name="ce3" table:formula="of:=[.M8]" office:value-type="float" office:value="2171963.26666667" calcext:value-type="float">
            <text:p>2171963.26666667</text:p>
          </table:table-cell>
          <table:table-cell table:formula="of:=[.M18]" office:value-type="float" office:value="0.595916391004185" calcext:value-type="float">
            <text:p>0.595916391</text:p>
          </table:table-cell>
          <table:table-cell table:formula="of:=[.M28]" office:value-type="float" office:value="1.01218314120195" calcext:value-type="float">
            <text:p>1.0121831412</text:p>
          </table:table-cell>
          <table:table-cell table:style-name="Default" table:formula="of:=[.N18]" office:value-type="float" office:value="191.876891636017" calcext:value-type="float">
            <text:p>191.876891636</text:p>
          </table:table-cell>
          <table:table-cell table:style-name="ce18" table:formula="of:=[.N28]" office:value-type="float" office:value="269.131536339154" calcext:value-type="float">
            <text:p>269.131536339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string" office:string-value="MPC(32)" calcext:value-type="string">
            <text:p>MPC(32)</text:p>
          </table:table-cell>
          <table:table-cell table:style-name="ce15" table:formula="of:=[.M9]" office:value-type="float" office:value="4492773.4" calcext:value-type="float">
            <text:p>4492773.4</text:p>
          </table:table-cell>
          <table:table-cell table:style-name="ce15" table:formula="of:=[.M19]" office:value-type="float" office:value="0.611495414210928" calcext:value-type="float">
            <text:p>0.6114954142</text:p>
          </table:table-cell>
          <table:table-cell table:style-name="ce15" table:formula="of:=[.M29]" office:value-type="float" office:value="1.04648583373839" calcext:value-type="float">
            <text:p>1.0464858337</text:p>
          </table:table-cell>
          <table:table-cell table:style-name="ce15" table:formula="of:=[.N19]" office:value-type="float" office:value="371.619924398455" calcext:value-type="float">
            <text:p>371.6199243985</text:p>
          </table:table-cell>
          <table:table-cell table:style-name="ce19" table:formula="of:=[.N29]" office:value-type="float" office:value="464.003256689812" calcext:value-type="float">
            <text:p>464.0032566898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There is a big difference between OmpSs final and manual final due to the reduction.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10"/>
        </table:table-row>
      </table:table>
      <table:table table:name="Min_cost_path" table:style-name="ta1">
        <table:shapes>
          <draw:frame draw:z-index="0" draw:style-name="gr1" draw:text-style-name="P1" svg:width="4.9783in" svg:height="2.552in" svg:x="7.576in" svg:y="5.6996in">
            <draw:object draw:notify-on-update-of-ranges="Min_cost_path.B34:Min_cost_path.B38 Min_cost_path.D33:Min_cost_path.D33 Min_cost_path.D34:Min_cost_path.D38 Min_cost_path.E33:Min_cost_path.E33 Min_cost_path.E34:Min_cost_path.E38 Min_cost_path.F33:Min_cost_path.F33 Min_cost_path.F34:Min_cost_path.F38 Min_cost_path.G33:Min_cost_path.G33 Min_cost_path.G34:Min_cost_path.G3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ce10"/>
        <table:table-column table:style-name="co2" table:default-cell-style-name="Default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OUT FINAL</text:p>
          </table:table-cell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5"/>
          <table:table-cell table:style-name="ce12" table:number-columns-repeated="9"/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MCP(11, 11)</text:p>
          </table:table-cell>
          <table:table-cell/>
          <table:table-cell table:style-name="ce2" office:value-type="string" calcext:value-type="string">
            <text:p>MCP(12, 11)</text:p>
          </table:table-cell>
          <table:table-cell/>
          <table:table-cell table:style-name="ce2" office:value-type="string" calcext:value-type="string">
            <text:p>MCP(13, 11)</text:p>
          </table:table-cell>
          <table:table-cell/>
          <table:table-cell table:style-name="ce2" office:value-type="string" calcext:value-type="string">
            <text:p>MCP(14, 11)</text:p>
          </table:table-cell>
          <table:table-cell/>
          <table:table-cell table:style-name="ce2" office:value-type="string" calcext:value-type="string">
            <text:p>MCP(15, 11)</text:p>
          </table:table-cell>
          <table:table-cell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MEMO</text:p>
          </table:table-cell>
          <table:table-cell table:style-name="ce25"/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style-name="ce1" office:value-type="string" calcext:value-type="string">
            <text:p>SERIAL</text:p>
          </table:table-cell>
          <table:table-cell table:style-name="ce2" office:value-type="string" calcext:value-type="string">
            <text:p>MEMO</text:p>
          </table:table-cell>
          <table:table-cell table:formula="of:=[.B4]" office:value-type="string" office:string-value="MCP(11, 11)" calcext:value-type="string">
            <text:p>MCP(11, 11)</text:p>
          </table:table-cell>
          <table:table-cell table:formula="of:=[.B11]/[.C11]" office:value-type="float" office:value="308260.461538462" calcext:value-type="float">
            <text:p>308260.46153846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95591" calcext:value-type="float">
            <text:p>1.595591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3.631229" calcext:value-type="float">
            <text:p>3.631229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8.363642" calcext:value-type="float">
            <text:p>8.363642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17.496367" calcext:value-type="float">
            <text:p>17.496367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35.118235" calcext:value-type="float">
            <text:p>35.118235</text:p>
          </table:table-cell>
          <table:table-cell office:value-type="float" office:value="0.000006" calcext:value-type="float">
            <text:p>0.000006</text:p>
          </table:table-cell>
          <table:table-cell table:formula="of:=[.D4]" office:value-type="string" office:string-value="MCP(12, 11)" calcext:value-type="string">
            <text:p>MCP(12, 11)</text:p>
          </table:table-cell>
          <table:table-cell table:style-name="ce3" table:formula="of:=[.D11]/[.E11]" office:value-type="float" office:value="710218.5" calcext:value-type="float">
            <text:p>710218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621316" calcext:value-type="float">
            <text:p>1.62131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.647451" calcext:value-type="float">
            <text:p>3.64745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8.398994" calcext:value-type="float">
            <text:p>8.398994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17.540245" calcext:value-type="float">
            <text:p>17.540245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35.377774" calcext:value-type="float">
            <text:p>35.377774</text:p>
          </table:table-cell>
          <table:table-cell office:value-type="float" office:value="0.000006" calcext:value-type="float">
            <text:p>0.000006</text:p>
          </table:table-cell>
          <table:table-cell table:formula="of:=[.F4]" office:value-type="string" office:string-value="MCP(13, 11)" calcext:value-type="string">
            <text:p>MCP(13, 11)</text:p>
          </table:table-cell>
          <table:table-cell table:style-name="ce3" table:formula="of:=[.F11]/[.G11]" office:value-type="float" office:value="1484166.71428571" calcext:value-type="float">
            <text:p>1484166.7142857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618226" calcext:value-type="float">
            <text:p>1.618226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.654529" calcext:value-type="float">
            <text:p>3.654529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8.235886" calcext:value-type="float">
            <text:p>8.235886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18.08403" calcext:value-type="float">
            <text:p>18.08403</text:p>
          </table:table-cell>
          <table:table-cell office:value-type="float" office:value="0.000006" calcext:value-type="float">
            <text:p>0.000006</text:p>
          </table:table-cell>
          <table:table-cell table:style-name="ce3" office:value-type="float" office:value="35.745423" calcext:value-type="float">
            <text:p>35.745423</text:p>
          </table:table-cell>
          <table:table-cell office:value-type="float" office:value="0.000006" calcext:value-type="float">
            <text:p>0.000006</text:p>
          </table:table-cell>
          <table:table-cell table:formula="of:=[.H4]" office:value-type="string" office:string-value="MCP(14, 11)" calcext:value-type="string">
            <text:p>MCP(14, 11)</text:p>
          </table:table-cell>
          <table:table-cell table:style-name="ce3" table:formula="of:=[.H11]/[.I11]" office:value-type="float" office:value="2920081.3" calcext:value-type="float">
            <text:p>2920081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603358" calcext:value-type="float">
            <text:p>1.603358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.681318" calcext:value-type="float">
            <text:p>3.681318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8.232594" calcext:value-type="float">
            <text:p>8.232594</text:p>
          </table:table-cell>
          <table:table-cell office:value-type="float" office:value="0.000005" calcext:value-type="float">
            <text:p>0.000005</text:p>
          </table:table-cell>
          <table:table-cell table:style-name="ce16" office:value-type="float" office:value="17.210496" calcext:value-type="float">
            <text:p>17.210496</text:p>
          </table:table-cell>
          <table:table-cell office:value-type="float" office:value="0.000006" calcext:value-type="float">
            <text:p>0.000006</text:p>
          </table:table-cell>
          <table:table-cell table:style-name="ce16" office:value-type="float" office:value="35.473247" calcext:value-type="float">
            <text:p>35.473247</text:p>
          </table:table-cell>
          <table:table-cell office:value-type="float" office:value="0.000006" calcext:value-type="float">
            <text:p>0.000006</text:p>
          </table:table-cell>
          <table:table-cell table:formula="of:=[.J4]" office:value-type="string" office:string-value="MCP(15, 11)" calcext:value-type="string">
            <text:p>MCP(15, 11)</text:p>
          </table:table-cell>
          <table:table-cell table:style-name="ce3" table:formula="of:=[.J11]/[.K11]" office:value-type="float" office:value="5911152.43333333" calcext:value-type="float">
            <text:p>5911152.43333333</text:p>
          </table:table-cell>
          <table:table-cell table:number-columns-repeated="11"/>
        </table:table-row>
        <table:table-row table:style-name="ro1">
          <table:table-cell table:style-name="ce1"/>
          <table:table-cell office:value-type="float" office:value="1.576281" calcext:value-type="float">
            <text:p>1.57628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3.851154" calcext:value-type="float">
            <text:p>3.85115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8.325552" calcext:value-type="float">
            <text:p>8.325552</text:p>
          </table:table-cell>
          <table:table-cell office:value-type="float" office:value="0.000005" calcext:value-type="float">
            <text:p>0.000005</text:p>
          </table:table-cell>
          <table:table-cell table:style-name="ce16" office:value-type="float" office:value="17.271301" calcext:value-type="float">
            <text:p>17.271301</text:p>
          </table:table-cell>
          <table:table-cell office:value-type="float" office:value="0.000006" calcext:value-type="float">
            <text:p>0.000006</text:p>
          </table:table-cell>
          <table:table-cell table:style-name="ce16" office:value-type="float" office:value="35.619894" calcext:value-type="float">
            <text:p>35.619894</text:p>
          </table:table-cell>
          <table:table-cell office:value-type="float" office:value="0.000006" calcext:value-type="float">
            <text:p>0.000006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8" table:formula="of:=AVERAGE([.B6:.B10])" office:value-type="float" office:value="1.6029544" calcext:value-type="float">
            <text:p>1.6029544</text:p>
          </table:table-cell>
          <table:table-cell table:style-name="ce13" table:formula="of:=AVERAGE([.C6:.C10])" office:value-type="float" office:value="0.0000052" calcext:value-type="float">
            <text:p>0.0000052</text:p>
          </table:table-cell>
          <table:table-cell table:style-name="ce13" table:formula="of:=AVERAGE([.D6:.D10])" office:value-type="float" office:value="3.6931362" calcext:value-type="float">
            <text:p>3.6931362</text:p>
          </table:table-cell>
          <table:table-cell table:style-name="ce13" table:formula="of:=AVERAGE([.E6:.E10])" office:value-type="float" office:value="0.0000052" calcext:value-type="float">
            <text:p>0.0000052</text:p>
          </table:table-cell>
          <table:table-cell table:style-name="ce13" table:formula="of:=AVERAGE([.F6:.F10])" office:value-type="float" office:value="8.3113336" calcext:value-type="float">
            <text:p>8.3113336</text:p>
          </table:table-cell>
          <table:table-cell table:style-name="ce13" table:formula="of:=AVERAGE([.G6:.G10])" office:value-type="float" office:value="0.0000056" calcext:value-type="float">
            <text:p>0.0000056</text:p>
          </table:table-cell>
          <table:table-cell table:style-name="ce13" table:formula="of:=AVERAGE([.H6:.H10])" office:value-type="float" office:value="17.5204878" calcext:value-type="float">
            <text:p>17.5204878</text:p>
          </table:table-cell>
          <table:table-cell table:style-name="ce13" table:formula="of:=AVERAGE([.I6:.I10])" office:value-type="float" office:value="0.000006" calcext:value-type="float">
            <text:p>0.000006</text:p>
          </table:table-cell>
          <table:table-cell table:style-name="ce13" table:formula="of:=AVERAGE([.J6:.J10])" office:value-type="float" office:value="35.4669146" calcext:value-type="float">
            <text:p>35.4669146</text:p>
          </table:table-cell>
          <table:table-cell table:style-name="ce13" table:formula="of:=AVERAGE([.K6:.K10])" office:value-type="float" office:value="0.000006" calcext:value-type="float">
            <text:p>0.000006</text:p>
          </table:table-cell>
          <table:table-cell table:style-name="ce13" table:number-columns-repeated="2"/>
          <table:table-cell table:style-name="ce27"/>
          <table:table-cell table:number-columns-repeated="10"/>
        </table:table-row>
        <table:table-row table:style-name="ro1">
          <table:table-cell table:style-name="ce2"/>
          <table:table-cell table:style-name="ce4" office:value-type="string" calcext:value-type="string">
            <text:p>WITH OMPSS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5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 table:style-name="ce3"/>
          <table:table-cell table:style-name="ce6" table:formula="of:=[.B4]" office:value-type="string" office:string-value="MCP(11, 11)" calcext:value-type="string">
            <text:p>MCP(11, 11)</text:p>
          </table:table-cell>
          <table:table-cell/>
          <table:table-cell table:style-name="ce2" table:formula="of:=[.D4]" office:value-type="string" office:string-value="MCP(12, 11)" calcext:value-type="string">
            <text:p>MCP(12, 11)</text:p>
          </table:table-cell>
          <table:table-cell table:style-name="ce16"/>
          <table:table-cell table:style-name="ce2" table:formula="of:=[.F4]" office:value-type="string" office:string-value="MCP(13, 11)" calcext:value-type="string">
            <text:p>MCP(13, 11)</text:p>
          </table:table-cell>
          <table:table-cell table:style-name="ce3"/>
          <table:table-cell table:style-name="ce2" table:formula="of:=[.H4]" office:value-type="string" office:string-value="MCP(14, 11)" calcext:value-type="string">
            <text:p>MCP(14, 11)</text:p>
          </table:table-cell>
          <table:table-cell table:style-name="ce3"/>
          <table:table-cell table:style-name="ce2" table:formula="of:=[.J4]" office:value-type="string" office:string-value="MCP(15, 11)" calcext:value-type="string">
            <text:p>MCP(15, 11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 table:style-name="ce3"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OMP_MEMO</text:p>
          </table:table-cell>
          <table:table-cell table:formula="of:=[.B14]" office:value-type="string" office:string-value="MCP(11, 11)" calcext:value-type="string">
            <text:p>MCP(11, 11)</text:p>
          </table:table-cell>
          <table:table-cell table:formula="of:=[.$B$11]/[.B21]" office:value-type="float" office:value="0.944883044555185" calcext:value-type="float">
            <text:p>0.9448830446</text:p>
          </table:table-cell>
          <table:table-cell table:formula="of:=[.$B$11]/[.C21]" office:value-type="float" office:value="2207.31809418893" calcext:value-type="float">
            <text:p>2207.3180941889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1.677868" calcext:value-type="float">
            <text:p>1.677868</text:p>
          </table:table-cell>
          <table:table-cell office:value-type="float" office:value="0.000732" calcext:value-type="float">
            <text:p>0.000732</text:p>
          </table:table-cell>
          <table:table-cell office:value-type="float" office:value="3.89622" calcext:value-type="float">
            <text:p>3.89622</text:p>
          </table:table-cell>
          <table:table-cell table:style-name="ce3" office:value-type="float" office:value="0.000968" calcext:value-type="float">
            <text:p>0.000968</text:p>
          </table:table-cell>
          <table:table-cell table:style-name="ce3" office:value-type="float" office:value="8.313699" calcext:value-type="float">
            <text:p>8.313699</text:p>
          </table:table-cell>
          <table:table-cell table:style-name="ce3" office:value-type="float" office:value="0.001195" calcext:value-type="float">
            <text:p>0.001195</text:p>
          </table:table-cell>
          <table:table-cell table:style-name="ce3" office:value-type="float" office:value="17.338147" calcext:value-type="float">
            <text:p>17.338147</text:p>
          </table:table-cell>
          <table:table-cell table:style-name="ce3" office:value-type="float" office:value="0.001591" calcext:value-type="float">
            <text:p>0.001591</text:p>
          </table:table-cell>
          <table:table-cell table:style-name="ce3" office:value-type="float" office:value="35.310503" calcext:value-type="float">
            <text:p>35.310503</text:p>
          </table:table-cell>
          <table:table-cell table:style-name="ce3" office:value-type="float" office:value="0.010452" calcext:value-type="float">
            <text:p>0.010452</text:p>
          </table:table-cell>
          <table:table-cell table:formula="of:=[.D14]" office:value-type="string" office:string-value="MCP(12, 11)" calcext:value-type="string">
            <text:p>MCP(12, 11)</text:p>
          </table:table-cell>
          <table:table-cell table:style-name="ce3" table:formula="of:=[.$D$11]/[.D21]" office:value-type="float" office:value="0.967185012972058" calcext:value-type="float">
            <text:p>0.967185013</text:p>
          </table:table-cell>
          <table:table-cell table:formula="of:=[.$D$11]/[.E21]" office:value-type="float" office:value="3996.03570655702" calcext:value-type="float">
            <text:p>3996.035706557</text:p>
          </table:table-cell>
          <table:table-cell table:number-columns-repeated="10"/>
        </table:table-row>
        <table:table-row table:style-name="ro1">
          <table:table-cell table:style-name="ce3"/>
          <table:table-cell office:value-type="float" office:value="1.711794" calcext:value-type="float">
            <text:p>1.711794</text:p>
          </table:table-cell>
          <table:table-cell office:value-type="float" office:value="0.000714" calcext:value-type="float">
            <text:p>0.000714</text:p>
          </table:table-cell>
          <table:table-cell office:value-type="float" office:value="3.81648" calcext:value-type="float">
            <text:p>3.81648</text:p>
          </table:table-cell>
          <table:table-cell table:style-name="ce3" office:value-type="float" office:value="0.000957" calcext:value-type="float">
            <text:p>0.000957</text:p>
          </table:table-cell>
          <table:table-cell table:style-name="ce3" office:value-type="float" office:value="8.388279" calcext:value-type="float">
            <text:p>8.388279</text:p>
          </table:table-cell>
          <table:table-cell table:style-name="ce3" office:value-type="float" office:value="0.001272" calcext:value-type="float">
            <text:p>0.001272</text:p>
          </table:table-cell>
          <table:table-cell table:style-name="ce3" office:value-type="float" office:value="17.585825" calcext:value-type="float">
            <text:p>17.585825</text:p>
          </table:table-cell>
          <table:table-cell table:style-name="ce3" office:value-type="float" office:value="0.001577" calcext:value-type="float">
            <text:p>0.001577</text:p>
          </table:table-cell>
          <table:table-cell table:style-name="ce3" office:value-type="float" office:value="35.29575" calcext:value-type="float">
            <text:p>35.29575</text:p>
          </table:table-cell>
          <table:table-cell table:style-name="ce3" office:value-type="float" office:value="0.010698" calcext:value-type="float">
            <text:p>0.010698</text:p>
          </table:table-cell>
          <table:table-cell table:formula="of:=[.F14]" office:value-type="string" office:string-value="MCP(13, 11)" calcext:value-type="string">
            <text:p>MCP(13, 11)</text:p>
          </table:table-cell>
          <table:table-cell table:style-name="ce3" table:formula="of:=[.$F$11]/[.F21]" office:value-type="float" office:value="0.992873743902661" calcext:value-type="float">
            <text:p>0.9928737439</text:p>
          </table:table-cell>
          <table:table-cell table:formula="of:=[.$F$11]/[.G21]" office:value-type="float" office:value="6867.73558089572" calcext:value-type="float">
            <text:p>6867.7355808957</text:p>
          </table:table-cell>
          <table:table-cell table:number-columns-repeated="10"/>
        </table:table-row>
        <table:table-row table:style-name="ro1">
          <table:table-cell table:style-name="ce2"/>
          <table:table-cell office:value-type="float" office:value="1.692057" calcext:value-type="float">
            <text:p>1.692057</text:p>
          </table:table-cell>
          <table:table-cell office:value-type="float" office:value="0.000723" calcext:value-type="float">
            <text:p>0.000723</text:p>
          </table:table-cell>
          <table:table-cell office:value-type="float" office:value="3.784458" calcext:value-type="float">
            <text:p>3.784458</text:p>
          </table:table-cell>
          <table:table-cell table:style-name="ce3" office:value-type="float" office:value="0.000936" calcext:value-type="float">
            <text:p>0.000936</text:p>
          </table:table-cell>
          <table:table-cell table:style-name="ce3" office:value-type="float" office:value="8.458958" calcext:value-type="float">
            <text:p>8.458958</text:p>
          </table:table-cell>
          <table:table-cell table:style-name="ce3" office:value-type="float" office:value="0.001197" calcext:value-type="float">
            <text:p>0.001197</text:p>
          </table:table-cell>
          <table:table-cell table:style-name="ce3" office:value-type="float" office:value="17.789144" calcext:value-type="float">
            <text:p>17.789144</text:p>
          </table:table-cell>
          <table:table-cell table:style-name="ce3" office:value-type="float" office:value="0.00161" calcext:value-type="float">
            <text:p>0.00161</text:p>
          </table:table-cell>
          <table:table-cell table:style-name="ce3" office:value-type="float" office:value="36.274225" calcext:value-type="float">
            <text:p>36.274225</text:p>
          </table:table-cell>
          <table:table-cell table:style-name="ce3" office:value-type="float" office:value="0.011027" calcext:value-type="float">
            <text:p>0.011027</text:p>
          </table:table-cell>
          <table:table-cell table:formula="of:=[.H14]" office:value-type="string" office:string-value="MCP(14, 11)" calcext:value-type="string">
            <text:p>MCP(14, 11)</text:p>
          </table:table-cell>
          <table:table-cell table:style-name="ce3" table:formula="of:=[.$H$11]/[.H21]" office:value-type="float" office:value="1.00174275516299" calcext:value-type="float">
            <text:p>1.0017427552</text:p>
          </table:table-cell>
          <table:table-cell table:formula="of:=[.$H$11]/[.I21]" office:value-type="float" office:value="11035.8325774754" calcext:value-type="float">
            <text:p>11035.8325774754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1.689233" calcext:value-type="float">
            <text:p>1.689233</text:p>
          </table:table-cell>
          <table:table-cell office:value-type="float" office:value="0.000726" calcext:value-type="float">
            <text:p>0.000726</text:p>
          </table:table-cell>
          <table:table-cell office:value-type="float" office:value="3.811978" calcext:value-type="float">
            <text:p>3.811978</text:p>
          </table:table-cell>
          <table:table-cell table:style-name="ce3" office:value-type="float" office:value="0.000894" calcext:value-type="float">
            <text:p>0.000894</text:p>
          </table:table-cell>
          <table:table-cell table:style-name="ce16" office:value-type="float" office:value="8.403334" calcext:value-type="float">
            <text:p>8.403334</text:p>
          </table:table-cell>
          <table:table-cell table:style-name="ce16" office:value-type="float" office:value="0.001197" calcext:value-type="float">
            <text:p>0.001197</text:p>
          </table:table-cell>
          <table:table-cell table:style-name="ce16" office:value-type="float" office:value="17.321398" calcext:value-type="float">
            <text:p>17.321398</text:p>
          </table:table-cell>
          <table:table-cell table:style-name="ce16" office:value-type="float" office:value="0.001587" calcext:value-type="float">
            <text:p>0.001587</text:p>
          </table:table-cell>
          <table:table-cell table:style-name="ce16" office:value-type="float" office:value="36.432517" calcext:value-type="float">
            <text:p>36.432517</text:p>
          </table:table-cell>
          <table:table-cell table:style-name="ce16" office:value-type="float" office:value="0.010763" calcext:value-type="float">
            <text:p>0.010763</text:p>
          </table:table-cell>
          <table:table-cell table:formula="of:=[.J14]" office:value-type="string" office:string-value="MCP(15, 11)" calcext:value-type="string">
            <text:p>MCP(15, 11)</text:p>
          </table:table-cell>
          <table:table-cell table:style-name="ce3" table:formula="of:=[.$J$11]/[.J21]" office:value-type="float" office:value="0.990211614429861" calcext:value-type="float">
            <text:p>0.9902116144</text:p>
          </table:table-cell>
          <table:table-cell table:formula="of:=[.$J$11]/[.K21]" office:value-type="float" office:value="3294.71189432224" calcext:value-type="float">
            <text:p>3294.7118943222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1.711338" calcext:value-type="float">
            <text:p>1.711338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3.783055" calcext:value-type="float">
            <text:p>3.783055</text:p>
          </table:table-cell>
          <table:table-cell table:style-name="ce16" office:value-type="float" office:value="0.000866" calcext:value-type="float">
            <text:p>0.000866</text:p>
          </table:table-cell>
          <table:table-cell table:style-name="ce16" office:value-type="float" office:value="8.290667" calcext:value-type="float">
            <text:p>8.290667</text:p>
          </table:table-cell>
          <table:table-cell table:style-name="ce16" office:value-type="float" office:value="0.00119" calcext:value-type="float">
            <text:p>0.00119</text:p>
          </table:table-cell>
          <table:table-cell table:style-name="ce16" office:value-type="float" office:value="17.415521" calcext:value-type="float">
            <text:p>17.415521</text:p>
          </table:table-cell>
          <table:table-cell table:style-name="ce16" office:value-type="float" office:value="0.001573" calcext:value-type="float">
            <text:p>0.001573</text:p>
          </table:table-cell>
          <table:table-cell table:style-name="ce16" office:value-type="float" office:value="35.774556" calcext:value-type="float">
            <text:p>35.774556</text:p>
          </table:table-cell>
          <table:table-cell table:style-name="ce16" office:value-type="float" office:value="0.010884" calcext:value-type="float">
            <text:p>0.010884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16:.B20])" office:value-type="float" office:value="1.696458" calcext:value-type="float">
            <text:p>1.696458</text:p>
          </table:table-cell>
          <table:table-cell table:style-name="ce13" table:formula="of:=AVERAGE([.C16:.C20])" office:value-type="float" office:value="0.0007262" calcext:value-type="float">
            <text:p>0.0007262</text:p>
          </table:table-cell>
          <table:table-cell table:style-name="ce13" table:formula="of:=AVERAGE([.D16:.D20])" office:value-type="float" office:value="3.8184382" calcext:value-type="float">
            <text:p>3.8184382</text:p>
          </table:table-cell>
          <table:table-cell table:style-name="ce13" table:formula="of:=AVERAGE([.E16:.E20])" office:value-type="float" office:value="0.0009242" calcext:value-type="float">
            <text:p>0.0009242</text:p>
          </table:table-cell>
          <table:table-cell table:style-name="ce13" table:formula="of:=AVERAGE([.F16:.F20])" office:value-type="float" office:value="8.3709874" calcext:value-type="float">
            <text:p>8.3709874</text:p>
          </table:table-cell>
          <table:table-cell table:style-name="ce13" table:formula="of:=AVERAGE([.G16:.G20])" office:value-type="float" office:value="0.0012102" calcext:value-type="float">
            <text:p>0.0012102</text:p>
          </table:table-cell>
          <table:table-cell table:style-name="ce13" table:formula="of:=AVERAGE([.H16:.H20])" office:value-type="float" office:value="17.490007" calcext:value-type="float">
            <text:p>17.490007</text:p>
          </table:table-cell>
          <table:table-cell table:style-name="ce13" table:formula="of:=AVERAGE([.I16:.I20])" office:value-type="float" office:value="0.0015876" calcext:value-type="float">
            <text:p>0.0015876</text:p>
          </table:table-cell>
          <table:table-cell table:style-name="ce13" table:formula="of:=AVERAGE([.J16:.J20])" office:value-type="float" office:value="35.8175102" calcext:value-type="float">
            <text:p>35.8175102</text:p>
          </table:table-cell>
          <table:table-cell table:style-name="ce13" table:formula="of:=AVERAGE([.K16:.K20])" office:value-type="float" office:value="0.0107648" calcext:value-type="float">
            <text:p>0.0107648</text:p>
          </table:table-cell>
          <table:table-cell table:style-name="Default"/>
          <table:table-cell/>
          <table:table-cell table:style-name="ce27"/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WITH MANUAL FINAL</text:p>
          </table:table-cell>
          <table:table-cell table:style-name="ce12" table:number-columns-repeated="5"/>
          <table:table-cell table:style-name="ce20"/>
          <table:table-cell table:style-name="ce12"/>
          <table:table-cell table:style-name="ce22" table:number-columns-repeated="4"/>
          <table:table-cell table:style-name="ce24"/>
          <table:table-cell table:number-columns-repeated="10"/>
        </table:table-row>
        <table:table-row table:style-name="ro1">
          <table:table-cell/>
          <table:table-cell table:style-name="ce5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24"/>
          <table:table-cell table:number-columns-repeated="10"/>
        </table:table-row>
        <table:table-row table:style-name="ro1">
          <table:table-cell/>
          <table:table-cell table:style-name="ce6" table:formula="of:=[.B4]" office:value-type="string" office:string-value="MCP(11, 11)" calcext:value-type="string">
            <text:p>MCP(11, 11)</text:p>
          </table:table-cell>
          <table:table-cell/>
          <table:table-cell table:style-name="ce2" table:formula="of:=[.D4]" office:value-type="string" office:string-value="MCP(12, 11)" calcext:value-type="string">
            <text:p>MCP(12, 11)</text:p>
          </table:table-cell>
          <table:table-cell table:style-name="ce16"/>
          <table:table-cell table:style-name="ce2" table:formula="of:=[.F4]" office:value-type="string" office:string-value="MCP(13, 11)" calcext:value-type="string">
            <text:p>MCP(13, 11)</text:p>
          </table:table-cell>
          <table:table-cell table:style-name="ce3"/>
          <table:table-cell table:style-name="ce2" table:formula="of:=[.H4]" office:value-type="string" office:string-value="MCP(14, 11)" calcext:value-type="string">
            <text:p>MCP(14, 11)</text:p>
          </table:table-cell>
          <table:table-cell table:style-name="ce3"/>
          <table:table-cell table:style-name="ce2" table:formula="of:=[.J4]" office:value-type="string" office:string-value="MCP(15, 11)" calcext:value-type="string">
            <text:p>MCP(15, 11)</text:p>
          </table:table-cell>
          <table:table-cell table:style-name="ce3"/>
          <table:table-cell office:value-type="string" calcext:value-type="string">
            <text:p>SPEEDUP</text:p>
          </table:table-cell>
          <table:table-cell table:style-name="ce2" office:value-type="string" calcext:value-type="string">
            <text:p>OMP</text:p>
          </table:table-cell>
          <table:table-cell table:style-name="ce25" office:value-type="string" calcext:value-type="string">
            <text:p>OMP_MEMO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style-name="ce2" office:value-type="string" calcext:value-type="string">
            <text:p>OMP</text:p>
          </table:table-cell>
          <table:table-cell table:style-name="ce1" office:value-type="string" calcext:value-type="string">
            <text:p>OMP_MEMO</text:p>
          </table:table-cell>
          <table:table-cell table:formula="of:=[.B24]" office:value-type="string" office:string-value="MCP(11, 11)" calcext:value-type="string">
            <text:p>MCP(11, 11)</text:p>
          </table:table-cell>
          <table:table-cell table:formula="of:=[.$B$11]/[.B31]" office:value-type="float" office:value="0.950801418496087" calcext:value-type="float">
            <text:p>0.9508014185</text:p>
          </table:table-cell>
          <table:table-cell table:formula="of:=[.$B$11]/[.C31]" office:value-type="float" office:value="1882.7277425417" calcext:value-type="float">
            <text:p>1882.7277425417</text:p>
          </table:table-cell>
          <table:table-cell table:number-columns-repeated="10"/>
        </table:table-row>
        <table:table-row table:style-name="ro1">
          <table:table-cell table:style-name="ce1"/>
          <table:table-cell office:value-type="float" office:value="1.680613" calcext:value-type="float">
            <text:p>1.680613</text:p>
          </table:table-cell>
          <table:table-cell office:value-type="float" office:value="0.000908" calcext:value-type="float">
            <text:p>0.000908</text:p>
          </table:table-cell>
          <table:table-cell office:value-type="float" office:value="3.846966" calcext:value-type="float">
            <text:p>3.846966</text:p>
          </table:table-cell>
          <table:table-cell table:style-name="ce3" office:value-type="float" office:value="0.001141" calcext:value-type="float">
            <text:p>0.001141</text:p>
          </table:table-cell>
          <table:table-cell table:style-name="ce3" office:value-type="float" office:value="8.518398" calcext:value-type="float">
            <text:p>8.518398</text:p>
          </table:table-cell>
          <table:table-cell table:style-name="ce3" office:value-type="float" office:value="0.001515" calcext:value-type="float">
            <text:p>0.001515</text:p>
          </table:table-cell>
          <table:table-cell table:style-name="ce3" office:value-type="float" office:value="17.420693" calcext:value-type="float">
            <text:p>17.420693</text:p>
          </table:table-cell>
          <table:table-cell table:style-name="ce3" office:value-type="float" office:value="0.002252" calcext:value-type="float">
            <text:p>0.002252</text:p>
          </table:table-cell>
          <table:table-cell table:style-name="ce3" office:value-type="float" office:value="35.940533" calcext:value-type="float">
            <text:p>35.940533</text:p>
          </table:table-cell>
          <table:table-cell table:style-name="ce3" office:value-type="float" office:value="0.01415" calcext:value-type="float">
            <text:p>0.01415</text:p>
          </table:table-cell>
          <table:table-cell table:formula="of:=[.D24]" office:value-type="string" office:string-value="MCP(12, 11)" calcext:value-type="string">
            <text:p>MCP(12, 11)</text:p>
          </table:table-cell>
          <table:table-cell table:style-name="ce3" table:formula="of:=[.$D$11]/[.D31]" office:value-type="float" office:value="0.969735189869668" calcext:value-type="float">
            <text:p>0.9697351899</text:p>
          </table:table-cell>
          <table:table-cell table:formula="of:=[.$D$11]/[.E31]" office:value-type="float" office:value="3307.48361096185" calcext:value-type="float">
            <text:p>3307.483610961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688686" calcext:value-type="float">
            <text:p>1.688686</text:p>
          </table:table-cell>
          <table:table-cell office:value-type="float" office:value="0.000843" calcext:value-type="float">
            <text:p>0.000843</text:p>
          </table:table-cell>
          <table:table-cell office:value-type="float" office:value="3.804802" calcext:value-type="float">
            <text:p>3.804802</text:p>
          </table:table-cell>
          <table:table-cell table:style-name="ce3" office:value-type="float" office:value="0.001126" calcext:value-type="float">
            <text:p>0.001126</text:p>
          </table:table-cell>
          <table:table-cell table:style-name="ce3" office:value-type="float" office:value="8.400011" calcext:value-type="float">
            <text:p>8.400011</text:p>
          </table:table-cell>
          <table:table-cell table:style-name="ce3" office:value-type="float" office:value="0.001506" calcext:value-type="float">
            <text:p>0.001506</text:p>
          </table:table-cell>
          <table:table-cell table:style-name="ce3" office:value-type="float" office:value="17.418599" calcext:value-type="float">
            <text:p>17.418599</text:p>
          </table:table-cell>
          <table:table-cell table:style-name="ce3" office:value-type="float" office:value="0.002055" calcext:value-type="float">
            <text:p>0.002055</text:p>
          </table:table-cell>
          <table:table-cell table:style-name="ce3" office:value-type="float" office:value="36.029291" calcext:value-type="float">
            <text:p>36.029291</text:p>
          </table:table-cell>
          <table:table-cell table:style-name="ce3" office:value-type="float" office:value="0.013923" calcext:value-type="float">
            <text:p>0.013923</text:p>
          </table:table-cell>
          <table:table-cell table:formula="of:=[.F24]" office:value-type="string" office:string-value="MCP(13, 11)" calcext:value-type="string">
            <text:p>MCP(13, 11)</text:p>
          </table:table-cell>
          <table:table-cell table:style-name="ce3" table:formula="of:=[.$F$11]/[.F31]" office:value-type="float" office:value="0.989048574175499" calcext:value-type="float">
            <text:p>0.9890485742</text:p>
          </table:table-cell>
          <table:table-cell table:formula="of:=[.$F$11]/[.G31]" office:value-type="float" office:value="5508.57211028632" calcext:value-type="float">
            <text:p>5508.572110286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686491" calcext:value-type="float">
            <text:p>1.686491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3.833439" calcext:value-type="float">
            <text:p>3.833439</text:p>
          </table:table-cell>
          <table:table-cell table:style-name="ce3" office:value-type="float" office:value="0.001114" calcext:value-type="float">
            <text:p>0.001114</text:p>
          </table:table-cell>
          <table:table-cell table:style-name="ce3" office:value-type="float" office:value="8.355154" calcext:value-type="float">
            <text:p>8.355154</text:p>
          </table:table-cell>
          <table:table-cell table:style-name="ce3" office:value-type="float" office:value="0.001503" calcext:value-type="float">
            <text:p>0.001503</text:p>
          </table:table-cell>
          <table:table-cell table:style-name="ce3" office:value-type="float" office:value="17.546565" calcext:value-type="float">
            <text:p>17.546565</text:p>
          </table:table-cell>
          <table:table-cell table:style-name="ce3" office:value-type="float" office:value="0.002123" calcext:value-type="float">
            <text:p>0.002123</text:p>
          </table:table-cell>
          <table:table-cell table:style-name="ce3" office:value-type="float" office:value="35.755534" calcext:value-type="float">
            <text:p>35.755534</text:p>
          </table:table-cell>
          <table:table-cell table:style-name="ce3" office:value-type="float" office:value="0.014274" calcext:value-type="float">
            <text:p>0.014274</text:p>
          </table:table-cell>
          <table:table-cell table:formula="of:=[.H24]" office:value-type="string" office:string-value="MCP(14, 11)" calcext:value-type="string">
            <text:p>MCP(14, 11)</text:p>
          </table:table-cell>
          <table:table-cell table:style-name="ce3" table:formula="of:=[.$H$11]/[.H31]" office:value-type="float" office:value="1.00147648506082" calcext:value-type="float">
            <text:p>1.0014764851</text:p>
          </table:table-cell>
          <table:table-cell table:formula="of:=[.$H$11]/[.I31]" office:value-type="float" office:value="8328.81146605819" calcext:value-type="float">
            <text:p>8328.811466058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684069" calcext:value-type="float">
            <text:p>1.684069</text:p>
          </table:table-cell>
          <table:table-cell office:value-type="float" office:value="0.000838" calcext:value-type="float">
            <text:p>0.000838</text:p>
          </table:table-cell>
          <table:table-cell office:value-type="float" office:value="3.792949" calcext:value-type="float">
            <text:p>3.792949</text:p>
          </table:table-cell>
          <table:table-cell table:style-name="ce3" office:value-type="float" office:value="0.001103" calcext:value-type="float">
            <text:p>0.001103</text:p>
          </table:table-cell>
          <table:table-cell table:style-name="ce16" office:value-type="float" office:value="8.365005" calcext:value-type="float">
            <text:p>8.365005</text:p>
          </table:table-cell>
          <table:table-cell table:style-name="ce16" office:value-type="float" office:value="0.001512" calcext:value-type="float">
            <text:p>0.001512</text:p>
          </table:table-cell>
          <table:table-cell table:style-name="ce16" office:value-type="float" office:value="17.498798" calcext:value-type="float">
            <text:p>17.498798</text:p>
          </table:table-cell>
          <table:table-cell table:style-name="ce16" office:value-type="float" office:value="0.002047" calcext:value-type="float">
            <text:p>0.002047</text:p>
          </table:table-cell>
          <table:table-cell table:style-name="ce16" office:value-type="float" office:value="35.920824" calcext:value-type="float">
            <text:p>35.920824</text:p>
          </table:table-cell>
          <table:table-cell table:style-name="ce16" office:value-type="float" office:value="0.013922" calcext:value-type="float">
            <text:p>0.013922</text:p>
          </table:table-cell>
          <table:table-cell table:formula="of:=[.J24]" office:value-type="string" office:string-value="MCP(15, 11)" calcext:value-type="string">
            <text:p>MCP(15, 11)</text:p>
          </table:table-cell>
          <table:table-cell table:style-name="ce3" table:formula="of:=[.$J$11]/[.J31]" office:value-type="float" office:value="0.990872784429297" calcext:value-type="float">
            <text:p>0.9908727844</text:p>
          </table:table-cell>
          <table:table-cell table:formula="of:=[.$J$11]/[.K31]" office:value-type="float" office:value="2526.20549018491" calcext:value-type="float">
            <text:p>2526.205490184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.689632" calcext:value-type="float">
            <text:p>1.689632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3.763827" calcext:value-type="float">
            <text:p>3.763827</text:p>
          </table:table-cell>
          <table:table-cell table:style-name="ce16" office:value-type="float" office:value="0.001099" calcext:value-type="float">
            <text:p>0.001099</text:p>
          </table:table-cell>
          <table:table-cell table:style-name="ce16" office:value-type="float" office:value="8.378244" calcext:value-type="float">
            <text:p>8.378244</text:p>
          </table:table-cell>
          <table:table-cell table:style-name="ce16" office:value-type="float" office:value="0.001508" calcext:value-type="float">
            <text:p>0.001508</text:p>
          </table:table-cell>
          <table:table-cell table:style-name="ce16" office:value-type="float" office:value="17.588631" calcext:value-type="float">
            <text:p>17.588631</text:p>
          </table:table-cell>
          <table:table-cell table:style-name="ce16" office:value-type="float" office:value="0.002041" calcext:value-type="float">
            <text:p>0.002041</text:p>
          </table:table-cell>
          <table:table-cell table:style-name="ce16" office:value-type="float" office:value="35.321871" calcext:value-type="float">
            <text:p>35.321871</text:p>
          </table:table-cell>
          <table:table-cell table:style-name="ce16" office:value-type="float" office:value="0.013929" calcext:value-type="float">
            <text:p>0.013929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8" table:formula="of:=AVERAGE([.B26:.B30])" office:value-type="float" office:value="1.6858982" calcext:value-type="float">
            <text:p>1.6858982</text:p>
          </table:table-cell>
          <table:table-cell table:style-name="ce13" table:formula="of:=AVERAGE([.C26:.C30])" office:value-type="float" office:value="0.0008514" calcext:value-type="float">
            <text:p>0.0008514</text:p>
          </table:table-cell>
          <table:table-cell table:style-name="ce13" table:formula="of:=AVERAGE([.D26:.D30])" office:value-type="float" office:value="3.8083966" calcext:value-type="float">
            <text:p>3.8083966</text:p>
          </table:table-cell>
          <table:table-cell table:style-name="ce13" table:formula="of:=AVERAGE([.E26:.E30])" office:value-type="float" office:value="0.0011166" calcext:value-type="float">
            <text:p>0.0011166</text:p>
          </table:table-cell>
          <table:table-cell table:style-name="ce13" table:formula="of:=AVERAGE([.F26:.F30])" office:value-type="float" office:value="8.4033624" calcext:value-type="float">
            <text:p>8.4033624</text:p>
          </table:table-cell>
          <table:table-cell table:style-name="ce13" table:formula="of:=AVERAGE([.G26:.G30])" office:value-type="float" office:value="0.0015088" calcext:value-type="float">
            <text:p>0.0015088</text:p>
          </table:table-cell>
          <table:table-cell table:style-name="ce13" table:formula="of:=AVERAGE([.H26:.H30])" office:value-type="float" office:value="17.4946572" calcext:value-type="float">
            <text:p>17.4946572</text:p>
          </table:table-cell>
          <table:table-cell table:style-name="ce13" table:formula="of:=AVERAGE([.I26:.I30])" office:value-type="float" office:value="0.0021036" calcext:value-type="float">
            <text:p>0.0021036</text:p>
          </table:table-cell>
          <table:table-cell table:style-name="ce13" table:formula="of:=AVERAGE([.J26:.J30])" office:value-type="float" office:value="35.7936106" calcext:value-type="float">
            <text:p>35.7936106</text:p>
          </table:table-cell>
          <table:table-cell table:style-name="ce13" table:formula="of:=AVERAGE([.K26:.K30])" office:value-type="float" office:value="0.0140396" calcext:value-type="float">
            <text:p>0.0140396</text:p>
          </table:table-cell>
          <table:table-cell table:style-name="ce23" table:number-columns-repeated="2"/>
          <table:table-cell table:style-name="ce27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SPEEDUP</text:p>
          </table:table-cell>
          <table:table-cell table:style-name="ce14" office:value-type="string" calcext:value-type="string">
            <text:p>MEMO</text:p>
          </table:table-cell>
          <table:table-cell table:style-name="ce14" office:value-type="string" calcext:value-type="string">
            <text:p>OMP_F</text:p>
          </table:table-cell>
          <table:table-cell table:style-name="ce14" office:value-type="string" calcext:value-type="string">
            <text:p>OMP_MF</text:p>
          </table:table-cell>
          <table:table-cell table:style-name="ce14" office:value-type="string" calcext:value-type="string">
            <text:p>OMP_MEMO_F</text:p>
          </table:table-cell>
          <table:table-cell table:style-name="ce17" office:value-type="string" calcext:value-type="string">
            <text:p>OMP_MEMO_MF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B4]" office:value-type="string" office:string-value="MCP(11, 11)" calcext:value-type="string">
            <text:p>MCP(11, 11)</text:p>
          </table:table-cell>
          <table:table-cell table:style-name="ce3" table:formula="of:=[.M5]" office:value-type="float" office:value="308260.461538462" calcext:value-type="float">
            <text:p>308260.461538462</text:p>
          </table:table-cell>
          <table:table-cell table:style-name="Default" table:formula="of:=[.M15]" office:value-type="float" office:value="0.944883044555185" calcext:value-type="float">
            <text:p>0.9448830446</text:p>
          </table:table-cell>
          <table:table-cell table:formula="of:=[.M25]" office:value-type="float" office:value="0.950801418496087" calcext:value-type="float">
            <text:p>0.9508014185</text:p>
          </table:table-cell>
          <table:table-cell table:formula="of:=[.N15]" office:value-type="float" office:value="2207.31809418893" calcext:value-type="float">
            <text:p>2207.3180941889</text:p>
          </table:table-cell>
          <table:table-cell table:style-name="ce18" table:formula="of:=[.N25]" office:value-type="float" office:value="1882.7277425417" calcext:value-type="float">
            <text:p>1882.7277425417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D4]" office:value-type="string" office:string-value="MCP(12, 11)" calcext:value-type="string">
            <text:p>MCP(12, 11)</text:p>
          </table:table-cell>
          <table:table-cell table:style-name="ce3" table:formula="of:=[.M6]" office:value-type="float" office:value="710218.5" calcext:value-type="float">
            <text:p>710218.5</text:p>
          </table:table-cell>
          <table:table-cell table:style-name="Default" table:formula="of:=[.M16]" office:value-type="float" office:value="0.967185012972058" calcext:value-type="float">
            <text:p>0.967185013</text:p>
          </table:table-cell>
          <table:table-cell table:formula="of:=[.M26]" office:value-type="float" office:value="0.969735189869668" calcext:value-type="float">
            <text:p>0.9697351899</text:p>
          </table:table-cell>
          <table:table-cell table:formula="of:=[.N16]" office:value-type="float" office:value="3996.03570655702" calcext:value-type="float">
            <text:p>3996.035706557</text:p>
          </table:table-cell>
          <table:table-cell table:style-name="ce18" table:formula="of:=[.N26]" office:value-type="float" office:value="3307.48361096185" calcext:value-type="float">
            <text:p>3307.4836109619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F4]" office:value-type="string" office:string-value="MCP(13, 11)" calcext:value-type="string">
            <text:p>MCP(13, 11)</text:p>
          </table:table-cell>
          <table:table-cell table:style-name="ce3" table:formula="of:=[.M7]" office:value-type="float" office:value="1484166.71428571" calcext:value-type="float">
            <text:p>1484166.71428571</text:p>
          </table:table-cell>
          <table:table-cell table:style-name="Default" table:formula="of:=[.M17]" office:value-type="float" office:value="0.992873743902661" calcext:value-type="float">
            <text:p>0.9928737439</text:p>
          </table:table-cell>
          <table:table-cell table:formula="of:=[.M27]" office:value-type="float" office:value="0.989048574175499" calcext:value-type="float">
            <text:p>0.9890485742</text:p>
          </table:table-cell>
          <table:table-cell table:formula="of:=[.N17]" office:value-type="float" office:value="6867.73558089572" calcext:value-type="float">
            <text:p>6867.7355808957</text:p>
          </table:table-cell>
          <table:table-cell table:style-name="ce18" table:formula="of:=[.N27]" office:value-type="float" office:value="5508.57211028632" calcext:value-type="float">
            <text:p>5508.5721102863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0" table:formula="of:=[.H4]" office:value-type="string" office:string-value="MCP(14, 11)" calcext:value-type="string">
            <text:p>MCP(14, 11)</text:p>
          </table:table-cell>
          <table:table-cell table:style-name="ce3" table:formula="of:=[.M8]" office:value-type="float" office:value="2920081.3" calcext:value-type="float">
            <text:p>2920081.3</text:p>
          </table:table-cell>
          <table:table-cell table:style-name="Default" table:formula="of:=[.M18]" office:value-type="float" office:value="1.00174275516299" calcext:value-type="float">
            <text:p>1.0017427552</text:p>
          </table:table-cell>
          <table:table-cell table:formula="of:=[.M28]" office:value-type="float" office:value="1.00147648506082" calcext:value-type="float">
            <text:p>1.0014764851</text:p>
          </table:table-cell>
          <table:table-cell table:formula="of:=[.N18]" office:value-type="float" office:value="11035.8325774754" calcext:value-type="float">
            <text:p>11035.8325774754</text:p>
          </table:table-cell>
          <table:table-cell table:style-name="ce18" table:formula="of:=[.N28]" office:value-type="float" office:value="8328.81146605819" calcext:value-type="float">
            <text:p>8328.8114660582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1" table:formula="of:=[.J4]" office:value-type="string" office:string-value="MCP(15, 11)" calcext:value-type="string">
            <text:p>MCP(15, 11)</text:p>
          </table:table-cell>
          <table:table-cell table:style-name="ce15" table:formula="of:=[.M9]" office:value-type="float" office:value="5911152.43333333" calcext:value-type="float">
            <text:p>5911152.43333333</text:p>
          </table:table-cell>
          <table:table-cell table:style-name="ce15" table:formula="of:=[.M19]" office:value-type="float" office:value="0.990211614429861" calcext:value-type="float">
            <text:p>0.9902116144</text:p>
          </table:table-cell>
          <table:table-cell table:style-name="ce15" table:formula="of:=[.M29]" office:value-type="float" office:value="0.990872784429297" calcext:value-type="float">
            <text:p>0.9908727844</text:p>
          </table:table-cell>
          <table:table-cell table:style-name="ce15" table:formula="of:=[.N19]" office:value-type="float" office:value="3294.71189432224" calcext:value-type="float">
            <text:p>3294.7118943222</text:p>
          </table:table-cell>
          <table:table-cell table:style-name="ce19" table:formula="of:=[.N29]" office:value-type="float" office:value="2526.20549018491" calcext:value-type="float">
            <text:p>2526.2054901849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"/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1:00:43.6452226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12:47:31.206793457</meta:creation-date>
    <dc:date>2014-11-06T15:02:46.760585371</dc:date>
    <meta:editing-duration>PT17H28M58S</meta:editing-duration>
    <meta:editing-cycles>7</meta:editing-cycles>
    <meta:generator>LibreOffice/4.2.6.3$Linux_X86_64 LibreOffice_project/420m0$Build-3</meta:generator>
    <meta:document-statistic meta:table-count="12" meta:cell-count="3993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5.009cm" svg:y="0.265cm" chart:style-name="ch2">
          <text:p>OVERHEAD</text:p>
        </chart:title>
        <chart:legend chart:legend-position="end" svg:x="8.55cm" svg:y="2.195cm" style:legend-expansion="high" chart:style-name="ch3"/>
        <chart:plot-area chart:style-name="ch4" table:cell-range-address="Binary_search_tree.B34:Binary_search_tree.B38 Binary_search_tree.D33:Binary_search_tree.G38" chart:data-source-has-labels="both" svg:x="1.263cm" svg:y="1.457cm" svg:width="6.783cm" svg:height="3.916cm">
          <chartooo:coordinate-region svg:x="2.255cm" svg:y="1.656cm" svg:width="5.154cm" svg:height="3.07cm"/>
          <chart:axis chart:dimension="x" chart:name="primary-x" chart:style-name="ch5" chartooo:axis-type="auto">
            <chartooo:date-scale/>
            <chart:title svg:x="3.657cm" svg:y="5.502cm" chart:style-name="ch6">
              <text:p>Problem size</text:p>
            </chart:title>
            <chart:categories table:cell-range-address="Binary_search_tree.B34:Binary_search_tree.B38"/>
          </chart:axis>
          <chart:axis chart:dimension="y" chart:name="primary-y" chart:style-name="ch5">
            <chart:title svg:x="0.451cm" svg:y="4.134cm" chart:style-name="ch7">
              <text:p>Speedup</text:p>
            </chart:title>
            <chart:grid chart:style-name="ch8" chart:class="major"/>
          </chart:axis>
          <chart:series chart:style-name="ch9" chart:values-cell-range-address="Binary_search_tree.D34:Binary_search_tree.D38" chart:label-cell-address="Binary_search_tree.D33:Binary_search_tree.D33" chart:class="chart:line">
            <chart:data-point chart:repeated="5"/>
          </chart:series>
          <chart:series chart:style-name="ch10" chart:values-cell-range-address="Binary_search_tree.E34:Binary_search_tree.E38" chart:label-cell-address="Binary_search_tree.E33:Binary_search_tree.E33" chart:class="chart:line">
            <chart:data-point chart:repeated="5"/>
          </chart:series>
          <chart:series chart:style-name="ch11" chart:values-cell-range-address="Binary_search_tree.F34:Binary_search_tree.F38" chart:label-cell-address="Binary_search_tree.F33:Binary_search_tree.F33" chart:class="chart:line">
            <chart:data-point chart:repeated="5"/>
          </chart:series>
          <chart:series chart:style-name="ch12" chart:values-cell-range-address="Binary_search_tree.G34:Binary_search_tree.G38" chart:label-cell-address="Binary_search_tree.G33:Binary_search_tree.G3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Binary_search_tree.D33:Binary_search_tree.D33</svg:desc>
                </draw:g>
              </table:table-cell>
              <table:table-cell office:value-type="string">
                <text:p>OMP_MF</text:p>
                <draw:g>
                  <svg:desc>Binary_search_tree.E33:Binary_search_tree.E33</svg:desc>
                </draw:g>
              </table:table-cell>
              <table:table-cell office:value-type="string">
                <text:p>OMP_MEMO_F</text:p>
                <draw:g>
                  <svg:desc>Binary_search_tree.F33:Binary_search_tree.F33</svg:desc>
                </draw:g>
              </table:table-cell>
              <table:table-cell office:value-type="string">
                <text:p>OMP_MEMO_MF</text:p>
                <draw:g>
                  <svg:desc>Binary_search_tree.G33:Binary_search_tree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ST(17)</text:p>
                <draw:g>
                  <svg:desc>Binary_search_tree.B34:Binary_search_tree.B38</svg:desc>
                </draw:g>
              </table:table-cell>
              <table:table-cell office:value-type="float" office:value="0.547149509630988">
                <text:p>0.547149509630988</text:p>
                <draw:g>
                  <svg:desc>Binary_search_tree.D34:Binary_search_tree.D38</svg:desc>
                </draw:g>
              </table:table-cell>
              <table:table-cell office:value-type="float" office:value="1.11782016556711">
                <text:p>1.11782016556711</text:p>
                <draw:g>
                  <svg:desc>Binary_search_tree.E34:Binary_search_tree.E38</svg:desc>
                </draw:g>
              </table:table-cell>
              <table:table-cell office:value-type="float" office:value="42.7284918464499">
                <text:p>42.7284918464499</text:p>
                <draw:g>
                  <svg:desc>Binary_search_tree.F34:Binary_search_tree.F38</svg:desc>
                </draw:g>
              </table:table-cell>
              <table:table-cell office:value-type="float" office:value="51.8763403836695">
                <text:p>51.8763403836695</text:p>
                <draw:g>
                  <svg:desc>Binary_search_tree.G34:Binary_search_tree.G38</svg:desc>
                </draw:g>
              </table:table-cell>
            </table:table-row>
            <table:table-row>
              <table:table-cell office:value-type="string">
                <text:p>BST(18)</text:p>
              </table:table-cell>
              <table:table-cell office:value-type="float" office:value="0.572896020584767">
                <text:p>0.572896020584767</text:p>
              </table:table-cell>
              <table:table-cell office:value-type="float" office:value="1.11523247451407">
                <text:p>1.11523247451407</text:p>
              </table:table-cell>
              <table:table-cell office:value-type="float" office:value="96.5225971701461">
                <text:p>96.5225971701461</text:p>
              </table:table-cell>
              <table:table-cell office:value-type="float" office:value="112.319693324236">
                <text:p>112.319693324236</text:p>
              </table:table-cell>
            </table:table-row>
            <table:table-row>
              <table:table-cell office:value-type="string">
                <text:p>BST(19)</text:p>
              </table:table-cell>
              <table:table-cell office:value-type="float" office:value="0.589916541822673">
                <text:p>0.589916541822673</text:p>
              </table:table-cell>
              <table:table-cell office:value-type="float" office:value="1.12612706835753">
                <text:p>1.12612706835753</text:p>
              </table:table-cell>
              <table:table-cell office:value-type="float" office:value="175.044699955384">
                <text:p>175.044699955384</text:p>
              </table:table-cell>
              <table:table-cell office:value-type="float" office:value="220.079806939429">
                <text:p>220.079806939429</text:p>
              </table:table-cell>
            </table:table-row>
            <table:table-row>
              <table:table-cell office:value-type="string">
                <text:p>BST(20)</text:p>
              </table:table-cell>
              <table:table-cell office:value-type="float" office:value="0.566485832874938">
                <text:p>0.566485832874938</text:p>
              </table:table-cell>
              <table:table-cell office:value-type="float" office:value="1.11847426842587">
                <text:p>1.11847426842587</text:p>
              </table:table-cell>
              <table:table-cell office:value-type="float" office:value="441.675950541931">
                <text:p>441.675950541931</text:p>
              </table:table-cell>
              <table:table-cell office:value-type="float" office:value="527.746369933179">
                <text:p>527.746369933179</text:p>
              </table:table-cell>
            </table:table-row>
            <table:table-row>
              <table:table-cell office:value-type="string">
                <text:p>BST(21)</text:p>
              </table:table-cell>
              <table:table-cell office:value-type="float" office:value="0.512347882470661">
                <text:p>0.512347882470661</text:p>
              </table:table-cell>
              <table:table-cell office:value-type="float" office:value="1.1195431976477">
                <text:p>1.1195431976477</text:p>
              </table:table-cell>
              <table:table-cell office:value-type="float" office:value="1095.39803375901">
                <text:p>1095.39803375901</text:p>
              </table:table-cell>
              <table:table-cell office:value-type="float" office:value="1157.58404221694">
                <text:p>1157.584042216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5.009cm" svg:y="0.265cm" chart:style-name="ch2">
          <text:p>OVERHEAD</text:p>
        </chart:title>
        <chart:legend chart:legend-position="end" svg:x="8.55cm" svg:y="2.195cm" style:legend-expansion="high" chart:style-name="ch3"/>
        <chart:plot-area chart:style-name="ch4" table:cell-range-address="Longest_increasing_subseq.B34:Longest_increasing_subseq.B38 Longest_increasing_subseq.D33:Longest_increasing_subseq.G38" chart:data-source-has-labels="both" svg:x="1.263cm" svg:y="1.457cm" svg:width="6.783cm" svg:height="3.916cm">
          <chartooo:coordinate-region svg:x="1.911cm" svg:y="1.656cm" svg:width="5.485cm" svg:height="3.07cm"/>
          <chart:axis chart:dimension="x" chart:name="primary-x" chart:style-name="ch5" chartooo:axis-type="auto">
            <chartooo:date-scale/>
            <chart:title svg:x="3.657cm" svg:y="5.502cm" chart:style-name="ch6">
              <text:p>Problem size</text:p>
            </chart:title>
            <chart:categories table:cell-range-address="Longest_increasing_subseq.B34:Longest_increasing_subseq.B38"/>
          </chart:axis>
          <chart:axis chart:dimension="y" chart:name="primary-y" chart:style-name="ch5">
            <chart:title svg:x="0.451cm" svg:y="4.134cm" chart:style-name="ch7">
              <text:p>Speedup</text:p>
            </chart:title>
            <chart:grid chart:style-name="ch8" chart:class="major"/>
          </chart:axis>
          <chart:series chart:style-name="ch9" chart:values-cell-range-address="Longest_increasing_subseq.D34:Longest_increasing_subseq.D38" chart:label-cell-address="Longest_increasing_subseq.D33:Longest_increasing_subseq.D33" chart:class="chart:line">
            <chart:data-point chart:repeated="5"/>
          </chart:series>
          <chart:series chart:style-name="ch10" chart:values-cell-range-address="Longest_increasing_subseq.E34:Longest_increasing_subseq.E38" chart:label-cell-address="Longest_increasing_subseq.E33:Longest_increasing_subseq.E33" chart:class="chart:line">
            <chart:data-point chart:repeated="5"/>
          </chart:series>
          <chart:series chart:style-name="ch11" chart:values-cell-range-address="Longest_increasing_subseq.F34:Longest_increasing_subseq.F38" chart:label-cell-address="Longest_increasing_subseq.F33:Longest_increasing_subseq.F33" chart:class="chart:line">
            <chart:data-point chart:repeated="5"/>
          </chart:series>
          <chart:series chart:style-name="ch12" chart:values-cell-range-address="Longest_increasing_subseq.G34:Longest_increasing_subseq.G38" chart:label-cell-address="Longest_increasing_subseq.G33:Longest_increasing_subseq.G3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Longest_increasing_subseq.D33:Longest_increasing_subseq.D33</svg:desc>
                </draw:g>
              </table:table-cell>
              <table:table-cell office:value-type="string">
                <text:p>OMP_MF</text:p>
                <draw:g>
                  <svg:desc>Longest_increasing_subseq.E33:Longest_increasing_subseq.E33</svg:desc>
                </draw:g>
              </table:table-cell>
              <table:table-cell office:value-type="string">
                <text:p>OMP_MEMO_F</text:p>
                <draw:g>
                  <svg:desc>Longest_increasing_subseq.F33:Longest_increasing_subseq.F33</svg:desc>
                </draw:g>
              </table:table-cell>
              <table:table-cell office:value-type="string">
                <text:p>OMP_MEMO_MF</text:p>
                <draw:g>
                  <svg:desc>Longest_increasing_subseq.G33:Longest_increasing_subseq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S(130)</text:p>
                <draw:g>
                  <svg:desc>Longest_increasing_subseq.B34:Longest_increasing_subseq.B38</svg:desc>
                </draw:g>
              </table:table-cell>
              <table:table-cell office:value-type="float" office:value="0.755059452020333">
                <text:p>0.755059452020333</text:p>
                <draw:g>
                  <svg:desc>Longest_increasing_subseq.D34:Longest_increasing_subseq.D38</svg:desc>
                </draw:g>
              </table:table-cell>
              <table:table-cell office:value-type="float" office:value="1.09438306212651">
                <text:p>1.09438306212651</text:p>
                <draw:g>
                  <svg:desc>Longest_increasing_subseq.E34:Longest_increasing_subseq.E38</svg:desc>
                </draw:g>
              </table:table-cell>
              <table:table-cell office:value-type="float" office:value="1.92574261972252">
                <text:p>1.92574261972252</text:p>
                <draw:g>
                  <svg:desc>Longest_increasing_subseq.F34:Longest_increasing_subseq.F38</svg:desc>
                </draw:g>
              </table:table-cell>
              <table:table-cell office:value-type="float" office:value="2.7535618803519">
                <text:p>2.7535618803519</text:p>
                <draw:g>
                  <svg:desc>Longest_increasing_subseq.G34:Longest_increasing_subseq.G38</svg:desc>
                </draw:g>
              </table:table-cell>
            </table:table-row>
            <table:table-row>
              <table:table-cell office:value-type="string">
                <text:p>LIS(135)</text:p>
              </table:table-cell>
              <table:table-cell office:value-type="float" office:value="0.766379910392185">
                <text:p>0.766379910392185</text:p>
              </table:table-cell>
              <table:table-cell office:value-type="float" office:value="1.08806173509252">
                <text:p>1.08806173509252</text:p>
              </table:table-cell>
              <table:table-cell office:value-type="float" office:value="3.13229048786349">
                <text:p>3.13229048786349</text:p>
              </table:table-cell>
              <table:table-cell office:value-type="float" office:value="4.2327683239115">
                <text:p>4.2327683239115</text:p>
              </table:table-cell>
            </table:table-row>
            <table:table-row>
              <table:table-cell office:value-type="string">
                <text:p>LIS(140)</text:p>
              </table:table-cell>
              <table:table-cell office:value-type="float" office:value="0.738013836486714">
                <text:p>0.738013836486714</text:p>
              </table:table-cell>
              <table:table-cell office:value-type="float" office:value="1.05974266625041">
                <text:p>1.05974266625041</text:p>
              </table:table-cell>
              <table:table-cell office:value-type="float" office:value="2.26207913996959">
                <text:p>2.26207913996959</text:p>
              </table:table-cell>
              <table:table-cell office:value-type="float" office:value="3.07427910301902">
                <text:p>3.07427910301902</text:p>
              </table:table-cell>
            </table:table-row>
            <table:table-row>
              <table:table-cell office:value-type="string">
                <text:p>LIS(145)</text:p>
              </table:table-cell>
              <table:table-cell office:value-type="float" office:value="0.737072022618749">
                <text:p>0.737072022618749</text:p>
              </table:table-cell>
              <table:table-cell office:value-type="float" office:value="1.05588680123205">
                <text:p>1.05588680123205</text:p>
              </table:table-cell>
              <table:table-cell office:value-type="float" office:value="2.28085532484525">
                <text:p>2.28085532484525</text:p>
              </table:table-cell>
              <table:table-cell office:value-type="float" office:value="3.13487866424092">
                <text:p>3.13487866424092</text:p>
              </table:table-cell>
            </table:table-row>
            <table:table-row>
              <table:table-cell office:value-type="string">
                <text:p>LIS(150)</text:p>
              </table:table-cell>
              <table:table-cell office:value-type="float" office:value="0.754044678435563">
                <text:p>0.754044678435563</text:p>
              </table:table-cell>
              <table:table-cell office:value-type="float" office:value="1.07970377238163">
                <text:p>1.07970377238163</text:p>
              </table:table-cell>
              <table:table-cell office:value-type="float" office:value="2.29174285021895">
                <text:p>2.29174285021895</text:p>
              </table:table-cell>
              <table:table-cell office:value-type="float" office:value="2.91215254394943">
                <text:p>2.9121525439494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5.009cm" svg:y="0.265cm" chart:style-name="ch2">
          <text:p>OVERHEAD</text:p>
        </chart:title>
        <chart:legend chart:legend-position="end" svg:x="8.55cm" svg:y="2.195cm" style:legend-expansion="high" chart:style-name="ch3"/>
        <chart:plot-area chart:style-name="ch4" table:cell-range-address="Matrix_chain_multiplication.B34:Matrix_chain_multiplication.B38 Matrix_chain_multiplication.D33:Matrix_chain_multiplication.G38" chart:data-source-has-labels="both" svg:x="1.263cm" svg:y="1.457cm" svg:width="6.783cm" svg:height="3.916cm">
          <chartooo:coordinate-region svg:x="1.964cm" svg:y="1.656cm" svg:width="5.379cm" svg:height="2.672cm"/>
          <chart:axis chart:dimension="x" chart:name="primary-x" chart:style-name="ch5" chartooo:axis-type="auto">
            <chartooo:date-scale/>
            <chart:title svg:x="3.657cm" svg:y="5.502cm" chart:style-name="ch6">
              <text:p>Problem size</text:p>
            </chart:title>
            <chart:categories table:cell-range-address="Matrix_chain_multiplication.B34:Matrix_chain_multiplication.B38"/>
          </chart:axis>
          <chart:axis chart:dimension="y" chart:name="primary-y" chart:style-name="ch5">
            <chart:title svg:x="0.451cm" svg:y="4.134cm" chart:style-name="ch7">
              <text:p>Speedup</text:p>
            </chart:title>
            <chart:grid chart:style-name="ch8" chart:class="major"/>
          </chart:axis>
          <chart:series chart:style-name="ch9" chart:values-cell-range-address="Matrix_chain_multiplication.D34:Matrix_chain_multiplication.D38" chart:label-cell-address="Matrix_chain_multiplication.D33:Matrix_chain_multiplication.D33" chart:class="chart:line">
            <chart:data-point chart:repeated="5"/>
          </chart:series>
          <chart:series chart:style-name="ch10" chart:values-cell-range-address="Matrix_chain_multiplication.E34:Matrix_chain_multiplication.E38" chart:label-cell-address="Matrix_chain_multiplication.E33:Matrix_chain_multiplication.E33" chart:class="chart:line">
            <chart:data-point chart:repeated="5"/>
          </chart:series>
          <chart:series chart:style-name="ch11" chart:values-cell-range-address="Matrix_chain_multiplication.F34:Matrix_chain_multiplication.F38" chart:label-cell-address="Matrix_chain_multiplication.F33:Matrix_chain_multiplication.F33" chart:class="chart:line">
            <chart:data-point chart:repeated="5"/>
          </chart:series>
          <chart:series chart:style-name="ch12" chart:values-cell-range-address="Matrix_chain_multiplication.G34:Matrix_chain_multiplication.G38" chart:label-cell-address="Matrix_chain_multiplication.G33:Matrix_chain_multiplication.G3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Matrix_chain_multiplication.D33:Matrix_chain_multiplication.D33</svg:desc>
                </draw:g>
              </table:table-cell>
              <table:table-cell office:value-type="string">
                <text:p>OMP_MF</text:p>
                <draw:g>
                  <svg:desc>Matrix_chain_multiplication.E33:Matrix_chain_multiplication.E33</svg:desc>
                </draw:g>
              </table:table-cell>
              <table:table-cell office:value-type="string">
                <text:p>OMP_MEMO_F</text:p>
                <draw:g>
                  <svg:desc>Matrix_chain_multiplication.F33:Matrix_chain_multiplication.F33</svg:desc>
                </draw:g>
              </table:table-cell>
              <table:table-cell office:value-type="string">
                <text:p>OMP_MEMO_MF</text:p>
                <draw:g>
                  <svg:desc>Matrix_chain_multiplication.G33:Matrix_chain_multiplication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CM(18)</text:p>
                <draw:g>
                  <svg:desc>Matrix_chain_multiplication.B34:Matrix_chain_multiplication.B38</svg:desc>
                </draw:g>
              </table:table-cell>
              <table:table-cell office:value-type="float" office:value="0.402665510924075">
                <text:p>0.402665510924075</text:p>
                <draw:g>
                  <svg:desc>Matrix_chain_multiplication.D34:Matrix_chain_multiplication.D38</svg:desc>
                </draw:g>
              </table:table-cell>
              <table:table-cell office:value-type="float" office:value="1.04105697133946">
                <text:p>1.04105697133946</text:p>
                <draw:g>
                  <svg:desc>Matrix_chain_multiplication.E34:Matrix_chain_multiplication.E38</svg:desc>
                </draw:g>
              </table:table-cell>
              <table:table-cell office:value-type="float" office:value="5.62975090762778">
                <text:p>5.62975090762778</text:p>
                <draw:g>
                  <svg:desc>Matrix_chain_multiplication.F34:Matrix_chain_multiplication.F38</svg:desc>
                </draw:g>
              </table:table-cell>
              <table:table-cell office:value-type="float" office:value="9.35397668457633">
                <text:p>9.35397668457633</text:p>
                <draw:g>
                  <svg:desc>Matrix_chain_multiplication.G34:Matrix_chain_multiplication.G38</svg:desc>
                </draw:g>
              </table:table-cell>
            </table:table-row>
            <table:table-row>
              <table:table-cell office:value-type="string">
                <text:p>MCM(19)</text:p>
              </table:table-cell>
              <table:table-cell office:value-type="float" office:value="0.408827694947497">
                <text:p>0.408827694947497</text:p>
              </table:table-cell>
              <table:table-cell office:value-type="float" office:value="1.0687117100521">
                <text:p>1.0687117100521</text:p>
              </table:table-cell>
              <table:table-cell office:value-type="float" office:value="6.90218883465528">
                <text:p>6.90218883465528</text:p>
              </table:table-cell>
              <table:table-cell office:value-type="float" office:value="14.0216316880525">
                <text:p>14.0216316880525</text:p>
              </table:table-cell>
            </table:table-row>
            <table:table-row>
              <table:table-cell office:value-type="string">
                <text:p>MCM(20)</text:p>
              </table:table-cell>
              <table:table-cell office:value-type="float" office:value="0.403817741070802">
                <text:p>0.403817741070802</text:p>
              </table:table-cell>
              <table:table-cell office:value-type="float" office:value="1.06356788785578">
                <text:p>1.06356788785578</text:p>
              </table:table-cell>
              <table:table-cell office:value-type="float" office:value="15.5077739727625">
                <text:p>15.5077739727625</text:p>
              </table:table-cell>
              <table:table-cell office:value-type="float" office:value="24.8829996088508">
                <text:p>24.8829996088508</text:p>
              </table:table-cell>
            </table:table-row>
            <table:table-row>
              <table:table-cell office:value-type="string">
                <text:p>MCM(21)</text:p>
              </table:table-cell>
              <table:table-cell office:value-type="float" office:value="0.410220623061138">
                <text:p>0.410220623061138</text:p>
              </table:table-cell>
              <table:table-cell office:value-type="float" office:value="1.0805499914633">
                <text:p>1.0805499914633</text:p>
              </table:table-cell>
              <table:table-cell office:value-type="float" office:value="20.263890977888">
                <text:p>20.263890977888</text:p>
              </table:table-cell>
              <table:table-cell office:value-type="float" office:value="39.5333853468961">
                <text:p>39.5333853468961</text:p>
              </table:table-cell>
            </table:table-row>
            <table:table-row>
              <table:table-cell office:value-type="string">
                <text:p>MCM(22)</text:p>
              </table:table-cell>
              <table:table-cell office:value-type="float" office:value="0.402510828353685">
                <text:p>0.402510828353685</text:p>
              </table:table-cell>
              <table:table-cell office:value-type="float" office:value="1.07944649495174">
                <text:p>1.07944649495174</text:p>
              </table:table-cell>
              <table:table-cell office:value-type="float" office:value="44.1492540142872">
                <text:p>44.1492540142872</text:p>
              </table:table-cell>
              <table:table-cell office:value-type="float" office:value="68.8361914170521">
                <text:p>68.836191417052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5.009cm" svg:y="0.265cm" chart:style-name="ch2">
          <text:p>OVERHEAD</text:p>
        </chart:title>
        <chart:legend chart:legend-position="end" svg:x="8.55cm" svg:y="2.195cm" style:legend-expansion="high" chart:style-name="ch3"/>
        <chart:plot-area chart:style-name="ch4" table:cell-range-address="Min_cost_path.B34:Min_cost_path.B38 Min_cost_path.D33:Min_cost_path.G38" chart:data-source-has-labels="both" svg:x="1.263cm" svg:y="1.457cm" svg:width="6.783cm" svg:height="3.916cm">
          <chartooo:coordinate-region svg:x="2.44cm" svg:y="1.656cm" svg:width="4.639cm" svg:height="2.672cm"/>
          <chart:axis chart:dimension="x" chart:name="primary-x" chart:style-name="ch5" chartooo:axis-type="auto">
            <chartooo:date-scale/>
            <chart:title svg:x="3.657cm" svg:y="5.502cm" chart:style-name="ch6">
              <text:p>Problem size</text:p>
            </chart:title>
            <chart:categories table:cell-range-address="Min_cost_path.B34:Min_cost_path.B38"/>
          </chart:axis>
          <chart:axis chart:dimension="y" chart:name="primary-y" chart:style-name="ch5">
            <chart:title svg:x="0.451cm" svg:y="4.134cm" chart:style-name="ch7">
              <text:p>Speedup</text:p>
            </chart:title>
            <chart:grid chart:style-name="ch8" chart:class="major"/>
          </chart:axis>
          <chart:series chart:style-name="ch9" chart:values-cell-range-address="Min_cost_path.D34:Min_cost_path.D38" chart:label-cell-address="Min_cost_path.D33:Min_cost_path.D33" chart:class="chart:line">
            <chart:data-point chart:repeated="5"/>
          </chart:series>
          <chart:series chart:style-name="ch10" chart:values-cell-range-address="Min_cost_path.E34:Min_cost_path.E38" chart:label-cell-address="Min_cost_path.E33:Min_cost_path.E33" chart:class="chart:line">
            <chart:data-point chart:repeated="5"/>
          </chart:series>
          <chart:series chart:style-name="ch11" chart:values-cell-range-address="Min_cost_path.F34:Min_cost_path.F38" chart:label-cell-address="Min_cost_path.F33:Min_cost_path.F33" chart:class="chart:line">
            <chart:data-point chart:repeated="5"/>
          </chart:series>
          <chart:series chart:style-name="ch12" chart:values-cell-range-address="Min_cost_path.G34:Min_cost_path.G38" chart:label-cell-address="Min_cost_path.G33:Min_cost_path.G3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Min_cost_path.D33:Min_cost_path.D33</svg:desc>
                </draw:g>
              </table:table-cell>
              <table:table-cell office:value-type="string">
                <text:p>OMP_MF</text:p>
                <draw:g>
                  <svg:desc>Min_cost_path.E33:Min_cost_path.E33</svg:desc>
                </draw:g>
              </table:table-cell>
              <table:table-cell office:value-type="string">
                <text:p>OMP_MEMO_F</text:p>
                <draw:g>
                  <svg:desc>Min_cost_path.F33:Min_cost_path.F33</svg:desc>
                </draw:g>
              </table:table-cell>
              <table:table-cell office:value-type="string">
                <text:p>OMP_MEMO_MF</text:p>
                <draw:g>
                  <svg:desc>Min_cost_path.G33:Min_cost_path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CP(11, 11)</text:p>
                <draw:g>
                  <svg:desc>Min_cost_path.B34:Min_cost_path.B38</svg:desc>
                </draw:g>
              </table:table-cell>
              <table:table-cell office:value-type="float" office:value="0.944883044555185">
                <text:p>0.944883044555185</text:p>
                <draw:g>
                  <svg:desc>Min_cost_path.D34:Min_cost_path.D38</svg:desc>
                </draw:g>
              </table:table-cell>
              <table:table-cell office:value-type="float" office:value="0.950801418496087">
                <text:p>0.950801418496087</text:p>
                <draw:g>
                  <svg:desc>Min_cost_path.E34:Min_cost_path.E38</svg:desc>
                </draw:g>
              </table:table-cell>
              <table:table-cell office:value-type="float" office:value="2207.31809418893">
                <text:p>2207.31809418893</text:p>
                <draw:g>
                  <svg:desc>Min_cost_path.F34:Min_cost_path.F38</svg:desc>
                </draw:g>
              </table:table-cell>
              <table:table-cell office:value-type="float" office:value="1882.7277425417">
                <text:p>1882.7277425417</text:p>
                <draw:g>
                  <svg:desc>Min_cost_path.G34:Min_cost_path.G38</svg:desc>
                </draw:g>
              </table:table-cell>
            </table:table-row>
            <table:table-row>
              <table:table-cell office:value-type="string">
                <text:p>MCP(12, 11)</text:p>
              </table:table-cell>
              <table:table-cell office:value-type="float" office:value="0.967185012972058">
                <text:p>0.967185012972058</text:p>
              </table:table-cell>
              <table:table-cell office:value-type="float" office:value="0.969735189869668">
                <text:p>0.969735189869668</text:p>
              </table:table-cell>
              <table:table-cell office:value-type="float" office:value="3996.03570655702">
                <text:p>3996.03570655702</text:p>
              </table:table-cell>
              <table:table-cell office:value-type="float" office:value="3307.48361096185">
                <text:p>3307.48361096185</text:p>
              </table:table-cell>
            </table:table-row>
            <table:table-row>
              <table:table-cell office:value-type="string">
                <text:p>MCP(13, 11)</text:p>
              </table:table-cell>
              <table:table-cell office:value-type="float" office:value="0.992873743902661">
                <text:p>0.992873743902661</text:p>
              </table:table-cell>
              <table:table-cell office:value-type="float" office:value="0.989048574175499">
                <text:p>0.989048574175499</text:p>
              </table:table-cell>
              <table:table-cell office:value-type="float" office:value="6867.73558089572">
                <text:p>6867.73558089572</text:p>
              </table:table-cell>
              <table:table-cell office:value-type="float" office:value="5508.57211028632">
                <text:p>5508.57211028632</text:p>
              </table:table-cell>
            </table:table-row>
            <table:table-row>
              <table:table-cell office:value-type="string">
                <text:p>MCP(14, 11)</text:p>
              </table:table-cell>
              <table:table-cell office:value-type="float" office:value="1.00174275516299">
                <text:p>1.00174275516299</text:p>
              </table:table-cell>
              <table:table-cell office:value-type="float" office:value="1.00147648506082">
                <text:p>1.00147648506082</text:p>
              </table:table-cell>
              <table:table-cell office:value-type="float" office:value="11035.8325774754">
                <text:p>11035.8325774754</text:p>
              </table:table-cell>
              <table:table-cell office:value-type="float" office:value="8328.81146605819">
                <text:p>8328.81146605819</text:p>
              </table:table-cell>
            </table:table-row>
            <table:table-row>
              <table:table-cell office:value-type="string">
                <text:p>MCP(15, 11)</text:p>
              </table:table-cell>
              <table:table-cell office:value-type="float" office:value="0.990211614429861">
                <text:p>0.990211614429861</text:p>
              </table:table-cell>
              <table:table-cell office:value-type="float" office:value="0.990872784429297">
                <text:p>0.990872784429297</text:p>
              </table:table-cell>
              <table:table-cell office:value-type="float" office:value="3294.71189432224">
                <text:p>3294.71189432224</text:p>
              </table:table-cell>
              <table:table-cell office:value-type="float" office:value="2526.20549018491">
                <text:p>2526.2054901849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5.009cm" svg:y="0.265cm" chart:style-name="ch2">
          <text:p>OVERHEAD</text:p>
        </chart:title>
        <chart:legend chart:legend-position="end" svg:x="8.55cm" svg:y="2.195cm" style:legend-expansion="high" chart:style-name="ch3"/>
        <chart:plot-area chart:style-name="ch4" table:cell-range-address="Cutting_a_rod.B34:Cutting_a_rod.B38 Cutting_a_rod.D33:Cutting_a_rod.G38" chart:data-source-has-labels="both" svg:x="1.263cm" svg:y="1.457cm" svg:width="6.783cm" svg:height="3.916cm">
          <chartooo:coordinate-region svg:x="2.07cm" svg:y="1.656cm" svg:width="5.326cm" svg:height="3.07cm"/>
          <chart:axis chart:dimension="x" chart:name="primary-x" chart:style-name="ch5" chartooo:axis-type="auto">
            <chartooo:date-scale/>
            <chart:title svg:x="3.657cm" svg:y="5.502cm" chart:style-name="ch6">
              <text:p>Problem size</text:p>
            </chart:title>
            <chart:categories table:cell-range-address="Cutting_a_rod.B34:Cutting_a_rod.B38"/>
          </chart:axis>
          <chart:axis chart:dimension="y" chart:name="primary-y" chart:style-name="ch5">
            <chart:title svg:x="0.451cm" svg:y="4.134cm" chart:style-name="ch7">
              <text:p>Speedup</text:p>
            </chart:title>
            <chart:grid chart:style-name="ch8" chart:class="major"/>
          </chart:axis>
          <chart:series chart:style-name="ch9" chart:values-cell-range-address="Cutting_a_rod.D34:Cutting_a_rod.D38" chart:label-cell-address="Cutting_a_rod.D33:Cutting_a_rod.D33" chart:class="chart:line">
            <chart:data-point chart:repeated="5"/>
          </chart:series>
          <chart:series chart:style-name="ch10" chart:values-cell-range-address="Cutting_a_rod.E34:Cutting_a_rod.E38" chart:label-cell-address="Cutting_a_rod.E33:Cutting_a_rod.E33" chart:class="chart:line">
            <chart:data-point chart:repeated="5"/>
          </chart:series>
          <chart:series chart:style-name="ch11" chart:values-cell-range-address="Cutting_a_rod.F34:Cutting_a_rod.F38" chart:label-cell-address="Cutting_a_rod.F33:Cutting_a_rod.F33" chart:class="chart:line">
            <chart:data-point chart:repeated="5"/>
          </chart:series>
          <chart:series chart:style-name="ch12" chart:values-cell-range-address="Cutting_a_rod.G34:Cutting_a_rod.G38" chart:label-cell-address="Cutting_a_rod.G33:Cutting_a_rod.G3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Cutting_a_rod.D33:Cutting_a_rod.D33</svg:desc>
                </draw:g>
              </table:table-cell>
              <table:table-cell office:value-type="string">
                <text:p>OMP_MF</text:p>
                <draw:g>
                  <svg:desc>Cutting_a_rod.E33:Cutting_a_rod.E33</svg:desc>
                </draw:g>
              </table:table-cell>
              <table:table-cell office:value-type="string">
                <text:p>OMP_MEMO_F</text:p>
                <draw:g>
                  <svg:desc>Cutting_a_rod.F33:Cutting_a_rod.F33</svg:desc>
                </draw:g>
              </table:table-cell>
              <table:table-cell office:value-type="string">
                <text:p>OMP_MEMO_MF</text:p>
                <draw:g>
                  <svg:desc>Cutting_a_rod.G33:Cutting_a_rod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R(28)</text:p>
                <draw:g>
                  <svg:desc>Cutting_a_rod.B34:Cutting_a_rod.B38</svg:desc>
                </draw:g>
              </table:table-cell>
              <table:table-cell office:value-type="float" office:value="0.455478004067138">
                <text:p>0.455478004067138</text:p>
                <draw:g>
                  <svg:desc>Cutting_a_rod.D34:Cutting_a_rod.D38</svg:desc>
                </draw:g>
              </table:table-cell>
              <table:table-cell office:value-type="float" office:value="1.04267570915509">
                <text:p>1.04267570915509</text:p>
                <draw:g>
                  <svg:desc>Cutting_a_rod.E34:Cutting_a_rod.E38</svg:desc>
                </draw:g>
              </table:table-cell>
              <table:table-cell office:value-type="float" office:value="72.8137630558042">
                <text:p>72.8137630558042</text:p>
                <draw:g>
                  <svg:desc>Cutting_a_rod.F34:Cutting_a_rod.F38</svg:desc>
                </draw:g>
              </table:table-cell>
              <table:table-cell office:value-type="float" office:value="107.511244668476">
                <text:p>107.511244668476</text:p>
                <draw:g>
                  <svg:desc>Cutting_a_rod.G34:Cutting_a_rod.G38</svg:desc>
                </draw:g>
              </table:table-cell>
            </table:table-row>
            <table:table-row>
              <table:table-cell office:value-type="string">
                <text:p>CAR(29)</text:p>
              </table:table-cell>
              <table:table-cell office:value-type="float" office:value="0.474128161131481">
                <text:p>0.474128161131481</text:p>
              </table:table-cell>
              <table:table-cell office:value-type="float" office:value="1.03969698836044">
                <text:p>1.03969698836044</text:p>
              </table:table-cell>
              <table:table-cell office:value-type="float" office:value="122.570726535452">
                <text:p>122.570726535452</text:p>
              </table:table-cell>
              <table:table-cell office:value-type="float" office:value="171.905143799463">
                <text:p>171.905143799463</text:p>
              </table:table-cell>
            </table:table-row>
            <table:table-row>
              <table:table-cell office:value-type="string">
                <text:p>CAR(30)</text:p>
              </table:table-cell>
              <table:table-cell office:value-type="float" office:value="0.472997901894709">
                <text:p>0.472997901894709</text:p>
              </table:table-cell>
              <table:table-cell office:value-type="float" office:value="1.04447122013186">
                <text:p>1.04447122013186</text:p>
              </table:table-cell>
              <table:table-cell office:value-type="float" office:value="200.428178255047">
                <text:p>200.428178255047</text:p>
              </table:table-cell>
              <table:table-cell office:value-type="float" office:value="256.624035784141">
                <text:p>256.624035784141</text:p>
              </table:table-cell>
            </table:table-row>
            <table:table-row>
              <table:table-cell office:value-type="string">
                <text:p>CAR(31)</text:p>
              </table:table-cell>
              <table:table-cell office:value-type="float" office:value="0.459089927840757">
                <text:p>0.459089927840757</text:p>
              </table:table-cell>
              <table:table-cell office:value-type="float" office:value="0.93009427459046">
                <text:p>0.93009427459046</text:p>
              </table:table-cell>
              <table:table-cell office:value-type="float" office:value="280.776402992292">
                <text:p>280.776402992292</text:p>
              </table:table-cell>
              <table:table-cell office:value-type="float" office:value="406.246260087988">
                <text:p>406.246260087988</text:p>
              </table:table-cell>
            </table:table-row>
            <table:table-row>
              <table:table-cell office:value-type="string">
                <text:p>CAR(32)</text:p>
              </table:table-cell>
              <table:table-cell office:value-type="float" office:value="0.430470667714521">
                <text:p>0.430470667714521</text:p>
              </table:table-cell>
              <table:table-cell office:value-type="float" office:value="1.14235213209784">
                <text:p>1.14235213209784</text:p>
              </table:table-cell>
              <table:table-cell office:value-type="float" office:value="479.691586479742">
                <text:p>479.691586479742</text:p>
              </table:table-cell>
              <table:table-cell office:value-type="float" office:value="664.583793414644">
                <text:p>664.5837934146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5.009cm" svg:y="0.265cm" chart:style-name="ch2">
          <text:p>OVERHEAD</text:p>
        </chart:title>
        <chart:legend chart:legend-position="end" svg:x="8.55cm" svg:y="2.195cm" style:legend-expansion="high" chart:style-name="ch3"/>
        <chart:plot-area chart:style-name="ch4" table:cell-range-address="Egg_dropping_puzzle.B34:Egg_dropping_puzzle.B38 Egg_dropping_puzzle.D33:Egg_dropping_puzzle.G38" chart:data-source-has-labels="both" svg:x="1.263cm" svg:y="1.457cm" svg:width="6.783cm" svg:height="3.916cm">
          <chartooo:coordinate-region svg:x="2.203cm" svg:y="1.656cm" svg:width="4.902cm" svg:height="2.672cm"/>
          <chart:axis chart:dimension="x" chart:name="primary-x" chart:style-name="ch5" chartooo:axis-type="auto">
            <chartooo:date-scale/>
            <chart:title svg:x="3.657cm" svg:y="5.502cm" chart:style-name="ch6">
              <text:p>Problem size</text:p>
            </chart:title>
            <chart:categories table:cell-range-address="Egg_dropping_puzzle.B34:Egg_dropping_puzzle.B38"/>
          </chart:axis>
          <chart:axis chart:dimension="y" chart:name="primary-y" chart:style-name="ch5">
            <chart:title svg:x="0.451cm" svg:y="4.134cm" chart:style-name="ch7">
              <text:p>Speedup</text:p>
            </chart:title>
            <chart:grid chart:style-name="ch8" chart:class="major"/>
          </chart:axis>
          <chart:series chart:style-name="ch9" chart:values-cell-range-address="Egg_dropping_puzzle.D34:Egg_dropping_puzzle.D38" chart:label-cell-address="Egg_dropping_puzzle.D33:Egg_dropping_puzzle.D33" chart:class="chart:line">
            <chart:data-point chart:repeated="5"/>
          </chart:series>
          <chart:series chart:style-name="ch10" chart:values-cell-range-address="Egg_dropping_puzzle.E34:Egg_dropping_puzzle.E38" chart:label-cell-address="Egg_dropping_puzzle.E33:Egg_dropping_puzzle.E33" chart:class="chart:line">
            <chart:data-point chart:repeated="5"/>
          </chart:series>
          <chart:series chart:style-name="ch11" chart:values-cell-range-address="Egg_dropping_puzzle.F34:Egg_dropping_puzzle.F38" chart:label-cell-address="Egg_dropping_puzzle.F33:Egg_dropping_puzzle.F33" chart:class="chart:line">
            <chart:data-point chart:repeated="5"/>
          </chart:series>
          <chart:series chart:style-name="ch12" chart:values-cell-range-address="Egg_dropping_puzzle.G34:Egg_dropping_puzzle.G38" chart:label-cell-address="Egg_dropping_puzzle.G33:Egg_dropping_puzzle.G3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Egg_dropping_puzzle.D33:Egg_dropping_puzzle.D33</svg:desc>
                </draw:g>
              </table:table-cell>
              <table:table-cell office:value-type="string">
                <text:p>OMP_MF</text:p>
                <draw:g>
                  <svg:desc>Egg_dropping_puzzle.E33:Egg_dropping_puzzle.E33</svg:desc>
                </draw:g>
              </table:table-cell>
              <table:table-cell office:value-type="string">
                <text:p>OMP_MEMO_F</text:p>
                <draw:g>
                  <svg:desc>Egg_dropping_puzzle.F33:Egg_dropping_puzzle.F33</svg:desc>
                </draw:g>
              </table:table-cell>
              <table:table-cell office:value-type="string">
                <text:p>OMP_MEMO_MF</text:p>
                <draw:g>
                  <svg:desc>Egg_dropping_puzzle.G33:Egg_dropping_puzzle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DP(10, 17)</text:p>
                <draw:g>
                  <svg:desc>Egg_dropping_puzzle.B34:Egg_dropping_puzzle.B38</svg:desc>
                </draw:g>
              </table:table-cell>
              <table:table-cell office:value-type="float" office:value="0.436084051027526">
                <text:p>0.436084051027526</text:p>
                <draw:g>
                  <svg:desc>Egg_dropping_puzzle.D34:Egg_dropping_puzzle.D38</svg:desc>
                </draw:g>
              </table:table-cell>
              <table:table-cell office:value-type="float" office:value="0.979086773858774">
                <text:p>0.979086773858774</text:p>
                <draw:g>
                  <svg:desc>Egg_dropping_puzzle.E34:Egg_dropping_puzzle.E38</svg:desc>
                </draw:g>
              </table:table-cell>
              <table:table-cell office:value-type="float" office:value="10.1239045633632">
                <text:p>10.1239045633632</text:p>
                <draw:g>
                  <svg:desc>Egg_dropping_puzzle.F34:Egg_dropping_puzzle.F38</svg:desc>
                </draw:g>
              </table:table-cell>
              <table:table-cell office:value-type="float" office:value="13.0524072990036">
                <text:p>13.0524072990036</text:p>
                <draw:g>
                  <svg:desc>Egg_dropping_puzzle.G34:Egg_dropping_puzzle.G38</svg:desc>
                </draw:g>
              </table:table-cell>
            </table:table-row>
            <table:table-row>
              <table:table-cell office:value-type="string">
                <text:p>EDP(10, 18)</text:p>
              </table:table-cell>
              <table:table-cell office:value-type="float" office:value="0.432046753374318">
                <text:p>0.432046753374318</text:p>
              </table:table-cell>
              <table:table-cell office:value-type="float" office:value="0.993871386851224">
                <text:p>0.993871386851224</text:p>
              </table:table-cell>
              <table:table-cell office:value-type="float" office:value="11.5284382345652">
                <text:p>11.5284382345652</text:p>
              </table:table-cell>
              <table:table-cell office:value-type="float" office:value="23.0081497912904">
                <text:p>23.0081497912904</text:p>
              </table:table-cell>
            </table:table-row>
            <table:table-row>
              <table:table-cell office:value-type="string">
                <text:p>EDP(10, 19)</text:p>
              </table:table-cell>
              <table:table-cell office:value-type="float" office:value="0.446552886333971">
                <text:p>0.446552886333971</text:p>
              </table:table-cell>
              <table:table-cell office:value-type="float" office:value="1.00899029041351">
                <text:p>1.00899029041351</text:p>
              </table:table-cell>
              <table:table-cell office:value-type="float" office:value="27.6314870840121">
                <text:p>27.6314870840121</text:p>
              </table:table-cell>
              <table:table-cell office:value-type="float" office:value="48.0966441152333">
                <text:p>48.0966441152333</text:p>
              </table:table-cell>
            </table:table-row>
            <table:table-row>
              <table:table-cell office:value-type="string">
                <text:p>EDP(10, 20)</text:p>
              </table:table-cell>
              <table:table-cell office:value-type="float" office:value="0.451575521472699">
                <text:p>0.451575521472699</text:p>
              </table:table-cell>
              <table:table-cell office:value-type="float" office:value="1.01560531262008">
                <text:p>1.01560531262008</text:p>
              </table:table-cell>
              <table:table-cell office:value-type="float" office:value="52.146149340511">
                <text:p>52.146149340511</text:p>
              </table:table-cell>
              <table:table-cell office:value-type="float" office:value="74.3374734175872">
                <text:p>74.3374734175872</text:p>
              </table:table-cell>
            </table:table-row>
            <table:table-row>
              <table:table-cell office:value-type="string">
                <text:p>EDP(10, 21)</text:p>
              </table:table-cell>
              <table:table-cell office:value-type="float" office:value="0.454184352137153">
                <text:p>0.454184352137153</text:p>
              </table:table-cell>
              <table:table-cell office:value-type="float" office:value="1.0254388339537">
                <text:p>1.0254388339537</text:p>
              </table:table-cell>
              <table:table-cell office:value-type="float" office:value="77.366535414446">
                <text:p>77.366535414446</text:p>
              </table:table-cell>
              <table:table-cell office:value-type="float" office:value="416.122060682509">
                <text:p>416.12206068250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5.009cm" svg:y="0.265cm" chart:style-name="ch2">
          <text:p>OVERHEAD</text:p>
        </chart:title>
        <chart:legend chart:legend-position="end" svg:x="8.55cm" svg:y="2.195cm" style:legend-expansion="high" chart:style-name="ch3"/>
        <chart:plot-area chart:style-name="ch4" table:cell-range-address="Fibonacci.B34:Fibonacci.B38 Fibonacci.D33:Fibonacci.G38" chart:data-source-has-labels="both" svg:x="1.263cm" svg:y="1.457cm" svg:width="6.783cm" svg:height="3.916cm">
          <chartooo:coordinate-region svg:x="2.07cm" svg:y="1.656cm" svg:width="5.405cm" svg:height="3.07cm"/>
          <chart:axis chart:dimension="x" chart:name="primary-x" chart:style-name="ch5" chartooo:axis-type="auto">
            <chartooo:date-scale/>
            <chart:title svg:x="3.657cm" svg:y="5.502cm" chart:style-name="ch6">
              <text:p>Problem size</text:p>
            </chart:title>
            <chart:categories table:cell-range-address="Fibonacci.B34:Fibonacci.B38"/>
          </chart:axis>
          <chart:axis chart:dimension="y" chart:name="primary-y" chart:style-name="ch5">
            <chart:title svg:x="0.451cm" svg:y="4.134cm" chart:style-name="ch7">
              <text:p>Speedup</text:p>
            </chart:title>
            <chart:grid chart:style-name="ch8" chart:class="major"/>
          </chart:axis>
          <chart:series chart:style-name="ch9" chart:values-cell-range-address="Fibonacci.D34:Fibonacci.D38" chart:label-cell-address="Fibonacci.D33:Fibonacci.D33" chart:class="chart:line">
            <chart:data-point chart:repeated="5"/>
          </chart:series>
          <chart:series chart:style-name="ch10" chart:values-cell-range-address="Fibonacci.E34:Fibonacci.E38" chart:label-cell-address="Fibonacci.E33:Fibonacci.E33" chart:class="chart:line">
            <chart:data-point chart:repeated="5"/>
          </chart:series>
          <chart:series chart:style-name="ch11" chart:values-cell-range-address="Fibonacci.F34:Fibonacci.F38" chart:label-cell-address="Fibonacci.F33:Fibonacci.F33" chart:class="chart:line">
            <chart:data-point chart:repeated="5"/>
          </chart:series>
          <chart:series chart:style-name="ch12" chart:values-cell-range-address="Fibonacci.G34:Fibonacci.G38" chart:label-cell-address="Fibonacci.G33:Fibonacci.G3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Fibonacci.D33:Fibonacci.D33</svg:desc>
                </draw:g>
              </table:table-cell>
              <table:table-cell office:value-type="string">
                <text:p>OMP_MF</text:p>
                <draw:g>
                  <svg:desc>Fibonacci.E33:Fibonacci.E33</svg:desc>
                </draw:g>
              </table:table-cell>
              <table:table-cell office:value-type="string">
                <text:p>OMP_MEMO_F</text:p>
                <draw:g>
                  <svg:desc>Fibonacci.F33:Fibonacci.F33</svg:desc>
                </draw:g>
              </table:table-cell>
              <table:table-cell office:value-type="string">
                <text:p>OMP_MEMO_MF</text:p>
                <draw:g>
                  <svg:desc>Fibonacci.G33:Fibonacci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B(43)</text:p>
                <draw:g>
                  <svg:desc>Fibonacci.B34:Fibonacci.B38</svg:desc>
                </draw:g>
              </table:table-cell>
              <table:table-cell office:value-type="float" office:value="0.919961039419996">
                <text:p>0.919961039419996</text:p>
                <draw:g>
                  <svg:desc>Fibonacci.D34:Fibonacci.D38</svg:desc>
                </draw:g>
              </table:table-cell>
              <table:table-cell office:value-type="float" office:value="0.953195126929933">
                <text:p>0.953195126929933</text:p>
                <draw:g>
                  <svg:desc>Fibonacci.E34:Fibonacci.E38</svg:desc>
                </draw:g>
              </table:table-cell>
              <table:table-cell office:value-type="float" office:value="165.72777072758">
                <text:p>165.72777072758</text:p>
                <draw:g>
                  <svg:desc>Fibonacci.F34:Fibonacci.F38</svg:desc>
                </draw:g>
              </table:table-cell>
              <table:table-cell office:value-type="float" office:value="162.796425059213">
                <text:p>162.796425059213</text:p>
                <draw:g>
                  <svg:desc>Fibonacci.G34:Fibonacci.G38</svg:desc>
                </draw:g>
              </table:table-cell>
            </table:table-row>
            <table:table-row>
              <table:table-cell office:value-type="string">
                <text:p>FIB(44)</text:p>
              </table:table-cell>
              <table:table-cell office:value-type="float" office:value="0.929270678949513">
                <text:p>0.929270678949513</text:p>
              </table:table-cell>
              <table:table-cell office:value-type="float" office:value="0.967523112833344">
                <text:p>0.967523112833344</text:p>
              </table:table-cell>
              <table:table-cell office:value-type="float" office:value="226.480983501178">
                <text:p>226.480983501178</text:p>
              </table:table-cell>
              <table:table-cell office:value-type="float" office:value="221.193776594508">
                <text:p>221.193776594508</text:p>
              </table:table-cell>
            </table:table-row>
            <table:table-row>
              <table:table-cell office:value-type="string">
                <text:p>FIB(45)</text:p>
              </table:table-cell>
              <table:table-cell office:value-type="float" office:value="0.962235286810691">
                <text:p>0.962235286810691</text:p>
              </table:table-cell>
              <table:table-cell office:value-type="float" office:value="0.964102878648352">
                <text:p>0.964102878648352</text:p>
              </table:table-cell>
              <table:table-cell office:value-type="float" office:value="279.92869980662">
                <text:p>279.92869980662</text:p>
              </table:table-cell>
              <table:table-cell office:value-type="float" office:value="280.140294796661">
                <text:p>280.140294796661</text:p>
              </table:table-cell>
            </table:table-row>
            <table:table-row>
              <table:table-cell office:value-type="string">
                <text:p>FIB(46)</text:p>
              </table:table-cell>
              <table:table-cell office:value-type="float" office:value="0.938284752581034">
                <text:p>0.938284752581034</text:p>
              </table:table-cell>
              <table:table-cell office:value-type="float" office:value="0.970625444804963">
                <text:p>0.970625444804963</text:p>
              </table:table-cell>
              <table:table-cell office:value-type="float" office:value="339.194810326211">
                <text:p>339.194810326211</text:p>
              </table:table-cell>
              <table:table-cell office:value-type="float" office:value="332.429212372896">
                <text:p>332.429212372896</text:p>
              </table:table-cell>
            </table:table-row>
            <table:table-row>
              <table:table-cell office:value-type="string">
                <text:p>FIB(47)</text:p>
              </table:table-cell>
              <table:table-cell office:value-type="float" office:value="0.924616634336421">
                <text:p>0.924616634336421</text:p>
              </table:table-cell>
              <table:table-cell office:value-type="float" office:value="0.976221557651994">
                <text:p>0.976221557651994</text:p>
              </table:table-cell>
              <table:table-cell office:value-type="float" office:value="447.957026414677">
                <text:p>447.957026414677</text:p>
              </table:table-cell>
              <table:table-cell office:value-type="float" office:value="438.849492868763">
                <text:p>438.8494928687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5.009cm" svg:y="0.265cm" chart:style-name="ch2">
          <text:p>OVERHEAD</text:p>
        </chart:title>
        <chart:legend chart:legend-position="end" svg:x="8.55cm" svg:y="2.195cm" style:legend-expansion="high" chart:style-name="ch3"/>
        <chart:plot-area chart:style-name="ch4" table:cell-range-address="Knapsack.B34:Knapsack.B38 Knapsack.D33:Knapsack.G38" chart:data-source-has-labels="both" svg:x="1.263cm" svg:y="1.457cm" svg:width="6.783cm" svg:height="3.916cm">
          <chartooo:coordinate-region svg:x="1.911cm" svg:y="1.656cm" svg:width="5.485cm" svg:height="3.07cm"/>
          <chart:axis chart:dimension="x" chart:name="primary-x" chart:style-name="ch5" chartooo:axis-type="auto">
            <chartooo:date-scale/>
            <chart:title svg:x="3.657cm" svg:y="5.502cm" chart:style-name="ch6">
              <text:p>Problem size</text:p>
            </chart:title>
            <chart:categories table:cell-range-address="Knapsack.B34:Knapsack.B38"/>
          </chart:axis>
          <chart:axis chart:dimension="y" chart:name="primary-y" chart:style-name="ch5">
            <chart:title svg:x="0.451cm" svg:y="4.134cm" chart:style-name="ch7">
              <text:p>Speedup</text:p>
            </chart:title>
            <chart:grid chart:style-name="ch8" chart:class="major"/>
          </chart:axis>
          <chart:series chart:style-name="ch9" chart:values-cell-range-address="Knapsack.D34:Knapsack.D38" chart:label-cell-address="Knapsack.D33:Knapsack.D33" chart:class="chart:line">
            <chart:data-point chart:repeated="5"/>
          </chart:series>
          <chart:series chart:style-name="ch10" chart:values-cell-range-address="Knapsack.E34:Knapsack.E38" chart:label-cell-address="Knapsack.E33:Knapsack.E33" chart:class="chart:line">
            <chart:data-point chart:repeated="5"/>
          </chart:series>
          <chart:series chart:style-name="ch11" chart:values-cell-range-address="Knapsack.F34:Knapsack.F38" chart:label-cell-address="Knapsack.F33:Knapsack.F33" chart:class="chart:line">
            <chart:data-point chart:repeated="5"/>
          </chart:series>
          <chart:series chart:style-name="ch12" chart:values-cell-range-address="Knapsack.G34:Knapsack.G38" chart:label-cell-address="Knapsack.G33:Knapsack.G3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Knapsack.D33:Knapsack.D33</svg:desc>
                </draw:g>
              </table:table-cell>
              <table:table-cell office:value-type="string">
                <text:p>OMP_MF</text:p>
                <draw:g>
                  <svg:desc>Knapsack.E33:Knapsack.E33</svg:desc>
                </draw:g>
              </table:table-cell>
              <table:table-cell office:value-type="string">
                <text:p>OMP_MEMO_F</text:p>
                <draw:g>
                  <svg:desc>Knapsack.F33:Knapsack.F33</svg:desc>
                </draw:g>
              </table:table-cell>
              <table:table-cell office:value-type="string">
                <text:p>OMP_MEMO_MF</text:p>
                <draw:g>
                  <svg:desc>Knapsack.G33:Knapsack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NA(32)</text:p>
                <draw:g>
                  <svg:desc>Knapsack.B34:Knapsack.B38</svg:desc>
                </draw:g>
              </table:table-cell>
              <table:table-cell office:value-type="float" office:value="1.15312171125581">
                <text:p>1.15312171125581</text:p>
                <draw:g>
                  <svg:desc>Knapsack.D34:Knapsack.D38</svg:desc>
                </draw:g>
              </table:table-cell>
              <table:table-cell office:value-type="float" office:value="1.15633725264734">
                <text:p>1.15633725264734</text:p>
                <draw:g>
                  <svg:desc>Knapsack.E34:Knapsack.E38</svg:desc>
                </draw:g>
              </table:table-cell>
              <table:table-cell office:value-type="float" office:value="4.77597950447037">
                <text:p>4.77597950447037</text:p>
                <draw:g>
                  <svg:desc>Knapsack.F34:Knapsack.F38</svg:desc>
                </draw:g>
              </table:table-cell>
              <table:table-cell office:value-type="float" office:value="4.21993977049993">
                <text:p>4.21993977049993</text:p>
                <draw:g>
                  <svg:desc>Knapsack.G34:Knapsack.G38</svg:desc>
                </draw:g>
              </table:table-cell>
            </table:table-row>
            <table:table-row>
              <table:table-cell office:value-type="string">
                <text:p>KNA(33)</text:p>
              </table:table-cell>
              <table:table-cell office:value-type="float" office:value="1.14176764518997">
                <text:p>1.14176764518997</text:p>
              </table:table-cell>
              <table:table-cell office:value-type="float" office:value="1.14250822826563">
                <text:p>1.14250822826563</text:p>
              </table:table-cell>
              <table:table-cell office:value-type="float" office:value="5.75710759590588">
                <text:p>5.75710759590588</text:p>
              </table:table-cell>
              <table:table-cell office:value-type="float" office:value="4.97286895351093">
                <text:p>4.97286895351093</text:p>
              </table:table-cell>
            </table:table-row>
            <table:table-row>
              <table:table-cell office:value-type="string">
                <text:p>KNA(34)</text:p>
              </table:table-cell>
              <table:table-cell office:value-type="float" office:value="1.14117892734003">
                <text:p>1.14117892734003</text:p>
              </table:table-cell>
              <table:table-cell office:value-type="float" office:value="1.15453275915615">
                <text:p>1.15453275915615</text:p>
              </table:table-cell>
              <table:table-cell office:value-type="float" office:value="7.52344236585386">
                <text:p>7.52344236585386</text:p>
              </table:table-cell>
              <table:table-cell office:value-type="float" office:value="6.27926142681537">
                <text:p>6.27926142681537</text:p>
              </table:table-cell>
            </table:table-row>
            <table:table-row>
              <table:table-cell office:value-type="string">
                <text:p>KNA(35)</text:p>
              </table:table-cell>
              <table:table-cell office:value-type="float" office:value="1.14392927796737">
                <text:p>1.14392927796737</text:p>
              </table:table-cell>
              <table:table-cell office:value-type="float" office:value="1.14797599998973">
                <text:p>1.14797599998973</text:p>
              </table:table-cell>
              <table:table-cell office:value-type="float" office:value="5.49201251890194">
                <text:p>5.49201251890194</text:p>
              </table:table-cell>
              <table:table-cell office:value-type="float" office:value="4.95056179812224">
                <text:p>4.95056179812224</text:p>
              </table:table-cell>
            </table:table-row>
            <table:table-row>
              <table:table-cell office:value-type="string">
                <text:p>KNA(36)</text:p>
              </table:table-cell>
              <table:table-cell office:value-type="float" office:value="1.16627879155383">
                <text:p>1.16627879155383</text:p>
              </table:table-cell>
              <table:table-cell office:value-type="float" office:value="1.17205514183822">
                <text:p>1.17205514183822</text:p>
              </table:table-cell>
              <table:table-cell office:value-type="float" office:value="5.77248363277328">
                <text:p>5.77248363277328</text:p>
              </table:table-cell>
              <table:table-cell office:value-type="float" office:value="5.09056555216822">
                <text:p>5.090565552168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5.009cm" svg:y="0.265cm" chart:style-name="ch2">
          <text:p>OVERHEAD</text:p>
        </chart:title>
        <chart:legend chart:legend-position="end" svg:x="8.55cm" svg:y="2.195cm" style:legend-expansion="high" chart:style-name="ch3"/>
        <chart:plot-area chart:style-name="ch4" table:cell-range-address="Levenshtein_distance.B34:Levenshtein_distance.B38 Levenshtein_distance.D33:Levenshtein_distance.G38" chart:data-source-has-labels="both" svg:x="1.263cm" svg:y="1.457cm" svg:width="6.783cm" svg:height="3.916cm">
          <chartooo:coordinate-region svg:x="2.176cm" svg:y="1.656cm" svg:width="4.955cm" svg:height="2.672cm"/>
          <chart:axis chart:dimension="x" chart:name="primary-x" chart:style-name="ch5" chartooo:axis-type="auto">
            <chartooo:date-scale/>
            <chart:title svg:x="3.657cm" svg:y="5.502cm" chart:style-name="ch6">
              <text:p>Problem size</text:p>
            </chart:title>
            <chart:categories table:cell-range-address="Levenshtein_distance.B34:Levenshtein_distance.B38"/>
          </chart:axis>
          <chart:axis chart:dimension="y" chart:name="primary-y" chart:style-name="ch5">
            <chart:title svg:x="0.451cm" svg:y="4.134cm" chart:style-name="ch7">
              <text:p>Speedup</text:p>
            </chart:title>
            <chart:grid chart:style-name="ch8" chart:class="major"/>
          </chart:axis>
          <chart:series chart:style-name="ch9" chart:values-cell-range-address="Levenshtein_distance.D34:Levenshtein_distance.D38" chart:label-cell-address="Levenshtein_distance.D33:Levenshtein_distance.D33" chart:class="chart:line">
            <chart:data-point chart:repeated="5"/>
          </chart:series>
          <chart:series chart:style-name="ch10" chart:values-cell-range-address="Levenshtein_distance.E34:Levenshtein_distance.E38" chart:label-cell-address="Levenshtein_distance.E33:Levenshtein_distance.E33" chart:class="chart:line">
            <chart:data-point chart:repeated="5"/>
          </chart:series>
          <chart:series chart:style-name="ch11" chart:values-cell-range-address="Levenshtein_distance.F34:Levenshtein_distance.F38" chart:label-cell-address="Levenshtein_distance.F33:Levenshtein_distance.F33" chart:class="chart:line">
            <chart:data-point chart:repeated="5"/>
          </chart:series>
          <chart:series chart:style-name="ch12" chart:values-cell-range-address="Levenshtein_distance.G34:Levenshtein_distance.G38" chart:label-cell-address="Levenshtein_distance.G33:Levenshtein_distance.G3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Levenshtein_distance.D33:Levenshtein_distance.D33</svg:desc>
                </draw:g>
              </table:table-cell>
              <table:table-cell office:value-type="string">
                <text:p>OMP_MF</text:p>
                <draw:g>
                  <svg:desc>Levenshtein_distance.E33:Levenshtein_distance.E33</svg:desc>
                </draw:g>
              </table:table-cell>
              <table:table-cell office:value-type="string">
                <text:p>OMP_MEMO_F</text:p>
                <draw:g>
                  <svg:desc>Levenshtein_distance.F33:Levenshtein_distance.F33</svg:desc>
                </draw:g>
              </table:table-cell>
              <table:table-cell office:value-type="string">
                <text:p>OMP_MEMO_MF</text:p>
                <draw:g>
                  <svg:desc>Levenshtein_distance.G33:Levenshtein_distance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EV(10, 15)</text:p>
                <draw:g>
                  <svg:desc>Levenshtein_distance.B34:Levenshtein_distance.B38</svg:desc>
                </draw:g>
              </table:table-cell>
              <table:table-cell office:value-type="float" office:value="0.98440053806542">
                <text:p>0.98440053806542</text:p>
                <draw:g>
                  <svg:desc>Levenshtein_distance.D34:Levenshtein_distance.D38</svg:desc>
                </draw:g>
              </table:table-cell>
              <table:table-cell office:value-type="float" office:value="0.982667985497045">
                <text:p>0.982667985497045</text:p>
                <draw:g>
                  <svg:desc>Levenshtein_distance.E34:Levenshtein_distance.E38</svg:desc>
                </draw:g>
              </table:table-cell>
              <table:table-cell office:value-type="float" office:value="13.3906583139049">
                <text:p>13.3906583139049</text:p>
                <draw:g>
                  <svg:desc>Levenshtein_distance.F34:Levenshtein_distance.F38</svg:desc>
                </draw:g>
              </table:table-cell>
              <table:table-cell office:value-type="float" office:value="13.4101091654413">
                <text:p>13.4101091654413</text:p>
                <draw:g>
                  <svg:desc>Levenshtein_distance.G34:Levenshtein_distance.G38</svg:desc>
                </draw:g>
              </table:table-cell>
            </table:table-row>
            <table:table-row>
              <table:table-cell office:value-type="string">
                <text:p>LEV(10, 16)</text:p>
              </table:table-cell>
              <table:table-cell office:value-type="float" office:value="0.99477162729649">
                <text:p>0.99477162729649</text:p>
              </table:table-cell>
              <table:table-cell office:value-type="float" office:value="0.98952316502291">
                <text:p>0.98952316502291</text:p>
              </table:table-cell>
              <table:table-cell office:value-type="float" office:value="18.3782484529264">
                <text:p>18.3782484529264</text:p>
              </table:table-cell>
              <table:table-cell office:value-type="float" office:value="18.3643810086988">
                <text:p>18.3643810086988</text:p>
              </table:table-cell>
            </table:table-row>
            <table:table-row>
              <table:table-cell office:value-type="string">
                <text:p>LEV(10, 17)</text:p>
              </table:table-cell>
              <table:table-cell office:value-type="float" office:value="0.994150601284005">
                <text:p>0.994150601284005</text:p>
              </table:table-cell>
              <table:table-cell office:value-type="float" office:value="0.985709743286315">
                <text:p>0.985709743286315</text:p>
              </table:table-cell>
              <table:table-cell office:value-type="float" office:value="20.8872536717357">
                <text:p>20.8872536717357</text:p>
              </table:table-cell>
              <table:table-cell office:value-type="float" office:value="21.1089460041469">
                <text:p>21.1089460041469</text:p>
              </table:table-cell>
            </table:table-row>
            <table:table-row>
              <table:table-cell office:value-type="string">
                <text:p>LEV(10, 18)</text:p>
              </table:table-cell>
              <table:table-cell office:value-type="float" office:value="1.00720308516452">
                <text:p>1.00720308516452</text:p>
              </table:table-cell>
              <table:table-cell office:value-type="float" office:value="0.997142233185144">
                <text:p>0.997142233185144</text:p>
              </table:table-cell>
              <table:table-cell office:value-type="float" office:value="21.7225002034168">
                <text:p>21.7225002034168</text:p>
              </table:table-cell>
              <table:table-cell office:value-type="float" office:value="21.6427399722701">
                <text:p>21.6427399722701</text:p>
              </table:table-cell>
            </table:table-row>
            <table:table-row>
              <table:table-cell office:value-type="string">
                <text:p>LEV(10, 19)</text:p>
              </table:table-cell>
              <table:table-cell office:value-type="float" office:value="1.02369737987001">
                <text:p>1.02369737987001</text:p>
              </table:table-cell>
              <table:table-cell office:value-type="float" office:value="1.01020758835914">
                <text:p>1.01020758835914</text:p>
              </table:table-cell>
              <table:table-cell office:value-type="float" office:value="12.4612258388891">
                <text:p>12.4612258388891</text:p>
              </table:table-cell>
              <table:table-cell office:value-type="float" office:value="12.2766093366617">
                <text:p>12.276609336661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5.009cm" svg:y="0.265cm" chart:style-name="ch2">
          <text:p>OVERHEAD</text:p>
        </chart:title>
        <chart:legend chart:legend-position="end" svg:x="8.55cm" svg:y="2.195cm" style:legend-expansion="high" chart:style-name="ch3"/>
        <chart:plot-area chart:style-name="ch4" table:cell-range-address="Max_product_cutting.B34:Max_product_cutting.B38 Max_product_cutting.D33:Max_product_cutting.G38" chart:data-source-has-labels="both" svg:x="1.263cm" svg:y="1.457cm" svg:width="6.783cm" svg:height="3.916cm">
          <chartooo:coordinate-region svg:x="2.07cm" svg:y="1.656cm" svg:width="5.3cm" svg:height="2.672cm"/>
          <chart:axis chart:dimension="x" chart:name="primary-x" chart:style-name="ch5" chartooo:axis-type="auto">
            <chartooo:date-scale/>
            <chart:title svg:x="3.657cm" svg:y="5.502cm" chart:style-name="ch6">
              <text:p>Problem size</text:p>
            </chart:title>
            <chart:categories table:cell-range-address="Max_product_cutting.B34:Max_product_cutting.B38"/>
          </chart:axis>
          <chart:axis chart:dimension="y" chart:name="primary-y" chart:style-name="ch5">
            <chart:title svg:x="0.451cm" svg:y="4.134cm" chart:style-name="ch7">
              <text:p>Speedup</text:p>
            </chart:title>
            <chart:grid chart:style-name="ch8" chart:class="major"/>
          </chart:axis>
          <chart:series chart:style-name="ch9" chart:values-cell-range-address="Max_product_cutting.D34:Max_product_cutting.D38" chart:label-cell-address="Max_product_cutting.D33:Max_product_cutting.D33" chart:class="chart:line">
            <chart:data-point chart:repeated="5"/>
          </chart:series>
          <chart:series chart:style-name="ch10" chart:values-cell-range-address="Max_product_cutting.E34:Max_product_cutting.E38" chart:label-cell-address="Max_product_cutting.E33:Max_product_cutting.E33" chart:class="chart:line">
            <chart:data-point chart:repeated="5"/>
          </chart:series>
          <chart:series chart:style-name="ch11" chart:values-cell-range-address="Max_product_cutting.F34:Max_product_cutting.F38" chart:label-cell-address="Max_product_cutting.F33:Max_product_cutting.F33" chart:class="chart:line">
            <chart:data-point chart:repeated="5"/>
          </chart:series>
          <chart:series chart:style-name="ch12" chart:values-cell-range-address="Max_product_cutting.G34:Max_product_cutting.G38" chart:label-cell-address="Max_product_cutting.G33:Max_product_cutting.G3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Max_product_cutting.D33:Max_product_cutting.D33</svg:desc>
                </draw:g>
              </table:table-cell>
              <table:table-cell office:value-type="string">
                <text:p>OMP_MF</text:p>
                <draw:g>
                  <svg:desc>Max_product_cutting.E33:Max_product_cutting.E33</svg:desc>
                </draw:g>
              </table:table-cell>
              <table:table-cell office:value-type="string">
                <text:p>OMP_MEMO_F</text:p>
                <draw:g>
                  <svg:desc>Max_product_cutting.F33:Max_product_cutting.F33</svg:desc>
                </draw:g>
              </table:table-cell>
              <table:table-cell office:value-type="string">
                <text:p>OMP_MEMO_MF</text:p>
                <draw:g>
                  <svg:desc>Max_product_cutting.G33:Max_product_cutting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PC(28)</text:p>
                <draw:g>
                  <svg:desc>Max_product_cutting.B34:Max_product_cutting.B38</svg:desc>
                </draw:g>
              </table:table-cell>
              <table:table-cell office:value-type="float" office:value="0.571875846739401">
                <text:p>0.571875846739401</text:p>
                <draw:g>
                  <svg:desc>Max_product_cutting.D34:Max_product_cutting.D38</svg:desc>
                </draw:g>
              </table:table-cell>
              <table:table-cell office:value-type="float" office:value="0.982384166716455">
                <text:p>0.982384166716455</text:p>
                <draw:g>
                  <svg:desc>Max_product_cutting.E34:Max_product_cutting.E38</svg:desc>
                </draw:g>
              </table:table-cell>
              <table:table-cell office:value-type="float" office:value="63.4798918687521">
                <text:p>63.4798918687521</text:p>
                <draw:g>
                  <svg:desc>Max_product_cutting.F34:Max_product_cutting.F38</svg:desc>
                </draw:g>
              </table:table-cell>
              <table:table-cell office:value-type="float" office:value="79.0197363227284">
                <text:p>79.0197363227284</text:p>
                <draw:g>
                  <svg:desc>Max_product_cutting.G34:Max_product_cutting.G38</svg:desc>
                </draw:g>
              </table:table-cell>
            </table:table-row>
            <table:table-row>
              <table:table-cell office:value-type="string">
                <text:p>MPC(29)</text:p>
              </table:table-cell>
              <table:table-cell office:value-type="float" office:value="0.585476140789468">
                <text:p>0.585476140789468</text:p>
              </table:table-cell>
              <table:table-cell office:value-type="float" office:value="0.955480767289621">
                <text:p>0.955480767289621</text:p>
              </table:table-cell>
              <table:table-cell office:value-type="float" office:value="87.5796726157889">
                <text:p>87.5796726157889</text:p>
              </table:table-cell>
              <table:table-cell office:value-type="float" office:value="116.990661108673">
                <text:p>116.990661108673</text:p>
              </table:table-cell>
            </table:table-row>
            <table:table-row>
              <table:table-cell office:value-type="string">
                <text:p>MPC(30)</text:p>
              </table:table-cell>
              <table:table-cell office:value-type="float" office:value="0.586191681051628">
                <text:p>0.586191681051628</text:p>
              </table:table-cell>
              <table:table-cell office:value-type="float" office:value="0.989932471696521">
                <text:p>0.989932471696521</text:p>
              </table:table-cell>
              <table:table-cell office:value-type="float" office:value="146.987689420078">
                <text:p>146.987689420078</text:p>
              </table:table-cell>
              <table:table-cell office:value-type="float" office:value="189.763870906434">
                <text:p>189.763870906434</text:p>
              </table:table-cell>
            </table:table-row>
            <table:table-row>
              <table:table-cell office:value-type="string">
                <text:p>MPC(31)</text:p>
              </table:table-cell>
              <table:table-cell office:value-type="float" office:value="0.595916391004185">
                <text:p>0.595916391004185</text:p>
              </table:table-cell>
              <table:table-cell office:value-type="float" office:value="1.01218314120195">
                <text:p>1.01218314120195</text:p>
              </table:table-cell>
              <table:table-cell office:value-type="float" office:value="191.876891636017">
                <text:p>191.876891636017</text:p>
              </table:table-cell>
              <table:table-cell office:value-type="float" office:value="269.131536339154">
                <text:p>269.131536339154</text:p>
              </table:table-cell>
            </table:table-row>
            <table:table-row>
              <table:table-cell office:value-type="string">
                <text:p>MPC(32)</text:p>
              </table:table-cell>
              <table:table-cell office:value-type="float" office:value="0.611495414210928">
                <text:p>0.611495414210928</text:p>
              </table:table-cell>
              <table:table-cell office:value-type="float" office:value="1.04648583373839">
                <text:p>1.04648583373839</text:p>
              </table:table-cell>
              <table:table-cell office:value-type="float" office:value="371.619924398455">
                <text:p>371.619924398455</text:p>
              </table:table-cell>
              <table:table-cell office:value-type="float" office:value="464.003256689812">
                <text:p>464.00325668981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5.009cm" svg:y="0.265cm" chart:style-name="ch2">
          <text:p>OVERHEAD</text:p>
        </chart:title>
        <chart:legend chart:legend-position="end" svg:x="8.55cm" svg:y="2.195cm" style:legend-expansion="high" chart:style-name="ch3"/>
        <chart:plot-area chart:style-name="ch4" table:cell-range-address="Coin_change.B34:Coin_change.B38 Coin_change.D33:Coin_change.G38" chart:data-source-has-labels="both" svg:x="1.263cm" svg:y="1.457cm" svg:width="6.783cm" svg:height="3.916cm">
          <chartooo:coordinate-region svg:x="2.361cm" svg:y="1.656cm" svg:width="4.585cm" svg:height="2.672cm"/>
          <chart:axis chart:dimension="x" chart:name="primary-x" chart:style-name="ch5" chartooo:axis-type="auto">
            <chartooo:date-scale/>
            <chart:title svg:x="3.657cm" svg:y="5.502cm" chart:style-name="ch6">
              <text:p>Problem size</text:p>
            </chart:title>
            <chart:categories table:cell-range-address="Coin_change.B34:Coin_change.B38"/>
          </chart:axis>
          <chart:axis chart:dimension="y" chart:name="primary-y" chart:style-name="ch5">
            <chart:title svg:x="0.451cm" svg:y="4.134cm" chart:style-name="ch7">
              <text:p>Speedup</text:p>
            </chart:title>
            <chart:grid chart:style-name="ch8" chart:class="major"/>
          </chart:axis>
          <chart:series chart:style-name="ch9" chart:values-cell-range-address="Coin_change.D34:Coin_change.D38" chart:label-cell-address="Coin_change.D33:Coin_change.D33" chart:class="chart:line">
            <chart:data-point chart:repeated="5"/>
          </chart:series>
          <chart:series chart:style-name="ch10" chart:values-cell-range-address="Coin_change.E34:Coin_change.E38" chart:label-cell-address="Coin_change.E33:Coin_change.E33" chart:class="chart:line">
            <chart:data-point chart:repeated="5"/>
          </chart:series>
          <chart:series chart:style-name="ch11" chart:values-cell-range-address="Coin_change.F34:Coin_change.F38" chart:label-cell-address="Coin_change.F33:Coin_change.F33" chart:class="chart:line">
            <chart:data-point chart:repeated="5"/>
          </chart:series>
          <chart:series chart:style-name="ch12" chart:values-cell-range-address="Coin_change.G34:Coin_change.G38" chart:label-cell-address="Coin_change.G33:Coin_change.G3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Coin_change.D33:Coin_change.D33</svg:desc>
                </draw:g>
              </table:table-cell>
              <table:table-cell office:value-type="string">
                <text:p>OMP_MF</text:p>
                <draw:g>
                  <svg:desc>Coin_change.E33:Coin_change.E33</svg:desc>
                </draw:g>
              </table:table-cell>
              <table:table-cell office:value-type="string">
                <text:p>OMP_MEMO_F</text:p>
                <draw:g>
                  <svg:desc>Coin_change.F33:Coin_change.F33</svg:desc>
                </draw:g>
              </table:table-cell>
              <table:table-cell office:value-type="string">
                <text:p>OMP_MEMO_MF</text:p>
                <draw:g>
                  <svg:desc>Coin_change.G33:Coin_change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IN(10, 115)</text:p>
                <draw:g>
                  <svg:desc>Coin_change.B34:Coin_change.B38</svg:desc>
                </draw:g>
              </table:table-cell>
              <table:table-cell office:value-type="float" office:value="0.918339391270088">
                <text:p>0.918339391270088</text:p>
                <draw:g>
                  <svg:desc>Coin_change.D34:Coin_change.D38</svg:desc>
                </draw:g>
              </table:table-cell>
              <table:table-cell office:value-type="float" office:value="1.01263279703069">
                <text:p>1.01263279703069</text:p>
                <draw:g>
                  <svg:desc>Coin_change.E34:Coin_change.E38</svg:desc>
                </draw:g>
              </table:table-cell>
              <table:table-cell office:value-type="float" office:value="1.84478451031039">
                <text:p>1.84478451031039</text:p>
                <draw:g>
                  <svg:desc>Coin_change.F34:Coin_change.F38</svg:desc>
                </draw:g>
              </table:table-cell>
              <table:table-cell office:value-type="float" office:value="2.033744573226">
                <text:p>2.033744573226</text:p>
                <draw:g>
                  <svg:desc>Coin_change.G34:Coin_change.G38</svg:desc>
                </draw:g>
              </table:table-cell>
            </table:table-row>
            <table:table-row>
              <table:table-cell office:value-type="string">
                <text:p>COIN(10, 125)</text:p>
              </table:table-cell>
              <table:table-cell office:value-type="float" office:value="0.907729465670221">
                <text:p>0.907729465670221</text:p>
              </table:table-cell>
              <table:table-cell office:value-type="float" office:value="0.996754061458425">
                <text:p>0.996754061458425</text:p>
              </table:table-cell>
              <table:table-cell office:value-type="float" office:value="2.08606379789935">
                <text:p>2.08606379789935</text:p>
              </table:table-cell>
              <table:table-cell office:value-type="float" office:value="2.29158994055722">
                <text:p>2.29158994055722</text:p>
              </table:table-cell>
            </table:table-row>
            <table:table-row>
              <table:table-cell office:value-type="string">
                <text:p>COIN(10, 135)</text:p>
              </table:table-cell>
              <table:table-cell office:value-type="float" office:value="0.907285426409328">
                <text:p>0.907285426409328</text:p>
              </table:table-cell>
              <table:table-cell office:value-type="float" office:value="0.998427933179937">
                <text:p>0.998427933179937</text:p>
              </table:table-cell>
              <table:table-cell office:value-type="float" office:value="2.37256248279591">
                <text:p>2.37256248279591</text:p>
              </table:table-cell>
              <table:table-cell office:value-type="float" office:value="2.60851693675521">
                <text:p>2.60851693675521</text:p>
              </table:table-cell>
            </table:table-row>
            <table:table-row>
              <table:table-cell office:value-type="string">
                <text:p>COIN(10, 145)</text:p>
              </table:table-cell>
              <table:table-cell office:value-type="float" office:value="0.924161502798344">
                <text:p>0.924161502798344</text:p>
              </table:table-cell>
              <table:table-cell office:value-type="float" office:value="0.997659495078776">
                <text:p>0.997659495078776</text:p>
              </table:table-cell>
              <table:table-cell office:value-type="float" office:value="2.68861994697282">
                <text:p>2.68861994697282</text:p>
              </table:table-cell>
              <table:table-cell office:value-type="float" office:value="2.95738850610024">
                <text:p>2.95738850610024</text:p>
              </table:table-cell>
            </table:table-row>
            <table:table-row>
              <table:table-cell office:value-type="string">
                <text:p>COIN(10, 155)</text:p>
              </table:table-cell>
              <table:table-cell office:value-type="float" office:value="0.933665752543989">
                <text:p>0.933665752543989</text:p>
              </table:table-cell>
              <table:table-cell office:value-type="float" office:value="0.999836188245651">
                <text:p>0.999836188245651</text:p>
              </table:table-cell>
              <table:table-cell office:value-type="float" office:value="3.01847466576682">
                <text:p>3.01847466576682</text:p>
              </table:table-cell>
              <table:table-cell office:value-type="float" office:value="3.31952920739792">
                <text:p>3.319529207397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646cm" svg:height="6.483cm" xlink:href=".." xlink:type="simple" chart:class="chart:line" chart:style-name="ch1">
        <chart:title svg:x="5.009cm" svg:y="0.265cm" chart:style-name="ch2">
          <text:p>OVERHEAD</text:p>
        </chart:title>
        <chart:legend chart:legend-position="end" svg:x="8.55cm" svg:y="2.195cm" style:legend-expansion="high" chart:style-name="ch3"/>
        <chart:plot-area chart:style-name="ch4" table:cell-range-address="Longest_common_subseq.B34:Longest_common_subseq.B38 Longest_common_subseq.D33:Longest_common_subseq.G38" chart:data-source-has-labels="both" svg:x="1.263cm" svg:y="1.457cm" svg:width="6.783cm" svg:height="3.916cm">
          <chartooo:coordinate-region svg:x="2.176cm" svg:y="1.656cm" svg:width="4.955cm" svg:height="2.672cm"/>
          <chart:axis chart:dimension="x" chart:name="primary-x" chart:style-name="ch5" chartooo:axis-type="auto">
            <chartooo:date-scale/>
            <chart:title svg:x="3.657cm" svg:y="5.502cm" chart:style-name="ch6">
              <text:p>Problem size</text:p>
            </chart:title>
            <chart:categories table:cell-range-address="Longest_common_subseq.B34:Longest_common_subseq.B38"/>
          </chart:axis>
          <chart:axis chart:dimension="y" chart:name="primary-y" chart:style-name="ch5">
            <chart:title svg:x="0.451cm" svg:y="4.134cm" chart:style-name="ch7">
              <text:p>Speedup</text:p>
            </chart:title>
            <chart:grid chart:style-name="ch8" chart:class="major"/>
          </chart:axis>
          <chart:series chart:style-name="ch9" chart:values-cell-range-address="Longest_common_subseq.D34:Longest_common_subseq.D38" chart:label-cell-address="Longest_common_subseq.D33:Longest_common_subseq.D33" chart:class="chart:line">
            <chart:data-point chart:repeated="5"/>
          </chart:series>
          <chart:series chart:style-name="ch10" chart:values-cell-range-address="Longest_common_subseq.E34:Longest_common_subseq.E38" chart:label-cell-address="Longest_common_subseq.E33:Longest_common_subseq.E33" chart:class="chart:line">
            <chart:data-point chart:repeated="5"/>
          </chart:series>
          <chart:series chart:style-name="ch11" chart:values-cell-range-address="Longest_common_subseq.F34:Longest_common_subseq.F38" chart:label-cell-address="Longest_common_subseq.F33:Longest_common_subseq.F33" chart:class="chart:line">
            <chart:data-point chart:repeated="5"/>
          </chart:series>
          <chart:series chart:style-name="ch12" chart:values-cell-range-address="Longest_common_subseq.G34:Longest_common_subseq.G38" chart:label-cell-address="Longest_common_subseq.G33:Longest_common_subseq.G33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_F</text:p>
                <draw:g>
                  <svg:desc>Longest_common_subseq.D33:Longest_common_subseq.D33</svg:desc>
                </draw:g>
              </table:table-cell>
              <table:table-cell office:value-type="string">
                <text:p>OMP_MF</text:p>
                <draw:g>
                  <svg:desc>Longest_common_subseq.E33:Longest_common_subseq.E33</svg:desc>
                </draw:g>
              </table:table-cell>
              <table:table-cell office:value-type="string">
                <text:p>OMP_MEMO_F</text:p>
                <draw:g>
                  <svg:desc>Longest_common_subseq.F33:Longest_common_subseq.F33</svg:desc>
                </draw:g>
              </table:table-cell>
              <table:table-cell office:value-type="string">
                <text:p>OMP_MEMO_MF</text:p>
                <draw:g>
                  <svg:desc>Longest_common_subseq.G33:Longest_common_subseq.G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CS(18, 14)</text:p>
                <draw:g>
                  <svg:desc>Longest_common_subseq.B34:Longest_common_subseq.B38</svg:desc>
                </draw:g>
              </table:table-cell>
              <table:table-cell office:value-type="float" office:value="0.977231274993413">
                <text:p>0.977231274993413</text:p>
                <draw:g>
                  <svg:desc>Longest_common_subseq.D34:Longest_common_subseq.D38</svg:desc>
                </draw:g>
              </table:table-cell>
              <table:table-cell office:value-type="float" office:value="0.975806821957551">
                <text:p>0.975806821957551</text:p>
                <draw:g>
                  <svg:desc>Longest_common_subseq.E34:Longest_common_subseq.E38</svg:desc>
                </draw:g>
              </table:table-cell>
              <table:table-cell office:value-type="float" office:value="8.9546825847362">
                <text:p>8.9546825847362</text:p>
                <draw:g>
                  <svg:desc>Longest_common_subseq.F34:Longest_common_subseq.F38</svg:desc>
                </draw:g>
              </table:table-cell>
              <table:table-cell office:value-type="float" office:value="10.0293886956944">
                <text:p>10.0293886956944</text:p>
                <draw:g>
                  <svg:desc>Longest_common_subseq.G34:Longest_common_subseq.G38</svg:desc>
                </draw:g>
              </table:table-cell>
            </table:table-row>
            <table:table-row>
              <table:table-cell office:value-type="string">
                <text:p>LCS(18, 15)</text:p>
              </table:table-cell>
              <table:table-cell office:value-type="float" office:value="0.974719585860168">
                <text:p>0.974719585860168</text:p>
              </table:table-cell>
              <table:table-cell office:value-type="float" office:value="0.992308162395509">
                <text:p>0.992308162395509</text:p>
              </table:table-cell>
              <table:table-cell office:value-type="float" office:value="13.1590897373517">
                <text:p>13.1590897373517</text:p>
              </table:table-cell>
              <table:table-cell office:value-type="float" office:value="14.8056874830055">
                <text:p>14.8056874830055</text:p>
              </table:table-cell>
            </table:table-row>
            <table:table-row>
              <table:table-cell office:value-type="string">
                <text:p>LCS(18, 16)</text:p>
              </table:table-cell>
              <table:table-cell office:value-type="float" office:value="0.986123751968958">
                <text:p>0.986123751968958</text:p>
              </table:table-cell>
              <table:table-cell office:value-type="float" office:value="0.995319963397247">
                <text:p>0.995319963397247</text:p>
              </table:table-cell>
              <table:table-cell office:value-type="float" office:value="21.0923246835039">
                <text:p>21.0923246835039</text:p>
              </table:table-cell>
              <table:table-cell office:value-type="float" office:value="23.0825951630367">
                <text:p>23.0825951630367</text:p>
              </table:table-cell>
            </table:table-row>
            <table:table-row>
              <table:table-cell office:value-type="string">
                <text:p>LCS(18, 17)</text:p>
              </table:table-cell>
              <table:table-cell office:value-type="float" office:value="0.990135241937496">
                <text:p>0.990135241937496</text:p>
              </table:table-cell>
              <table:table-cell office:value-type="float" office:value="0.996101058816707">
                <text:p>0.996101058816707</text:p>
              </table:table-cell>
              <table:table-cell office:value-type="float" office:value="30.0138888888889">
                <text:p>30.0138888888889</text:p>
              </table:table-cell>
              <table:table-cell office:value-type="float" office:value="31.6482294678384">
                <text:p>31.6482294678384</text:p>
              </table:table-cell>
            </table:table-row>
            <table:table-row>
              <table:table-cell office:value-type="string">
                <text:p>LCS(18, 18)</text:p>
              </table:table-cell>
              <table:table-cell office:value-type="float" office:value="0.997272500739003">
                <text:p>0.997272500739003</text:p>
              </table:table-cell>
              <table:table-cell office:value-type="float" office:value="0.996468163418352">
                <text:p>0.996468163418352</text:p>
              </table:table-cell>
              <table:table-cell office:value-type="float" office:value="37.6382690772536">
                <text:p>37.6382690772536</text:p>
              </table:table-cell>
              <table:table-cell office:value-type="float" office:value="36.5991827094898">
                <text:p>36.599182709489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